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 editors" table:style-name="ta1">
        <table:shapes>
          <draw:frame draw:z-index="0" draw:style-name="gr1" draw:text-style-name="P1" svg:width="159.99mm" svg:height="89.99mm" svg:x="91.32mm" svg:y="1mm">
            <draw:object draw:notify-on-update-of-ranges="'New editors'.A1:'New editors'.A1 'New editors'.A2:'New editors'.A171 'New editors'.B1:'New editors'.B1 'New editors'.B2:'New editors'.B171 'New editors'.C1:'New editors'.C1 'New editors'.C2:'New editors'.C171 'New editors'.D1:'New editors'.D1 'New editors'.D2:'New editors'.D1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editors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iff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1-01" calcext:value-type="date">
            <text:p>01.01.0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01.02.0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01.03.0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01.04.0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01.05.0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01.06.0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01.07.0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01.08.0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01.09.0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01.10.04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01.11.04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01.12.04</text:p>
          </table:table-cell>
          <table:table-cell office:value-type="float" office:value="28" calcext:value-type="float">
            <text:p>28</text:p>
          </table:table-cell>
          <table:table-cell table:formula="of:=SUM([.B2:.B13])/12" office:value-type="float" office:value="19.6666666666667" calcext:value-type="float">
            <text:p>19,666666666666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01.01.05</text:p>
          </table:table-cell>
          <table:table-cell office:value-type="float" office:value="36" calcext:value-type="float">
            <text:p>36</text:p>
          </table:table-cell>
          <table:table-cell table:formula="of:=SUM([.B3:.B14])/12" office:value-type="float" office:value="22.0833333333333" calcext:value-type="float">
            <text:p>22,08333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01.02.05</text:p>
          </table:table-cell>
          <table:table-cell office:value-type="float" office:value="25" calcext:value-type="float">
            <text:p>25</text:p>
          </table:table-cell>
          <table:table-cell table:formula="of:=SUM([.B4:.B15])/12" office:value-type="float" office:value="23.5833333333333" calcext:value-type="float">
            <text:p>23,5833333333333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01.03.05</text:p>
          </table:table-cell>
          <table:table-cell office:value-type="float" office:value="51" calcext:value-type="float">
            <text:p>51</text:p>
          </table:table-cell>
          <table:table-cell table:formula="of:=SUM([.B5:.B16])/12" office:value-type="float" office:value="25.6666666666667" calcext:value-type="float">
            <text:p>25,66666666666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01.04.05</text:p>
          </table:table-cell>
          <table:table-cell office:value-type="float" office:value="43" calcext:value-type="float">
            <text:p>43</text:p>
          </table:table-cell>
          <table:table-cell table:formula="of:=SUM([.B6:.B17])/12" office:value-type="float" office:value="28.6666666666667" calcext:value-type="float">
            <text:p>28,66666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01.05.05</text:p>
          </table:table-cell>
          <table:table-cell office:value-type="float" office:value="42" calcext:value-type="float">
            <text:p>42</text:p>
          </table:table-cell>
          <table:table-cell table:formula="of:=SUM([.B7:.B18])/12" office:value-type="float" office:value="31.1666666666667" calcext:value-type="float">
            <text:p>31,1666666666667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01.06.05</text:p>
          </table:table-cell>
          <table:table-cell office:value-type="float" office:value="45" calcext:value-type="float">
            <text:p>45</text:p>
          </table:table-cell>
          <table:table-cell table:formula="of:=SUM([.B8:.B19])/12" office:value-type="float" office:value="33.5" calcext:value-type="float">
            <text:p>33,5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01.07.05</text:p>
          </table:table-cell>
          <table:table-cell office:value-type="float" office:value="39" calcext:value-type="float">
            <text:p>39</text:p>
          </table:table-cell>
          <table:table-cell table:formula="of:=SUM([.B9:.B20])/12" office:value-type="float" office:value="35.25" calcext:value-type="float">
            <text:p>35,25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01.08.05</text:p>
          </table:table-cell>
          <table:table-cell office:value-type="float" office:value="71" calcext:value-type="float">
            <text:p>71</text:p>
          </table:table-cell>
          <table:table-cell table:formula="of:=SUM([.B10:.B21])/12" office:value-type="float" office:value="39.8333333333333" calcext:value-type="float">
            <text:p>39,8333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01.09.05</text:p>
          </table:table-cell>
          <table:table-cell office:value-type="float" office:value="38" calcext:value-type="float">
            <text:p>38</text:p>
          </table:table-cell>
          <table:table-cell table:formula="of:=SUM([.B11:.B22])/12" office:value-type="float" office:value="41.8333333333333" calcext:value-type="float">
            <text:p>41,8333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01.10.05</text:p>
          </table:table-cell>
          <table:table-cell office:value-type="float" office:value="53" calcext:value-type="float">
            <text:p>53</text:p>
          </table:table-cell>
          <table:table-cell table:formula="of:=SUM([.B12:.B23])/12" office:value-type="float" office:value="42.6666666666667" calcext:value-type="float">
            <text:p>42,6666666666667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01.11.05</text:p>
          </table:table-cell>
          <table:table-cell office:value-type="float" office:value="69" calcext:value-type="float">
            <text:p>69</text:p>
          </table:table-cell>
          <table:table-cell table:formula="of:=SUM([.B13:.B24])/1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01.12.05</text:p>
          </table:table-cell>
          <table:table-cell office:value-type="float" office:value="92" calcext:value-type="float">
            <text:p>92</text:p>
          </table:table-cell>
          <table:table-cell table:formula="of:=SUM([.B14:.B25])/12" office:value-type="float" office:value="50.3333333333333" calcext:value-type="float">
            <text:p>50,3333333333333</text:p>
          </table:table-cell>
          <table:table-cell table:formula="of:=[.C25]-[.C13]" office:value-type="float" office:value="30.6666666666667" calcext:value-type="float">
            <text:p>30,6666666666667</text:p>
          </table:table-cell>
          <table:table-cell table:number-columns-repeated="1017"/>
        </table:table-row>
        <table:table-row table:style-name="ro1">
          <table:table-cell office:value-type="date" office:date-value="2006-01-01" calcext:value-type="date">
            <text:p>01.01.06</text:p>
          </table:table-cell>
          <table:table-cell office:value-type="float" office:value="83" calcext:value-type="float">
            <text:p>83</text:p>
          </table:table-cell>
          <table:table-cell table:formula="of:=SUM([.B15:.B26])/12" office:value-type="float" office:value="54.25" calcext:value-type="float">
            <text:p>54,25</text:p>
          </table:table-cell>
          <table:table-cell table:formula="of:=[.C26]-[.C14]" office:value-type="float" office:value="32.1666666666667" calcext:value-type="float">
            <text:p>32,1666666666667</text:p>
          </table:table-cell>
          <table:table-cell table:number-columns-repeated="1017"/>
        </table:table-row>
        <table:table-row table:style-name="ro1">
          <table:table-cell office:value-type="date" office:date-value="2006-02-01" calcext:value-type="date">
            <text:p>01.02.06</text:p>
          </table:table-cell>
          <table:table-cell office:value-type="float" office:value="79" calcext:value-type="float">
            <text:p>79</text:p>
          </table:table-cell>
          <table:table-cell table:formula="of:=SUM([.B16:.B27])/12" office:value-type="float" office:value="58.75" calcext:value-type="float">
            <text:p>58,75</text:p>
          </table:table-cell>
          <table:table-cell table:formula="of:=[.C27]-[.C15]" office:value-type="float" office:value="35.1666666666667" calcext:value-type="float">
            <text:p>35,1666666666667</text:p>
          </table:table-cell>
          <table:table-cell table:number-columns-repeated="1017"/>
        </table:table-row>
        <table:table-row table:style-name="ro1">
          <table:table-cell office:value-type="date" office:date-value="2006-03-01" calcext:value-type="date">
            <text:p>01.03.06</text:p>
          </table:table-cell>
          <table:table-cell office:value-type="float" office:value="106" calcext:value-type="float">
            <text:p>106</text:p>
          </table:table-cell>
          <table:table-cell table:formula="of:=SUM([.B17:.B28])/12" office:value-type="float" office:value="63.3333333333333" calcext:value-type="float">
            <text:p>63,3333333333333</text:p>
          </table:table-cell>
          <table:table-cell table:formula="of:=[.C28]-[.C16]" office:value-type="float" office:value="37.6666666666667" calcext:value-type="float">
            <text:p>37,6666666666667</text:p>
          </table:table-cell>
          <table:table-cell table:number-columns-repeated="1017"/>
        </table:table-row>
        <table:table-row table:style-name="ro1">
          <table:table-cell office:value-type="date" office:date-value="2006-04-01" calcext:value-type="date">
            <text:p>01.04.06</text:p>
          </table:table-cell>
          <table:table-cell office:value-type="float" office:value="102" calcext:value-type="float">
            <text:p>102</text:p>
          </table:table-cell>
          <table:table-cell table:formula="of:=SUM([.B18:.B29])/12" office:value-type="float" office:value="68.25" calcext:value-type="float">
            <text:p>68,25</text:p>
          </table:table-cell>
          <table:table-cell table:formula="of:=[.C29]-[.C17]" office:value-type="float" office:value="39.5833333333333" calcext:value-type="float">
            <text:p>39,5833333333333</text:p>
          </table:table-cell>
          <table:table-cell table:number-columns-repeated="1017"/>
        </table:table-row>
        <table:table-row table:style-name="ro1">
          <table:table-cell office:value-type="date" office:date-value="2006-05-01" calcext:value-type="date">
            <text:p>01.05.06</text:p>
          </table:table-cell>
          <table:table-cell office:value-type="float" office:value="133" calcext:value-type="float">
            <text:p>133</text:p>
          </table:table-cell>
          <table:table-cell table:formula="of:=SUM([.B19:.B30])/12" office:value-type="float" office:value="75.8333333333333" calcext:value-type="float">
            <text:p>75,8333333333333</text:p>
          </table:table-cell>
          <table:table-cell table:formula="of:=[.C30]-[.C18]" office:value-type="float" office:value="44.6666666666667" calcext:value-type="float">
            <text:p>44,6666666666667</text:p>
          </table:table-cell>
          <table:table-cell table:number-columns-repeated="1017"/>
        </table:table-row>
        <table:table-row table:style-name="ro1">
          <table:table-cell office:value-type="date" office:date-value="2006-06-01" calcext:value-type="date">
            <text:p>01.06.06</text:p>
          </table:table-cell>
          <table:table-cell office:value-type="float" office:value="126" calcext:value-type="float">
            <text:p>126</text:p>
          </table:table-cell>
          <table:table-cell table:formula="of:=SUM([.B20:.B31])/12" office:value-type="float" office:value="82.5833333333333" calcext:value-type="float">
            <text:p>82,5833333333333</text:p>
          </table:table-cell>
          <table:table-cell table:formula="of:=[.C31]-[.C19]" office:value-type="float" office:value="49.0833333333333" calcext:value-type="float">
            <text:p>49,0833333333333</text:p>
          </table:table-cell>
          <table:table-cell table:number-columns-repeated="1017"/>
        </table:table-row>
        <table:table-row table:style-name="ro1">
          <table:table-cell office:value-type="date" office:date-value="2006-07-01" calcext:value-type="date">
            <text:p>01.07.06</text:p>
          </table:table-cell>
          <table:table-cell office:value-type="float" office:value="115" calcext:value-type="float">
            <text:p>115</text:p>
          </table:table-cell>
          <table:table-cell table:formula="of:=SUM([.B21:.B32])/12" office:value-type="float" office:value="88.9166666666667" calcext:value-type="float">
            <text:p>88,9166666666667</text:p>
          </table:table-cell>
          <table:table-cell table:formula="of:=[.C32]-[.C20]" office:value-type="float" office:value="53.6666666666667" calcext:value-type="float">
            <text:p>53,6666666666667</text:p>
          </table:table-cell>
          <table:table-cell table:number-columns-repeated="1017"/>
        </table:table-row>
        <table:table-row table:style-name="ro1">
          <table:table-cell office:value-type="date" office:date-value="2006-08-01" calcext:value-type="date">
            <text:p>01.08.06</text:p>
          </table:table-cell>
          <table:table-cell office:value-type="float" office:value="132" calcext:value-type="float">
            <text:p>132</text:p>
          </table:table-cell>
          <table:table-cell table:formula="of:=SUM([.B22:.B33])/12" office:value-type="float" office:value="94" calcext:value-type="float">
            <text:p>94</text:p>
          </table:table-cell>
          <table:table-cell table:formula="of:=[.C33]-[.C21]" office:value-type="float" office:value="54.1666666666667" calcext:value-type="float">
            <text:p>54,1666666666667</text:p>
          </table:table-cell>
          <table:table-cell table:number-columns-repeated="1017"/>
        </table:table-row>
        <table:table-row table:style-name="ro1">
          <table:table-cell office:value-type="date" office:date-value="2006-09-01" calcext:value-type="date">
            <text:p>01.09.06</text:p>
          </table:table-cell>
          <table:table-cell office:value-type="float" office:value="159" calcext:value-type="float">
            <text:p>159</text:p>
          </table:table-cell>
          <table:table-cell table:formula="of:=SUM([.B23:.B34])/12" office:value-type="float" office:value="104.083333333333" calcext:value-type="float">
            <text:p>104,083333333333</text:p>
          </table:table-cell>
          <table:table-cell table:formula="of:=[.C34]-[.C22]" office:value-type="float" office:value="62.25" calcext:value-type="float">
            <text:p>62,25</text:p>
          </table:table-cell>
          <table:table-cell table:number-columns-repeated="1017"/>
        </table:table-row>
        <table:table-row table:style-name="ro1">
          <table:table-cell office:value-type="date" office:date-value="2006-10-01" calcext:value-type="date">
            <text:p>01.10.06</text:p>
          </table:table-cell>
          <table:table-cell office:value-type="float" office:value="146" calcext:value-type="float">
            <text:p>146</text:p>
          </table:table-cell>
          <table:table-cell table:formula="of:=SUM([.B24:.B35])/12" office:value-type="float" office:value="111.833333333333" calcext:value-type="float">
            <text:p>111,833333333333</text:p>
          </table:table-cell>
          <table:table-cell table:formula="of:=[.C35]-[.C23]" office:value-type="float" office:value="69.1666666666667" calcext:value-type="float">
            <text:p>69,1666666666667</text:p>
          </table:table-cell>
          <table:table-cell table:number-columns-repeated="1017"/>
        </table:table-row>
        <table:table-row table:style-name="ro1">
          <table:table-cell office:value-type="date" office:date-value="2006-11-01" calcext:value-type="date">
            <text:p>01.11.06</text:p>
          </table:table-cell>
          <table:table-cell office:value-type="float" office:value="199" calcext:value-type="float">
            <text:p>199</text:p>
          </table:table-cell>
          <table:table-cell table:formula="of:=SUM([.B25:.B36])/12" office:value-type="float" office:value="122.666666666667" calcext:value-type="float">
            <text:p>122,666666666667</text:p>
          </table:table-cell>
          <table:table-cell table:formula="of:=[.C36]-[.C24]" office:value-type="float" office:value="77.6666666666667" calcext:value-type="float">
            <text:p>77,6666666666667</text:p>
          </table:table-cell>
          <table:table-cell table:number-columns-repeated="1017"/>
        </table:table-row>
        <table:table-row table:style-name="ro1">
          <table:table-cell office:value-type="date" office:date-value="2006-12-01" calcext:value-type="date">
            <text:p>01.12.06</text:p>
          </table:table-cell>
          <table:table-cell office:value-type="float" office:value="190" calcext:value-type="float">
            <text:p>190</text:p>
          </table:table-cell>
          <table:table-cell table:formula="of:=SUM([.B26:.B37])/12" office:value-type="float" office:value="130.833333333333" calcext:value-type="float">
            <text:p>130,833333333333</text:p>
          </table:table-cell>
          <table:table-cell table:formula="of:=[.C37]-[.C25]" office:value-type="float" office:value="80.5" calcext:value-type="float">
            <text:p>80,5</text:p>
          </table:table-cell>
          <table:table-cell table:number-columns-repeated="1017"/>
        </table:table-row>
        <table:table-row table:style-name="ro1">
          <table:table-cell office:value-type="date" office:date-value="2007-01-01" calcext:value-type="date">
            <text:p>01.01.07</text:p>
          </table:table-cell>
          <table:table-cell office:value-type="float" office:value="227" calcext:value-type="float">
            <text:p>227</text:p>
          </table:table-cell>
          <table:table-cell table:formula="of:=SUM([.B27:.B38])/12" office:value-type="float" office:value="142.833333333333" calcext:value-type="float">
            <text:p>142,833333333333</text:p>
          </table:table-cell>
          <table:table-cell table:formula="of:=[.C38]-[.C26]" office:value-type="float" office:value="88.5833333333333" calcext:value-type="float">
            <text:p>88,5833333333333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01.02.07</text:p>
          </table:table-cell>
          <table:table-cell office:value-type="float" office:value="224" calcext:value-type="float">
            <text:p>224</text:p>
          </table:table-cell>
          <table:table-cell table:formula="of:=SUM([.B28:.B39])/12" office:value-type="float" office:value="154.916666666667" calcext:value-type="float">
            <text:p>154,916666666667</text:p>
          </table:table-cell>
          <table:table-cell table:formula="of:=[.C39]-[.C27]" office:value-type="float" office:value="96.1666666666667" calcext:value-type="float">
            <text:p>96,1666666666667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01.03.07</text:p>
          </table:table-cell>
          <table:table-cell office:value-type="float" office:value="231" calcext:value-type="float">
            <text:p>231</text:p>
          </table:table-cell>
          <table:table-cell table:formula="of:=SUM([.B29:.B40])/12" office:value-type="float" office:value="165.333333333333" calcext:value-type="float">
            <text:p>165,333333333333</text:p>
          </table:table-cell>
          <table:table-cell table:formula="of:=[.C40]-[.C28]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01.04.07</text:p>
          </table:table-cell>
          <table:table-cell office:value-type="float" office:value="206" calcext:value-type="float">
            <text:p>206</text:p>
          </table:table-cell>
          <table:table-cell table:formula="of:=SUM([.B30:.B41])/12" office:value-type="float" office:value="174" calcext:value-type="float">
            <text:p>174</text:p>
          </table:table-cell>
          <table:table-cell table:formula="of:=[.C41]-[.C29]" office:value-type="float" office:value="105.75" calcext:value-type="float">
            <text:p>105,75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01.05.07</text:p>
          </table:table-cell>
          <table:table-cell office:value-type="float" office:value="192" calcext:value-type="float">
            <text:p>192</text:p>
          </table:table-cell>
          <table:table-cell table:formula="of:=SUM([.B31:.B42])/12" office:value-type="float" office:value="178.916666666667" calcext:value-type="float">
            <text:p>178,916666666667</text:p>
          </table:table-cell>
          <table:table-cell table:formula="of:=[.C42]-[.C30]" office:value-type="float" office:value="103.083333333333" calcext:value-type="float">
            <text:p>103,083333333333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01.06.07</text:p>
          </table:table-cell>
          <table:table-cell office:value-type="float" office:value="167" calcext:value-type="float">
            <text:p>167</text:p>
          </table:table-cell>
          <table:table-cell table:formula="of:=SUM([.B32:.B43])/12" office:value-type="float" office:value="182.333333333333" calcext:value-type="float">
            <text:p>182,333333333333</text:p>
          </table:table-cell>
          <table:table-cell table:formula="of:=[.C43]-[.C31]" office:value-type="float" office:value="99.75" calcext:value-type="float">
            <text:p>99,75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01.07.07</text:p>
          </table:table-cell>
          <table:table-cell office:value-type="float" office:value="127" calcext:value-type="float">
            <text:p>127</text:p>
          </table:table-cell>
          <table:table-cell table:formula="of:=SUM([.B33:.B44])/12" office:value-type="float" office:value="183.333333333333" calcext:value-type="float">
            <text:p>183,333333333333</text:p>
          </table:table-cell>
          <table:table-cell table:formula="of:=[.C44]-[.C32]" office:value-type="float" office:value="94.4166666666667" calcext:value-type="float">
            <text:p>94,4166666666667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01.08.07</text:p>
          </table:table-cell>
          <table:table-cell office:value-type="float" office:value="145" calcext:value-type="float">
            <text:p>145</text:p>
          </table:table-cell>
          <table:table-cell table:formula="of:=SUM([.B34:.B45])/12" office:value-type="float" office:value="184.416666666667" calcext:value-type="float">
            <text:p>184,416666666667</text:p>
          </table:table-cell>
          <table:table-cell table:formula="of:=[.C45]-[.C33]" office:value-type="float" office:value="90.4166666666667" calcext:value-type="float">
            <text:p>90,4166666666667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01.09.07</text:p>
          </table:table-cell>
          <table:table-cell office:value-type="float" office:value="154" calcext:value-type="float">
            <text:p>154</text:p>
          </table:table-cell>
          <table:table-cell table:formula="of:=SUM([.B35:.B46])/12" office:value-type="float" office:value="184" calcext:value-type="float">
            <text:p>184</text:p>
          </table:table-cell>
          <table:table-cell table:formula="of:=[.C46]-[.C34]" office:value-type="float" office:value="79.9166666666667" calcext:value-type="float">
            <text:p>79,9166666666667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01.10.07</text:p>
          </table:table-cell>
          <table:table-cell office:value-type="float" office:value="153" calcext:value-type="float">
            <text:p>153</text:p>
          </table:table-cell>
          <table:table-cell table:formula="of:=SUM([.B36:.B47])/12" office:value-type="float" office:value="184.583333333333" calcext:value-type="float">
            <text:p>184,583333333333</text:p>
          </table:table-cell>
          <table:table-cell table:formula="of:=[.C47]-[.C35]" office:value-type="float" office:value="72.75" calcext:value-type="float">
            <text:p>72,75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01.11.07</text:p>
          </table:table-cell>
          <table:table-cell office:value-type="float" office:value="179" calcext:value-type="float">
            <text:p>179</text:p>
          </table:table-cell>
          <table:table-cell table:formula="of:=SUM([.B37:.B48])/12" office:value-type="float" office:value="182.916666666667" calcext:value-type="float">
            <text:p>182,916666666667</text:p>
          </table:table-cell>
          <table:table-cell table:formula="of:=[.C48]-[.C36]" office:value-type="float" office:value="60.25" calcext:value-type="float">
            <text:p>60,25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01.12.07</text:p>
          </table:table-cell>
          <table:table-cell office:value-type="float" office:value="154" calcext:value-type="float">
            <text:p>154</text:p>
          </table:table-cell>
          <table:table-cell table:formula="of:=SUM([.B38:.B49])/12" office:value-type="float" office:value="179.916666666667" calcext:value-type="float">
            <text:p>179,916666666667</text:p>
          </table:table-cell>
          <table:table-cell table:formula="of:=[.C49]-[.C37]" office:value-type="float" office:value="49.0833333333333" calcext:value-type="float">
            <text:p>49,0833333333333</text:p>
          </table:table-cell>
          <table:table-cell table:number-columns-repeated="1017"/>
        </table:table-row>
        <table:table-row table:style-name="ro1">
          <table:table-cell office:value-type="date" office:date-value="2008-01-01" calcext:value-type="date">
            <text:p>01.01.08</text:p>
          </table:table-cell>
          <table:table-cell office:value-type="float" office:value="159" calcext:value-type="float">
            <text:p>159</text:p>
          </table:table-cell>
          <table:table-cell table:formula="of:=SUM([.B39:.B50])/12" office:value-type="float" office:value="174.25" calcext:value-type="float">
            <text:p>174,25</text:p>
          </table:table-cell>
          <table:table-cell table:formula="of:=[.C50]-[.C38]" office:value-type="float" office:value="31.4166666666667" calcext:value-type="float">
            <text:p>31,4166666666667</text:p>
          </table:table-cell>
          <table:table-cell table:number-columns-repeated="1017"/>
        </table:table-row>
        <table:table-row table:style-name="ro1">
          <table:table-cell office:value-type="date" office:date-value="2008-02-01" calcext:value-type="date">
            <text:p>01.02.08</text:p>
          </table:table-cell>
          <table:table-cell office:value-type="float" office:value="181" calcext:value-type="float">
            <text:p>181</text:p>
          </table:table-cell>
          <table:table-cell table:formula="of:=SUM([.B40:.B51])/12" office:value-type="float" office:value="170.666666666667" calcext:value-type="float">
            <text:p>170,666666666667</text:p>
          </table:table-cell>
          <table:table-cell table:formula="of:=[.C51]-[.C39]" office:value-type="float" office:value="15.75" calcext:value-type="float">
            <text:p>15,75</text:p>
          </table:table-cell>
          <table:table-cell table:number-columns-repeated="1017"/>
        </table:table-row>
        <table:table-row table:style-name="ro1">
          <table:table-cell office:value-type="date" office:date-value="2008-03-01" calcext:value-type="date">
            <text:p>01.03.08</text:p>
          </table:table-cell>
          <table:table-cell office:value-type="float" office:value="178" calcext:value-type="float">
            <text:p>178</text:p>
          </table:table-cell>
          <table:table-cell table:formula="of:=SUM([.B41:.B52])/12" office:value-type="float" office:value="166.25" calcext:value-type="float">
            <text:p>166,25</text:p>
          </table:table-cell>
          <table:table-cell table:formula="of:=[.C52]-[.C40]" office:value-type="float" office:value="0.916666666666657" calcext:value-type="float">
            <text:p>0,916666666666657</text:p>
          </table:table-cell>
          <table:table-cell table:number-columns-repeated="1017"/>
        </table:table-row>
        <table:table-row table:style-name="ro1">
          <table:table-cell office:value-type="date" office:date-value="2008-04-01" calcext:value-type="date">
            <text:p>01.04.08</text:p>
          </table:table-cell>
          <table:table-cell office:value-type="float" office:value="155" calcext:value-type="float">
            <text:p>155</text:p>
          </table:table-cell>
          <table:table-cell table:formula="of:=SUM([.B42:.B53])/12" office:value-type="float" office:value="162" calcext:value-type="float">
            <text:p>162</text:p>
          </table:table-cell>
          <table:table-cell table:formula="of:=[.C53]-[.C41]" office:value-type="float" office:value="-12" calcext:value-type="float">
            <text:p>-12</text:p>
          </table:table-cell>
          <table:table-cell table:number-columns-repeated="1017"/>
        </table:table-row>
        <table:table-row table:style-name="ro1">
          <table:table-cell office:value-type="date" office:date-value="2008-05-01" calcext:value-type="date">
            <text:p>01.05.08</text:p>
          </table:table-cell>
          <table:table-cell office:value-type="float" office:value="156" calcext:value-type="float">
            <text:p>156</text:p>
          </table:table-cell>
          <table:table-cell table:formula="of:=SUM([.B43:.B54])/12" office:value-type="float" office:value="159" calcext:value-type="float">
            <text:p>159</text:p>
          </table:table-cell>
          <table:table-cell table:formula="of:=[.C54]-[.C42]" office:value-type="float" office:value="-19.9166666666667" calcext:value-type="float">
            <text:p>-19,9166666666667</text:p>
          </table:table-cell>
          <table:table-cell table:number-columns-repeated="1017"/>
        </table:table-row>
        <table:table-row table:style-name="ro1">
          <table:table-cell office:value-type="date" office:date-value="2008-06-01" calcext:value-type="date">
            <text:p>01.06.08</text:p>
          </table:table-cell>
          <table:table-cell office:value-type="float" office:value="137" calcext:value-type="float">
            <text:p>137</text:p>
          </table:table-cell>
          <table:table-cell table:formula="of:=SUM([.B44:.B55])/12" office:value-type="float" office:value="156.5" calcext:value-type="float">
            <text:p>156,5</text:p>
          </table:table-cell>
          <table:table-cell table:formula="of:=[.C55]-[.C43]" office:value-type="float" office:value="-25.8333333333333" calcext:value-type="float">
            <text:p>-25,8333333333333</text:p>
          </table:table-cell>
          <table:table-cell table:number-columns-repeated="1017"/>
        </table:table-row>
        <table:table-row table:style-name="ro1">
          <table:table-cell office:value-type="date" office:date-value="2008-07-01" calcext:value-type="date">
            <text:p>01.07.08</text:p>
          </table:table-cell>
          <table:table-cell office:value-type="float" office:value="147" calcext:value-type="float">
            <text:p>147</text:p>
          </table:table-cell>
          <table:table-cell table:formula="of:=SUM([.B45:.B56])/12" office:value-type="float" office:value="158.166666666667" calcext:value-type="float">
            <text:p>158,166666666667</text:p>
          </table:table-cell>
          <table:table-cell table:formula="of:=[.C56]-[.C44]" office:value-type="float" office:value="-25.1666666666667" calcext:value-type="float">
            <text:p>-25,1666666666667</text:p>
          </table:table-cell>
          <table:table-cell table:number-columns-repeated="1017"/>
        </table:table-row>
        <table:table-row table:style-name="ro1">
          <table:table-cell office:value-type="date" office:date-value="2008-08-01" calcext:value-type="date">
            <text:p>01.08.08</text:p>
          </table:table-cell>
          <table:table-cell office:value-type="float" office:value="150" calcext:value-type="float">
            <text:p>150</text:p>
          </table:table-cell>
          <table:table-cell table:formula="of:=SUM([.B46:.B57])/12" office:value-type="float" office:value="158.583333333333" calcext:value-type="float">
            <text:p>158,583333333333</text:p>
          </table:table-cell>
          <table:table-cell table:formula="of:=[.C57]-[.C45]" office:value-type="float" office:value="-25.8333333333333" calcext:value-type="float">
            <text:p>-25,8333333333333</text:p>
          </table:table-cell>
          <table:table-cell table:number-columns-repeated="1017"/>
        </table:table-row>
        <table:table-row table:style-name="ro1">
          <table:table-cell office:value-type="date" office:date-value="2008-09-01" calcext:value-type="date">
            <text:p>01.09.08</text:p>
          </table:table-cell>
          <table:table-cell office:value-type="float" office:value="185" calcext:value-type="float">
            <text:p>185</text:p>
          </table:table-cell>
          <table:table-cell table:formula="of:=SUM([.B47:.B58])/12" office:value-type="float" office:value="161.166666666667" calcext:value-type="float">
            <text:p>161,166666666667</text:p>
          </table:table-cell>
          <table:table-cell table:formula="of:=[.C58]-[.C46]" office:value-type="float" office:value="-22.8333333333333" calcext:value-type="float">
            <text:p>-22,8333333333333</text:p>
          </table:table-cell>
          <table:table-cell table:number-columns-repeated="1017"/>
        </table:table-row>
        <table:table-row table:style-name="ro1">
          <table:table-cell office:value-type="date" office:date-value="2008-10-01" calcext:value-type="date">
            <text:p>01.10.08</text:p>
          </table:table-cell>
          <table:table-cell office:value-type="float" office:value="198" calcext:value-type="float">
            <text:p>198</text:p>
          </table:table-cell>
          <table:table-cell table:formula="of:=SUM([.B48:.B59])/12" office:value-type="float" office:value="164.916666666667" calcext:value-type="float">
            <text:p>164,916666666667</text:p>
          </table:table-cell>
          <table:table-cell table:formula="of:=[.C59]-[.C47]" office:value-type="float" office:value="-19.6666666666667" calcext:value-type="float">
            <text:p>-19,6666666666667</text:p>
          </table:table-cell>
          <table:table-cell table:number-columns-repeated="1017"/>
        </table:table-row>
        <table:table-row table:style-name="ro1">
          <table:table-cell office:value-type="date" office:date-value="2008-11-01" calcext:value-type="date">
            <text:p>01.11.08</text:p>
          </table:table-cell>
          <table:table-cell office:value-type="float" office:value="184" calcext:value-type="float">
            <text:p>184</text:p>
          </table:table-cell>
          <table:table-cell table:formula="of:=SUM([.B49:.B60])/12" office:value-type="float" office:value="165.333333333333" calcext:value-type="float">
            <text:p>165,333333333333</text:p>
          </table:table-cell>
          <table:table-cell table:formula="of:=[.C60]-[.C48]" office:value-type="float" office:value="-17.5833333333333" calcext:value-type="float">
            <text:p>-17,5833333333333</text:p>
          </table:table-cell>
          <table:table-cell table:number-columns-repeated="1017"/>
        </table:table-row>
        <table:table-row table:style-name="ro1">
          <table:table-cell office:value-type="date" office:date-value="2008-12-01" calcext:value-type="date">
            <text:p>01.12.08</text:p>
          </table:table-cell>
          <table:table-cell office:value-type="float" office:value="168" calcext:value-type="float">
            <text:p>168</text:p>
          </table:table-cell>
          <table:table-cell table:formula="of:=SUM([.B50:.B61])/12" office:value-type="float" office:value="166.5" calcext:value-type="float">
            <text:p>166,5</text:p>
          </table:table-cell>
          <table:table-cell table:formula="of:=[.C61]-[.C49]" office:value-type="float" office:value="-13.4166666666667" calcext:value-type="float">
            <text:p>-13,4166666666667</text:p>
          </table:table-cell>
          <table:table-cell table:number-columns-repeated="1017"/>
        </table:table-row>
        <table:table-row table:style-name="ro1">
          <table:table-cell office:value-type="date" office:date-value="2009-01-01" calcext:value-type="date">
            <text:p>01.01.09</text:p>
          </table:table-cell>
          <table:table-cell office:value-type="float" office:value="204" calcext:value-type="float">
            <text:p>204</text:p>
          </table:table-cell>
          <table:table-cell table:formula="of:=SUM([.B51:.B62])/12" office:value-type="float" office:value="170.25" calcext:value-type="float">
            <text:p>170,25</text:p>
          </table:table-cell>
          <table:table-cell table:formula="of:=[.C62]-[.C50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office:value-type="date" office:date-value="2009-02-01" calcext:value-type="date">
            <text:p>01.02.09</text:p>
          </table:table-cell>
          <table:table-cell office:value-type="float" office:value="165" calcext:value-type="float">
            <text:p>165</text:p>
          </table:table-cell>
          <table:table-cell table:formula="of:=SUM([.B52:.B63])/12" office:value-type="float" office:value="168.916666666667" calcext:value-type="float">
            <text:p>168,916666666667</text:p>
          </table:table-cell>
          <table:table-cell table:formula="of:=[.C63]-[.C51]" office:value-type="float" office:value="-1.75" calcext:value-type="float">
            <text:p>-1,75</text:p>
          </table:table-cell>
          <table:table-cell table:number-columns-repeated="1017"/>
        </table:table-row>
        <table:table-row table:style-name="ro1">
          <table:table-cell office:value-type="date" office:date-value="2009-03-01" calcext:value-type="date">
            <text:p>01.03.09</text:p>
          </table:table-cell>
          <table:table-cell office:value-type="float" office:value="218" calcext:value-type="float">
            <text:p>218</text:p>
          </table:table-cell>
          <table:table-cell table:formula="of:=SUM([.B53:.B64])/12" office:value-type="float" office:value="172.25" calcext:value-type="float">
            <text:p>172,25</text:p>
          </table:table-cell>
          <table:table-cell table:formula="of:=[.C64]-[.C52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9-04-01" calcext:value-type="date">
            <text:p>01.04.09</text:p>
          </table:table-cell>
          <table:table-cell office:value-type="float" office:value="145" calcext:value-type="float">
            <text:p>145</text:p>
          </table:table-cell>
          <table:table-cell table:formula="of:=SUM([.B54:.B65])/12" office:value-type="float" office:value="171.416666666667" calcext:value-type="float">
            <text:p>171,416666666667</text:p>
          </table:table-cell>
          <table:table-cell table:formula="of:=[.C65]-[.C53]" office:value-type="float" office:value="9.41666666666666" calcext:value-type="float">
            <text:p>9,41666666666666</text:p>
          </table:table-cell>
          <table:table-cell table:number-columns-repeated="1017"/>
        </table:table-row>
        <table:table-row table:style-name="ro1">
          <table:table-cell office:value-type="date" office:date-value="2009-05-01" calcext:value-type="date">
            <text:p>01.05.09</text:p>
          </table:table-cell>
          <table:table-cell office:value-type="float" office:value="184" calcext:value-type="float">
            <text:p>184</text:p>
          </table:table-cell>
          <table:table-cell table:formula="of:=SUM([.B55:.B66])/12" office:value-type="float" office:value="173.75" calcext:value-type="float">
            <text:p>173,75</text:p>
          </table:table-cell>
          <table:table-cell table:formula="of:=[.C66]-[.C54]" office:value-type="float" office:value="14.75" calcext:value-type="float">
            <text:p>14,75</text:p>
          </table:table-cell>
          <table:table-cell table:number-columns-repeated="1017"/>
        </table:table-row>
        <table:table-row table:style-name="ro1">
          <table:table-cell office:value-type="date" office:date-value="2009-06-01" calcext:value-type="date">
            <text:p>01.06.09</text:p>
          </table:table-cell>
          <table:table-cell office:value-type="float" office:value="150" calcext:value-type="float">
            <text:p>150</text:p>
          </table:table-cell>
          <table:table-cell table:formula="of:=SUM([.B56:.B67])/12" office:value-type="float" office:value="174.833333333333" calcext:value-type="float">
            <text:p>174,833333333333</text:p>
          </table:table-cell>
          <table:table-cell table:formula="of:=[.C67]-[.C55]" office:value-type="float" office:value="18.3333333333333" calcext:value-type="float">
            <text:p>18,3333333333333</text:p>
          </table:table-cell>
          <table:table-cell table:number-columns-repeated="1017"/>
        </table:table-row>
        <table:table-row table:style-name="ro1">
          <table:table-cell office:value-type="date" office:date-value="2009-07-01" calcext:value-type="date">
            <text:p>01.07.09</text:p>
          </table:table-cell>
          <table:table-cell office:value-type="float" office:value="151" calcext:value-type="float">
            <text:p>151</text:p>
          </table:table-cell>
          <table:table-cell table:formula="of:=SUM([.B57:.B68])/12" office:value-type="float" office:value="175.166666666667" calcext:value-type="float">
            <text:p>175,166666666667</text:p>
          </table:table-cell>
          <table:table-cell table:formula="of:=[.C68]-[.C56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09-08-01" calcext:value-type="date">
            <text:p>01.08.09</text:p>
          </table:table-cell>
          <table:table-cell office:value-type="float" office:value="158" calcext:value-type="float">
            <text:p>158</text:p>
          </table:table-cell>
          <table:table-cell table:formula="of:=SUM([.B58:.B69])/12" office:value-type="float" office:value="175.833333333333" calcext:value-type="float">
            <text:p>175,833333333333</text:p>
          </table:table-cell>
          <table:table-cell table:formula="of:=[.C69]-[.C57]" office:value-type="float" office:value="17.25" calcext:value-type="float">
            <text:p>17,25</text:p>
          </table:table-cell>
          <table:table-cell table:number-columns-repeated="1017"/>
        </table:table-row>
        <table:table-row table:style-name="ro1">
          <table:table-cell office:value-type="date" office:date-value="2009-09-01" calcext:value-type="date">
            <text:p>01.09.09</text:p>
          </table:table-cell>
          <table:table-cell office:value-type="float" office:value="151" calcext:value-type="float">
            <text:p>151</text:p>
          </table:table-cell>
          <table:table-cell table:formula="of:=SUM([.B59:.B70])/12" office:value-type="float" office:value="173" calcext:value-type="float">
            <text:p>173</text:p>
          </table:table-cell>
          <table:table-cell table:formula="of:=[.C70]-[.C58]" office:value-type="float" office:value="11.8333333333333" calcext:value-type="float">
            <text:p>11,8333333333333</text:p>
          </table:table-cell>
          <table:table-cell table:number-columns-repeated="1017"/>
        </table:table-row>
        <table:table-row table:style-name="ro1">
          <table:table-cell office:value-type="date" office:date-value="2009-10-01" calcext:value-type="date">
            <text:p>01.10.09</text:p>
          </table:table-cell>
          <table:table-cell office:value-type="float" office:value="171" calcext:value-type="float">
            <text:p>171</text:p>
          </table:table-cell>
          <table:table-cell table:formula="of:=SUM([.B60:.B71])/12" office:value-type="float" office:value="170.75" calcext:value-type="float">
            <text:p>170,75</text:p>
          </table:table-cell>
          <table:table-cell table:formula="of:=[.C71]-[.C59]" office:value-type="float" office:value="5.83333333333334" calcext:value-type="float">
            <text:p>5,83333333333334</text:p>
          </table:table-cell>
          <table:table-cell table:number-columns-repeated="1017"/>
        </table:table-row>
        <table:table-row table:style-name="ro1">
          <table:table-cell office:value-type="date" office:date-value="2009-11-01" calcext:value-type="date">
            <text:p>01.11.09</text:p>
          </table:table-cell>
          <table:table-cell office:value-type="float" office:value="200" calcext:value-type="float">
            <text:p>200</text:p>
          </table:table-cell>
          <table:table-cell table:formula="of:=SUM([.B61:.B72])/12" office:value-type="float" office:value="172.083333333333" calcext:value-type="float">
            <text:p>172,083333333333</text:p>
          </table:table-cell>
          <table:table-cell table:formula="of:=[.C72]-[.C60]" office:value-type="float" office:value="6.75" calcext:value-type="float">
            <text:p>6,75</text:p>
          </table:table-cell>
          <table:table-cell table:number-columns-repeated="1017"/>
        </table:table-row>
        <table:table-row table:style-name="ro1">
          <table:table-cell office:value-type="date" office:date-value="2009-12-01" calcext:value-type="date">
            <text:p>01.12.09</text:p>
          </table:table-cell>
          <table:table-cell office:value-type="float" office:value="139" calcext:value-type="float">
            <text:p>139</text:p>
          </table:table-cell>
          <table:table-cell table:formula="of:=SUM([.B62:.B73])/12" office:value-type="float" office:value="169.666666666667" calcext:value-type="float">
            <text:p>169,666666666667</text:p>
          </table:table-cell>
          <table:table-cell table:formula="of:=[.C73]-[.C61]" office:value-type="float" office:value="3.16666666666666" calcext:value-type="float">
            <text:p>3,16666666666666</text:p>
          </table:table-cell>
          <table:table-cell table:number-columns-repeated="1017"/>
        </table:table-row>
        <table:table-row table:style-name="ro1">
          <table:table-cell office:value-type="date" office:date-value="2010-01-01" calcext:value-type="date">
            <text:p>01.01.10</text:p>
          </table:table-cell>
          <table:table-cell office:value-type="float" office:value="174" calcext:value-type="float">
            <text:p>174</text:p>
          </table:table-cell>
          <table:table-cell table:formula="of:=SUM([.B63:.B74])/12" office:value-type="float" office:value="167.166666666667" calcext:value-type="float">
            <text:p>167,166666666667</text:p>
          </table:table-cell>
          <table:table-cell table:formula="of:=[.C74]-[.C62]" office:value-type="float" office:value="-3.08333333333334" calcext:value-type="float">
            <text:p>-3,08333333333334</text:p>
          </table:table-cell>
          <table:table-cell table:number-columns-repeated="1017"/>
        </table:table-row>
        <table:table-row table:style-name="ro1">
          <table:table-cell office:value-type="date" office:date-value="2010-02-01" calcext:value-type="date">
            <text:p>01.02.10</text:p>
          </table:table-cell>
          <table:table-cell office:value-type="float" office:value="167" calcext:value-type="float">
            <text:p>167</text:p>
          </table:table-cell>
          <table:table-cell table:formula="of:=SUM([.B64:.B75])/12" office:value-type="float" office:value="167.333333333333" calcext:value-type="float">
            <text:p>167,333333333333</text:p>
          </table:table-cell>
          <table:table-cell table:formula="of:=[.C75]-[.C63]" office:value-type="float" office:value="-1.58333333333331" calcext:value-type="float">
            <text:p>-1,58333333333331</text:p>
          </table:table-cell>
          <table:table-cell table:number-columns-repeated="1017"/>
        </table:table-row>
        <table:table-row table:style-name="ro1">
          <table:table-cell office:value-type="date" office:date-value="2010-03-01" calcext:value-type="date">
            <text:p>01.03.10</text:p>
          </table:table-cell>
          <table:table-cell office:value-type="float" office:value="183" calcext:value-type="float">
            <text:p>183</text:p>
          </table:table-cell>
          <table:table-cell table:formula="of:=SUM([.B65:.B76])/12" office:value-type="float" office:value="164.416666666667" calcext:value-type="float">
            <text:p>164,416666666667</text:p>
          </table:table-cell>
          <table:table-cell table:formula="of:=[.C76]-[.C64]" office:value-type="float" office:value="-7.83333333333334" calcext:value-type="float">
            <text:p>-7,83333333333334</text:p>
          </table:table-cell>
          <table:table-cell table:number-columns-repeated="1017"/>
        </table:table-row>
        <table:table-row table:style-name="ro1">
          <table:table-cell office:value-type="date" office:date-value="2010-04-01" calcext:value-type="date">
            <text:p>01.04.10</text:p>
          </table:table-cell>
          <table:table-cell office:value-type="float" office:value="192" calcext:value-type="float">
            <text:p>192</text:p>
          </table:table-cell>
          <table:table-cell table:formula="of:=SUM([.B66:.B77])/12" office:value-type="float" office:value="168.333333333333" calcext:value-type="float">
            <text:p>168,333333333333</text:p>
          </table:table-cell>
          <table:table-cell table:formula="of:=[.C77]-[.C65]" office:value-type="float" office:value="-3.08333333333331" calcext:value-type="float">
            <text:p>-3,08333333333331</text:p>
          </table:table-cell>
          <table:table-cell table:number-columns-repeated="1017"/>
        </table:table-row>
        <table:table-row table:style-name="ro1">
          <table:table-cell office:value-type="date" office:date-value="2010-05-01" calcext:value-type="date">
            <text:p>01.05.10</text:p>
          </table:table-cell>
          <table:table-cell office:value-type="float" office:value="174" calcext:value-type="float">
            <text:p>174</text:p>
          </table:table-cell>
          <table:table-cell table:formula="of:=SUM([.B67:.B78])/12" office:value-type="float" office:value="167.5" calcext:value-type="float">
            <text:p>167,5</text:p>
          </table:table-cell>
          <table:table-cell table:formula="of:=[.C78]-[.C66]" office:value-type="float" office:value="-6.25" calcext:value-type="float">
            <text:p>-6,25</text:p>
          </table:table-cell>
          <table:table-cell table:number-columns-repeated="1017"/>
        </table:table-row>
        <table:table-row table:style-name="ro1">
          <table:table-cell office:value-type="date" office:date-value="2010-06-01" calcext:value-type="date">
            <text:p>01.06.10</text:p>
          </table:table-cell>
          <table:table-cell office:value-type="float" office:value="125" calcext:value-type="float">
            <text:p>125</text:p>
          </table:table-cell>
          <table:table-cell table:formula="of:=SUM([.B68:.B79])/12" office:value-type="float" office:value="165.416666666667" calcext:value-type="float">
            <text:p>165,416666666667</text:p>
          </table:table-cell>
          <table:table-cell table:formula="of:=[.C79]-[.C67]" office:value-type="float" office:value="-9.41666666666669" calcext:value-type="float">
            <text:p>-9,41666666666669</text:p>
          </table:table-cell>
          <table:table-cell table:number-columns-repeated="1017"/>
        </table:table-row>
        <table:table-row table:style-name="ro1">
          <table:table-cell office:value-type="date" office:date-value="2010-07-01" calcext:value-type="date">
            <text:p>01.07.10</text:p>
          </table:table-cell>
          <table:table-cell office:value-type="float" office:value="122" calcext:value-type="float">
            <text:p>122</text:p>
          </table:table-cell>
          <table:table-cell table:formula="of:=SUM([.B69:.B80])/12" office:value-type="float" office:value="163" calcext:value-type="float">
            <text:p>163</text:p>
          </table:table-cell>
          <table:table-cell table:formula="of:=[.C80]-[.C68]" office:value-type="float" office:value="-12.1666666666667" calcext:value-type="float">
            <text:p>-12,1666666666667</text:p>
          </table:table-cell>
          <table:table-cell table:number-columns-repeated="1017"/>
        </table:table-row>
        <table:table-row table:style-name="ro1">
          <table:table-cell office:value-type="date" office:date-value="2010-08-01" calcext:value-type="date">
            <text:p>01.08.10</text:p>
          </table:table-cell>
          <table:table-cell office:value-type="float" office:value="128" calcext:value-type="float">
            <text:p>128</text:p>
          </table:table-cell>
          <table:table-cell table:formula="of:=SUM([.B70:.B81])/12" office:value-type="float" office:value="160.5" calcext:value-type="float">
            <text:p>160,5</text:p>
          </table:table-cell>
          <table:table-cell table:formula="of:=[.C81]-[.C69]" office:value-type="float" office:value="-15.3333333333333" calcext:value-type="float">
            <text:p>-15,3333333333333</text:p>
          </table:table-cell>
          <table:table-cell table:number-columns-repeated="1017"/>
        </table:table-row>
        <table:table-row table:style-name="ro1">
          <table:table-cell office:value-type="date" office:date-value="2010-09-01" calcext:value-type="date">
            <text:p>01.09.10</text:p>
          </table:table-cell>
          <table:table-cell office:value-type="float" office:value="116" calcext:value-type="float">
            <text:p>116</text:p>
          </table:table-cell>
          <table:table-cell table:formula="of:=SUM([.B71:.B82])/12" office:value-type="float" office:value="157.583333333333" calcext:value-type="float">
            <text:p>157,583333333333</text:p>
          </table:table-cell>
          <table:table-cell table:formula="of:=[.C82]-[.C70]" office:value-type="float" office:value="-15.4166666666667" calcext:value-type="float">
            <text:p>-15,4166666666667</text:p>
          </table:table-cell>
          <table:table-cell table:number-columns-repeated="1017"/>
        </table:table-row>
        <table:table-row table:style-name="ro1">
          <table:table-cell office:value-type="date" office:date-value="2010-10-01" calcext:value-type="date">
            <text:p>01.10.10</text:p>
          </table:table-cell>
          <table:table-cell office:value-type="float" office:value="149" calcext:value-type="float">
            <text:p>149</text:p>
          </table:table-cell>
          <table:table-cell table:formula="of:=SUM([.B72:.B83])/12" office:value-type="float" office:value="155.75" calcext:value-type="float">
            <text:p>155,75</text:p>
          </table:table-cell>
          <table:table-cell table:formula="of:=[.C83]-[.C71]" office:value-type="float" office:value="-15" calcext:value-type="float">
            <text:p>-15</text:p>
          </table:table-cell>
          <table:table-cell table:number-columns-repeated="1017"/>
        </table:table-row>
        <table:table-row table:style-name="ro1">
          <table:table-cell office:value-type="date" office:date-value="2010-11-01" calcext:value-type="date">
            <text:p>01.11.10</text:p>
          </table:table-cell>
          <table:table-cell office:value-type="float" office:value="147" calcext:value-type="float">
            <text:p>147</text:p>
          </table:table-cell>
          <table:table-cell table:formula="of:=SUM([.B73:.B84])/12" office:value-type="float" office:value="151.333333333333" calcext:value-type="float">
            <text:p>151,333333333333</text:p>
          </table:table-cell>
          <table:table-cell table:formula="of:=[.C84]-[.C72]" office:value-type="float" office:value="-20.75" calcext:value-type="float">
            <text:p>-20,75</text:p>
          </table:table-cell>
          <table:table-cell table:number-columns-repeated="1017"/>
        </table:table-row>
        <table:table-row table:style-name="ro1">
          <table:table-cell office:value-type="date" office:date-value="2010-12-01" calcext:value-type="date">
            <text:p>01.12.10</text:p>
          </table:table-cell>
          <table:table-cell office:value-type="float" office:value="117" calcext:value-type="float">
            <text:p>117</text:p>
          </table:table-cell>
          <table:table-cell table:formula="of:=SUM([.B74:.B85])/12" office:value-type="float" office:value="149.5" calcext:value-type="float">
            <text:p>149,5</text:p>
          </table:table-cell>
          <table:table-cell table:formula="of:=[.C85]-[.C73]" office:value-type="float" office:value="-20.1666666666667" calcext:value-type="float">
            <text:p>-20,1666666666667</text:p>
          </table:table-cell>
          <table:table-cell table:number-columns-repeated="1017"/>
        </table:table-row>
        <table:table-row table:style-name="ro1">
          <table:table-cell office:value-type="date" office:date-value="2011-01-01" calcext:value-type="date">
            <text:p>01.01.11</text:p>
          </table:table-cell>
          <table:table-cell office:value-type="float" office:value="157" calcext:value-type="float">
            <text:p>157</text:p>
          </table:table-cell>
          <table:table-cell table:formula="of:=SUM([.B75:.B86])/12" office:value-type="float" office:value="148.083333333333" calcext:value-type="float">
            <text:p>148,083333333333</text:p>
          </table:table-cell>
          <table:table-cell table:formula="of:=[.C86]-[.C74]" office:value-type="float" office:value="-19.0833333333333" calcext:value-type="float">
            <text:p>-19,0833333333333</text:p>
          </table:table-cell>
          <table:table-cell table:number-columns-repeated="1017"/>
        </table:table-row>
        <table:table-row table:style-name="ro1">
          <table:table-cell office:value-type="date" office:date-value="2011-02-01" calcext:value-type="date">
            <text:p>01.02.11</text:p>
          </table:table-cell>
          <table:table-cell office:value-type="float" office:value="135" calcext:value-type="float">
            <text:p>135</text:p>
          </table:table-cell>
          <table:table-cell table:formula="of:=SUM([.B76:.B87])/12" office:value-type="float" office:value="145.416666666667" calcext:value-type="float">
            <text:p>145,416666666667</text:p>
          </table:table-cell>
          <table:table-cell table:formula="of:=[.C87]-[.C75]" office:value-type="float" office:value="-21.9166666666667" calcext:value-type="float">
            <text:p>-21,9166666666667</text:p>
          </table:table-cell>
          <table:table-cell table:number-columns-repeated="1017"/>
        </table:table-row>
        <table:table-row table:style-name="ro1">
          <table:table-cell office:value-type="date" office:date-value="2011-03-01" calcext:value-type="date">
            <text:p>01.03.11</text:p>
          </table:table-cell>
          <table:table-cell office:value-type="float" office:value="154" calcext:value-type="float">
            <text:p>154</text:p>
          </table:table-cell>
          <table:table-cell table:formula="of:=SUM([.B77:.B88])/12" office:value-type="float" office:value="143" calcext:value-type="float">
            <text:p>143</text:p>
          </table:table-cell>
          <table:table-cell table:formula="of:=[.C88]-[.C76]" office:value-type="float" office:value="-21.4166666666667" calcext:value-type="float">
            <text:p>-21,4166666666667</text:p>
          </table:table-cell>
          <table:table-cell table:number-columns-repeated="1017"/>
        </table:table-row>
        <table:table-row table:style-name="ro1">
          <table:table-cell office:value-type="date" office:date-value="2011-04-01" calcext:value-type="date">
            <text:p>01.04.11</text:p>
          </table:table-cell>
          <table:table-cell office:value-type="float" office:value="150" calcext:value-type="float">
            <text:p>150</text:p>
          </table:table-cell>
          <table:table-cell table:formula="of:=SUM([.B78:.B89])/12" office:value-type="float" office:value="139.5" calcext:value-type="float">
            <text:p>139,5</text:p>
          </table:table-cell>
          <table:table-cell table:formula="of:=[.C89]-[.C77]" office:value-type="float" office:value="-28.8333333333333" calcext:value-type="float">
            <text:p>-28,8333333333333</text:p>
          </table:table-cell>
          <table:table-cell table:number-columns-repeated="1017"/>
        </table:table-row>
        <table:table-row table:style-name="ro1">
          <table:table-cell office:value-type="date" office:date-value="2011-05-01" calcext:value-type="date">
            <text:p>01.05.11</text:p>
          </table:table-cell>
          <table:table-cell office:value-type="float" office:value="152" calcext:value-type="float">
            <text:p>152</text:p>
          </table:table-cell>
          <table:table-cell table:formula="of:=SUM([.B79:.B90])/12" office:value-type="float" office:value="137.666666666667" calcext:value-type="float">
            <text:p>137,666666666667</text:p>
          </table:table-cell>
          <table:table-cell table:formula="of:=[.C90]-[.C78]" office:value-type="float" office:value="-29.8333333333333" calcext:value-type="float">
            <text:p>-29,8333333333333</text:p>
          </table:table-cell>
          <table:table-cell table:number-columns-repeated="1017"/>
        </table:table-row>
        <table:table-row table:style-name="ro1">
          <table:table-cell office:value-type="date" office:date-value="2011-06-01" calcext:value-type="date">
            <text:p>01.06.11</text:p>
          </table:table-cell>
          <table:table-cell office:value-type="float" office:value="124" calcext:value-type="float">
            <text:p>124</text:p>
          </table:table-cell>
          <table:table-cell table:formula="of:=SUM([.B80:.B91])/12" office:value-type="float" office:value="137.583333333333" calcext:value-type="float">
            <text:p>137,583333333333</text:p>
          </table:table-cell>
          <table:table-cell table:formula="of:=[.C91]-[.C79]" office:value-type="float" office:value="-27.8333333333333" calcext:value-type="float">
            <text:p>-27,8333333333333</text:p>
          </table:table-cell>
          <table:table-cell table:number-columns-repeated="1017"/>
        </table:table-row>
        <table:table-row table:style-name="ro1">
          <table:table-cell office:value-type="date" office:date-value="2011-07-01" calcext:value-type="date">
            <text:p>01.07.11</text:p>
          </table:table-cell>
          <table:table-cell office:value-type="float" office:value="97" calcext:value-type="float">
            <text:p>97</text:p>
          </table:table-cell>
          <table:table-cell table:formula="of:=SUM([.B81:.B92])/12" office:value-type="float" office:value="135.5" calcext:value-type="float">
            <text:p>135,5</text:p>
          </table:table-cell>
          <table:table-cell table:formula="of:=[.C92]-[.C80]" office:value-type="float" office:value="-27.5" calcext:value-type="float">
            <text:p>-27,5</text:p>
          </table:table-cell>
          <table:table-cell table:number-columns-repeated="1017"/>
        </table:table-row>
        <table:table-row table:style-name="ro1">
          <table:table-cell office:value-type="date" office:date-value="2011-08-01" calcext:value-type="date">
            <text:p>01.08.11</text:p>
          </table:table-cell>
          <table:table-cell office:value-type="float" office:value="124" calcext:value-type="float">
            <text:p>124</text:p>
          </table:table-cell>
          <table:table-cell table:formula="of:=SUM([.B82:.B93])/12" office:value-type="float" office:value="135.166666666667" calcext:value-type="float">
            <text:p>135,166666666667</text:p>
          </table:table-cell>
          <table:table-cell table:formula="of:=[.C93]-[.C81]" office:value-type="float" office:value="-25.3333333333333" calcext:value-type="float">
            <text:p>-25,3333333333333</text:p>
          </table:table-cell>
          <table:table-cell table:number-columns-repeated="1017"/>
        </table:table-row>
        <table:table-row table:style-name="ro1">
          <table:table-cell office:value-type="date" office:date-value="2011-09-01" calcext:value-type="date">
            <text:p>01.09.11</text:p>
          </table:table-cell>
          <table:table-cell office:value-type="float" office:value="107" calcext:value-type="float">
            <text:p>107</text:p>
          </table:table-cell>
          <table:table-cell table:formula="of:=SUM([.B83:.B94])/12" office:value-type="float" office:value="134.416666666667" calcext:value-type="float">
            <text:p>134,416666666667</text:p>
          </table:table-cell>
          <table:table-cell table:formula="of:=[.C94]-[.C82]" office:value-type="float" office:value="-23.1666666666667" calcext:value-type="float">
            <text:p>-23,1666666666667</text:p>
          </table:table-cell>
          <table:table-cell table:number-columns-repeated="1017"/>
        </table:table-row>
        <table:table-row table:style-name="ro1">
          <table:table-cell office:value-type="date" office:date-value="2011-10-01" calcext:value-type="date">
            <text:p>01.10.11</text:p>
          </table:table-cell>
          <table:table-cell office:value-type="float" office:value="128" calcext:value-type="float">
            <text:p>128</text:p>
          </table:table-cell>
          <table:table-cell table:formula="of:=SUM([.B84:.B95])/12" office:value-type="float" office:value="132.666666666667" calcext:value-type="float">
            <text:p>132,666666666667</text:p>
          </table:table-cell>
          <table:table-cell table:formula="of:=[.C95]-[.C83]" office:value-type="float" office:value="-23.0833333333333" calcext:value-type="float">
            <text:p>-23,0833333333333</text:p>
          </table:table-cell>
          <table:table-cell table:number-columns-repeated="1017"/>
        </table:table-row>
        <table:table-row table:style-name="ro1">
          <table:table-cell office:value-type="date" office:date-value="2011-11-01" calcext:value-type="date">
            <text:p>01.11.11</text:p>
          </table:table-cell>
          <table:table-cell office:value-type="float" office:value="110" calcext:value-type="float">
            <text:p>110</text:p>
          </table:table-cell>
          <table:table-cell table:formula="of:=SUM([.B85:.B96])/12" office:value-type="float" office:value="129.583333333333" calcext:value-type="float">
            <text:p>129,583333333333</text:p>
          </table:table-cell>
          <table:table-cell table:formula="of:=[.C96]-[.C84]" office:value-type="float" office:value="-21.75" calcext:value-type="float">
            <text:p>-21,75</text:p>
          </table:table-cell>
          <table:table-cell table:number-columns-repeated="1017"/>
        </table:table-row>
        <table:table-row table:style-name="ro1">
          <table:table-cell office:value-type="date" office:date-value="2011-12-01" calcext:value-type="date">
            <text:p>01.12.11</text:p>
          </table:table-cell>
          <table:table-cell office:value-type="float" office:value="107" calcext:value-type="float">
            <text:p>107</text:p>
          </table:table-cell>
          <table:table-cell table:formula="of:=SUM([.B86:.B97])/12" office:value-type="float" office:value="128.75" calcext:value-type="float">
            <text:p>128,75</text:p>
          </table:table-cell>
          <table:table-cell table:formula="of:=[.C97]-[.C85]" office:value-type="float" office:value="-20.75" calcext:value-type="float">
            <text:p>-20,75</text:p>
          </table:table-cell>
          <table:table-cell table:number-columns-repeated="1017"/>
        </table:table-row>
        <table:table-row table:style-name="ro1">
          <table:table-cell office:value-type="date" office:date-value="2012-01-01" calcext:value-type="date">
            <text:p>01.01.12</text:p>
          </table:table-cell>
          <table:table-cell office:value-type="float" office:value="129" calcext:value-type="float">
            <text:p>129</text:p>
          </table:table-cell>
          <table:table-cell table:formula="of:=SUM([.B87:.B98])/12" office:value-type="float" office:value="126.416666666667" calcext:value-type="float">
            <text:p>126,416666666667</text:p>
          </table:table-cell>
          <table:table-cell table:formula="of:=[.C98]-[.C86]" office:value-type="float" office:value="-21.6666666666667" calcext:value-type="float">
            <text:p>-21,6666666666667</text:p>
          </table:table-cell>
          <table:table-cell table:number-columns-repeated="1017"/>
        </table:table-row>
        <table:table-row table:style-name="ro1">
          <table:table-cell office:value-type="date" office:date-value="2012-02-01" calcext:value-type="date">
            <text:p>01.02.12</text:p>
          </table:table-cell>
          <table:table-cell office:value-type="float" office:value="117" calcext:value-type="float">
            <text:p>117</text:p>
          </table:table-cell>
          <table:table-cell table:formula="of:=SUM([.B88:.B99])/12" office:value-type="float" office:value="124.916666666667" calcext:value-type="float">
            <text:p>124,916666666667</text:p>
          </table:table-cell>
          <table:table-cell table:formula="of:=[.C99]-[.C87]" office:value-type="float" office:value="-20.5" calcext:value-type="float">
            <text:p>-20,5</text:p>
          </table:table-cell>
          <table:table-cell table:number-columns-repeated="1017"/>
        </table:table-row>
        <table:table-row table:style-name="ro1">
          <table:table-cell office:value-type="date" office:date-value="2012-03-01" calcext:value-type="date">
            <text:p>01.03.12</text:p>
          </table:table-cell>
          <table:table-cell office:value-type="float" office:value="126" calcext:value-type="float">
            <text:p>126</text:p>
          </table:table-cell>
          <table:table-cell table:formula="of:=SUM([.B89:.B100])/12" office:value-type="float" office:value="122.583333333333" calcext:value-type="float">
            <text:p>122,583333333333</text:p>
          </table:table-cell>
          <table:table-cell table:formula="of:=[.C100]-[.C88]" office:value-type="float" office:value="-20.4166666666667" calcext:value-type="float">
            <text:p>-20,4166666666667</text:p>
          </table:table-cell>
          <table:table-cell table:number-columns-repeated="1017"/>
        </table:table-row>
        <table:table-row table:style-name="ro1">
          <table:table-cell office:value-type="date" office:date-value="2012-04-01" calcext:value-type="date">
            <text:p>01.04.12</text:p>
          </table:table-cell>
          <table:table-cell office:value-type="float" office:value="120" calcext:value-type="float">
            <text:p>120</text:p>
          </table:table-cell>
          <table:table-cell table:formula="of:=SUM([.B90:.B101])/12" office:value-type="float" office:value="120.083333333333" calcext:value-type="float">
            <text:p>120,083333333333</text:p>
          </table:table-cell>
          <table:table-cell table:formula="of:=[.C101]-[.C89]" office:value-type="float" office:value="-19.4166666666667" calcext:value-type="float">
            <text:p>-19,4166666666667</text:p>
          </table:table-cell>
          <table:table-cell table:number-columns-repeated="1017"/>
        </table:table-row>
        <table:table-row table:style-name="ro1">
          <table:table-cell office:value-type="date" office:date-value="2012-05-01" calcext:value-type="date">
            <text:p>01.05.12</text:p>
          </table:table-cell>
          <table:table-cell office:value-type="float" office:value="116" calcext:value-type="float">
            <text:p>116</text:p>
          </table:table-cell>
          <table:table-cell table:formula="of:=SUM([.B91:.B102])/12" office:value-type="float" office:value="117.083333333333" calcext:value-type="float">
            <text:p>117,083333333333</text:p>
          </table:table-cell>
          <table:table-cell table:formula="of:=[.C102]-[.C90]" office:value-type="float" office:value="-20.5833333333333" calcext:value-type="float">
            <text:p>-20,5833333333333</text:p>
          </table:table-cell>
          <table:table-cell table:number-columns-repeated="1017"/>
        </table:table-row>
        <table:table-row table:style-name="ro1">
          <table:table-cell office:value-type="date" office:date-value="2012-06-01" calcext:value-type="date">
            <text:p>01.06.12</text:p>
          </table:table-cell>
          <table:table-cell office:value-type="float" office:value="96" calcext:value-type="float">
            <text:p>96</text:p>
          </table:table-cell>
          <table:table-cell table:formula="of:=SUM([.B92:.B103])/12" office:value-type="float" office:value="114.75" calcext:value-type="float">
            <text:p>114,75</text:p>
          </table:table-cell>
          <table:table-cell table:formula="of:=[.C103]-[.C91]" office:value-type="float" office:value="-22.8333333333333" calcext:value-type="float">
            <text:p>-22,8333333333333</text:p>
          </table:table-cell>
          <table:table-cell table:number-columns-repeated="1017"/>
        </table:table-row>
        <table:table-row table:style-name="ro1">
          <table:table-cell office:value-type="date" office:date-value="2012-07-01" calcext:value-type="date">
            <text:p>01.07.12</text:p>
          </table:table-cell>
          <table:table-cell office:value-type="float" office:value="103" calcext:value-type="float">
            <text:p>103</text:p>
          </table:table-cell>
          <table:table-cell table:formula="of:=SUM([.B93:.B104])/12" office:value-type="float" office:value="115.25" calcext:value-type="float">
            <text:p>115,25</text:p>
          </table:table-cell>
          <table:table-cell table:formula="of:=[.C104]-[.C92]" office:value-type="float" office:value="-20.25" calcext:value-type="float">
            <text:p>-20,25</text:p>
          </table:table-cell>
          <table:table-cell table:number-columns-repeated="1017"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float" office:value="97" calcext:value-type="float">
            <text:p>97</text:p>
          </table:table-cell>
          <table:table-cell table:formula="of:=SUM([.B94:.B105])/12" office:value-type="float" office:value="113" calcext:value-type="float">
            <text:p>113</text:p>
          </table:table-cell>
          <table:table-cell table:formula="of:=[.C105]-[.C93]" office:value-type="float" office:value="-22.1666666666667" calcext:value-type="float">
            <text:p>-22,1666666666667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12</text:p>
          </table:table-cell>
          <table:table-cell office:value-type="float" office:value="125" calcext:value-type="float">
            <text:p>125</text:p>
          </table:table-cell>
          <table:table-cell table:formula="of:=SUM([.B95:.B106])/12" office:value-type="float" office:value="114.5" calcext:value-type="float">
            <text:p>114,5</text:p>
          </table:table-cell>
          <table:table-cell table:formula="of:=[.C106]-[.C94]" office:value-type="float" office:value="-19.9166666666667" calcext:value-type="float">
            <text:p>-19,9166666666667</text:p>
          </table:table-cell>
          <table:table-cell table:number-columns-repeated="1017"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float" office:value="163" calcext:value-type="float">
            <text:p>163</text:p>
          </table:table-cell>
          <table:table-cell table:formula="of:=SUM([.B96:.B107])/12" office:value-type="float" office:value="117.416666666667" calcext:value-type="float">
            <text:p>117,416666666667</text:p>
          </table:table-cell>
          <table:table-cell table:formula="of:=[.C107]-[.C95]" office:value-type="float" office:value="-15.25" calcext:value-type="float">
            <text:p>-15,25</text:p>
          </table:table-cell>
          <table:table-cell table:number-columns-repeated="1017"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float" office:value="168" calcext:value-type="float">
            <text:p>168</text:p>
          </table:table-cell>
          <table:table-cell table:formula="of:=SUM([.B97:.B108])/12" office:value-type="float" office:value="122.25" calcext:value-type="float">
            <text:p>122,25</text:p>
          </table:table-cell>
          <table:table-cell table:formula="of:=[.C108]-[.C96]" office:value-type="float" office:value="-7.33333333333334" calcext:value-type="float">
            <text:p>-7,33333333333334</text:p>
          </table:table-cell>
          <table:table-cell table:number-columns-repeated="1017"/>
        </table:table-row>
        <table:table-row table:style-name="ro1">
          <table:table-cell office:value-type="date" office:date-value="2012-12-01" calcext:value-type="date">
            <text:p>01.12.12</text:p>
          </table:table-cell>
          <table:table-cell office:value-type="float" office:value="120" calcext:value-type="float">
            <text:p>120</text:p>
          </table:table-cell>
          <table:table-cell table:formula="of:=SUM([.B98:.B109])/12" office:value-type="float" office:value="123.333333333333" calcext:value-type="float">
            <text:p>123,333333333333</text:p>
          </table:table-cell>
          <table:table-cell table:formula="of:=[.C109]-[.C97]" office:value-type="float" office:value="-5.41666666666667" calcext:value-type="float">
            <text:p>-5,41666666666667</text:p>
          </table:table-cell>
          <table:table-cell table:number-columns-repeated="1017"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float" office:value="111" calcext:value-type="float">
            <text:p>111</text:p>
          </table:table-cell>
          <table:table-cell table:formula="of:=SUM([.B99:.B110])/12" office:value-type="float" office:value="121.833333333333" calcext:value-type="float">
            <text:p>121,833333333333</text:p>
          </table:table-cell>
          <table:table-cell table:formula="of:=[.C110]-[.C98]" office:value-type="float" office:value="-4.58333333333334" calcext:value-type="float">
            <text:p>-4,58333333333334</text:p>
          </table:table-cell>
          <table:table-cell table:number-columns-repeated="1017"/>
        </table:table-row>
        <table:table-row table:style-name="ro1">
          <table:table-cell office:value-type="date" office:date-value="2013-02-01" calcext:value-type="date">
            <text:p>01.02.13</text:p>
          </table:table-cell>
          <table:table-cell office:value-type="float" office:value="98" calcext:value-type="float">
            <text:p>98</text:p>
          </table:table-cell>
          <table:table-cell table:formula="of:=SUM([.B100:.B111])/12" office:value-type="float" office:value="120.25" calcext:value-type="float">
            <text:p>120,25</text:p>
          </table:table-cell>
          <table:table-cell table:formula="of:=[.C111]-[.C99]" office:value-type="float" office:value="-4.66666666666667" calcext:value-type="float">
            <text:p>-4,66666666666667</text:p>
          </table:table-cell>
          <table:table-cell table:number-columns-repeated="1017"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float" office:value="109" calcext:value-type="float">
            <text:p>109</text:p>
          </table:table-cell>
          <table:table-cell table:formula="of:=SUM([.B101:.B112])/12" office:value-type="float" office:value="118.833333333333" calcext:value-type="float">
            <text:p>118,833333333333</text:p>
          </table:table-cell>
          <table:table-cell table:formula="of:=[.C112]-[.C100]" office:value-type="float" office:value="-3.75" calcext:value-type="float">
            <text:p>-3,75</text:p>
          </table:table-cell>
          <table:table-cell table:number-columns-repeated="1017"/>
        </table:table-row>
        <table:table-row table:style-name="ro1">
          <table:table-cell office:value-type="date" office:date-value="2013-04-01" calcext:value-type="date">
            <text:p>01.04.13</text:p>
          </table:table-cell>
          <table:table-cell office:value-type="float" office:value="132" calcext:value-type="float">
            <text:p>132</text:p>
          </table:table-cell>
          <table:table-cell table:formula="of:=SUM([.B102:.B113])/12" office:value-type="float" office:value="119.833333333333" calcext:value-type="float">
            <text:p>119,833333333333</text:p>
          </table:table-cell>
          <table:table-cell table:formula="of:=[.C113]-[.C101]" office:value-type="float" office:value="-0.25" calcext:value-type="float">
            <text:p>-0,25</text:p>
          </table:table-cell>
          <table:table-cell table:number-columns-repeated="1017"/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float" office:value="119" calcext:value-type="float">
            <text:p>119</text:p>
          </table:table-cell>
          <table:table-cell table:formula="of:=SUM([.B103:.B114])/12" office:value-type="float" office:value="120.083333333333" calcext:value-type="float">
            <text:p>120,083333333333</text:p>
          </table:table-cell>
          <table:table-cell table:formula="of:=[.C114]-[.C102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13-06-01" calcext:value-type="date">
            <text:p>01.06.13</text:p>
          </table:table-cell>
          <table:table-cell office:value-type="float" office:value="78" calcext:value-type="float">
            <text:p>78</text:p>
          </table:table-cell>
          <table:table-cell table:formula="of:=SUM([.B104:.B115])/12" office:value-type="float" office:value="118.583333333333" calcext:value-type="float">
            <text:p>118,583333333333</text:p>
          </table:table-cell>
          <table:table-cell table:formula="of:=[.C115]-[.C103]" office:value-type="float" office:value="3.83333333333333" calcext:value-type="float">
            <text:p>3,83333333333333</text:p>
          </table:table-cell>
          <table:table-cell table:number-columns-repeated="1017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float" office:value="68" calcext:value-type="float">
            <text:p>68</text:p>
          </table:table-cell>
          <table:table-cell table:formula="of:=SUM([.B105:.B116])/12" office:value-type="float" office:value="115.666666666667" calcext:value-type="float">
            <text:p>115,666666666667</text:p>
          </table:table-cell>
          <table:table-cell table:formula="of:=[.C116]-[.C104]" office:value-type="float" office:value="0.416666666666671" calcext:value-type="float">
            <text:p>0,416666666666671</text:p>
          </table:table-cell>
          <table:table-cell table:number-columns-repeated="1017"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float" office:value="92" calcext:value-type="float">
            <text:p>92</text:p>
          </table:table-cell>
          <table:table-cell table:formula="of:=SUM([.B106:.B117])/12" office:value-type="float" office:value="115.25" calcext:value-type="float">
            <text:p>115,25</text:p>
          </table:table-cell>
          <table:table-cell table:formula="of:=[.C117]-[.C105]" office:value-type="float" office:value="2.25" calcext:value-type="float">
            <text:p>2,2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13</text:p>
          </table:table-cell>
          <table:table-cell office:value-type="float" office:value="77" calcext:value-type="float">
            <text:p>77</text:p>
          </table:table-cell>
          <table:table-cell table:formula="of:=SUM([.B107:.B118])/12" office:value-type="float" office:value="111.25" calcext:value-type="float">
            <text:p>111,25</text:p>
          </table:table-cell>
          <table:table-cell table:formula="of:=[.C118]-[.C106]" office:value-type="float" office:value="-3.25" calcext:value-type="float">
            <text:p>-3,25</text:p>
          </table:table-cell>
          <table:table-cell table:number-columns-repeated="1017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float" office:value="110" calcext:value-type="float">
            <text:p>110</text:p>
          </table:table-cell>
          <table:table-cell table:formula="of:=SUM([.B108:.B119])/12" office:value-type="float" office:value="106.833333333333" calcext:value-type="float">
            <text:p>106,833333333333</text:p>
          </table:table-cell>
          <table:table-cell table:formula="of:=[.C119]-[.C107]" office:value-type="float" office:value="-10.5833333333333" calcext:value-type="float">
            <text:p>-10,5833333333333</text:p>
          </table:table-cell>
          <table:table-cell table:number-columns-repeated="1017"/>
        </table:table-row>
        <table:table-row table:style-name="ro1">
          <table:table-cell office:value-type="date" office:date-value="2013-11-01" calcext:value-type="date">
            <text:p>01.11.13</text:p>
          </table:table-cell>
          <table:table-cell office:value-type="float" office:value="89" calcext:value-type="float">
            <text:p>89</text:p>
          </table:table-cell>
          <table:table-cell table:formula="of:=SUM([.B109:.B120])/12" office:value-type="float" office:value="100.25" calcext:value-type="float">
            <text:p>100,25</text:p>
          </table:table-cell>
          <table:table-cell table:formula="of:=[.C120]-[.C108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office:value-type="date" office:date-value="2013-12-01" calcext:value-type="date">
            <text:p>01.12.13</text:p>
          </table:table-cell>
          <table:table-cell office:value-type="float" office:value="75" calcext:value-type="float">
            <text:p>75</text:p>
          </table:table-cell>
          <table:table-cell table:formula="of:=SUM([.B110:.B121])/12" office:value-type="float" office:value="96.5" calcext:value-type="float">
            <text:p>96,5</text:p>
          </table:table-cell>
          <table:table-cell table:formula="of:=[.C121]-[.C109]" office:value-type="float" office:value="-26.8333333333333" calcext:value-type="float">
            <text:p>-26,8333333333333</text:p>
          </table:table-cell>
          <table:table-cell table:number-columns-repeated="1017"/>
        </table:table-row>
        <table:table-row table:style-name="ro1">
          <table:table-cell office:value-type="date" office:date-value="2014-01-01" calcext:value-type="date">
            <text:p>01.01.14</text:p>
          </table:table-cell>
          <table:table-cell office:value-type="float" office:value="109" calcext:value-type="float">
            <text:p>109</text:p>
          </table:table-cell>
          <table:table-cell table:formula="of:=SUM([.B111:.B122])/12" office:value-type="float" office:value="96.3333333333333" calcext:value-type="float">
            <text:p>96,3333333333333</text:p>
          </table:table-cell>
          <table:table-cell table:formula="of:=[.C122]-[.C110]" office:value-type="float" office:value="-25.5" calcext:value-type="float">
            <text:p>-25,5</text:p>
          </table:table-cell>
          <table:table-cell table:number-columns-repeated="1017"/>
        </table:table-row>
        <table:table-row table:style-name="ro1">
          <table:table-cell office:value-type="date" office:date-value="2014-02-01" calcext:value-type="date">
            <text:p>01.02.14</text:p>
          </table:table-cell>
          <table:table-cell office:value-type="float" office:value="70" calcext:value-type="float">
            <text:p>70</text:p>
          </table:table-cell>
          <table:table-cell table:formula="of:=SUM([.B112:.B123])/12" office:value-type="float" office:value="94" calcext:value-type="float">
            <text:p>94</text:p>
          </table:table-cell>
          <table:table-cell table:formula="of:=[.C123]-[.C111]" office:value-type="float" office:value="-26.25" calcext:value-type="float">
            <text:p>-26,25</text:p>
          </table:table-cell>
          <table:table-cell table:number-columns-repeated="1017"/>
        </table:table-row>
        <table:table-row table:style-name="ro1">
          <table:table-cell office:value-type="date" office:date-value="2014-03-01" calcext:value-type="date">
            <text:p>01.03.14</text:p>
          </table:table-cell>
          <table:table-cell office:value-type="float" office:value="108" calcext:value-type="float">
            <text:p>108</text:p>
          </table:table-cell>
          <table:table-cell table:formula="of:=SUM([.B113:.B124])/12" office:value-type="float" office:value="93.9166666666667" calcext:value-type="float">
            <text:p>93,9166666666667</text:p>
          </table:table-cell>
          <table:table-cell table:formula="of:=[.C124]-[.C112]" office:value-type="float" office:value="-24.9166666666667" calcext:value-type="float">
            <text:p>-24,9166666666667</text:p>
          </table:table-cell>
          <table:table-cell table:number-columns-repeated="1017"/>
        </table:table-row>
        <table:table-row table:style-name="ro1">
          <table:table-cell office:value-type="date" office:date-value="2014-04-01" calcext:value-type="date">
            <text:p>01.04.14</text:p>
          </table:table-cell>
          <table:table-cell office:value-type="float" office:value="83" calcext:value-type="float">
            <text:p>83</text:p>
          </table:table-cell>
          <table:table-cell table:formula="of:=SUM([.B114:.B125])/12" office:value-type="float" office:value="89.8333333333333" calcext:value-type="float">
            <text:p>89,8333333333333</text:p>
          </table:table-cell>
          <table:table-cell table:formula="of:=[.C125]-[.C113]" office:value-type="float" office:value="-30" calcext:value-type="float">
            <text:p>-30</text:p>
          </table:table-cell>
          <table:table-cell table:number-columns-repeated="1017"/>
        </table:table-row>
        <table:table-row table:style-name="ro1">
          <table:table-cell office:value-type="date" office:date-value="2014-05-01" calcext:value-type="date">
            <text:p>01.05.14</text:p>
          </table:table-cell>
          <table:table-cell office:value-type="float" office:value="66" calcext:value-type="float">
            <text:p>66</text:p>
          </table:table-cell>
          <table:table-cell table:formula="of:=SUM([.B115:.B126])/12" office:value-type="float" office:value="85.4166666666667" calcext:value-type="float">
            <text:p>85,4166666666667</text:p>
          </table:table-cell>
          <table:table-cell table:formula="of:=[.C126]-[.C114]" office:value-type="float" office:value="-34.6666666666667" calcext:value-type="float">
            <text:p>-34,6666666666667</text:p>
          </table:table-cell>
          <table:table-cell table:number-columns-repeated="1017"/>
        </table:table-row>
        <table:table-row table:style-name="ro1">
          <table:table-cell office:value-type="date" office:date-value="2014-06-01" calcext:value-type="date">
            <text:p>01.06.14</text:p>
          </table:table-cell>
          <table:table-cell office:value-type="float" office:value="64" calcext:value-type="float">
            <text:p>64</text:p>
          </table:table-cell>
          <table:table-cell table:formula="of:=SUM([.B116:.B127])/12" office:value-type="float" office:value="84.25" calcext:value-type="float">
            <text:p>84,25</text:p>
          </table:table-cell>
          <table:table-cell table:formula="of:=[.C127]-[.C115]" office:value-type="float" office:value="-34.3333333333333" calcext:value-type="float">
            <text:p>-34,3333333333333</text:p>
          </table:table-cell>
          <table:table-cell table:number-columns-repeated="1017"/>
        </table:table-row>
        <table:table-row table:style-name="ro1">
          <table:table-cell office:value-type="date" office:date-value="2014-07-01" calcext:value-type="date">
            <text:p>01.07.14</text:p>
          </table:table-cell>
          <table:table-cell office:value-type="float" office:value="77" calcext:value-type="float">
            <text:p>77</text:p>
          </table:table-cell>
          <table:table-cell table:formula="of:=SUM([.B117:.B128])/12" office:value-type="float" office:value="85" calcext:value-type="float">
            <text:p>85</text:p>
          </table:table-cell>
          <table:table-cell table:formula="of:=[.C128]-[.C116]" office:value-type="float" office:value="-30.6666666666667" calcext:value-type="float">
            <text:p>-30,6666666666667</text:p>
          </table:table-cell>
          <table:table-cell table:number-columns-repeated="1017"/>
        </table:table-row>
        <table:table-row table:style-name="ro1">
          <table:table-cell office:value-type="date" office:date-value="2014-08-01" calcext:value-type="date">
            <text:p>01.08.14</text:p>
          </table:table-cell>
          <table:table-cell office:value-type="float" office:value="69" calcext:value-type="float">
            <text:p>69</text:p>
          </table:table-cell>
          <table:table-cell table:formula="of:=SUM([.B118:.B129])/12" office:value-type="float" office:value="83.0833333333333" calcext:value-type="float">
            <text:p>83,0833333333333</text:p>
          </table:table-cell>
          <table:table-cell table:formula="of:=[.C129]-[.C117]" office:value-type="float" office:value="-32.1666666666667" calcext:value-type="float">
            <text:p>-32,166666666666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14</text:p>
          </table:table-cell>
          <table:table-cell office:value-type="float" office:value="74" calcext:value-type="float">
            <text:p>74</text:p>
          </table:table-cell>
          <table:table-cell table:formula="of:=SUM([.B119:.B130])/12" office:value-type="float" office:value="82.8333333333333" calcext:value-type="float">
            <text:p>82,8333333333333</text:p>
          </table:table-cell>
          <table:table-cell table:formula="of:=[.C130]-[.C118]" office:value-type="float" office:value="-28.4166666666667" calcext:value-type="float">
            <text:p>-28,4166666666667</text:p>
          </table:table-cell>
          <table:table-cell table:number-columns-repeated="1017"/>
        </table:table-row>
        <table:table-row table:style-name="ro1">
          <table:table-cell office:value-type="date" office:date-value="2014-10-01" calcext:value-type="date">
            <text:p>01.10.14</text:p>
          </table:table-cell>
          <table:table-cell office:value-type="float" office:value="89" calcext:value-type="float">
            <text:p>89</text:p>
          </table:table-cell>
          <table:table-cell table:formula="of:=SUM([.B120:.B131])/12" office:value-type="float" office:value="81.0833333333333" calcext:value-type="float">
            <text:p>81,0833333333333</text:p>
          </table:table-cell>
          <table:table-cell table:formula="of:=[.C131]-[.C119]" office:value-type="float" office:value="-25.75" calcext:value-type="float">
            <text:p>-25,75</text:p>
          </table:table-cell>
          <table:table-cell table:number-columns-repeated="1017"/>
        </table:table-row>
        <table:table-row table:style-name="ro1">
          <table:table-cell office:value-type="date" office:date-value="2014-11-01" calcext:value-type="date">
            <text:p>01.11.14</text:p>
          </table:table-cell>
          <table:table-cell office:value-type="float" office:value="72" calcext:value-type="float">
            <text:p>72</text:p>
          </table:table-cell>
          <table:table-cell table:formula="of:=SUM([.B121:.B132])/12" office:value-type="float" office:value="79.6666666666667" calcext:value-type="float">
            <text:p>79,6666666666667</text:p>
          </table:table-cell>
          <table:table-cell table:formula="of:=[.C132]-[.C120]" office:value-type="float" office:value="-20.5833333333333" calcext:value-type="float">
            <text:p>-20,5833333333333</text:p>
          </table:table-cell>
          <table:table-cell table:number-columns-repeated="1017"/>
        </table:table-row>
        <table:table-row table:style-name="ro1">
          <table:table-cell office:value-type="date" office:date-value="2014-12-01" calcext:value-type="date">
            <text:p>01.12.14</text:p>
          </table:table-cell>
          <table:table-cell office:value-type="float" office:value="53" calcext:value-type="float">
            <text:p>53</text:p>
          </table:table-cell>
          <table:table-cell table:formula="of:=SUM([.B122:.B133])/12" office:value-type="float" office:value="77.8333333333333" calcext:value-type="float">
            <text:p>77,8333333333333</text:p>
          </table:table-cell>
          <table:table-cell table:formula="of:=[.C133]-[.C121]" office:value-type="float" office:value="-18.6666666666667" calcext:value-type="float">
            <text:p>-18,6666666666667</text:p>
          </table:table-cell>
          <table:table-cell table:number-columns-repeated="1017"/>
        </table:table-row>
        <table:table-row table:style-name="ro1">
          <table:table-cell office:value-type="date" office:date-value="2015-01-01" calcext:value-type="date">
            <text:p>01.01.15</text:p>
          </table:table-cell>
          <table:table-cell office:value-type="float" office:value="85" calcext:value-type="float">
            <text:p>85</text:p>
          </table:table-cell>
          <table:table-cell table:formula="of:=SUM([.B123:.B134])/12" office:value-type="float" office:value="75.8333333333333" calcext:value-type="float">
            <text:p>75,8333333333333</text:p>
          </table:table-cell>
          <table:table-cell table:formula="of:=[.C134]-[.C122]" office:value-type="float" office:value="-20.5" calcext:value-type="float">
            <text:p>-20,5</text:p>
          </table:table-cell>
          <table:table-cell table:number-columns-repeated="1017"/>
        </table:table-row>
        <table:table-row table:style-name="ro1">
          <table:table-cell office:value-type="date" office:date-value="2015-02-01" calcext:value-type="date">
            <text:p>01.02.15</text:p>
          </table:table-cell>
          <table:table-cell office:value-type="float" office:value="64" calcext:value-type="float">
            <text:p>64</text:p>
          </table:table-cell>
          <table:table-cell table:formula="of:=SUM([.B124:.B135])/12" office:value-type="float" office:value="75.3333333333333" calcext:value-type="float">
            <text:p>75,3333333333333</text:p>
          </table:table-cell>
          <table:table-cell table:formula="of:=[.C135]-[.C123]" office:value-type="float" office:value="-18.6666666666667" calcext:value-type="float">
            <text:p>-18,6666666666667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.03.15</text:p>
          </table:table-cell>
          <table:table-cell office:value-type="float" office:value="94" calcext:value-type="float">
            <text:p>94</text:p>
          </table:table-cell>
          <table:table-cell table:formula="of:=SUM([.B125:.B136])/12" office:value-type="float" office:value="74.1666666666667" calcext:value-type="float">
            <text:p>74,1666666666667</text:p>
          </table:table-cell>
          <table:table-cell table:formula="of:=[.C136]-[.C124]" office:value-type="float" office:value="-19.75" calcext:value-type="float">
            <text:p>-19,75</text:p>
          </table:table-cell>
          <table:table-cell table:number-columns-repeated="1017"/>
        </table:table-row>
        <table:table-row table:style-name="ro1">
          <table:table-cell office:value-type="date" office:date-value="2015-04-01" calcext:value-type="date">
            <text:p>01.04.15</text:p>
          </table:table-cell>
          <table:table-cell office:value-type="float" office:value="77" calcext:value-type="float">
            <text:p>77</text:p>
          </table:table-cell>
          <table:table-cell table:formula="of:=SUM([.B126:.B137])/12" office:value-type="float" office:value="73.6666666666667" calcext:value-type="float">
            <text:p>73,6666666666667</text:p>
          </table:table-cell>
          <table:table-cell table:formula="of:=[.C137]-[.C125]" office:value-type="float" office:value="-16.1666666666667" calcext:value-type="float">
            <text:p>-16,1666666666667</text:p>
          </table:table-cell>
          <table:table-cell table:number-columns-repeated="1017"/>
        </table:table-row>
        <table:table-row table:style-name="ro1">
          <table:table-cell office:value-type="date" office:date-value="2015-05-01" calcext:value-type="date">
            <text:p>01.05.15</text:p>
          </table:table-cell>
          <table:table-cell office:value-type="float" office:value="47" calcext:value-type="float">
            <text:p>47</text:p>
          </table:table-cell>
          <table:table-cell table:formula="of:=SUM([.B127:.B138])/12" office:value-type="float" office:value="72.0833333333333" calcext:value-type="float">
            <text:p>72,0833333333333</text:p>
          </table:table-cell>
          <table:table-cell table:formula="of:=[.C138]-[.C126]" office:value-type="float" office:value="-13.3333333333333" calcext:value-type="float">
            <text:p>-13,3333333333333</text:p>
          </table:table-cell>
          <table:table-cell table:number-columns-repeated="1017"/>
        </table:table-row>
        <table:table-row table:style-name="ro1">
          <table:table-cell office:value-type="date" office:date-value="2015-06-01" calcext:value-type="date">
            <text:p>01.06.15</text:p>
          </table:table-cell>
          <table:table-cell office:value-type="float" office:value="69" calcext:value-type="float">
            <text:p>69</text:p>
          </table:table-cell>
          <table:table-cell table:formula="of:=SUM([.B128:.B139])/12" office:value-type="float" office:value="72.5" calcext:value-type="float">
            <text:p>72,5</text:p>
          </table:table-cell>
          <table:table-cell table:formula="of:=[.C139]-[.C127]" office:value-type="float" office:value="-11.75" calcext:value-type="float">
            <text:p>-11,75</text:p>
          </table:table-cell>
          <table:table-cell table:number-columns-repeated="1017"/>
        </table:table-row>
        <table:table-row table:style-name="ro1">
          <table:table-cell office:value-type="date" office:date-value="2015-07-01" calcext:value-type="date">
            <text:p>01.07.15</text:p>
          </table:table-cell>
          <table:table-cell office:value-type="float" office:value="56" calcext:value-type="float">
            <text:p>56</text:p>
          </table:table-cell>
          <table:table-cell table:formula="of:=SUM([.B129:.B140])/12" office:value-type="float" office:value="70.75" calcext:value-type="float">
            <text:p>70,75</text:p>
          </table:table-cell>
          <table:table-cell table:formula="of:=[.C140]-[.C128]" office:value-type="float" office:value="-14.25" calcext:value-type="float">
            <text:p>-14,25</text:p>
          </table:table-cell>
          <table:table-cell table:number-columns-repeated="1017"/>
        </table:table-row>
        <table:table-row table:style-name="ro1">
          <table:table-cell office:value-type="date" office:date-value="2015-08-01" calcext:value-type="date">
            <text:p>01.08.15</text:p>
          </table:table-cell>
          <table:table-cell office:value-type="float" office:value="65" calcext:value-type="float">
            <text:p>65</text:p>
          </table:table-cell>
          <table:table-cell table:formula="of:=SUM([.B130:.B141])/12" office:value-type="float" office:value="70.4166666666667" calcext:value-type="float">
            <text:p>70,4166666666667</text:p>
          </table:table-cell>
          <table:table-cell table:formula="of:=[.C141]-[.C129]" office:value-type="float" office:value="-12.6666666666667" calcext:value-type="float">
            <text:p>-12,6666666666667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15</text:p>
          </table:table-cell>
          <table:table-cell office:value-type="float" office:value="53" calcext:value-type="float">
            <text:p>53</text:p>
          </table:table-cell>
          <table:table-cell table:formula="of:=SUM([.B131:.B142])/12" office:value-type="float" office:value="68.6666666666667" calcext:value-type="float">
            <text:p>68,6666666666667</text:p>
          </table:table-cell>
          <table:table-cell table:formula="of:=[.C142]-[.C130]" office:value-type="float" office:value="-14.1666666666667" calcext:value-type="float">
            <text:p>-14,1666666666667</text:p>
          </table:table-cell>
          <table:table-cell table:number-columns-repeated="1017"/>
        </table:table-row>
        <table:table-row table:style-name="ro1">
          <table:table-cell office:value-type="date" office:date-value="2015-10-01" calcext:value-type="date">
            <text:p>01.10.15</text:p>
          </table:table-cell>
          <table:table-cell office:value-type="float" office:value="83" calcext:value-type="float">
            <text:p>83</text:p>
          </table:table-cell>
          <table:table-cell table:formula="of:=SUM([.B132:.B143])/12" office:value-type="float" office:value="68.1666666666667" calcext:value-type="float">
            <text:p>68,1666666666667</text:p>
          </table:table-cell>
          <table:table-cell table:formula="of:=[.C143]-[.C131]" office:value-type="float" office:value="-12.9166666666667" calcext:value-type="float">
            <text:p>-12,9166666666667</text:p>
          </table:table-cell>
          <table:table-cell table:number-columns-repeated="1017"/>
        </table:table-row>
        <table:table-row table:style-name="ro1">
          <table:table-cell office:value-type="date" office:date-value="2015-11-01" calcext:value-type="date">
            <text:p>01.11.15</text:p>
          </table:table-cell>
          <table:table-cell office:value-type="float" office:value="69" calcext:value-type="float">
            <text:p>69</text:p>
          </table:table-cell>
          <table:table-cell table:formula="of:=SUM([.B133:.B144])/12" office:value-type="float" office:value="67.9166666666667" calcext:value-type="float">
            <text:p>67,9166666666667</text:p>
          </table:table-cell>
          <table:table-cell table:formula="of:=[.C144]-[.C132]" office:value-type="float" office:value="-11.75" calcext:value-type="float">
            <text:p>-11,75</text:p>
          </table:table-cell>
          <table:table-cell table:number-columns-repeated="1017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float" office:value="54" calcext:value-type="float">
            <text:p>54</text:p>
          </table:table-cell>
          <table:table-cell table:formula="of:=SUM([.B134:.B145])/12" office:value-type="float" office:value="68" calcext:value-type="float">
            <text:p>68</text:p>
          </table:table-cell>
          <table:table-cell table:formula="of:=[.C145]-[.C133]" office:value-type="float" office:value="-9.83333333333333" calcext:value-type="float">
            <text:p>-9,83333333333333</text:p>
          </table:table-cell>
          <table:table-cell table:number-columns-repeated="1017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float" office:value="69" calcext:value-type="float">
            <text:p>69</text:p>
          </table:table-cell>
          <table:table-cell table:formula="of:=SUM([.B135:.B146])/12" office:value-type="float" office:value="66.6666666666667" calcext:value-type="float">
            <text:p>66,6666666666667</text:p>
          </table:table-cell>
          <table:table-cell table:formula="of:=[.C146]-[.C134]" office:value-type="float" office:value="-9.16666666666666" calcext:value-type="float">
            <text:p>-9,16666666666666</text:p>
          </table:table-cell>
          <table:table-cell table:number-columns-repeated="1017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float" office:value="85" calcext:value-type="float">
            <text:p>85</text:p>
          </table:table-cell>
          <table:table-cell table:formula="of:=SUM([.B136:.B147])/12" office:value-type="float" office:value="68.4166666666667" calcext:value-type="float">
            <text:p>68,4166666666667</text:p>
          </table:table-cell>
          <table:table-cell table:formula="of:=[.C147]-[.C135]" office:value-type="float" office:value="-6.91666666666666" calcext:value-type="float">
            <text:p>-6,91666666666666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float" office:value="51" calcext:value-type="float">
            <text:p>51</text:p>
          </table:table-cell>
          <table:table-cell table:formula="of:=SUM([.B137:.B148])/12" office:value-type="float" office:value="64.8333333333333" calcext:value-type="float">
            <text:p>64,8333333333333</text:p>
          </table:table-cell>
          <table:table-cell table:formula="of:=[.C148]-[.C136]" office:value-type="float" office:value="-9.33333333333334" calcext:value-type="float">
            <text:p>-9,33333333333334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.04.16</text:p>
          </table:table-cell>
          <table:table-cell office:value-type="float" office:value="55" calcext:value-type="float">
            <text:p>55</text:p>
          </table:table-cell>
          <table:table-cell table:formula="of:=SUM([.B138:.B149])/12" office:value-type="float" office:value="63" calcext:value-type="float">
            <text:p>63</text:p>
          </table:table-cell>
          <table:table-cell table:formula="of:=[.C149]-[.C137]" office:value-type="float" office:value="-10.6666666666667" calcext:value-type="float">
            <text:p>-10,6666666666667</text:p>
          </table:table-cell>
          <table:table-cell table:number-columns-repeated="1017"/>
        </table:table-row>
        <table:table-row table:style-name="ro1">
          <table:table-cell office:value-type="date" office:date-value="2016-05-01" calcext:value-type="date">
            <text:p>01.05.16</text:p>
          </table:table-cell>
          <table:table-cell office:value-type="float" office:value="67" calcext:value-type="float">
            <text:p>67</text:p>
          </table:table-cell>
          <table:table-cell table:formula="of:=SUM([.B139:.B150])/12" office:value-type="float" office:value="64.6666666666667" calcext:value-type="float">
            <text:p>64,6666666666667</text:p>
          </table:table-cell>
          <table:table-cell table:formula="of:=[.C150]-[.C138]" office:value-type="float" office:value="-7.41666666666666" calcext:value-type="float">
            <text:p>-7,41666666666666</text:p>
          </table:table-cell>
          <table:table-cell table:number-columns-repeated="1017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float" office:value="51" calcext:value-type="float">
            <text:p>51</text:p>
          </table:table-cell>
          <table:table-cell table:formula="of:=SUM([.B140:.B151])/12" office:value-type="float" office:value="63.1666666666667" calcext:value-type="float">
            <text:p>63,1666666666667</text:p>
          </table:table-cell>
          <table:table-cell table:formula="of:=[.C151]-[.C139]" office:value-type="float" office:value="-9.33333333333334" calcext:value-type="float">
            <text:p>-9,33333333333334</text:p>
          </table:table-cell>
          <table:table-cell table:number-columns-repeated="1017"/>
        </table:table-row>
        <table:table-row table:style-name="ro1">
          <table:table-cell office:value-type="date" office:date-value="2016-07-01" calcext:value-type="date">
            <text:p>01.07.16</text:p>
          </table:table-cell>
          <table:table-cell office:value-type="float" office:value="39" calcext:value-type="float">
            <text:p>39</text:p>
          </table:table-cell>
          <table:table-cell table:formula="of:=SUM([.B141:.B152])/12" office:value-type="float" office:value="61.75" calcext:value-type="float">
            <text:p>61,75</text:p>
          </table:table-cell>
          <table:table-cell table:formula="of:=[.C152]-[.C140]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date" office:date-value="2016-08-01" calcext:value-type="date">
            <text:p>01.08.16</text:p>
          </table:table-cell>
          <table:table-cell office:value-type="float" office:value="55" calcext:value-type="float">
            <text:p>55</text:p>
          </table:table-cell>
          <table:table-cell table:formula="of:=SUM([.B142:.B153])/12" office:value-type="float" office:value="60.9166666666667" calcext:value-type="float">
            <text:p>60,9166666666667</text:p>
          </table:table-cell>
          <table:table-cell table:formula="of:=[.C153]-[.C141]" office:value-type="float" office:value="-9.50000000000001" calcext:value-type="float">
            <text:p>-9,50000000000001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16</text:p>
          </table:table-cell>
          <table:table-cell office:value-type="float" office:value="62" calcext:value-type="float">
            <text:p>62</text:p>
          </table:table-cell>
          <table:table-cell table:formula="of:=SUM([.B143:.B154])/12" office:value-type="float" office:value="61.6666666666667" calcext:value-type="float">
            <text:p>61,6666666666667</text:p>
          </table:table-cell>
          <table:table-cell table:formula="of:=[.C154]-[.C142]" office:value-type="float" office:value="-7.00000000000001" calcext:value-type="float">
            <text:p>-7,00000000000001</text:p>
          </table:table-cell>
          <table:table-cell table:number-columns-repeated="1017"/>
        </table:table-row>
        <table:table-row table:style-name="ro1">
          <table:table-cell office:value-type="date" office:date-value="2016-10-01" calcext:value-type="date">
            <text:p>01.10.16</text:p>
          </table:table-cell>
          <table:table-cell office:value-type="float" office:value="51" calcext:value-type="float">
            <text:p>51</text:p>
          </table:table-cell>
          <table:table-cell table:formula="of:=SUM([.B144:.B155])/12" office:value-type="float" office:value="59" calcext:value-type="float">
            <text:p>59</text:p>
          </table:table-cell>
          <table:table-cell table:formula="of:=[.C155]-[.C143]" office:value-type="float" office:value="-9.16666666666667" calcext:value-type="float">
            <text:p>-9,16666666666667</text:p>
          </table:table-cell>
          <table:table-cell table:number-columns-repeated="1017"/>
        </table:table-row>
        <table:table-row table:style-name="ro1">
          <table:table-cell office:value-type="date" office:date-value="2016-11-01" calcext:value-type="date">
            <text:p>01.11.16</text:p>
          </table:table-cell>
          <table:table-cell office:value-type="float" office:value="51" calcext:value-type="float">
            <text:p>51</text:p>
          </table:table-cell>
          <table:table-cell table:formula="of:=SUM([.B145:.B156])/12" office:value-type="float" office:value="57.5" calcext:value-type="float">
            <text:p>57,5</text:p>
          </table:table-cell>
          <table:table-cell table:formula="of:=[.C156]-[.C144]" office:value-type="float" office:value="-10.4166666666667" calcext:value-type="float">
            <text:p>-10,4166666666667</text:p>
          </table:table-cell>
          <table:table-cell table:number-columns-repeated="1017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float" office:value="42" calcext:value-type="float">
            <text:p>42</text:p>
          </table:table-cell>
          <table:table-cell table:formula="of:=SUM([.B146:.B157])/12" office:value-type="float" office:value="56.5" calcext:value-type="float">
            <text:p>56,5</text:p>
          </table:table-cell>
          <table:table-cell table:formula="of:=[.C157]-[.C145]" office:value-type="float" office:value="-11.5" calcext:value-type="float">
            <text:p>-11,5</text:p>
          </table:table-cell>
          <table:table-cell table:number-columns-repeated="1017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float" office:value="84" calcext:value-type="float">
            <text:p>84</text:p>
          </table:table-cell>
          <table:table-cell table:formula="of:=SUM([.B147:.B158])/12" office:value-type="float" office:value="57.75" calcext:value-type="float">
            <text:p>57,75</text:p>
          </table:table-cell>
          <table:table-cell table:formula="of:=[.C158]-[.C146]" office:value-type="float" office:value="-8.91666666666667" calcext:value-type="float">
            <text:p>-8,91666666666667</text:p>
          </table:table-cell>
          <table:table-cell table:number-columns-repeated="1017"/>
        </table:table-row>
        <table:table-row table:style-name="ro1">
          <table:table-cell office:value-type="date" office:date-value="2017-02-01" calcext:value-type="date">
            <text:p>01.02.17</text:p>
          </table:table-cell>
          <table:table-cell office:value-type="float" office:value="67" calcext:value-type="float">
            <text:p>67</text:p>
          </table:table-cell>
          <table:table-cell table:formula="of:=SUM([.B148:.B159])/12" office:value-type="float" office:value="56.25" calcext:value-type="float">
            <text:p>56,25</text:p>
          </table:table-cell>
          <table:table-cell table:formula="of:=[.C159]-[.C147]" office:value-type="float" office:value="-12.1666666666667" calcext:value-type="float">
            <text:p>-12,1666666666667</text:p>
          </table:table-cell>
          <table:table-cell table:number-columns-repeated="1017"/>
        </table:table-row>
        <table:table-row table:style-name="ro1">
          <table:table-cell office:value-type="date" office:date-value="2017-03-01" calcext:value-type="date">
            <text:p>01.03.17</text:p>
          </table:table-cell>
          <table:table-cell office:value-type="float" office:value="61" calcext:value-type="float">
            <text:p>61</text:p>
          </table:table-cell>
          <table:table-cell table:formula="of:=SUM([.B149:.B160])/12" office:value-type="float" office:value="57.0833333333333" calcext:value-type="float">
            <text:p>57,0833333333333</text:p>
          </table:table-cell>
          <table:table-cell table:formula="of:=[.C160]-[.C148]" office:value-type="float" office:value="-7.74999999999999" calcext:value-type="float">
            <text:p>-7,74999999999999</text:p>
          </table:table-cell>
          <table:table-cell table:number-columns-repeated="1017"/>
        </table:table-row>
        <table:table-row table:style-name="ro1">
          <table:table-cell office:value-type="date" office:date-value="2017-04-01" calcext:value-type="date">
            <text:p>01.04.17</text:p>
          </table:table-cell>
          <table:table-cell office:value-type="float" office:value="54" calcext:value-type="float">
            <text:p>54</text:p>
          </table:table-cell>
          <table:table-cell table:formula="of:=SUM([.B150:.B161])/12" office:value-type="float" office:value="57" calcext:value-type="float">
            <text:p>57</text:p>
          </table:table-cell>
          <table:table-cell table:formula="of:=[.C161]-[.C149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date" office:date-value="2017-05-01" calcext:value-type="date">
            <text:p>01.05.17</text:p>
          </table:table-cell>
          <table:table-cell office:value-type="float" office:value="49" calcext:value-type="float">
            <text:p>49</text:p>
          </table:table-cell>
          <table:table-cell table:formula="of:=SUM([.B151:.B162])/12" office:value-type="float" office:value="55.5" calcext:value-type="float">
            <text:p>55,5</text:p>
          </table:table-cell>
          <table:table-cell table:formula="of:=[.C162]-[.C150]" office:value-type="float" office:value="-9.16666666666667" calcext:value-type="float">
            <text:p>-9,16666666666667</text:p>
          </table:table-cell>
          <table:table-cell table:number-columns-repeated="1017"/>
        </table:table-row>
        <table:table-row table:style-name="ro1">
          <table:table-cell office:value-type="date" office:date-value="2017-06-01" calcext:value-type="date">
            <text:p>01.06.17</text:p>
          </table:table-cell>
          <table:table-cell office:value-type="float" office:value="45" calcext:value-type="float">
            <text:p>45</text:p>
          </table:table-cell>
          <table:table-cell table:formula="of:=SUM([.B152:.B163])/12" office:value-type="float" office:value="55" calcext:value-type="float">
            <text:p>55</text:p>
          </table:table-cell>
          <table:table-cell table:formula="of:=[.C163]-[.C151]" office:value-type="float" office:value="-8.16666666666666" calcext:value-type="float">
            <text:p>-8,16666666666666</text:p>
          </table:table-cell>
          <table:table-cell table:number-columns-repeated="1017"/>
        </table:table-row>
        <table:table-row table:style-name="ro1">
          <table:table-cell office:value-type="date" office:date-value="2017-07-01" calcext:value-type="date">
            <text:p>01.07.17</text:p>
          </table:table-cell>
          <table:table-cell office:value-type="float" office:value="45" calcext:value-type="float">
            <text:p>45</text:p>
          </table:table-cell>
          <table:table-cell table:formula="of:=SUM([.B153:.B164])/12" office:value-type="float" office:value="55.5" calcext:value-type="float">
            <text:p>55,5</text:p>
          </table:table-cell>
          <table:table-cell table:formula="of:=[.C164]-[.C152]" office:value-type="float" office:value="-6.25" calcext:value-type="float">
            <text:p>-6,25</text:p>
          </table:table-cell>
          <table:table-cell table:number-columns-repeated="1017"/>
        </table:table-row>
        <table:table-row table:style-name="ro1">
          <table:table-cell office:value-type="date" office:date-value="2017-08-01" calcext:value-type="date">
            <text:p>01.08.17</text:p>
          </table:table-cell>
          <table:table-cell office:value-type="float" office:value="52" calcext:value-type="float">
            <text:p>52</text:p>
          </table:table-cell>
          <table:table-cell table:formula="of:=SUM([.B154:.B165])/12" office:value-type="float" office:value="55.25" calcext:value-type="float">
            <text:p>55,25</text:p>
          </table:table-cell>
          <table:table-cell table:formula="of:=[.C165]-[.C153]" office:value-type="float" office:value="-5.66666666666666" calcext:value-type="float">
            <text:p>-5,6666666666666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office:value-type="float" office:value="43" calcext:value-type="float">
            <text:p>43</text:p>
          </table:table-cell>
          <table:table-cell table:formula="of:=SUM([.B155:.B166])/12" office:value-type="float" office:value="53.6666666666667" calcext:value-type="float">
            <text:p>53,6666666666667</text:p>
          </table:table-cell>
          <table:table-cell table:formula="of:=[.C166]-[.C154]"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 office:value-type="date" office:date-value="2017-10-01" calcext:value-type="date">
            <text:p>01.10.17</text:p>
          </table:table-cell>
          <table:table-cell office:value-type="float" office:value="62" calcext:value-type="float">
            <text:p>62</text:p>
          </table:table-cell>
          <table:table-cell table:formula="of:=SUM([.B156:.B167])/12" office:value-type="float" office:value="54.5833333333333" calcext:value-type="float">
            <text:p>54,5833333333333</text:p>
          </table:table-cell>
          <table:table-cell table:formula="of:=[.C167]-[.C155]" office:value-type="float" office:value="-4.41666666666666" calcext:value-type="float">
            <text:p>-4,41666666666666</text:p>
          </table:table-cell>
          <table:table-cell table:number-columns-repeated="1017"/>
        </table:table-row>
        <table:table-row table:style-name="ro1">
          <table:table-cell office:value-type="date" office:date-value="2017-11-01" calcext:value-type="date">
            <text:p>01.11.17</text:p>
          </table:table-cell>
          <table:table-cell office:value-type="float" office:value="50" calcext:value-type="float">
            <text:p>50</text:p>
          </table:table-cell>
          <table:table-cell table:formula="of:=SUM([.B157:.B168])/12" office:value-type="float" office:value="54.5" calcext:value-type="float">
            <text:p>54,5</text:p>
          </table:table-cell>
          <table:table-cell table:formula="of:=[.C168]-[.C156]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date" office:date-value="2017-12-01" calcext:value-type="date">
            <text:p>01.12.17</text:p>
          </table:table-cell>
          <table:table-cell office:value-type="float" office:value="42" calcext:value-type="float">
            <text:p>42</text:p>
          </table:table-cell>
          <table:table-cell table:formula="of:=SUM([.B158:.B169])/12" office:value-type="float" office:value="54.5" calcext:value-type="float">
            <text:p>54,5</text:p>
          </table:table-cell>
          <table:table-cell table:formula="of:=[.C169]-[.C157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date" office:date-value="2018-01-01" calcext:value-type="date">
            <text:p>01.01.18</text:p>
          </table:table-cell>
          <table:table-cell office:value-type="float" office:value="61" calcext:value-type="float">
            <text:p>61</text:p>
          </table:table-cell>
          <table:table-cell table:formula="of:=SUM([.B159:.B170])/12" office:value-type="float" office:value="52.5833333333333" calcext:value-type="float">
            <text:p>52,5833333333333</text:p>
          </table:table-cell>
          <table:table-cell table:formula="of:=[.C170]-[.C158]" office:value-type="float" office:value="-5.16666666666666" calcext:value-type="float">
            <text:p>-5,16666666666666</text:p>
          </table:table-cell>
          <table:table-cell table:number-columns-repeated="1017"/>
        </table:table-row>
        <table:table-row table:style-name="ro1">
          <table:table-cell office:value-type="date" office:date-value="2018-02-01" calcext:value-type="date">
            <text:p>01.02.18</text:p>
          </table:table-cell>
          <table:table-cell office:value-type="float" office:value="62" calcext:value-type="float">
            <text:p>62</text:p>
          </table:table-cell>
          <table:table-cell table:formula="of:=SUM([.B160:.B171])/12" office:value-type="float" office:value="52.1666666666667" calcext:value-type="float">
            <text:p>52,1666666666667</text:p>
          </table:table-cell>
          <table:table-cell table:formula="of:=[.C171]-[.C159]" office:value-type="float" office:value="-4.08333333333334" calcext:value-type="float">
            <text:p>-4,08333333333334</text:p>
          </table:table-cell>
          <table:table-cell table:number-columns-repeated="1017"/>
        </table:table-row>
      </table:table>
      <table:table table:name="Ark2" table:style-name="ta2">
        <table:table-column table:style-name="co1" table:default-cell-style-name="Default"/>
        <table:table-row table:style-name="ro1">
          <table:table-cell/>
        </table:table-row>
      </table:table>
      <table:table table:name="&gt; 5 edits" table:style-name="ta1">
        <table:shapes>
          <draw:frame draw:z-index="0" draw:style-name="gr1" draw:text-style-name="P1" svg:width="159.99mm" svg:height="89.99mm" svg:x="91.32mm" svg:y="1mm">
            <draw:object draw:notify-on-update-of-ranges="'&gt; 5 edits'.A1:'&gt; 5 edits'.A1 '&gt; 5 edits'.A2:'&gt; 5 edits'.A171 '&gt; 5 edits'.B1:'&gt; 5 edits'.B1 '&gt; 5 edits'.B2:'&gt; 5 edits'.B171 '&gt; 5 edits'.C1:'&gt; 5 edits'.C1 '&gt; 5 edits'.C2:'&gt; 5 edits'.C171 '&gt; 5 edits'.D1:'&gt; 5 edits'.D1 '&gt; 5 edits'.D2:'&gt; 5 edits'.D1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&gt; 5 edits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iff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1-01" calcext:value-type="date">
            <text:p>01.01.0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01.02.0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01.03.04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01.04.0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01.05.0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01.06.04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01.07.04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01.08.04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01.09.04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01.10.04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01.11.04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01.12.04</text:p>
          </table:table-cell>
          <table:table-cell office:value-type="float" office:value="91" calcext:value-type="float">
            <text:p>91</text:p>
          </table:table-cell>
          <table:table-cell table:formula="of:=SUM([.B2:.B13])/12" office:value-type="float" office:value="53.1666666666667" calcext:value-type="float">
            <text:p>53,166666666666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01.01.05</text:p>
          </table:table-cell>
          <table:table-cell office:value-type="float" office:value="107" calcext:value-type="float">
            <text:p>107</text:p>
          </table:table-cell>
          <table:table-cell table:formula="of:=SUM([.B3:.B14])/12" office:value-type="float" office:value="60.6666666666667" calcext:value-type="float">
            <text:p>60,6666666666667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01.02.05</text:p>
          </table:table-cell>
          <table:table-cell office:value-type="float" office:value="101" calcext:value-type="float">
            <text:p>101</text:p>
          </table:table-cell>
          <table:table-cell table:formula="of:=SUM([.B4:.B15])/12" office:value-type="float" office:value="67.1666666666667" calcext:value-type="float">
            <text:p>67,1666666666667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01.03.05</text:p>
          </table:table-cell>
          <table:table-cell office:value-type="float" office:value="151" calcext:value-type="float">
            <text:p>151</text:p>
          </table:table-cell>
          <table:table-cell table:formula="of:=SUM([.B5:.B16])/12" office:value-type="float" office:value="74.9166666666667" calcext:value-type="float">
            <text:p>74,91666666666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01.04.05</text:p>
          </table:table-cell>
          <table:table-cell office:value-type="float" office:value="165" calcext:value-type="float">
            <text:p>165</text:p>
          </table:table-cell>
          <table:table-cell table:formula="of:=SUM([.B6:.B17])/12" office:value-type="float" office:value="86.1666666666667" calcext:value-type="float">
            <text:p>86,16666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01.05.05</text:p>
          </table:table-cell>
          <table:table-cell office:value-type="float" office:value="148" calcext:value-type="float">
            <text:p>148</text:p>
          </table:table-cell>
          <table:table-cell table:formula="of:=SUM([.B7:.B18])/12" office:value-type="float" office:value="95.5" calcext:value-type="float">
            <text:p>95,5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01.06.05</text:p>
          </table:table-cell>
          <table:table-cell office:value-type="float" office:value="156" calcext:value-type="float">
            <text:p>156</text:p>
          </table:table-cell>
          <table:table-cell table:formula="of:=SUM([.B8:.B19])/12" office:value-type="float" office:value="104.666666666667" calcext:value-type="float">
            <text:p>104,66666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01.07.05</text:p>
          </table:table-cell>
          <table:table-cell office:value-type="float" office:value="167" calcext:value-type="float">
            <text:p>167</text:p>
          </table:table-cell>
          <table:table-cell table:formula="of:=SUM([.B9:.B20])/12" office:value-type="float" office:value="114.833333333333" calcext:value-type="float">
            <text:p>114,833333333333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01.08.05</text:p>
          </table:table-cell>
          <table:table-cell office:value-type="float" office:value="219" calcext:value-type="float">
            <text:p>219</text:p>
          </table:table-cell>
          <table:table-cell table:formula="of:=SUM([.B10:.B21])/12" office:value-type="float" office:value="128.833333333333" calcext:value-type="float">
            <text:p>128,833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01.09.05</text:p>
          </table:table-cell>
          <table:table-cell office:value-type="float" office:value="187" calcext:value-type="float">
            <text:p>187</text:p>
          </table:table-cell>
          <table:table-cell table:formula="of:=SUM([.B11:.B22])/12" office:value-type="float" office:value="140.5" calcext:value-type="float">
            <text:p>140,5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01.10.05</text:p>
          </table:table-cell>
          <table:table-cell office:value-type="float" office:value="208" calcext:value-type="float">
            <text:p>208</text:p>
          </table:table-cell>
          <table:table-cell table:formula="of:=SUM([.B12:.B23])/12" office:value-type="float" office:value="150.666666666667" calcext:value-type="float">
            <text:p>150,666666666667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01.11.05</text:p>
          </table:table-cell>
          <table:table-cell office:value-type="float" office:value="224" calcext:value-type="float">
            <text:p>224</text:p>
          </table:table-cell>
          <table:table-cell table:formula="of:=SUM([.B13:.B24])/12" office:value-type="float" office:value="160.333333333333" calcext:value-type="float">
            <text:p>160,333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01.12.05</text:p>
          </table:table-cell>
          <table:table-cell office:value-type="float" office:value="277" calcext:value-type="float">
            <text:p>277</text:p>
          </table:table-cell>
          <table:table-cell table:formula="of:=SUM([.B14:.B25])/12" office:value-type="float" office:value="175.833333333333" calcext:value-type="float">
            <text:p>175,833333333333</text:p>
          </table:table-cell>
          <table:table-cell table:formula="of:=[.C25]-[.C13]" office:value-type="float" office:value="122.666666666667" calcext:value-type="float">
            <text:p>122,666666666667</text:p>
          </table:table-cell>
          <table:table-cell table:number-columns-repeated="1017"/>
        </table:table-row>
        <table:table-row table:style-name="ro1">
          <table:table-cell office:value-type="date" office:date-value="2006-01-01" calcext:value-type="date">
            <text:p>01.01.06</text:p>
          </table:table-cell>
          <table:table-cell office:value-type="float" office:value="309" calcext:value-type="float">
            <text:p>309</text:p>
          </table:table-cell>
          <table:table-cell table:formula="of:=SUM([.B15:.B26])/12" office:value-type="float" office:value="192.666666666667" calcext:value-type="float">
            <text:p>192,666666666667</text:p>
          </table:table-cell>
          <table:table-cell table:formula="of:=[.C26]-[.C14]"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office:value-type="date" office:date-value="2006-02-01" calcext:value-type="date">
            <text:p>01.02.06</text:p>
          </table:table-cell>
          <table:table-cell office:value-type="float" office:value="320" calcext:value-type="float">
            <text:p>320</text:p>
          </table:table-cell>
          <table:table-cell table:formula="of:=SUM([.B16:.B27])/12" office:value-type="float" office:value="210.916666666667" calcext:value-type="float">
            <text:p>210,916666666667</text:p>
          </table:table-cell>
          <table:table-cell table:formula="of:=[.C27]-[.C15]" office:value-type="float" office:value="143.75" calcext:value-type="float">
            <text:p>143,75</text:p>
          </table:table-cell>
          <table:table-cell table:number-columns-repeated="1017"/>
        </table:table-row>
        <table:table-row table:style-name="ro1">
          <table:table-cell office:value-type="date" office:date-value="2006-03-01" calcext:value-type="date">
            <text:p>01.03.06</text:p>
          </table:table-cell>
          <table:table-cell office:value-type="float" office:value="378" calcext:value-type="float">
            <text:p>378</text:p>
          </table:table-cell>
          <table:table-cell table:formula="of:=SUM([.B17:.B28])/12" office:value-type="float" office:value="229.833333333333" calcext:value-type="float">
            <text:p>229,833333333333</text:p>
          </table:table-cell>
          <table:table-cell table:formula="of:=[.C28]-[.C16]" office:value-type="float" office:value="154.916666666667" calcext:value-type="float">
            <text:p>154,916666666667</text:p>
          </table:table-cell>
          <table:table-cell table:number-columns-repeated="1017"/>
        </table:table-row>
        <table:table-row table:style-name="ro1">
          <table:table-cell office:value-type="date" office:date-value="2006-04-01" calcext:value-type="date">
            <text:p>01.04.06</text:p>
          </table:table-cell>
          <table:table-cell office:value-type="float" office:value="387" calcext:value-type="float">
            <text:p>387</text:p>
          </table:table-cell>
          <table:table-cell table:formula="of:=SUM([.B18:.B29])/12" office:value-type="float" office:value="248.333333333333" calcext:value-type="float">
            <text:p>248,333333333333</text:p>
          </table:table-cell>
          <table:table-cell table:formula="of:=[.C29]-[.C17]" office:value-type="float" office:value="162.166666666667" calcext:value-type="float">
            <text:p>162,166666666667</text:p>
          </table:table-cell>
          <table:table-cell table:number-columns-repeated="1017"/>
        </table:table-row>
        <table:table-row table:style-name="ro1">
          <table:table-cell office:value-type="date" office:date-value="2006-05-01" calcext:value-type="date">
            <text:p>01.05.06</text:p>
          </table:table-cell>
          <table:table-cell office:value-type="float" office:value="418" calcext:value-type="float">
            <text:p>418</text:p>
          </table:table-cell>
          <table:table-cell table:formula="of:=SUM([.B19:.B30])/12" office:value-type="float" office:value="270.833333333333" calcext:value-type="float">
            <text:p>270,833333333333</text:p>
          </table:table-cell>
          <table:table-cell table:formula="of:=[.C30]-[.C18]" office:value-type="float" office:value="175.333333333333" calcext:value-type="float">
            <text:p>175,333333333333</text:p>
          </table:table-cell>
          <table:table-cell table:number-columns-repeated="1017"/>
        </table:table-row>
        <table:table-row table:style-name="ro1">
          <table:table-cell office:value-type="date" office:date-value="2006-06-01" calcext:value-type="date">
            <text:p>01.06.06</text:p>
          </table:table-cell>
          <table:table-cell office:value-type="float" office:value="432" calcext:value-type="float">
            <text:p>432</text:p>
          </table:table-cell>
          <table:table-cell table:formula="of:=SUM([.B20:.B31])/12" office:value-type="float" office:value="293.833333333333" calcext:value-type="float">
            <text:p>293,833333333333</text:p>
          </table:table-cell>
          <table:table-cell table:formula="of:=[.C31]-[.C19]" office:value-type="float" office:value="189.166666666667" calcext:value-type="float">
            <text:p>189,166666666667</text:p>
          </table:table-cell>
          <table:table-cell table:number-columns-repeated="1017"/>
        </table:table-row>
        <table:table-row table:style-name="ro1">
          <table:table-cell office:value-type="date" office:date-value="2006-07-01" calcext:value-type="date">
            <text:p>01.07.06</text:p>
          </table:table-cell>
          <table:table-cell office:value-type="float" office:value="407" calcext:value-type="float">
            <text:p>407</text:p>
          </table:table-cell>
          <table:table-cell table:formula="of:=SUM([.B21:.B32])/12" office:value-type="float" office:value="313.833333333333" calcext:value-type="float">
            <text:p>313,833333333333</text:p>
          </table:table-cell>
          <table:table-cell table:formula="of:=[.C32]-[.C20]"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date" office:date-value="2006-08-01" calcext:value-type="date">
            <text:p>01.08.06</text:p>
          </table:table-cell>
          <table:table-cell office:value-type="float" office:value="457" calcext:value-type="float">
            <text:p>457</text:p>
          </table:table-cell>
          <table:table-cell table:formula="of:=SUM([.B22:.B33])/12" office:value-type="float" office:value="333.666666666667" calcext:value-type="float">
            <text:p>333,666666666667</text:p>
          </table:table-cell>
          <table:table-cell table:formula="of:=[.C33]-[.C21]" office:value-type="float" office:value="204.833333333333" calcext:value-type="float">
            <text:p>204,833333333333</text:p>
          </table:table-cell>
          <table:table-cell table:number-columns-repeated="1017"/>
        </table:table-row>
        <table:table-row table:style-name="ro1">
          <table:table-cell office:value-type="date" office:date-value="2006-09-01" calcext:value-type="date">
            <text:p>01.09.06</text:p>
          </table:table-cell>
          <table:table-cell office:value-type="float" office:value="511" calcext:value-type="float">
            <text:p>511</text:p>
          </table:table-cell>
          <table:table-cell table:formula="of:=SUM([.B23:.B34])/12" office:value-type="float" office:value="360.666666666667" calcext:value-type="float">
            <text:p>360,666666666667</text:p>
          </table:table-cell>
          <table:table-cell table:formula="of:=[.C34]-[.C22]" office:value-type="float" office:value="220.166666666667" calcext:value-type="float">
            <text:p>220,166666666667</text:p>
          </table:table-cell>
          <table:table-cell table:number-columns-repeated="1017"/>
        </table:table-row>
        <table:table-row table:style-name="ro1">
          <table:table-cell office:value-type="date" office:date-value="2006-10-01" calcext:value-type="date">
            <text:p>01.10.06</text:p>
          </table:table-cell>
          <table:table-cell office:value-type="float" office:value="513" calcext:value-type="float">
            <text:p>513</text:p>
          </table:table-cell>
          <table:table-cell table:formula="of:=SUM([.B24:.B35])/12" office:value-type="float" office:value="386.083333333333" calcext:value-type="float">
            <text:p>386,083333333333</text:p>
          </table:table-cell>
          <table:table-cell table:formula="of:=[.C35]-[.C23]" office:value-type="float" office:value="235.416666666667" calcext:value-type="float">
            <text:p>235,416666666667</text:p>
          </table:table-cell>
          <table:table-cell table:number-columns-repeated="1017"/>
        </table:table-row>
        <table:table-row table:style-name="ro1">
          <table:table-cell office:value-type="date" office:date-value="2006-11-01" calcext:value-type="date">
            <text:p>01.11.06</text:p>
          </table:table-cell>
          <table:table-cell office:value-type="float" office:value="623" calcext:value-type="float">
            <text:p>623</text:p>
          </table:table-cell>
          <table:table-cell table:formula="of:=SUM([.B25:.B36])/12" office:value-type="float" office:value="419.333333333333" calcext:value-type="float">
            <text:p>419,333333333333</text:p>
          </table:table-cell>
          <table:table-cell table:formula="of:=[.C36]-[.C24]"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office:value-type="date" office:date-value="2006-12-01" calcext:value-type="date">
            <text:p>01.12.06</text:p>
          </table:table-cell>
          <table:table-cell office:value-type="float" office:value="656" calcext:value-type="float">
            <text:p>656</text:p>
          </table:table-cell>
          <table:table-cell table:formula="of:=SUM([.B26:.B37])/12" office:value-type="float" office:value="450.916666666667" calcext:value-type="float">
            <text:p>450,916666666667</text:p>
          </table:table-cell>
          <table:table-cell table:formula="of:=[.C37]-[.C25]" office:value-type="float" office:value="275.083333333333" calcext:value-type="float">
            <text:p>275,083333333333</text:p>
          </table:table-cell>
          <table:table-cell table:number-columns-repeated="1017"/>
        </table:table-row>
        <table:table-row table:style-name="ro1">
          <table:table-cell office:value-type="date" office:date-value="2007-01-01" calcext:value-type="date">
            <text:p>01.01.07</text:p>
          </table:table-cell>
          <table:table-cell office:value-type="float" office:value="691" calcext:value-type="float">
            <text:p>691</text:p>
          </table:table-cell>
          <table:table-cell table:formula="of:=SUM([.B27:.B38])/12" office:value-type="float" office:value="482.75" calcext:value-type="float">
            <text:p>482,75</text:p>
          </table:table-cell>
          <table:table-cell table:formula="of:=[.C38]-[.C26]" office:value-type="float" office:value="290.083333333333" calcext:value-type="float">
            <text:p>290,083333333333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01.02.07</text:p>
          </table:table-cell>
          <table:table-cell office:value-type="float" office:value="727" calcext:value-type="float">
            <text:p>727</text:p>
          </table:table-cell>
          <table:table-cell table:formula="of:=SUM([.B28:.B39])/12" office:value-type="float" office:value="516.666666666667" calcext:value-type="float">
            <text:p>516,666666666667</text:p>
          </table:table-cell>
          <table:table-cell table:formula="of:=[.C39]-[.C27]" office:value-type="float" office:value="305.75" calcext:value-type="float">
            <text:p>305,75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01.03.07</text:p>
          </table:table-cell>
          <table:table-cell office:value-type="float" office:value="786" calcext:value-type="float">
            <text:p>786</text:p>
          </table:table-cell>
          <table:table-cell table:formula="of:=SUM([.B29:.B40])/12" office:value-type="float" office:value="550.666666666667" calcext:value-type="float">
            <text:p>550,666666666667</text:p>
          </table:table-cell>
          <table:table-cell table:formula="of:=[.C40]-[.C28]" office:value-type="float" office:value="320.833333333333" calcext:value-type="float">
            <text:p>320,833333333333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01.04.07</text:p>
          </table:table-cell>
          <table:table-cell office:value-type="float" office:value="697" calcext:value-type="float">
            <text:p>697</text:p>
          </table:table-cell>
          <table:table-cell table:formula="of:=SUM([.B30:.B41])/12" office:value-type="float" office:value="576.5" calcext:value-type="float">
            <text:p>576,5</text:p>
          </table:table-cell>
          <table:table-cell table:formula="of:=[.C41]-[.C29]" office:value-type="float" office:value="328.166666666667" calcext:value-type="float">
            <text:p>328,166666666667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01.05.07</text:p>
          </table:table-cell>
          <table:table-cell office:value-type="float" office:value="701" calcext:value-type="float">
            <text:p>701</text:p>
          </table:table-cell>
          <table:table-cell table:formula="of:=SUM([.B31:.B42])/12" office:value-type="float" office:value="600.083333333333" calcext:value-type="float">
            <text:p>600,083333333333</text:p>
          </table:table-cell>
          <table:table-cell table:formula="of:=[.C42]-[.C30]" office:value-type="float" office:value="329.25" calcext:value-type="float">
            <text:p>329,25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01.06.07</text:p>
          </table:table-cell>
          <table:table-cell office:value-type="float" office:value="606" calcext:value-type="float">
            <text:p>606</text:p>
          </table:table-cell>
          <table:table-cell table:formula="of:=SUM([.B32:.B43])/12" office:value-type="float" office:value="614.583333333333" calcext:value-type="float">
            <text:p>614,583333333333</text:p>
          </table:table-cell>
          <table:table-cell table:formula="of:=[.C43]-[.C31]" office:value-type="float" office:value="320.75" calcext:value-type="float">
            <text:p>320,75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01.07.07</text:p>
          </table:table-cell>
          <table:table-cell office:value-type="float" office:value="576" calcext:value-type="float">
            <text:p>576</text:p>
          </table:table-cell>
          <table:table-cell table:formula="of:=SUM([.B33:.B44])/12" office:value-type="float" office:value="628.666666666667" calcext:value-type="float">
            <text:p>628,666666666667</text:p>
          </table:table-cell>
          <table:table-cell table:formula="of:=[.C44]-[.C32]" office:value-type="float" office:value="314.833333333333" calcext:value-type="float">
            <text:p>314,833333333333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01.08.07</text:p>
          </table:table-cell>
          <table:table-cell office:value-type="float" office:value="577" calcext:value-type="float">
            <text:p>577</text:p>
          </table:table-cell>
          <table:table-cell table:formula="of:=SUM([.B34:.B45])/12" office:value-type="float" office:value="638.666666666667" calcext:value-type="float">
            <text:p>638,666666666667</text:p>
          </table:table-cell>
          <table:table-cell table:formula="of:=[.C45]-[.C33]"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01.09.07</text:p>
          </table:table-cell>
          <table:table-cell office:value-type="float" office:value="607" calcext:value-type="float">
            <text:p>607</text:p>
          </table:table-cell>
          <table:table-cell table:formula="of:=SUM([.B35:.B46])/12" office:value-type="float" office:value="646.666666666667" calcext:value-type="float">
            <text:p>646,666666666667</text:p>
          </table:table-cell>
          <table:table-cell table:formula="of:=[.C46]-[.C34]"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01.10.07</text:p>
          </table:table-cell>
          <table:table-cell office:value-type="float" office:value="619" calcext:value-type="float">
            <text:p>619</text:p>
          </table:table-cell>
          <table:table-cell table:formula="of:=SUM([.B36:.B47])/12" office:value-type="float" office:value="655.5" calcext:value-type="float">
            <text:p>655,5</text:p>
          </table:table-cell>
          <table:table-cell table:formula="of:=[.C47]-[.C35]" office:value-type="float" office:value="269.416666666667" calcext:value-type="float">
            <text:p>269,416666666667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01.11.07</text:p>
          </table:table-cell>
          <table:table-cell office:value-type="float" office:value="628" calcext:value-type="float">
            <text:p>628</text:p>
          </table:table-cell>
          <table:table-cell table:formula="of:=SUM([.B37:.B48])/12" office:value-type="float" office:value="655.916666666667" calcext:value-type="float">
            <text:p>655,916666666667</text:p>
          </table:table-cell>
          <table:table-cell table:formula="of:=[.C48]-[.C36]" office:value-type="float" office:value="236.583333333333" calcext:value-type="float">
            <text:p>236,583333333333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01.12.07</text:p>
          </table:table-cell>
          <table:table-cell office:value-type="float" office:value="594" calcext:value-type="float">
            <text:p>594</text:p>
          </table:table-cell>
          <table:table-cell table:formula="of:=SUM([.B38:.B49])/12" office:value-type="float" office:value="650.75" calcext:value-type="float">
            <text:p>650,75</text:p>
          </table:table-cell>
          <table:table-cell table:formula="of:=[.C49]-[.C37]" office:value-type="float" office:value="199.833333333333" calcext:value-type="float">
            <text:p>199,833333333333</text:p>
          </table:table-cell>
          <table:table-cell table:number-columns-repeated="1017"/>
        </table:table-row>
        <table:table-row table:style-name="ro1">
          <table:table-cell office:value-type="date" office:date-value="2008-01-01" calcext:value-type="date">
            <text:p>01.01.08</text:p>
          </table:table-cell>
          <table:table-cell office:value-type="float" office:value="685" calcext:value-type="float">
            <text:p>685</text:p>
          </table:table-cell>
          <table:table-cell table:formula="of:=SUM([.B39:.B50])/12" office:value-type="float" office:value="650.25" calcext:value-type="float">
            <text:p>650,25</text:p>
          </table:table-cell>
          <table:table-cell table:formula="of:=[.C50]-[.C38]" office:value-type="float" office:value="167.5" calcext:value-type="float">
            <text:p>167,5</text:p>
          </table:table-cell>
          <table:table-cell table:number-columns-repeated="1017"/>
        </table:table-row>
        <table:table-row table:style-name="ro1">
          <table:table-cell office:value-type="date" office:date-value="2008-02-01" calcext:value-type="date">
            <text:p>01.02.08</text:p>
          </table:table-cell>
          <table:table-cell office:value-type="float" office:value="704" calcext:value-type="float">
            <text:p>704</text:p>
          </table:table-cell>
          <table:table-cell table:formula="of:=SUM([.B40:.B51])/12" office:value-type="float" office:value="648.333333333333" calcext:value-type="float">
            <text:p>648,333333333333</text:p>
          </table:table-cell>
          <table:table-cell table:formula="of:=[.C51]-[.C39]" office:value-type="float" office:value="131.666666666667" calcext:value-type="float">
            <text:p>131,666666666667</text:p>
          </table:table-cell>
          <table:table-cell table:number-columns-repeated="1017"/>
        </table:table-row>
        <table:table-row table:style-name="ro1">
          <table:table-cell office:value-type="date" office:date-value="2008-03-01" calcext:value-type="date">
            <text:p>01.03.08</text:p>
          </table:table-cell>
          <table:table-cell office:value-type="float" office:value="684" calcext:value-type="float">
            <text:p>684</text:p>
          </table:table-cell>
          <table:table-cell table:formula="of:=SUM([.B41:.B52])/12" office:value-type="float" office:value="639.833333333333" calcext:value-type="float">
            <text:p>639,833333333333</text:p>
          </table:table-cell>
          <table:table-cell table:formula="of:=[.C52]-[.C40]" office:value-type="float" office:value="89.1666666666668" calcext:value-type="float">
            <text:p>89,1666666666668</text:p>
          </table:table-cell>
          <table:table-cell table:number-columns-repeated="1017"/>
        </table:table-row>
        <table:table-row table:style-name="ro1">
          <table:table-cell office:value-type="date" office:date-value="2008-04-01" calcext:value-type="date">
            <text:p>01.04.08</text:p>
          </table:table-cell>
          <table:table-cell office:value-type="float" office:value="642" calcext:value-type="float">
            <text:p>642</text:p>
          </table:table-cell>
          <table:table-cell table:formula="of:=SUM([.B42:.B53])/12" office:value-type="float" office:value="635.25" calcext:value-type="float">
            <text:p>635,25</text:p>
          </table:table-cell>
          <table:table-cell table:formula="of:=[.C53]-[.C41]" office:value-type="float" office:value="58.75" calcext:value-type="float">
            <text:p>58,75</text:p>
          </table:table-cell>
          <table:table-cell table:number-columns-repeated="1017"/>
        </table:table-row>
        <table:table-row table:style-name="ro1">
          <table:table-cell office:value-type="date" office:date-value="2008-05-01" calcext:value-type="date">
            <text:p>01.05.08</text:p>
          </table:table-cell>
          <table:table-cell office:value-type="float" office:value="620" calcext:value-type="float">
            <text:p>620</text:p>
          </table:table-cell>
          <table:table-cell table:formula="of:=SUM([.B43:.B54])/12" office:value-type="float" office:value="628.5" calcext:value-type="float">
            <text:p>628,5</text:p>
          </table:table-cell>
          <table:table-cell table:formula="of:=[.C54]-[.C42]" office:value-type="float" office:value="28.4166666666666" calcext:value-type="float">
            <text:p>28,4166666666666</text:p>
          </table:table-cell>
          <table:table-cell table:number-columns-repeated="1017"/>
        </table:table-row>
        <table:table-row table:style-name="ro1">
          <table:table-cell office:value-type="date" office:date-value="2008-06-01" calcext:value-type="date">
            <text:p>01.06.08</text:p>
          </table:table-cell>
          <table:table-cell office:value-type="float" office:value="590" calcext:value-type="float">
            <text:p>590</text:p>
          </table:table-cell>
          <table:table-cell table:formula="of:=SUM([.B44:.B55])/12" office:value-type="float" office:value="627.166666666667" calcext:value-type="float">
            <text:p>627,166666666667</text:p>
          </table:table-cell>
          <table:table-cell table:formula="of:=[.C55]-[.C43]" office:value-type="float" office:value="12.5833333333333" calcext:value-type="float">
            <text:p>12,5833333333333</text:p>
          </table:table-cell>
          <table:table-cell table:number-columns-repeated="1017"/>
        </table:table-row>
        <table:table-row table:style-name="ro1">
          <table:table-cell office:value-type="date" office:date-value="2008-07-01" calcext:value-type="date">
            <text:p>01.07.08</text:p>
          </table:table-cell>
          <table:table-cell office:value-type="float" office:value="574" calcext:value-type="float">
            <text:p>574</text:p>
          </table:table-cell>
          <table:table-cell table:formula="of:=SUM([.B45:.B56])/12" office:value-type="float" office:value="627" calcext:value-type="float">
            <text:p>627</text:p>
          </table:table-cell>
          <table:table-cell table:formula="of:=[.C56]-[.C44]" office:value-type="float" office:value="-1.66666666666663" calcext:value-type="float">
            <text:p>-1,66666666666663</text:p>
          </table:table-cell>
          <table:table-cell table:number-columns-repeated="1017"/>
        </table:table-row>
        <table:table-row table:style-name="ro1">
          <table:table-cell office:value-type="date" office:date-value="2008-08-01" calcext:value-type="date">
            <text:p>01.08.08</text:p>
          </table:table-cell>
          <table:table-cell office:value-type="float" office:value="653" calcext:value-type="float">
            <text:p>653</text:p>
          </table:table-cell>
          <table:table-cell table:formula="of:=SUM([.B46:.B57])/12" office:value-type="float" office:value="633.333333333333" calcext:value-type="float">
            <text:p>633,333333333333</text:p>
          </table:table-cell>
          <table:table-cell table:formula="of:=[.C57]-[.C45]" office:value-type="float" office:value="-5.33333333333326" calcext:value-type="float">
            <text:p>-5,33333333333326</text:p>
          </table:table-cell>
          <table:table-cell table:number-columns-repeated="1017"/>
        </table:table-row>
        <table:table-row table:style-name="ro1">
          <table:table-cell office:value-type="date" office:date-value="2008-09-01" calcext:value-type="date">
            <text:p>01.09.08</text:p>
          </table:table-cell>
          <table:table-cell office:value-type="float" office:value="663" calcext:value-type="float">
            <text:p>663</text:p>
          </table:table-cell>
          <table:table-cell table:formula="of:=SUM([.B47:.B58])/12" office:value-type="float" office:value="638" calcext:value-type="float">
            <text:p>638</text:p>
          </table:table-cell>
          <table:table-cell table:formula="of:=[.C58]-[.C46]" office:value-type="float" office:value="-8.66666666666663" calcext:value-type="float">
            <text:p>-8,66666666666663</text:p>
          </table:table-cell>
          <table:table-cell table:number-columns-repeated="1017"/>
        </table:table-row>
        <table:table-row table:style-name="ro1">
          <table:table-cell office:value-type="date" office:date-value="2008-10-01" calcext:value-type="date">
            <text:p>01.10.08</text:p>
          </table:table-cell>
          <table:table-cell office:value-type="float" office:value="761" calcext:value-type="float">
            <text:p>761</text:p>
          </table:table-cell>
          <table:table-cell table:formula="of:=SUM([.B48:.B59])/12" office:value-type="float" office:value="649.833333333333" calcext:value-type="float">
            <text:p>649,833333333333</text:p>
          </table:table-cell>
          <table:table-cell table:formula="of:=[.C59]-[.C47]" office:value-type="float" office:value="-5.66666666666663" calcext:value-type="float">
            <text:p>-5,66666666666663</text:p>
          </table:table-cell>
          <table:table-cell table:number-columns-repeated="1017"/>
        </table:table-row>
        <table:table-row table:style-name="ro1">
          <table:table-cell office:value-type="date" office:date-value="2008-11-01" calcext:value-type="date">
            <text:p>01.11.08</text:p>
          </table:table-cell>
          <table:table-cell office:value-type="float" office:value="703" calcext:value-type="float">
            <text:p>703</text:p>
          </table:table-cell>
          <table:table-cell table:formula="of:=SUM([.B49:.B60])/12" office:value-type="float" office:value="656.083333333333" calcext:value-type="float">
            <text:p>656,083333333333</text:p>
          </table:table-cell>
          <table:table-cell table:formula="of:=[.C60]-[.C48]" office:value-type="float" office:value="0.166666666666742" calcext:value-type="float">
            <text:p>0,166666666666742</text:p>
          </table:table-cell>
          <table:table-cell table:number-columns-repeated="1017"/>
        </table:table-row>
        <table:table-row table:style-name="ro1">
          <table:table-cell office:value-type="date" office:date-value="2008-12-01" calcext:value-type="date">
            <text:p>01.12.08</text:p>
          </table:table-cell>
          <table:table-cell office:value-type="float" office:value="665" calcext:value-type="float">
            <text:p>665</text:p>
          </table:table-cell>
          <table:table-cell table:formula="of:=SUM([.B50:.B61])/12" office:value-type="float" office:value="662" calcext:value-type="float">
            <text:p>662</text:p>
          </table:table-cell>
          <table:table-cell table:formula="of:=[.C61]-[.C49]" office:value-type="float" office:value="11.25" calcext:value-type="float">
            <text:p>11,25</text:p>
          </table:table-cell>
          <table:table-cell table:number-columns-repeated="1017"/>
        </table:table-row>
        <table:table-row table:style-name="ro1">
          <table:table-cell office:value-type="date" office:date-value="2009-01-01" calcext:value-type="date">
            <text:p>01.01.09</text:p>
          </table:table-cell>
          <table:table-cell office:value-type="float" office:value="749" calcext:value-type="float">
            <text:p>749</text:p>
          </table:table-cell>
          <table:table-cell table:formula="of:=SUM([.B51:.B62])/12" office:value-type="float" office:value="667.333333333333" calcext:value-type="float">
            <text:p>667,333333333333</text:p>
          </table:table-cell>
          <table:table-cell table:formula="of:=[.C62]-[.C50]" office:value-type="float" office:value="17.0833333333334" calcext:value-type="float">
            <text:p>17,0833333333334</text:p>
          </table:table-cell>
          <table:table-cell table:number-columns-repeated="1017"/>
        </table:table-row>
        <table:table-row table:style-name="ro1">
          <table:table-cell office:value-type="date" office:date-value="2009-02-01" calcext:value-type="date">
            <text:p>01.02.09</text:p>
          </table:table-cell>
          <table:table-cell office:value-type="float" office:value="698" calcext:value-type="float">
            <text:p>698</text:p>
          </table:table-cell>
          <table:table-cell table:formula="of:=SUM([.B52:.B63])/12" office:value-type="float" office:value="666.833333333333" calcext:value-type="float">
            <text:p>666,833333333333</text:p>
          </table:table-cell>
          <table:table-cell table:formula="of:=[.C63]-[.C51]" office:value-type="float" office:value="18.5" calcext:value-type="float">
            <text:p>18,5</text:p>
          </table:table-cell>
          <table:table-cell table:number-columns-repeated="1017"/>
        </table:table-row>
        <table:table-row table:style-name="ro1">
          <table:table-cell office:value-type="date" office:date-value="2009-03-01" calcext:value-type="date">
            <text:p>01.03.09</text:p>
          </table:table-cell>
          <table:table-cell office:value-type="float" office:value="811" calcext:value-type="float">
            <text:p>811</text:p>
          </table:table-cell>
          <table:table-cell table:formula="of:=SUM([.B53:.B64])/12" office:value-type="float" office:value="677.416666666667" calcext:value-type="float">
            <text:p>677,416666666667</text:p>
          </table:table-cell>
          <table:table-cell table:formula="of:=[.C64]-[.C52]" office:value-type="float" office:value="37.5833333333333" calcext:value-type="float">
            <text:p>37,5833333333333</text:p>
          </table:table-cell>
          <table:table-cell table:number-columns-repeated="1017"/>
        </table:table-row>
        <table:table-row table:style-name="ro1">
          <table:table-cell office:value-type="date" office:date-value="2009-04-01" calcext:value-type="date">
            <text:p>01.04.09</text:p>
          </table:table-cell>
          <table:table-cell office:value-type="float" office:value="664" calcext:value-type="float">
            <text:p>664</text:p>
          </table:table-cell>
          <table:table-cell table:formula="of:=SUM([.B54:.B65])/12" office:value-type="float" office:value="679.25" calcext:value-type="float">
            <text:p>679,25</text:p>
          </table:table-cell>
          <table:table-cell table:formula="of:=[.C65]-[.C53]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date" office:date-value="2009-05-01" calcext:value-type="date">
            <text:p>01.05.09</text:p>
          </table:table-cell>
          <table:table-cell office:value-type="float" office:value="647" calcext:value-type="float">
            <text:p>647</text:p>
          </table:table-cell>
          <table:table-cell table:formula="of:=SUM([.B55:.B66])/12" office:value-type="float" office:value="681.5" calcext:value-type="float">
            <text:p>681,5</text:p>
          </table:table-cell>
          <table:table-cell table:formula="of:=[.C66]-[.C54]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date" office:date-value="2009-06-01" calcext:value-type="date">
            <text:p>01.06.09</text:p>
          </table:table-cell>
          <table:table-cell office:value-type="float" office:value="637" calcext:value-type="float">
            <text:p>637</text:p>
          </table:table-cell>
          <table:table-cell table:formula="of:=SUM([.B56:.B67])/12" office:value-type="float" office:value="685.416666666667" calcext:value-type="float">
            <text:p>685,416666666667</text:p>
          </table:table-cell>
          <table:table-cell table:formula="of:=[.C67]-[.C55]" office:value-type="float" office:value="58.25" calcext:value-type="float">
            <text:p>58,25</text:p>
          </table:table-cell>
          <table:table-cell table:number-columns-repeated="1017"/>
        </table:table-row>
        <table:table-row table:style-name="ro1">
          <table:table-cell office:value-type="date" office:date-value="2009-07-01" calcext:value-type="date">
            <text:p>01.07.09</text:p>
          </table:table-cell>
          <table:table-cell office:value-type="float" office:value="577" calcext:value-type="float">
            <text:p>577</text:p>
          </table:table-cell>
          <table:table-cell table:formula="of:=SUM([.B57:.B68])/12" office:value-type="float" office:value="685.666666666667" calcext:value-type="float">
            <text:p>685,666666666667</text:p>
          </table:table-cell>
          <table:table-cell table:formula="of:=[.C68]-[.C56]" office:value-type="float" office:value="58.6666666666666" calcext:value-type="float">
            <text:p>58,6666666666666</text:p>
          </table:table-cell>
          <table:table-cell table:number-columns-repeated="1017"/>
        </table:table-row>
        <table:table-row table:style-name="ro1">
          <table:table-cell office:value-type="date" office:date-value="2009-08-01" calcext:value-type="date">
            <text:p>01.08.09</text:p>
          </table:table-cell>
          <table:table-cell office:value-type="float" office:value="640" calcext:value-type="float">
            <text:p>640</text:p>
          </table:table-cell>
          <table:table-cell table:formula="of:=SUM([.B58:.B69])/12" office:value-type="float" office:value="684.583333333333" calcext:value-type="float">
            <text:p>684,583333333333</text:p>
          </table:table-cell>
          <table:table-cell table:formula="of:=[.C69]-[.C57]" office:value-type="float" office:value="51.25" calcext:value-type="float">
            <text:p>51,25</text:p>
          </table:table-cell>
          <table:table-cell table:number-columns-repeated="1017"/>
        </table:table-row>
        <table:table-row table:style-name="ro1">
          <table:table-cell office:value-type="date" office:date-value="2009-09-01" calcext:value-type="date">
            <text:p>01.09.09</text:p>
          </table:table-cell>
          <table:table-cell office:value-type="float" office:value="629" calcext:value-type="float">
            <text:p>629</text:p>
          </table:table-cell>
          <table:table-cell table:formula="of:=SUM([.B59:.B70])/12" office:value-type="float" office:value="681.75" calcext:value-type="float">
            <text:p>681,75</text:p>
          </table:table-cell>
          <table:table-cell table:formula="of:=[.C70]-[.C58]" office:value-type="float" office:value="43.75" calcext:value-type="float">
            <text:p>43,75</text:p>
          </table:table-cell>
          <table:table-cell table:number-columns-repeated="1017"/>
        </table:table-row>
        <table:table-row table:style-name="ro1">
          <table:table-cell office:value-type="date" office:date-value="2009-10-01" calcext:value-type="date">
            <text:p>01.10.09</text:p>
          </table:table-cell>
          <table:table-cell office:value-type="float" office:value="645" calcext:value-type="float">
            <text:p>645</text:p>
          </table:table-cell>
          <table:table-cell table:formula="of:=SUM([.B60:.B71])/12" office:value-type="float" office:value="672.083333333333" calcext:value-type="float">
            <text:p>672,083333333333</text:p>
          </table:table-cell>
          <table:table-cell table:formula="of:=[.C71]-[.C59]" office:value-type="float" office:value="22.25" calcext:value-type="float">
            <text:p>22,25</text:p>
          </table:table-cell>
          <table:table-cell table:number-columns-repeated="1017"/>
        </table:table-row>
        <table:table-row table:style-name="ro1">
          <table:table-cell office:value-type="date" office:date-value="2009-11-01" calcext:value-type="date">
            <text:p>01.11.09</text:p>
          </table:table-cell>
          <table:table-cell office:value-type="float" office:value="682" calcext:value-type="float">
            <text:p>682</text:p>
          </table:table-cell>
          <table:table-cell table:formula="of:=SUM([.B61:.B72])/12" office:value-type="float" office:value="670.333333333333" calcext:value-type="float">
            <text:p>670,333333333333</text:p>
          </table:table-cell>
          <table:table-cell table:formula="of:=[.C72]-[.C60]" office:value-type="float" office:value="14.25" calcext:value-type="float">
            <text:p>14,25</text:p>
          </table:table-cell>
          <table:table-cell table:number-columns-repeated="1017"/>
        </table:table-row>
        <table:table-row table:style-name="ro1">
          <table:table-cell office:value-type="date" office:date-value="2009-12-01" calcext:value-type="date">
            <text:p>01.12.09</text:p>
          </table:table-cell>
          <table:table-cell office:value-type="float" office:value="618" calcext:value-type="float">
            <text:p>618</text:p>
          </table:table-cell>
          <table:table-cell table:formula="of:=SUM([.B62:.B73])/12" office:value-type="float" office:value="666.416666666667" calcext:value-type="float">
            <text:p>666,416666666667</text:p>
          </table:table-cell>
          <table:table-cell table:formula="of:=[.C73]-[.C61]" office:value-type="float" office:value="4.41666666666663" calcext:value-type="float">
            <text:p>4,41666666666663</text:p>
          </table:table-cell>
          <table:table-cell table:number-columns-repeated="1017"/>
        </table:table-row>
        <table:table-row table:style-name="ro1">
          <table:table-cell office:value-type="date" office:date-value="2010-01-01" calcext:value-type="date">
            <text:p>01.01.10</text:p>
          </table:table-cell>
          <table:table-cell office:value-type="float" office:value="669" calcext:value-type="float">
            <text:p>669</text:p>
          </table:table-cell>
          <table:table-cell table:formula="of:=SUM([.B63:.B74])/12" office:value-type="float" office:value="659.75" calcext:value-type="float">
            <text:p>659,75</text:p>
          </table:table-cell>
          <table:table-cell table:formula="of:=[.C74]-[.C62]" office:value-type="float" office:value="-7.58333333333337" calcext:value-type="float">
            <text:p>-7,58333333333337</text:p>
          </table:table-cell>
          <table:table-cell table:number-columns-repeated="1017"/>
        </table:table-row>
        <table:table-row table:style-name="ro1">
          <table:table-cell office:value-type="date" office:date-value="2010-02-01" calcext:value-type="date">
            <text:p>01.02.10</text:p>
          </table:table-cell>
          <table:table-cell office:value-type="float" office:value="668" calcext:value-type="float">
            <text:p>668</text:p>
          </table:table-cell>
          <table:table-cell table:formula="of:=SUM([.B64:.B75])/12" office:value-type="float" office:value="657.25" calcext:value-type="float">
            <text:p>657,25</text:p>
          </table:table-cell>
          <table:table-cell table:formula="of:=[.C75]-[.C63]" office:value-type="float" office:value="-9.58333333333337" calcext:value-type="float">
            <text:p>-9,58333333333337</text:p>
          </table:table-cell>
          <table:table-cell table:number-columns-repeated="1017"/>
        </table:table-row>
        <table:table-row table:style-name="ro1">
          <table:table-cell office:value-type="date" office:date-value="2010-03-01" calcext:value-type="date">
            <text:p>01.03.10</text:p>
          </table:table-cell>
          <table:table-cell office:value-type="float" office:value="713" calcext:value-type="float">
            <text:p>713</text:p>
          </table:table-cell>
          <table:table-cell table:formula="of:=SUM([.B65:.B76])/12" office:value-type="float" office:value="649.083333333333" calcext:value-type="float">
            <text:p>649,083333333333</text:p>
          </table:table-cell>
          <table:table-cell table:formula="of:=[.C76]-[.C64]" office:value-type="float" office:value="-28.3333333333333" calcext:value-type="float">
            <text:p>-28,3333333333333</text:p>
          </table:table-cell>
          <table:table-cell table:number-columns-repeated="1017"/>
        </table:table-row>
        <table:table-row table:style-name="ro1">
          <table:table-cell office:value-type="date" office:date-value="2010-04-01" calcext:value-type="date">
            <text:p>01.04.10</text:p>
          </table:table-cell>
          <table:table-cell office:value-type="float" office:value="669" calcext:value-type="float">
            <text:p>669</text:p>
          </table:table-cell>
          <table:table-cell table:formula="of:=SUM([.B66:.B77])/12" office:value-type="float" office:value="649.5" calcext:value-type="float">
            <text:p>649,5</text:p>
          </table:table-cell>
          <table:table-cell table:formula="of:=[.C77]-[.C65]" office:value-type="float" office:value="-29.75" calcext:value-type="float">
            <text:p>-29,75</text:p>
          </table:table-cell>
          <table:table-cell table:number-columns-repeated="1017"/>
        </table:table-row>
        <table:table-row table:style-name="ro1">
          <table:table-cell office:value-type="date" office:date-value="2010-05-01" calcext:value-type="date">
            <text:p>01.05.10</text:p>
          </table:table-cell>
          <table:table-cell office:value-type="float" office:value="689" calcext:value-type="float">
            <text:p>689</text:p>
          </table:table-cell>
          <table:table-cell table:formula="of:=SUM([.B67:.B78])/12" office:value-type="float" office:value="653" calcext:value-type="float">
            <text:p>653</text:p>
          </table:table-cell>
          <table:table-cell table:formula="of:=[.C78]-[.C66]" office:value-type="float" office:value="-28.5" calcext:value-type="float">
            <text:p>-28,5</text:p>
          </table:table-cell>
          <table:table-cell table:number-columns-repeated="1017"/>
        </table:table-row>
        <table:table-row table:style-name="ro1">
          <table:table-cell office:value-type="date" office:date-value="2010-06-01" calcext:value-type="date">
            <text:p>01.06.10</text:p>
          </table:table-cell>
          <table:table-cell office:value-type="float" office:value="592" calcext:value-type="float">
            <text:p>592</text:p>
          </table:table-cell>
          <table:table-cell table:formula="of:=SUM([.B68:.B79])/12" office:value-type="float" office:value="649.25" calcext:value-type="float">
            <text:p>649,25</text:p>
          </table:table-cell>
          <table:table-cell table:formula="of:=[.C79]-[.C67]" office:value-type="float" office:value="-36.1666666666666" calcext:value-type="float">
            <text:p>-36,1666666666666</text:p>
          </table:table-cell>
          <table:table-cell table:number-columns-repeated="1017"/>
        </table:table-row>
        <table:table-row table:style-name="ro1">
          <table:table-cell office:value-type="date" office:date-value="2010-07-01" calcext:value-type="date">
            <text:p>01.07.10</text:p>
          </table:table-cell>
          <table:table-cell office:value-type="float" office:value="532" calcext:value-type="float">
            <text:p>532</text:p>
          </table:table-cell>
          <table:table-cell table:formula="of:=SUM([.B69:.B80])/12" office:value-type="float" office:value="645.5" calcext:value-type="float">
            <text:p>645,5</text:p>
          </table:table-cell>
          <table:table-cell table:formula="of:=[.C80]-[.C68]" office:value-type="float" office:value="-40.1666666666666" calcext:value-type="float">
            <text:p>-40,1666666666666</text:p>
          </table:table-cell>
          <table:table-cell table:number-columns-repeated="1017"/>
        </table:table-row>
        <table:table-row table:style-name="ro1">
          <table:table-cell office:value-type="date" office:date-value="2010-08-01" calcext:value-type="date">
            <text:p>01.08.10</text:p>
          </table:table-cell>
          <table:table-cell office:value-type="float" office:value="573" calcext:value-type="float">
            <text:p>573</text:p>
          </table:table-cell>
          <table:table-cell table:formula="of:=SUM([.B70:.B81])/12" office:value-type="float" office:value="639.916666666667" calcext:value-type="float">
            <text:p>639,916666666667</text:p>
          </table:table-cell>
          <table:table-cell table:formula="of:=[.C81]-[.C69]" office:value-type="float" office:value="-44.6666666666667" calcext:value-type="float">
            <text:p>-44,6666666666667</text:p>
          </table:table-cell>
          <table:table-cell table:number-columns-repeated="1017"/>
        </table:table-row>
        <table:table-row table:style-name="ro1">
          <table:table-cell office:value-type="date" office:date-value="2010-09-01" calcext:value-type="date">
            <text:p>01.09.10</text:p>
          </table:table-cell>
          <table:table-cell office:value-type="float" office:value="561" calcext:value-type="float">
            <text:p>561</text:p>
          </table:table-cell>
          <table:table-cell table:formula="of:=SUM([.B71:.B82])/12" office:value-type="float" office:value="634.25" calcext:value-type="float">
            <text:p>634,25</text:p>
          </table:table-cell>
          <table:table-cell table:formula="of:=[.C82]-[.C70]" office:value-type="float" office:value="-47.5" calcext:value-type="float">
            <text:p>-47,5</text:p>
          </table:table-cell>
          <table:table-cell table:number-columns-repeated="1017"/>
        </table:table-row>
        <table:table-row table:style-name="ro1">
          <table:table-cell office:value-type="date" office:date-value="2010-10-01" calcext:value-type="date">
            <text:p>01.10.10</text:p>
          </table:table-cell>
          <table:table-cell office:value-type="float" office:value="596" calcext:value-type="float">
            <text:p>596</text:p>
          </table:table-cell>
          <table:table-cell table:formula="of:=SUM([.B72:.B83])/12" office:value-type="float" office:value="630.166666666667" calcext:value-type="float">
            <text:p>630,166666666667</text:p>
          </table:table-cell>
          <table:table-cell table:formula="of:=[.C83]-[.C71]" office:value-type="float" office:value="-41.9166666666667" calcext:value-type="float">
            <text:p>-41,9166666666667</text:p>
          </table:table-cell>
          <table:table-cell table:number-columns-repeated="1017"/>
        </table:table-row>
        <table:table-row table:style-name="ro1">
          <table:table-cell office:value-type="date" office:date-value="2010-11-01" calcext:value-type="date">
            <text:p>01.11.10</text:p>
          </table:table-cell>
          <table:table-cell office:value-type="float" office:value="614" calcext:value-type="float">
            <text:p>614</text:p>
          </table:table-cell>
          <table:table-cell table:formula="of:=SUM([.B73:.B84])/12" office:value-type="float" office:value="624.5" calcext:value-type="float">
            <text:p>624,5</text:p>
          </table:table-cell>
          <table:table-cell table:formula="of:=[.C84]-[.C72]" office:value-type="float" office:value="-45.8333333333334" calcext:value-type="float">
            <text:p>-45,8333333333334</text:p>
          </table:table-cell>
          <table:table-cell table:number-columns-repeated="1017"/>
        </table:table-row>
        <table:table-row table:style-name="ro1">
          <table:table-cell office:value-type="date" office:date-value="2010-12-01" calcext:value-type="date">
            <text:p>01.12.10</text:p>
          </table:table-cell>
          <table:table-cell office:value-type="float" office:value="523" calcext:value-type="float">
            <text:p>523</text:p>
          </table:table-cell>
          <table:table-cell table:formula="of:=SUM([.B74:.B85])/12" office:value-type="float" office:value="616.583333333333" calcext:value-type="float">
            <text:p>616,583333333333</text:p>
          </table:table-cell>
          <table:table-cell table:formula="of:=[.C85]-[.C73]" office:value-type="float" office:value="-49.8333333333333" calcext:value-type="float">
            <text:p>-49,8333333333333</text:p>
          </table:table-cell>
          <table:table-cell table:number-columns-repeated="1017"/>
        </table:table-row>
        <table:table-row table:style-name="ro1">
          <table:table-cell office:value-type="date" office:date-value="2011-01-01" calcext:value-type="date">
            <text:p>01.01.11</text:p>
          </table:table-cell>
          <table:table-cell office:value-type="float" office:value="621" calcext:value-type="float">
            <text:p>621</text:p>
          </table:table-cell>
          <table:table-cell table:formula="of:=SUM([.B75:.B86])/12" office:value-type="float" office:value="612.583333333333" calcext:value-type="float">
            <text:p>612,583333333333</text:p>
          </table:table-cell>
          <table:table-cell table:formula="of:=[.C86]-[.C74]" office:value-type="float" office:value="-47.1666666666666" calcext:value-type="float">
            <text:p>-47,1666666666666</text:p>
          </table:table-cell>
          <table:table-cell table:number-columns-repeated="1017"/>
        </table:table-row>
        <table:table-row table:style-name="ro1">
          <table:table-cell office:value-type="date" office:date-value="2011-02-01" calcext:value-type="date">
            <text:p>01.02.11</text:p>
          </table:table-cell>
          <table:table-cell office:value-type="float" office:value="601" calcext:value-type="float">
            <text:p>601</text:p>
          </table:table-cell>
          <table:table-cell table:formula="of:=SUM([.B76:.B87])/12" office:value-type="float" office:value="607" calcext:value-type="float">
            <text:p>607</text:p>
          </table:table-cell>
          <table:table-cell table:formula="of:=[.C87]-[.C75]" office:value-type="float" office:value="-50.25" calcext:value-type="float">
            <text:p>-50,25</text:p>
          </table:table-cell>
          <table:table-cell table:number-columns-repeated="1017"/>
        </table:table-row>
        <table:table-row table:style-name="ro1">
          <table:table-cell office:value-type="date" office:date-value="2011-03-01" calcext:value-type="date">
            <text:p>01.03.11</text:p>
          </table:table-cell>
          <table:table-cell office:value-type="float" office:value="650" calcext:value-type="float">
            <text:p>650</text:p>
          </table:table-cell>
          <table:table-cell table:formula="of:=SUM([.B77:.B88])/12" office:value-type="float" office:value="601.75" calcext:value-type="float">
            <text:p>601,75</text:p>
          </table:table-cell>
          <table:table-cell table:formula="of:=[.C88]-[.C76]" office:value-type="float" office:value="-47.3333333333334" calcext:value-type="float">
            <text:p>-47,3333333333334</text:p>
          </table:table-cell>
          <table:table-cell table:number-columns-repeated="1017"/>
        </table:table-row>
        <table:table-row table:style-name="ro1">
          <table:table-cell office:value-type="date" office:date-value="2011-04-01" calcext:value-type="date">
            <text:p>01.04.11</text:p>
          </table:table-cell>
          <table:table-cell office:value-type="float" office:value="592" calcext:value-type="float">
            <text:p>592</text:p>
          </table:table-cell>
          <table:table-cell table:formula="of:=SUM([.B78:.B89])/12" office:value-type="float" office:value="595.333333333333" calcext:value-type="float">
            <text:p>595,333333333333</text:p>
          </table:table-cell>
          <table:table-cell table:formula="of:=[.C89]-[.C77]" office:value-type="float" office:value="-54.1666666666666" calcext:value-type="float">
            <text:p>-54,1666666666666</text:p>
          </table:table-cell>
          <table:table-cell table:number-columns-repeated="1017"/>
        </table:table-row>
        <table:table-row table:style-name="ro1">
          <table:table-cell office:value-type="date" office:date-value="2011-05-01" calcext:value-type="date">
            <text:p>01.05.11</text:p>
          </table:table-cell>
          <table:table-cell office:value-type="float" office:value="618" calcext:value-type="float">
            <text:p>618</text:p>
          </table:table-cell>
          <table:table-cell table:formula="of:=SUM([.B79:.B90])/12" office:value-type="float" office:value="589.416666666667" calcext:value-type="float">
            <text:p>589,416666666667</text:p>
          </table:table-cell>
          <table:table-cell table:formula="of:=[.C90]-[.C78]" office:value-type="float" office:value="-63.5833333333334" calcext:value-type="float">
            <text:p>-63,5833333333334</text:p>
          </table:table-cell>
          <table:table-cell table:number-columns-repeated="1017"/>
        </table:table-row>
        <table:table-row table:style-name="ro1">
          <table:table-cell office:value-type="date" office:date-value="2011-06-01" calcext:value-type="date">
            <text:p>01.06.11</text:p>
          </table:table-cell>
          <table:table-cell office:value-type="float" office:value="539" calcext:value-type="float">
            <text:p>539</text:p>
          </table:table-cell>
          <table:table-cell table:formula="of:=SUM([.B80:.B91])/12" office:value-type="float" office:value="585" calcext:value-type="float">
            <text:p>585</text:p>
          </table:table-cell>
          <table:table-cell table:formula="of:=[.C91]-[.C79]" office:value-type="float" office:value="-64.25" calcext:value-type="float">
            <text:p>-64,25</text:p>
          </table:table-cell>
          <table:table-cell table:number-columns-repeated="1017"/>
        </table:table-row>
        <table:table-row table:style-name="ro1">
          <table:table-cell office:value-type="date" office:date-value="2011-07-01" calcext:value-type="date">
            <text:p>01.07.11</text:p>
          </table:table-cell>
          <table:table-cell office:value-type="float" office:value="505" calcext:value-type="float">
            <text:p>505</text:p>
          </table:table-cell>
          <table:table-cell table:formula="of:=SUM([.B81:.B92])/12" office:value-type="float" office:value="582.75" calcext:value-type="float">
            <text:p>582,75</text:p>
          </table:table-cell>
          <table:table-cell table:formula="of:=[.C92]-[.C80]" office:value-type="float" office:value="-62.75" calcext:value-type="float">
            <text:p>-62,75</text:p>
          </table:table-cell>
          <table:table-cell table:number-columns-repeated="1017"/>
        </table:table-row>
        <table:table-row table:style-name="ro1">
          <table:table-cell office:value-type="date" office:date-value="2011-08-01" calcext:value-type="date">
            <text:p>01.08.11</text:p>
          </table:table-cell>
          <table:table-cell office:value-type="float" office:value="524" calcext:value-type="float">
            <text:p>524</text:p>
          </table:table-cell>
          <table:table-cell table:formula="of:=SUM([.B82:.B93])/12" office:value-type="float" office:value="578.666666666667" calcext:value-type="float">
            <text:p>578,666666666667</text:p>
          </table:table-cell>
          <table:table-cell table:formula="of:=[.C93]-[.C81]" office:value-type="float" office:value="-61.25" calcext:value-type="float">
            <text:p>-61,25</text:p>
          </table:table-cell>
          <table:table-cell table:number-columns-repeated="1017"/>
        </table:table-row>
        <table:table-row table:style-name="ro1">
          <table:table-cell office:value-type="date" office:date-value="2011-09-01" calcext:value-type="date">
            <text:p>01.09.11</text:p>
          </table:table-cell>
          <table:table-cell office:value-type="float" office:value="508" calcext:value-type="float">
            <text:p>508</text:p>
          </table:table-cell>
          <table:table-cell table:formula="of:=SUM([.B83:.B94])/12" office:value-type="float" office:value="574.25" calcext:value-type="float">
            <text:p>574,25</text:p>
          </table:table-cell>
          <table:table-cell table:formula="of:=[.C94]-[.C82]"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office:value-type="date" office:date-value="2011-10-01" calcext:value-type="date">
            <text:p>01.10.11</text:p>
          </table:table-cell>
          <table:table-cell office:value-type="float" office:value="565" calcext:value-type="float">
            <text:p>565</text:p>
          </table:table-cell>
          <table:table-cell table:formula="of:=SUM([.B84:.B95])/12" office:value-type="float" office:value="571.666666666667" calcext:value-type="float">
            <text:p>571,666666666667</text:p>
          </table:table-cell>
          <table:table-cell table:formula="of:=[.C95]-[.C83]" office:value-type="float" office:value="-58.5" calcext:value-type="float">
            <text:p>-58,5</text:p>
          </table:table-cell>
          <table:table-cell table:number-columns-repeated="1017"/>
        </table:table-row>
        <table:table-row table:style-name="ro1">
          <table:table-cell office:value-type="date" office:date-value="2011-11-01" calcext:value-type="date">
            <text:p>01.11.11</text:p>
          </table:table-cell>
          <table:table-cell office:value-type="float" office:value="556" calcext:value-type="float">
            <text:p>556</text:p>
          </table:table-cell>
          <table:table-cell table:formula="of:=SUM([.B85:.B96])/12" office:value-type="float" office:value="566.833333333333" calcext:value-type="float">
            <text:p>566,833333333333</text:p>
          </table:table-cell>
          <table:table-cell table:formula="of:=[.C96]-[.C84]" office:value-type="float" office:value="-57.6666666666666" calcext:value-type="float">
            <text:p>-57,6666666666666</text:p>
          </table:table-cell>
          <table:table-cell table:number-columns-repeated="1017"/>
        </table:table-row>
        <table:table-row table:style-name="ro1">
          <table:table-cell office:value-type="date" office:date-value="2011-12-01" calcext:value-type="date">
            <text:p>01.12.11</text:p>
          </table:table-cell>
          <table:table-cell office:value-type="float" office:value="507" calcext:value-type="float">
            <text:p>507</text:p>
          </table:table-cell>
          <table:table-cell table:formula="of:=SUM([.B86:.B97])/12" office:value-type="float" office:value="565.5" calcext:value-type="float">
            <text:p>565,5</text:p>
          </table:table-cell>
          <table:table-cell table:formula="of:=[.C97]-[.C85]" office:value-type="float" office:value="-51.0833333333334" calcext:value-type="float">
            <text:p>-51,0833333333334</text:p>
          </table:table-cell>
          <table:table-cell table:number-columns-repeated="1017"/>
        </table:table-row>
        <table:table-row table:style-name="ro1">
          <table:table-cell office:value-type="date" office:date-value="2012-01-01" calcext:value-type="date">
            <text:p>01.01.12</text:p>
          </table:table-cell>
          <table:table-cell office:value-type="float" office:value="589" calcext:value-type="float">
            <text:p>589</text:p>
          </table:table-cell>
          <table:table-cell table:formula="of:=SUM([.B87:.B98])/12" office:value-type="float" office:value="562.833333333333" calcext:value-type="float">
            <text:p>562,833333333333</text:p>
          </table:table-cell>
          <table:table-cell table:formula="of:=[.C98]-[.C86]" office:value-type="float" office:value="-49.75" calcext:value-type="float">
            <text:p>-49,75</text:p>
          </table:table-cell>
          <table:table-cell table:number-columns-repeated="1017"/>
        </table:table-row>
        <table:table-row table:style-name="ro1">
          <table:table-cell office:value-type="date" office:date-value="2012-02-01" calcext:value-type="date">
            <text:p>01.02.12</text:p>
          </table:table-cell>
          <table:table-cell office:value-type="float" office:value="544" calcext:value-type="float">
            <text:p>544</text:p>
          </table:table-cell>
          <table:table-cell table:formula="of:=SUM([.B88:.B99])/12" office:value-type="float" office:value="558.083333333333" calcext:value-type="float">
            <text:p>558,083333333333</text:p>
          </table:table-cell>
          <table:table-cell table:formula="of:=[.C99]-[.C87]" office:value-type="float" office:value="-48.9166666666666" calcext:value-type="float">
            <text:p>-48,9166666666666</text:p>
          </table:table-cell>
          <table:table-cell table:number-columns-repeated="1017"/>
        </table:table-row>
        <table:table-row table:style-name="ro1">
          <table:table-cell office:value-type="date" office:date-value="2012-03-01" calcext:value-type="date">
            <text:p>01.03.12</text:p>
          </table:table-cell>
          <table:table-cell office:value-type="float" office:value="552" calcext:value-type="float">
            <text:p>552</text:p>
          </table:table-cell>
          <table:table-cell table:formula="of:=SUM([.B89:.B100])/12" office:value-type="float" office:value="549.916666666667" calcext:value-type="float">
            <text:p>549,916666666667</text:p>
          </table:table-cell>
          <table:table-cell table:formula="of:=[.C100]-[.C88]" office:value-type="float" office:value="-51.8333333333334" calcext:value-type="float">
            <text:p>-51,8333333333334</text:p>
          </table:table-cell>
          <table:table-cell table:number-columns-repeated="1017"/>
        </table:table-row>
        <table:table-row table:style-name="ro1">
          <table:table-cell office:value-type="date" office:date-value="2012-04-01" calcext:value-type="date">
            <text:p>01.04.12</text:p>
          </table:table-cell>
          <table:table-cell office:value-type="float" office:value="528" calcext:value-type="float">
            <text:p>528</text:p>
          </table:table-cell>
          <table:table-cell table:formula="of:=SUM([.B90:.B101])/12" office:value-type="float" office:value="544.583333333333" calcext:value-type="float">
            <text:p>544,583333333333</text:p>
          </table:table-cell>
          <table:table-cell table:formula="of:=[.C101]-[.C89]" office:value-type="float" office:value="-50.75" calcext:value-type="float">
            <text:p>-50,75</text:p>
          </table:table-cell>
          <table:table-cell table:number-columns-repeated="1017"/>
        </table:table-row>
        <table:table-row table:style-name="ro1">
          <table:table-cell office:value-type="date" office:date-value="2012-05-01" calcext:value-type="date">
            <text:p>01.05.12</text:p>
          </table:table-cell>
          <table:table-cell office:value-type="float" office:value="536" calcext:value-type="float">
            <text:p>536</text:p>
          </table:table-cell>
          <table:table-cell table:formula="of:=SUM([.B91:.B102])/12" office:value-type="float" office:value="537.75" calcext:value-type="float">
            <text:p>537,75</text:p>
          </table:table-cell>
          <table:table-cell table:formula="of:=[.C102]-[.C90]" office:value-type="float" office:value="-51.6666666666666" calcext:value-type="float">
            <text:p>-51,6666666666666</text:p>
          </table:table-cell>
          <table:table-cell table:number-columns-repeated="1017"/>
        </table:table-row>
        <table:table-row table:style-name="ro1">
          <table:table-cell office:value-type="date" office:date-value="2012-06-01" calcext:value-type="date">
            <text:p>01.06.12</text:p>
          </table:table-cell>
          <table:table-cell office:value-type="float" office:value="482" calcext:value-type="float">
            <text:p>482</text:p>
          </table:table-cell>
          <table:table-cell table:formula="of:=SUM([.B92:.B103])/12" office:value-type="float" office:value="533" calcext:value-type="float">
            <text:p>533</text:p>
          </table:table-cell>
          <table:table-cell table:formula="of:=[.C103]-[.C91]" office:value-type="float" office:value="-52" calcext:value-type="float">
            <text:p>-52</text:p>
          </table:table-cell>
          <table:table-cell table:number-columns-repeated="1017"/>
        </table:table-row>
        <table:table-row table:style-name="ro1">
          <table:table-cell office:value-type="date" office:date-value="2012-07-01" calcext:value-type="date">
            <text:p>01.07.12</text:p>
          </table:table-cell>
          <table:table-cell office:value-type="float" office:value="490" calcext:value-type="float">
            <text:p>490</text:p>
          </table:table-cell>
          <table:table-cell table:formula="of:=SUM([.B93:.B104])/12" office:value-type="float" office:value="531.75" calcext:value-type="float">
            <text:p>531,75</text:p>
          </table:table-cell>
          <table:table-cell table:formula="of:=[.C104]-[.C92]" office:value-type="float" office:value="-51" calcext:value-type="float">
            <text:p>-51</text:p>
          </table:table-cell>
          <table:table-cell table:number-columns-repeated="1017"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float" office:value="477" calcext:value-type="float">
            <text:p>477</text:p>
          </table:table-cell>
          <table:table-cell table:formula="of:=SUM([.B94:.B105])/12" office:value-type="float" office:value="527.833333333333" calcext:value-type="float">
            <text:p>527,833333333333</text:p>
          </table:table-cell>
          <table:table-cell table:formula="of:=[.C105]-[.C93]" office:value-type="float" office:value="-50.8333333333333" calcext:value-type="float">
            <text:p>-50,8333333333333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12</text:p>
          </table:table-cell>
          <table:table-cell office:value-type="float" office:value="511" calcext:value-type="float">
            <text:p>511</text:p>
          </table:table-cell>
          <table:table-cell table:formula="of:=SUM([.B95:.B106])/12" office:value-type="float" office:value="528.083333333333" calcext:value-type="float">
            <text:p>528,083333333333</text:p>
          </table:table-cell>
          <table:table-cell table:formula="of:=[.C106]-[.C94]" office:value-type="float" office:value="-46.1666666666666" calcext:value-type="float">
            <text:p>-46,1666666666666</text:p>
          </table:table-cell>
          <table:table-cell table:number-columns-repeated="1017"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float" office:value="579" calcext:value-type="float">
            <text:p>579</text:p>
          </table:table-cell>
          <table:table-cell table:formula="of:=SUM([.B96:.B107])/12" office:value-type="float" office:value="529.25" calcext:value-type="float">
            <text:p>529,25</text:p>
          </table:table-cell>
          <table:table-cell table:formula="of:=[.C107]-[.C95]" office:value-type="float" office:value="-42.4166666666666" calcext:value-type="float">
            <text:p>-42,4166666666666</text:p>
          </table:table-cell>
          <table:table-cell table:number-columns-repeated="1017"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float" office:value="640" calcext:value-type="float">
            <text:p>640</text:p>
          </table:table-cell>
          <table:table-cell table:formula="of:=SUM([.B97:.B108])/12" office:value-type="float" office:value="536.25" calcext:value-type="float">
            <text:p>536,25</text:p>
          </table:table-cell>
          <table:table-cell table:formula="of:=[.C108]-[.C96]" office:value-type="float" office:value="-30.5833333333334" calcext:value-type="float">
            <text:p>-30,5833333333334</text:p>
          </table:table-cell>
          <table:table-cell table:number-columns-repeated="1017"/>
        </table:table-row>
        <table:table-row table:style-name="ro1">
          <table:table-cell office:value-type="date" office:date-value="2012-12-01" calcext:value-type="date">
            <text:p>01.12.12</text:p>
          </table:table-cell>
          <table:table-cell office:value-type="float" office:value="503" calcext:value-type="float">
            <text:p>503</text:p>
          </table:table-cell>
          <table:table-cell table:formula="of:=SUM([.B98:.B109])/12" office:value-type="float" office:value="535.916666666667" calcext:value-type="float">
            <text:p>535,916666666667</text:p>
          </table:table-cell>
          <table:table-cell table:formula="of:=[.C109]-[.C97]" office:value-type="float" office:value="-29.5833333333334" calcext:value-type="float">
            <text:p>-29,5833333333334</text:p>
          </table:table-cell>
          <table:table-cell table:number-columns-repeated="1017"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float" office:value="540" calcext:value-type="float">
            <text:p>540</text:p>
          </table:table-cell>
          <table:table-cell table:formula="of:=SUM([.B99:.B110])/12" office:value-type="float" office:value="531.833333333333" calcext:value-type="float">
            <text:p>531,833333333333</text:p>
          </table:table-cell>
          <table:table-cell table:formula="of:=[.C110]-[.C98]" office:value-type="float" office:value="-31" calcext:value-type="float">
            <text:p>-31</text:p>
          </table:table-cell>
          <table:table-cell table:number-columns-repeated="1017"/>
        </table:table-row>
        <table:table-row table:style-name="ro1">
          <table:table-cell office:value-type="date" office:date-value="2013-02-01" calcext:value-type="date">
            <text:p>01.02.13</text:p>
          </table:table-cell>
          <table:table-cell office:value-type="float" office:value="478" calcext:value-type="float">
            <text:p>478</text:p>
          </table:table-cell>
          <table:table-cell table:formula="of:=SUM([.B100:.B111])/12" office:value-type="float" office:value="526.333333333333" calcext:value-type="float">
            <text:p>526,333333333333</text:p>
          </table:table-cell>
          <table:table-cell table:formula="of:=[.C111]-[.C99]" office:value-type="float" office:value="-31.75" calcext:value-type="float">
            <text:p>-31,75</text:p>
          </table:table-cell>
          <table:table-cell table:number-columns-repeated="1017"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float" office:value="507" calcext:value-type="float">
            <text:p>507</text:p>
          </table:table-cell>
          <table:table-cell table:formula="of:=SUM([.B101:.B112])/12" office:value-type="float" office:value="522.583333333333" calcext:value-type="float">
            <text:p>522,583333333333</text:p>
          </table:table-cell>
          <table:table-cell table:formula="of:=[.C112]-[.C100]" office:value-type="float" office:value="-27.3333333333333" calcext:value-type="float">
            <text:p>-27,3333333333333</text:p>
          </table:table-cell>
          <table:table-cell table:number-columns-repeated="1017"/>
        </table:table-row>
        <table:table-row table:style-name="ro1">
          <table:table-cell office:value-type="date" office:date-value="2013-04-01" calcext:value-type="date">
            <text:p>01.04.13</text:p>
          </table:table-cell>
          <table:table-cell office:value-type="float" office:value="519" calcext:value-type="float">
            <text:p>519</text:p>
          </table:table-cell>
          <table:table-cell table:formula="of:=SUM([.B102:.B113])/12" office:value-type="float" office:value="521.833333333333" calcext:value-type="float">
            <text:p>521,833333333333</text:p>
          </table:table-cell>
          <table:table-cell table:formula="of:=[.C113]-[.C101]" office:value-type="float" office:value="-22.75" calcext:value-type="float">
            <text:p>-22,75</text:p>
          </table:table-cell>
          <table:table-cell table:number-columns-repeated="1017"/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float" office:value="551" calcext:value-type="float">
            <text:p>551</text:p>
          </table:table-cell>
          <table:table-cell table:formula="of:=SUM([.B103:.B114])/12" office:value-type="float" office:value="523.083333333333" calcext:value-type="float">
            <text:p>523,083333333333</text:p>
          </table:table-cell>
          <table:table-cell table:formula="of:=[.C114]-[.C102]" office:value-type="float" office:value="-14.6666666666666" calcext:value-type="float">
            <text:p>-14,6666666666666</text:p>
          </table:table-cell>
          <table:table-cell table:number-columns-repeated="1017"/>
        </table:table-row>
        <table:table-row table:style-name="ro1">
          <table:table-cell office:value-type="date" office:date-value="2013-06-01" calcext:value-type="date">
            <text:p>01.06.13</text:p>
          </table:table-cell>
          <table:table-cell office:value-type="float" office:value="423" calcext:value-type="float">
            <text:p>423</text:p>
          </table:table-cell>
          <table:table-cell table:formula="of:=SUM([.B104:.B115])/12" office:value-type="float" office:value="518.166666666667" calcext:value-type="float">
            <text:p>518,166666666667</text:p>
          </table:table-cell>
          <table:table-cell table:formula="of:=[.C115]-[.C103]" office:value-type="float" office:value="-14.8333333333334" calcext:value-type="float">
            <text:p>-14,8333333333334</text:p>
          </table:table-cell>
          <table:table-cell table:number-columns-repeated="1017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float" office:value="412" calcext:value-type="float">
            <text:p>412</text:p>
          </table:table-cell>
          <table:table-cell table:formula="of:=SUM([.B105:.B116])/12" office:value-type="float" office:value="511.666666666667" calcext:value-type="float">
            <text:p>511,666666666667</text:p>
          </table:table-cell>
          <table:table-cell table:formula="of:=[.C116]-[.C104]" office:value-type="float" office:value="-20.0833333333333" calcext:value-type="float">
            <text:p>-20,0833333333333</text:p>
          </table:table-cell>
          <table:table-cell table:number-columns-repeated="1017"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float" office:value="442" calcext:value-type="float">
            <text:p>442</text:p>
          </table:table-cell>
          <table:table-cell table:formula="of:=SUM([.B106:.B117])/12" office:value-type="float" office:value="508.75" calcext:value-type="float">
            <text:p>508,75</text:p>
          </table:table-cell>
          <table:table-cell table:formula="of:=[.C117]-[.C105]" office:value-type="float" office:value="-19.0833333333334" calcext:value-type="float">
            <text:p>-19,0833333333334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13</text:p>
          </table:table-cell>
          <table:table-cell office:value-type="float" office:value="410" calcext:value-type="float">
            <text:p>410</text:p>
          </table:table-cell>
          <table:table-cell table:formula="of:=SUM([.B107:.B118])/12" office:value-type="float" office:value="500.333333333333" calcext:value-type="float">
            <text:p>500,333333333333</text:p>
          </table:table-cell>
          <table:table-cell table:formula="of:=[.C118]-[.C106]" office:value-type="float" office:value="-27.7500000000001" calcext:value-type="float">
            <text:p>-27,7500000000001</text:p>
          </table:table-cell>
          <table:table-cell table:number-columns-repeated="1017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float" office:value="483" calcext:value-type="float">
            <text:p>483</text:p>
          </table:table-cell>
          <table:table-cell table:formula="of:=SUM([.B108:.B119])/12" office:value-type="float" office:value="492.333333333333" calcext:value-type="float">
            <text:p>492,333333333333</text:p>
          </table:table-cell>
          <table:table-cell table:formula="of:=[.C119]-[.C107]" office:value-type="float" office:value="-36.9166666666667" calcext:value-type="float">
            <text:p>-36,9166666666667</text:p>
          </table:table-cell>
          <table:table-cell table:number-columns-repeated="1017"/>
        </table:table-row>
        <table:table-row table:style-name="ro1">
          <table:table-cell office:value-type="date" office:date-value="2013-11-01" calcext:value-type="date">
            <text:p>01.11.13</text:p>
          </table:table-cell>
          <table:table-cell office:value-type="float" office:value="440" calcext:value-type="float">
            <text:p>440</text:p>
          </table:table-cell>
          <table:table-cell table:formula="of:=SUM([.B109:.B120])/12" office:value-type="float" office:value="475.666666666667" calcext:value-type="float">
            <text:p>475,666666666667</text:p>
          </table:table-cell>
          <table:table-cell table:formula="of:=[.C120]-[.C108]" office:value-type="float" office:value="-60.5833333333333" calcext:value-type="float">
            <text:p>-60,5833333333333</text:p>
          </table:table-cell>
          <table:table-cell table:number-columns-repeated="1017"/>
        </table:table-row>
        <table:table-row table:style-name="ro1">
          <table:table-cell office:value-type="date" office:date-value="2013-12-01" calcext:value-type="date">
            <text:p>01.12.13</text:p>
          </table:table-cell>
          <table:table-cell office:value-type="float" office:value="415" calcext:value-type="float">
            <text:p>415</text:p>
          </table:table-cell>
          <table:table-cell table:formula="of:=SUM([.B110:.B121])/12" office:value-type="float" office:value="468.333333333333" calcext:value-type="float">
            <text:p>468,333333333333</text:p>
          </table:table-cell>
          <table:table-cell table:formula="of:=[.C121]-[.C109]" office:value-type="float" office:value="-67.5833333333333" calcext:value-type="float">
            <text:p>-67,5833333333333</text:p>
          </table:table-cell>
          <table:table-cell table:number-columns-repeated="1017"/>
        </table:table-row>
        <table:table-row table:style-name="ro1">
          <table:table-cell office:value-type="date" office:date-value="2014-01-01" calcext:value-type="date">
            <text:p>01.01.14</text:p>
          </table:table-cell>
          <table:table-cell office:value-type="float" office:value="520" calcext:value-type="float">
            <text:p>520</text:p>
          </table:table-cell>
          <table:table-cell table:formula="of:=SUM([.B111:.B122])/12" office:value-type="float" office:value="466.666666666667" calcext:value-type="float">
            <text:p>466,666666666667</text:p>
          </table:table-cell>
          <table:table-cell table:formula="of:=[.C122]-[.C110]" office:value-type="float" office:value="-65.1666666666667" calcext:value-type="float">
            <text:p>-65,1666666666667</text:p>
          </table:table-cell>
          <table:table-cell table:number-columns-repeated="1017"/>
        </table:table-row>
        <table:table-row table:style-name="ro1">
          <table:table-cell office:value-type="date" office:date-value="2014-02-01" calcext:value-type="date">
            <text:p>01.02.14</text:p>
          </table:table-cell>
          <table:table-cell office:value-type="float" office:value="417" calcext:value-type="float">
            <text:p>417</text:p>
          </table:table-cell>
          <table:table-cell table:formula="of:=SUM([.B112:.B123])/12" office:value-type="float" office:value="461.583333333333" calcext:value-type="float">
            <text:p>461,583333333333</text:p>
          </table:table-cell>
          <table:table-cell table:formula="of:=[.C123]-[.C111]" office:value-type="float" office:value="-64.7500000000001" calcext:value-type="float">
            <text:p>-64,7500000000001</text:p>
          </table:table-cell>
          <table:table-cell table:number-columns-repeated="1017"/>
        </table:table-row>
        <table:table-row table:style-name="ro1">
          <table:table-cell office:value-type="date" office:date-value="2014-03-01" calcext:value-type="date">
            <text:p>01.03.14</text:p>
          </table:table-cell>
          <table:table-cell office:value-type="float" office:value="442" calcext:value-type="float">
            <text:p>442</text:p>
          </table:table-cell>
          <table:table-cell table:formula="of:=SUM([.B113:.B124])/12" office:value-type="float" office:value="456.166666666667" calcext:value-type="float">
            <text:p>456,166666666667</text:p>
          </table:table-cell>
          <table:table-cell table:formula="of:=[.C124]-[.C112]" office:value-type="float" office:value="-66.4166666666667" calcext:value-type="float">
            <text:p>-66,4166666666667</text:p>
          </table:table-cell>
          <table:table-cell table:number-columns-repeated="1017"/>
        </table:table-row>
        <table:table-row table:style-name="ro1">
          <table:table-cell office:value-type="date" office:date-value="2014-04-01" calcext:value-type="date">
            <text:p>01.04.14</text:p>
          </table:table-cell>
          <table:table-cell office:value-type="float" office:value="407" calcext:value-type="float">
            <text:p>407</text:p>
          </table:table-cell>
          <table:table-cell table:formula="of:=SUM([.B114:.B125])/12" office:value-type="float" office:value="446.833333333333" calcext:value-type="float">
            <text:p>446,833333333333</text:p>
          </table:table-cell>
          <table:table-cell table:formula="of:=[.C125]-[.C113]" office:value-type="float" office:value="-75.0000000000001" calcext:value-type="float">
            <text:p>-75,0000000000001</text:p>
          </table:table-cell>
          <table:table-cell table:number-columns-repeated="1017"/>
        </table:table-row>
        <table:table-row table:style-name="ro1">
          <table:table-cell office:value-type="date" office:date-value="2014-05-01" calcext:value-type="date">
            <text:p>01.05.14</text:p>
          </table:table-cell>
          <table:table-cell office:value-type="float" office:value="415" calcext:value-type="float">
            <text:p>415</text:p>
          </table:table-cell>
          <table:table-cell table:formula="of:=SUM([.B115:.B126])/12" office:value-type="float" office:value="435.5" calcext:value-type="float">
            <text:p>435,5</text:p>
          </table:table-cell>
          <table:table-cell table:formula="of:=[.C126]-[.C114]" office:value-type="float" office:value="-87.5833333333334" calcext:value-type="float">
            <text:p>-87,5833333333334</text:p>
          </table:table-cell>
          <table:table-cell table:number-columns-repeated="1017"/>
        </table:table-row>
        <table:table-row table:style-name="ro1">
          <table:table-cell office:value-type="date" office:date-value="2014-06-01" calcext:value-type="date">
            <text:p>01.06.14</text:p>
          </table:table-cell>
          <table:table-cell office:value-type="float" office:value="380" calcext:value-type="float">
            <text:p>380</text:p>
          </table:table-cell>
          <table:table-cell table:formula="of:=SUM([.B116:.B127])/12" office:value-type="float" office:value="431.916666666667" calcext:value-type="float">
            <text:p>431,916666666667</text:p>
          </table:table-cell>
          <table:table-cell table:formula="of:=[.C127]-[.C115]" office:value-type="float" office:value="-86.25" calcext:value-type="float">
            <text:p>-86,25</text:p>
          </table:table-cell>
          <table:table-cell table:number-columns-repeated="1017"/>
        </table:table-row>
        <table:table-row table:style-name="ro1">
          <table:table-cell office:value-type="date" office:date-value="2014-07-01" calcext:value-type="date">
            <text:p>01.07.14</text:p>
          </table:table-cell>
          <table:table-cell office:value-type="float" office:value="357" calcext:value-type="float">
            <text:p>357</text:p>
          </table:table-cell>
          <table:table-cell table:formula="of:=SUM([.B117:.B128])/12" office:value-type="float" office:value="427.333333333333" calcext:value-type="float">
            <text:p>427,333333333333</text:p>
          </table:table-cell>
          <table:table-cell table:formula="of:=[.C128]-[.C116]" office:value-type="float" office:value="-84.3333333333334" calcext:value-type="float">
            <text:p>-84,3333333333334</text:p>
          </table:table-cell>
          <table:table-cell table:number-columns-repeated="1017"/>
        </table:table-row>
        <table:table-row table:style-name="ro1">
          <table:table-cell office:value-type="date" office:date-value="2014-08-01" calcext:value-type="date">
            <text:p>01.08.14</text:p>
          </table:table-cell>
          <table:table-cell office:value-type="float" office:value="368" calcext:value-type="float">
            <text:p>368</text:p>
          </table:table-cell>
          <table:table-cell table:formula="of:=SUM([.B118:.B129])/12" office:value-type="float" office:value="421.166666666667" calcext:value-type="float">
            <text:p>421,166666666667</text:p>
          </table:table-cell>
          <table:table-cell table:formula="of:=[.C129]-[.C117]" office:value-type="float" office:value="-87.5833333333333" calcext:value-type="float">
            <text:p>-87,5833333333333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14</text:p>
          </table:table-cell>
          <table:table-cell office:value-type="float" office:value="377" calcext:value-type="float">
            <text:p>377</text:p>
          </table:table-cell>
          <table:table-cell table:formula="of:=SUM([.B119:.B130])/12" office:value-type="float" office:value="418.416666666667" calcext:value-type="float">
            <text:p>418,416666666667</text:p>
          </table:table-cell>
          <table:table-cell table:formula="of:=[.C130]-[.C118]" office:value-type="float" office:value="-81.9166666666666" calcext:value-type="float">
            <text:p>-81,9166666666666</text:p>
          </table:table-cell>
          <table:table-cell table:number-columns-repeated="1017"/>
        </table:table-row>
        <table:table-row table:style-name="ro1">
          <table:table-cell office:value-type="date" office:date-value="2014-10-01" calcext:value-type="date">
            <text:p>01.10.14</text:p>
          </table:table-cell>
          <table:table-cell office:value-type="float" office:value="409" calcext:value-type="float">
            <text:p>409</text:p>
          </table:table-cell>
          <table:table-cell table:formula="of:=SUM([.B120:.B131])/12" office:value-type="float" office:value="412.25" calcext:value-type="float">
            <text:p>412,25</text:p>
          </table:table-cell>
          <table:table-cell table:formula="of:=[.C131]-[.C119]" office:value-type="float" office:value="-80.0833333333333" calcext:value-type="float">
            <text:p>-80,0833333333333</text:p>
          </table:table-cell>
          <table:table-cell table:number-columns-repeated="1017"/>
        </table:table-row>
        <table:table-row table:style-name="ro1">
          <table:table-cell office:value-type="date" office:date-value="2014-11-01" calcext:value-type="date">
            <text:p>01.11.14</text:p>
          </table:table-cell>
          <table:table-cell office:value-type="float" office:value="381" calcext:value-type="float">
            <text:p>381</text:p>
          </table:table-cell>
          <table:table-cell table:formula="of:=SUM([.B121:.B132])/12" office:value-type="float" office:value="407.333333333333" calcext:value-type="float">
            <text:p>407,333333333333</text:p>
          </table:table-cell>
          <table:table-cell table:formula="of:=[.C132]-[.C120]" office:value-type="float" office:value="-68.3333333333334" calcext:value-type="float">
            <text:p>-68,3333333333334</text:p>
          </table:table-cell>
          <table:table-cell table:number-columns-repeated="1017"/>
        </table:table-row>
        <table:table-row table:style-name="ro1">
          <table:table-cell office:value-type="date" office:date-value="2014-12-01" calcext:value-type="date">
            <text:p>01.12.14</text:p>
          </table:table-cell>
          <table:table-cell office:value-type="float" office:value="350" calcext:value-type="float">
            <text:p>350</text:p>
          </table:table-cell>
          <table:table-cell table:formula="of:=SUM([.B122:.B133])/12" office:value-type="float" office:value="401.916666666667" calcext:value-type="float">
            <text:p>401,916666666667</text:p>
          </table:table-cell>
          <table:table-cell table:formula="of:=[.C133]-[.C121]" office:value-type="float" office:value="-66.4166666666666" calcext:value-type="float">
            <text:p>-66,4166666666666</text:p>
          </table:table-cell>
          <table:table-cell table:number-columns-repeated="1017"/>
        </table:table-row>
        <table:table-row table:style-name="ro1">
          <table:table-cell office:value-type="date" office:date-value="2015-01-01" calcext:value-type="date">
            <text:p>01.01.15</text:p>
          </table:table-cell>
          <table:table-cell office:value-type="float" office:value="417" calcext:value-type="float">
            <text:p>417</text:p>
          </table:table-cell>
          <table:table-cell table:formula="of:=SUM([.B123:.B134])/12" office:value-type="float" office:value="393.333333333333" calcext:value-type="float">
            <text:p>393,333333333333</text:p>
          </table:table-cell>
          <table:table-cell table:formula="of:=[.C134]-[.C122]" office:value-type="float" office:value="-73.3333333333334" calcext:value-type="float">
            <text:p>-73,3333333333334</text:p>
          </table:table-cell>
          <table:table-cell table:number-columns-repeated="1017"/>
        </table:table-row>
        <table:table-row table:style-name="ro1">
          <table:table-cell office:value-type="date" office:date-value="2015-02-01" calcext:value-type="date">
            <text:p>01.02.15</text:p>
          </table:table-cell>
          <table:table-cell office:value-type="float" office:value="373" calcext:value-type="float">
            <text:p>373</text:p>
          </table:table-cell>
          <table:table-cell table:formula="of:=SUM([.B124:.B135])/12" office:value-type="float" office:value="389.666666666667" calcext:value-type="float">
            <text:p>389,666666666667</text:p>
          </table:table-cell>
          <table:table-cell table:formula="of:=[.C135]-[.C123]" office:value-type="float" office:value="-71.9166666666666" calcext:value-type="float">
            <text:p>-71,9166666666666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.03.15</text:p>
          </table:table-cell>
          <table:table-cell office:value-type="float" office:value="426" calcext:value-type="float">
            <text:p>426</text:p>
          </table:table-cell>
          <table:table-cell table:formula="of:=SUM([.B125:.B136])/12" office:value-type="float" office:value="388.333333333333" calcext:value-type="float">
            <text:p>388,333333333333</text:p>
          </table:table-cell>
          <table:table-cell table:formula="of:=[.C136]-[.C124]" office:value-type="float" office:value="-67.8333333333334" calcext:value-type="float">
            <text:p>-67,8333333333334</text:p>
          </table:table-cell>
          <table:table-cell table:number-columns-repeated="1017"/>
        </table:table-row>
        <table:table-row table:style-name="ro1">
          <table:table-cell office:value-type="date" office:date-value="2015-04-01" calcext:value-type="date">
            <text:p>01.04.15</text:p>
          </table:table-cell>
          <table:table-cell office:value-type="float" office:value="394" calcext:value-type="float">
            <text:p>394</text:p>
          </table:table-cell>
          <table:table-cell table:formula="of:=SUM([.B126:.B137])/12" office:value-type="float" office:value="387.25" calcext:value-type="float">
            <text:p>387,25</text:p>
          </table:table-cell>
          <table:table-cell table:formula="of:=[.C137]-[.C125]" office:value-type="float" office:value="-59.5833333333333" calcext:value-type="float">
            <text:p>-59,5833333333333</text:p>
          </table:table-cell>
          <table:table-cell table:number-columns-repeated="1017"/>
        </table:table-row>
        <table:table-row table:style-name="ro1">
          <table:table-cell office:value-type="date" office:date-value="2015-05-01" calcext:value-type="date">
            <text:p>01.05.15</text:p>
          </table:table-cell>
          <table:table-cell office:value-type="float" office:value="373" calcext:value-type="float">
            <text:p>373</text:p>
          </table:table-cell>
          <table:table-cell table:formula="of:=SUM([.B127:.B138])/12" office:value-type="float" office:value="383.75" calcext:value-type="float">
            <text:p>383,75</text:p>
          </table:table-cell>
          <table:table-cell table:formula="of:=[.C138]-[.C126]" office:value-type="float" office:value="-51.75" calcext:value-type="float">
            <text:p>-51,75</text:p>
          </table:table-cell>
          <table:table-cell table:number-columns-repeated="1017"/>
        </table:table-row>
        <table:table-row table:style-name="ro1">
          <table:table-cell office:value-type="date" office:date-value="2015-06-01" calcext:value-type="date">
            <text:p>01.06.15</text:p>
          </table:table-cell>
          <table:table-cell office:value-type="float" office:value="358" calcext:value-type="float">
            <text:p>358</text:p>
          </table:table-cell>
          <table:table-cell table:formula="of:=SUM([.B128:.B139])/12" office:value-type="float" office:value="381.916666666667" calcext:value-type="float">
            <text:p>381,916666666667</text:p>
          </table:table-cell>
          <table:table-cell table:formula="of:=[.C139]-[.C127]" office:value-type="float" office:value="-50" calcext:value-type="float">
            <text:p>-50</text:p>
          </table:table-cell>
          <table:table-cell table:number-columns-repeated="1017"/>
        </table:table-row>
        <table:table-row table:style-name="ro1">
          <table:table-cell office:value-type="date" office:date-value="2015-07-01" calcext:value-type="date">
            <text:p>01.07.15</text:p>
          </table:table-cell>
          <table:table-cell office:value-type="float" office:value="334" calcext:value-type="float">
            <text:p>334</text:p>
          </table:table-cell>
          <table:table-cell table:formula="of:=SUM([.B129:.B140])/12" office:value-type="float" office:value="380" calcext:value-type="float">
            <text:p>380</text:p>
          </table:table-cell>
          <table:table-cell table:formula="of:=[.C140]-[.C128]" office:value-type="float" office:value="-47.3333333333333" calcext:value-type="float">
            <text:p>-47,3333333333333</text:p>
          </table:table-cell>
          <table:table-cell table:number-columns-repeated="1017"/>
        </table:table-row>
        <table:table-row table:style-name="ro1">
          <table:table-cell office:value-type="date" office:date-value="2015-08-01" calcext:value-type="date">
            <text:p>01.08.15</text:p>
          </table:table-cell>
          <table:table-cell office:value-type="float" office:value="350" calcext:value-type="float">
            <text:p>350</text:p>
          </table:table-cell>
          <table:table-cell table:formula="of:=SUM([.B130:.B141])/12" office:value-type="float" office:value="378.5" calcext:value-type="float">
            <text:p>378,5</text:p>
          </table:table-cell>
          <table:table-cell table:formula="of:=[.C141]-[.C129]" office:value-type="float" office:value="-42.6666666666667" calcext:value-type="float">
            <text:p>-42,6666666666667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15</text:p>
          </table:table-cell>
          <table:table-cell office:value-type="float" office:value="377" calcext:value-type="float">
            <text:p>377</text:p>
          </table:table-cell>
          <table:table-cell table:formula="of:=SUM([.B131:.B142])/12" office:value-type="float" office:value="378.5" calcext:value-type="float">
            <text:p>378,5</text:p>
          </table:table-cell>
          <table:table-cell table:formula="of:=[.C142]-[.C130]" office:value-type="float" office:value="-39.9166666666667" calcext:value-type="float">
            <text:p>-39,9166666666667</text:p>
          </table:table-cell>
          <table:table-cell table:number-columns-repeated="1017"/>
        </table:table-row>
        <table:table-row table:style-name="ro1">
          <table:table-cell office:value-type="date" office:date-value="2015-10-01" calcext:value-type="date">
            <text:p>01.10.15</text:p>
          </table:table-cell>
          <table:table-cell office:value-type="float" office:value="437" calcext:value-type="float">
            <text:p>437</text:p>
          </table:table-cell>
          <table:table-cell table:formula="of:=SUM([.B132:.B143])/12" office:value-type="float" office:value="380.833333333333" calcext:value-type="float">
            <text:p>380,833333333333</text:p>
          </table:table-cell>
          <table:table-cell table:formula="of:=[.C143]-[.C131]" office:value-type="float" office:value="-31.4166666666667" calcext:value-type="float">
            <text:p>-31,4166666666667</text:p>
          </table:table-cell>
          <table:table-cell table:number-columns-repeated="1017"/>
        </table:table-row>
        <table:table-row table:style-name="ro1">
          <table:table-cell office:value-type="date" office:date-value="2015-11-01" calcext:value-type="date">
            <text:p>01.11.15</text:p>
          </table:table-cell>
          <table:table-cell office:value-type="float" office:value="388" calcext:value-type="float">
            <text:p>388</text:p>
          </table:table-cell>
          <table:table-cell table:formula="of:=SUM([.B133:.B144])/12" office:value-type="float" office:value="381.416666666667" calcext:value-type="float">
            <text:p>381,416666666667</text:p>
          </table:table-cell>
          <table:table-cell table:formula="of:=[.C144]-[.C132]" office:value-type="float" office:value="-25.9166666666666" calcext:value-type="float">
            <text:p>-25,9166666666666</text:p>
          </table:table-cell>
          <table:table-cell table:number-columns-repeated="1017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float" office:value="361" calcext:value-type="float">
            <text:p>361</text:p>
          </table:table-cell>
          <table:table-cell table:formula="of:=SUM([.B134:.B145])/12" office:value-type="float" office:value="382.333333333333" calcext:value-type="float">
            <text:p>382,333333333333</text:p>
          </table:table-cell>
          <table:table-cell table:formula="of:=[.C145]-[.C133]" office:value-type="float" office:value="-19.5833333333334" calcext:value-type="float">
            <text:p>-19,5833333333334</text:p>
          </table:table-cell>
          <table:table-cell table:number-columns-repeated="1017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float" office:value="418" calcext:value-type="float">
            <text:p>418</text:p>
          </table:table-cell>
          <table:table-cell table:formula="of:=SUM([.B135:.B146])/12" office:value-type="float" office:value="382.416666666667" calcext:value-type="float">
            <text:p>382,416666666667</text:p>
          </table:table-cell>
          <table:table-cell table:formula="of:=[.C146]-[.C134]" office:value-type="float" office:value="-10.9166666666666" calcext:value-type="float">
            <text:p>-10,9166666666666</text:p>
          </table:table-cell>
          <table:table-cell table:number-columns-repeated="1017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float" office:value="400" calcext:value-type="float">
            <text:p>400</text:p>
          </table:table-cell>
          <table:table-cell table:formula="of:=SUM([.B136:.B147])/12" office:value-type="float" office:value="384.666666666667" calcext:value-type="float">
            <text:p>384,666666666667</text:p>
          </table:table-cell>
          <table:table-cell table:formula="of:=[.C147]-[.C135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float" office:value="388" calcext:value-type="float">
            <text:p>388</text:p>
          </table:table-cell>
          <table:table-cell table:formula="of:=SUM([.B137:.B148])/12" office:value-type="float" office:value="381.5" calcext:value-type="float">
            <text:p>381,5</text:p>
          </table:table-cell>
          <table:table-cell table:formula="of:=[.C148]-[.C136]" office:value-type="float" office:value="-6.83333333333331" calcext:value-type="float">
            <text:p>-6,83333333333331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.04.16</text:p>
          </table:table-cell>
          <table:table-cell office:value-type="float" office:value="375" calcext:value-type="float">
            <text:p>375</text:p>
          </table:table-cell>
          <table:table-cell table:formula="of:=SUM([.B138:.B149])/12" office:value-type="float" office:value="379.916666666667" calcext:value-type="float">
            <text:p>379,916666666667</text:p>
          </table:table-cell>
          <table:table-cell table:formula="of:=[.C149]-[.C137]" office:value-type="float" office:value="-7.33333333333331" calcext:value-type="float">
            <text:p>-7,33333333333331</text:p>
          </table:table-cell>
          <table:table-cell table:number-columns-repeated="1017"/>
        </table:table-row>
        <table:table-row table:style-name="ro1">
          <table:table-cell office:value-type="date" office:date-value="2016-05-01" calcext:value-type="date">
            <text:p>01.05.16</text:p>
          </table:table-cell>
          <table:table-cell office:value-type="float" office:value="386" calcext:value-type="float">
            <text:p>386</text:p>
          </table:table-cell>
          <table:table-cell table:formula="of:=SUM([.B139:.B150])/12" office:value-type="float" office:value="381" calcext:value-type="float">
            <text:p>381</text:p>
          </table:table-cell>
          <table:table-cell table:formula="of:=[.C150]-[.C138]" office:value-type="float" office:value="-2.75" calcext:value-type="float">
            <text:p>-2,75</text:p>
          </table:table-cell>
          <table:table-cell table:number-columns-repeated="1017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float" office:value="323" calcext:value-type="float">
            <text:p>323</text:p>
          </table:table-cell>
          <table:table-cell table:formula="of:=SUM([.B140:.B151])/12" office:value-type="float" office:value="378.083333333333" calcext:value-type="float">
            <text:p>378,083333333333</text:p>
          </table:table-cell>
          <table:table-cell table:formula="of:=[.C151]-[.C139]" office:value-type="float" office:value="-3.83333333333337" calcext:value-type="float">
            <text:p>-3,83333333333337</text:p>
          </table:table-cell>
          <table:table-cell table:number-columns-repeated="1017"/>
        </table:table-row>
        <table:table-row table:style-name="ro1">
          <table:table-cell office:value-type="date" office:date-value="2016-07-01" calcext:value-type="date">
            <text:p>01.07.16</text:p>
          </table:table-cell>
          <table:table-cell office:value-type="float" office:value="283" calcext:value-type="float">
            <text:p>283</text:p>
          </table:table-cell>
          <table:table-cell table:formula="of:=SUM([.B141:.B152])/12" office:value-type="float" office:value="373.833333333333" calcext:value-type="float">
            <text:p>373,833333333333</text:p>
          </table:table-cell>
          <table:table-cell table:formula="of:=[.C152]-[.C140]" office:value-type="float" office:value="-6.16666666666669" calcext:value-type="float">
            <text:p>-6,16666666666669</text:p>
          </table:table-cell>
          <table:table-cell table:number-columns-repeated="1017"/>
        </table:table-row>
        <table:table-row table:style-name="ro1">
          <table:table-cell office:value-type="date" office:date-value="2016-08-01" calcext:value-type="date">
            <text:p>01.08.16</text:p>
          </table:table-cell>
          <table:table-cell office:value-type="float" office:value="344" calcext:value-type="float">
            <text:p>344</text:p>
          </table:table-cell>
          <table:table-cell table:formula="of:=SUM([.B142:.B153])/12" office:value-type="float" office:value="373.333333333333" calcext:value-type="float">
            <text:p>373,333333333333</text:p>
          </table:table-cell>
          <table:table-cell table:formula="of:=[.C153]-[.C141]" office:value-type="float" office:value="-5.16666666666669" calcext:value-type="float">
            <text:p>-5,16666666666669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16</text:p>
          </table:table-cell>
          <table:table-cell office:value-type="float" office:value="370" calcext:value-type="float">
            <text:p>370</text:p>
          </table:table-cell>
          <table:table-cell table:formula="of:=SUM([.B143:.B154])/12" office:value-type="float" office:value="372.75" calcext:value-type="float">
            <text:p>372,75</text:p>
          </table:table-cell>
          <table:table-cell table:formula="of:=[.C154]-[.C142]" office:value-type="float" office:value="-5.75" calcext:value-type="float">
            <text:p>-5,75</text:p>
          </table:table-cell>
          <table:table-cell table:number-columns-repeated="1017"/>
        </table:table-row>
        <table:table-row table:style-name="ro1">
          <table:table-cell office:value-type="date" office:date-value="2016-10-01" calcext:value-type="date">
            <text:p>01.10.16</text:p>
          </table:table-cell>
          <table:table-cell office:value-type="float" office:value="337" calcext:value-type="float">
            <text:p>337</text:p>
          </table:table-cell>
          <table:table-cell table:formula="of:=SUM([.B144:.B155])/12" office:value-type="float" office:value="364.416666666667" calcext:value-type="float">
            <text:p>364,416666666667</text:p>
          </table:table-cell>
          <table:table-cell table:formula="of:=[.C155]-[.C143]" office:value-type="float" office:value="-16.4166666666666" calcext:value-type="float">
            <text:p>-16,4166666666666</text:p>
          </table:table-cell>
          <table:table-cell table:number-columns-repeated="1017"/>
        </table:table-row>
        <table:table-row table:style-name="ro1">
          <table:table-cell office:value-type="date" office:date-value="2016-11-01" calcext:value-type="date">
            <text:p>01.11.16</text:p>
          </table:table-cell>
          <table:table-cell office:value-type="float" office:value="358" calcext:value-type="float">
            <text:p>358</text:p>
          </table:table-cell>
          <table:table-cell table:formula="of:=SUM([.B145:.B156])/12" office:value-type="float" office:value="361.916666666667" calcext:value-type="float">
            <text:p>361,916666666667</text:p>
          </table:table-cell>
          <table:table-cell table:formula="of:=[.C156]-[.C144]" office:value-type="float" office:value="-19.5" calcext:value-type="float">
            <text:p>-19,5</text:p>
          </table:table-cell>
          <table:table-cell table:number-columns-repeated="1017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float" office:value="311" calcext:value-type="float">
            <text:p>311</text:p>
          </table:table-cell>
          <table:table-cell table:formula="of:=SUM([.B146:.B157])/12" office:value-type="float" office:value="357.75" calcext:value-type="float">
            <text:p>357,75</text:p>
          </table:table-cell>
          <table:table-cell table:formula="of:=[.C157]-[.C145]" office:value-type="float" office:value="-24.5833333333333" calcext:value-type="float">
            <text:p>-24,5833333333333</text:p>
          </table:table-cell>
          <table:table-cell table:number-columns-repeated="1017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float" office:value="417" calcext:value-type="float">
            <text:p>417</text:p>
          </table:table-cell>
          <table:table-cell table:formula="of:=SUM([.B147:.B158])/12" office:value-type="float" office:value="357.666666666667" calcext:value-type="float">
            <text:p>357,666666666667</text:p>
          </table:table-cell>
          <table:table-cell table:formula="of:=[.C158]-[.C146]" office:value-type="float" office:value="-24.75" calcext:value-type="float">
            <text:p>-24,75</text:p>
          </table:table-cell>
          <table:table-cell table:number-columns-repeated="1017"/>
        </table:table-row>
        <table:table-row table:style-name="ro1">
          <table:table-cell office:value-type="date" office:date-value="2017-02-01" calcext:value-type="date">
            <text:p>01.02.17</text:p>
          </table:table-cell>
          <table:table-cell office:value-type="float" office:value="346" calcext:value-type="float">
            <text:p>346</text:p>
          </table:table-cell>
          <table:table-cell table:formula="of:=SUM([.B148:.B159])/12" office:value-type="float" office:value="353.166666666667" calcext:value-type="float">
            <text:p>353,166666666667</text:p>
          </table:table-cell>
          <table:table-cell table:formula="of:=[.C159]-[.C147]" office:value-type="float" office:value="-31.5" calcext:value-type="float">
            <text:p>-31,5</text:p>
          </table:table-cell>
          <table:table-cell table:number-columns-repeated="1017"/>
        </table:table-row>
        <table:table-row table:style-name="ro1">
          <table:table-cell office:value-type="date" office:date-value="2017-03-01" calcext:value-type="date">
            <text:p>01.03.17</text:p>
          </table:table-cell>
          <table:table-cell office:value-type="float" office:value="398" calcext:value-type="float">
            <text:p>398</text:p>
          </table:table-cell>
          <table:table-cell table:formula="of:=SUM([.B149:.B160])/12" office:value-type="float" office:value="354" calcext:value-type="float">
            <text:p>354</text:p>
          </table:table-cell>
          <table:table-cell table:formula="of:=[.C160]-[.C148]" office:value-type="float" office:value="-27.5" calcext:value-type="float">
            <text:p>-27,5</text:p>
          </table:table-cell>
          <table:table-cell table:number-columns-repeated="1017"/>
        </table:table-row>
        <table:table-row table:style-name="ro1">
          <table:table-cell office:value-type="date" office:date-value="2017-04-01" calcext:value-type="date">
            <text:p>01.04.17</text:p>
          </table:table-cell>
          <table:table-cell office:value-type="float" office:value="372" calcext:value-type="float">
            <text:p>372</text:p>
          </table:table-cell>
          <table:table-cell table:formula="of:=SUM([.B150:.B161])/12" office:value-type="float" office:value="353.75" calcext:value-type="float">
            <text:p>353,75</text:p>
          </table:table-cell>
          <table:table-cell table:formula="of:=[.C161]-[.C149]" office:value-type="float" office:value="-26.1666666666667" calcext:value-type="float">
            <text:p>-26,1666666666667</text:p>
          </table:table-cell>
          <table:table-cell table:number-columns-repeated="1017"/>
        </table:table-row>
        <table:table-row table:style-name="ro1">
          <table:table-cell office:value-type="date" office:date-value="2017-05-01" calcext:value-type="date">
            <text:p>01.05.17</text:p>
          </table:table-cell>
          <table:table-cell office:value-type="float" office:value="344" calcext:value-type="float">
            <text:p>344</text:p>
          </table:table-cell>
          <table:table-cell table:formula="of:=SUM([.B151:.B162])/12" office:value-type="float" office:value="350.25" calcext:value-type="float">
            <text:p>350,25</text:p>
          </table:table-cell>
          <table:table-cell table:formula="of:=[.C162]-[.C150]" office:value-type="float" office:value="-30.75" calcext:value-type="float">
            <text:p>-30,75</text:p>
          </table:table-cell>
          <table:table-cell table:number-columns-repeated="1017"/>
        </table:table-row>
        <table:table-row table:style-name="ro1">
          <table:table-cell office:value-type="date" office:date-value="2017-06-01" calcext:value-type="date">
            <text:p>01.06.17</text:p>
          </table:table-cell>
          <table:table-cell office:value-type="float" office:value="315" calcext:value-type="float">
            <text:p>315</text:p>
          </table:table-cell>
          <table:table-cell table:formula="of:=SUM([.B152:.B163])/12" office:value-type="float" office:value="349.583333333333" calcext:value-type="float">
            <text:p>349,583333333333</text:p>
          </table:table-cell>
          <table:table-cell table:formula="of:=[.C163]-[.C151]" office:value-type="float" office:value="-28.5" calcext:value-type="float">
            <text:p>-28,5</text:p>
          </table:table-cell>
          <table:table-cell table:number-columns-repeated="1017"/>
        </table:table-row>
        <table:table-row table:style-name="ro1">
          <table:table-cell office:value-type="date" office:date-value="2017-07-01" calcext:value-type="date">
            <text:p>01.07.17</text:p>
          </table:table-cell>
          <table:table-cell office:value-type="float" office:value="298" calcext:value-type="float">
            <text:p>298</text:p>
          </table:table-cell>
          <table:table-cell table:formula="of:=SUM([.B153:.B164])/12" office:value-type="float" office:value="350.833333333333" calcext:value-type="float">
            <text:p>350,833333333333</text:p>
          </table:table-cell>
          <table:table-cell table:formula="of:=[.C164]-[.C152]" office:value-type="float" office:value="-23" calcext:value-type="float">
            <text:p>-23</text:p>
          </table:table-cell>
          <table:table-cell table:number-columns-repeated="1017"/>
        </table:table-row>
        <table:table-row table:style-name="ro1">
          <table:table-cell office:value-type="date" office:date-value="2017-08-01" calcext:value-type="date">
            <text:p>01.08.17</text:p>
          </table:table-cell>
          <table:table-cell office:value-type="float" office:value="346" calcext:value-type="float">
            <text:p>346</text:p>
          </table:table-cell>
          <table:table-cell table:formula="of:=SUM([.B154:.B165])/12" office:value-type="float" office:value="351" calcext:value-type="float">
            <text:p>351</text:p>
          </table:table-cell>
          <table:table-cell table:formula="of:=[.C165]-[.C153]" office:value-type="float" office:value="-22.3333333333333" calcext:value-type="float">
            <text:p>-22,3333333333333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office:value-type="float" office:value="328" calcext:value-type="float">
            <text:p>328</text:p>
          </table:table-cell>
          <table:table-cell table:formula="of:=SUM([.B155:.B166])/12" office:value-type="float" office:value="347.5" calcext:value-type="float">
            <text:p>347,5</text:p>
          </table:table-cell>
          <table:table-cell table:formula="of:=[.C166]-[.C154]" office:value-type="float" office:value="-25.25" calcext:value-type="float">
            <text:p>-25,25</text:p>
          </table:table-cell>
          <table:table-cell table:number-columns-repeated="1017"/>
        </table:table-row>
        <table:table-row table:style-name="ro1">
          <table:table-cell office:value-type="date" office:date-value="2017-10-01" calcext:value-type="date">
            <text:p>01.10.17</text:p>
          </table:table-cell>
          <table:table-cell office:value-type="float" office:value="333" calcext:value-type="float">
            <text:p>333</text:p>
          </table:table-cell>
          <table:table-cell table:formula="of:=SUM([.B156:.B167])/12" office:value-type="float" office:value="347.166666666667" calcext:value-type="float">
            <text:p>347,166666666667</text:p>
          </table:table-cell>
          <table:table-cell table:formula="of:=[.C167]-[.C155]" office:value-type="float" office:value="-17.25" calcext:value-type="float">
            <text:p>-17,25</text:p>
          </table:table-cell>
          <table:table-cell table:number-columns-repeated="1017"/>
        </table:table-row>
        <table:table-row table:style-name="ro1">
          <table:table-cell office:value-type="date" office:date-value="2017-11-01" calcext:value-type="date">
            <text:p>01.11.17</text:p>
          </table:table-cell>
          <table:table-cell office:value-type="float" office:value="345" calcext:value-type="float">
            <text:p>345</text:p>
          </table:table-cell>
          <table:table-cell table:formula="of:=SUM([.B157:.B168])/12" office:value-type="float" office:value="346.083333333333" calcext:value-type="float">
            <text:p>346,083333333333</text:p>
          </table:table-cell>
          <table:table-cell table:formula="of:=[.C168]-[.C156]" office:value-type="float" office:value="-15.8333333333334" calcext:value-type="float">
            <text:p>-15,8333333333334</text:p>
          </table:table-cell>
          <table:table-cell table:number-columns-repeated="1017"/>
        </table:table-row>
        <table:table-row table:style-name="ro1">
          <table:table-cell office:value-type="date" office:date-value="2017-12-01" calcext:value-type="date">
            <text:p>01.12.17</text:p>
          </table:table-cell>
          <table:table-cell office:value-type="float" office:value="310" calcext:value-type="float">
            <text:p>310</text:p>
          </table:table-cell>
          <table:table-cell table:formula="of:=SUM([.B158:.B169])/12" office:value-type="float" office:value="346" calcext:value-type="float">
            <text:p>346</text:p>
          </table:table-cell>
          <table:table-cell table:formula="of:=[.C169]-[.C157]" office:value-type="float" office:value="-11.75" calcext:value-type="float">
            <text:p>-11,75</text:p>
          </table:table-cell>
          <table:table-cell table:number-columns-repeated="1017"/>
        </table:table-row>
        <table:table-row table:style-name="ro1">
          <table:table-cell office:value-type="date" office:date-value="2018-01-01" calcext:value-type="date">
            <text:p>01.01.18</text:p>
          </table:table-cell>
          <table:table-cell office:value-type="float" office:value="377" calcext:value-type="float">
            <text:p>377</text:p>
          </table:table-cell>
          <table:table-cell table:formula="of:=SUM([.B159:.B170])/12" office:value-type="float" office:value="342.666666666667" calcext:value-type="float">
            <text:p>342,666666666667</text:p>
          </table:table-cell>
          <table:table-cell table:formula="of:=[.C170]-[.C158]" office:value-type="float" office:value="-15" calcext:value-type="float">
            <text:p>-15</text:p>
          </table:table-cell>
          <table:table-cell table:number-columns-repeated="1017"/>
        </table:table-row>
        <table:table-row table:style-name="ro1">
          <table:table-cell office:value-type="date" office:date-value="2018-02-01" calcext:value-type="date">
            <text:p>01.02.18</text:p>
          </table:table-cell>
          <table:table-cell office:value-type="float" office:value="381" calcext:value-type="float">
            <text:p>381</text:p>
          </table:table-cell>
          <table:table-cell table:formula="of:=SUM([.B160:.B171])/12" office:value-type="float" office:value="345.583333333333" calcext:value-type="float">
            <text:p>345,583333333333</text:p>
          </table:table-cell>
          <table:table-cell table:formula="of:=[.C171]-[.C159]" office:value-type="float" office:value="-7.58333333333337" calcext:value-type="float">
            <text:p>-7,58333333333337</text:p>
          </table:table-cell>
          <table:table-cell table:number-columns-repeated="1017"/>
        </table:table-row>
      </table:table>
      <table:table table:name="&gt;100 edits" table:style-name="ta1">
        <table:shapes>
          <draw:frame draw:z-index="0" draw:style-name="gr1" draw:text-style-name="P1" svg:width="159.99mm" svg:height="89.99mm" svg:x="91.32mm" svg:y="1mm">
            <draw:object draw:notify-on-update-of-ranges="'&gt;100 edits'.A1:'&gt;100 edits'.A1 '&gt;100 edits'.A2:'&gt;100 edits'.A171 '&gt;100 edits'.B1:'&gt;100 edits'.B1 '&gt;100 edits'.B2:'&gt;100 edits'.B171 '&gt;100 edits'.C1:'&gt;100 edits'.C1 '&gt;100 edits'.C2:'&gt;100 edits'.C171 '&gt;100 edits'.D1:'&gt;100 edits'.D1 '&gt;100 edits'.D2:'&gt;100 edits'.D1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&gt; 100 edits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iff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1-01" calcext:value-type="date">
            <text:p>01.01.0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01.02.0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01.03.0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01.04.0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01.05.0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01.06.0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01.07.0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01.08.0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01.09.0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01.10.0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01.11.0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01.12.04</text:p>
          </table:table-cell>
          <table:table-cell office:value-type="float" office:value="14" calcext:value-type="float">
            <text:p>14</text:p>
          </table:table-cell>
          <table:table-cell table:formula="of:=SUM([.B2:.B13])/12" office:value-type="float" office:value="9.41666666666667" calcext:value-type="float">
            <text:p>9,4166666666666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01.01.05</text:p>
          </table:table-cell>
          <table:table-cell office:value-type="float" office:value="22" calcext:value-type="float">
            <text:p>22</text:p>
          </table:table-cell>
          <table:table-cell table:formula="of:=SUM([.B3:.B14])/12" office:value-type="float" office:value="10.75" calcext:value-type="float">
            <text:p>10,75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01.02.05</text:p>
          </table:table-cell>
          <table:table-cell office:value-type="float" office:value="26" calcext:value-type="float">
            <text:p>26</text:p>
          </table:table-cell>
          <table:table-cell table:formula="of:=SUM([.B4:.B15])/12" office:value-type="float" office:value="12.5" calcext:value-type="float">
            <text:p>12,5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01.03.05</text:p>
          </table:table-cell>
          <table:table-cell office:value-type="float" office:value="28" calcext:value-type="float">
            <text:p>28</text:p>
          </table:table-cell>
          <table:table-cell table:formula="of:=SUM([.B5:.B16])/12" office:value-type="float" office:value="14.4166666666667" calcext:value-type="float">
            <text:p>14,4166666666667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01.04.05</text:p>
          </table:table-cell>
          <table:table-cell office:value-type="float" office:value="28" calcext:value-type="float">
            <text:p>28</text:p>
          </table:table-cell>
          <table:table-cell table:formula="of:=SUM([.B6:.B17])/12" office:value-type="float" office:value="16.4166666666667" calcext:value-type="float">
            <text:p>16,4166666666667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01.05.05</text:p>
          </table:table-cell>
          <table:table-cell office:value-type="float" office:value="34" calcext:value-type="float">
            <text:p>34</text:p>
          </table:table-cell>
          <table:table-cell table:formula="of:=SUM([.B7:.B18])/1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01.06.05</text:p>
          </table:table-cell>
          <table:table-cell office:value-type="float" office:value="31" calcext:value-type="float">
            <text:p>31</text:p>
          </table:table-cell>
          <table:table-cell table:formula="of:=SUM([.B8:.B19])/12" office:value-type="float" office:value="20.8333333333333" calcext:value-type="float">
            <text:p>20,8333333333333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01.07.05</text:p>
          </table:table-cell>
          <table:table-cell office:value-type="float" office:value="37" calcext:value-type="float">
            <text:p>37</text:p>
          </table:table-cell>
          <table:table-cell table:formula="of:=SUM([.B9:.B20])/12" office:value-type="float" office:value="22.9166666666667" calcext:value-type="float">
            <text:p>22,9166666666667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01.08.05</text:p>
          </table:table-cell>
          <table:table-cell office:value-type="float" office:value="47" calcext:value-type="float">
            <text:p>47</text:p>
          </table:table-cell>
          <table:table-cell table:formula="of:=SUM([.B10:.B21])/1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01.09.05</text:p>
          </table:table-cell>
          <table:table-cell office:value-type="float" office:value="47" calcext:value-type="float">
            <text:p>47</text:p>
          </table:table-cell>
          <table:table-cell table:formula="of:=SUM([.B11:.B22])/12" office:value-type="float" office:value="29.0833333333333" calcext:value-type="float">
            <text:p>29,0833333333333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01.10.05</text:p>
          </table:table-cell>
          <table:table-cell office:value-type="float" office:value="51" calcext:value-type="float">
            <text:p>51</text:p>
          </table:table-cell>
          <table:table-cell table:formula="of:=SUM([.B12:.B23])/1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01.11.05</text:p>
          </table:table-cell>
          <table:table-cell office:value-type="float" office:value="48" calcext:value-type="float">
            <text:p>48</text:p>
          </table:table-cell>
          <table:table-cell table:formula="of:=SUM([.B13:.B24])/12" office:value-type="float" office:value="34.4166666666667" calcext:value-type="float">
            <text:p>34,4166666666667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01.12.05</text:p>
          </table:table-cell>
          <table:table-cell office:value-type="float" office:value="60" calcext:value-type="float">
            <text:p>60</text:p>
          </table:table-cell>
          <table:table-cell table:formula="of:=SUM([.B14:.B25])/12" office:value-type="float" office:value="38.25" calcext:value-type="float">
            <text:p>38,25</text:p>
          </table:table-cell>
          <table:table-cell table:formula="of:=[.C25]-[.C13]" office:value-type="float" office:value="28.8333333333333" calcext:value-type="float">
            <text:p>28,8333333333333</text:p>
          </table:table-cell>
          <table:table-cell table:number-columns-repeated="1017"/>
        </table:table-row>
        <table:table-row table:style-name="ro1">
          <table:table-cell office:value-type="date" office:date-value="2006-01-01" calcext:value-type="date">
            <text:p>01.01.06</text:p>
          </table:table-cell>
          <table:table-cell office:value-type="float" office:value="68" calcext:value-type="float">
            <text:p>68</text:p>
          </table:table-cell>
          <table:table-cell table:formula="of:=SUM([.B15:.B26])/12" office:value-type="float" office:value="42.0833333333333" calcext:value-type="float">
            <text:p>42,0833333333333</text:p>
          </table:table-cell>
          <table:table-cell table:formula="of:=[.C26]-[.C14]" office:value-type="float" office:value="31.3333333333333" calcext:value-type="float">
            <text:p>31,3333333333333</text:p>
          </table:table-cell>
          <table:table-cell table:number-columns-repeated="1017"/>
        </table:table-row>
        <table:table-row table:style-name="ro1">
          <table:table-cell office:value-type="date" office:date-value="2006-02-01" calcext:value-type="date">
            <text:p>01.02.06</text:p>
          </table:table-cell>
          <table:table-cell office:value-type="float" office:value="68" calcext:value-type="float">
            <text:p>68</text:p>
          </table:table-cell>
          <table:table-cell table:formula="of:=SUM([.B16:.B27])/12" office:value-type="float" office:value="45.5833333333333" calcext:value-type="float">
            <text:p>45,5833333333333</text:p>
          </table:table-cell>
          <table:table-cell table:formula="of:=[.C27]-[.C15]" office:value-type="float" office:value="33.0833333333333" calcext:value-type="float">
            <text:p>33,0833333333333</text:p>
          </table:table-cell>
          <table:table-cell table:number-columns-repeated="1017"/>
        </table:table-row>
        <table:table-row table:style-name="ro1">
          <table:table-cell office:value-type="date" office:date-value="2006-03-01" calcext:value-type="date">
            <text:p>01.03.06</text:p>
          </table:table-cell>
          <table:table-cell office:value-type="float" office:value="67" calcext:value-type="float">
            <text:p>67</text:p>
          </table:table-cell>
          <table:table-cell table:formula="of:=SUM([.B17:.B28])/12" office:value-type="float" office:value="48.8333333333333" calcext:value-type="float">
            <text:p>48,8333333333333</text:p>
          </table:table-cell>
          <table:table-cell table:formula="of:=[.C28]-[.C16]" office:value-type="float" office:value="34.4166666666667" calcext:value-type="float">
            <text:p>34,4166666666667</text:p>
          </table:table-cell>
          <table:table-cell table:number-columns-repeated="1017"/>
        </table:table-row>
        <table:table-row table:style-name="ro1">
          <table:table-cell office:value-type="date" office:date-value="2006-04-01" calcext:value-type="date">
            <text:p>01.04.06</text:p>
          </table:table-cell>
          <table:table-cell office:value-type="float" office:value="74" calcext:value-type="float">
            <text:p>74</text:p>
          </table:table-cell>
          <table:table-cell table:formula="of:=SUM([.B18:.B29])/12" office:value-type="float" office:value="52.6666666666667" calcext:value-type="float">
            <text:p>52,6666666666667</text:p>
          </table:table-cell>
          <table:table-cell table:formula="of:=[.C29]-[.C17]" office:value-type="float" office:value="36.25" calcext:value-type="float">
            <text:p>36,25</text:p>
          </table:table-cell>
          <table:table-cell table:number-columns-repeated="1017"/>
        </table:table-row>
        <table:table-row table:style-name="ro1">
          <table:table-cell office:value-type="date" office:date-value="2006-05-01" calcext:value-type="date">
            <text:p>01.05.06</text:p>
          </table:table-cell>
          <table:table-cell office:value-type="float" office:value="89" calcext:value-type="float">
            <text:p>89</text:p>
          </table:table-cell>
          <table:table-cell table:formula="of:=SUM([.B19:.B30])/12" office:value-type="float" office:value="57.25" calcext:value-type="float">
            <text:p>57,25</text:p>
          </table:table-cell>
          <table:table-cell table:formula="of:=[.C30]-[.C18]" office:value-type="float" office:value="38.25" calcext:value-type="float">
            <text:p>38,25</text:p>
          </table:table-cell>
          <table:table-cell table:number-columns-repeated="1017"/>
        </table:table-row>
        <table:table-row table:style-name="ro1">
          <table:table-cell office:value-type="date" office:date-value="2006-06-01" calcext:value-type="date">
            <text:p>01.06.06</text:p>
          </table:table-cell>
          <table:table-cell office:value-type="float" office:value="89" calcext:value-type="float">
            <text:p>89</text:p>
          </table:table-cell>
          <table:table-cell table:formula="of:=SUM([.B20:.B31])/12" office:value-type="float" office:value="62.0833333333333" calcext:value-type="float">
            <text:p>62,0833333333333</text:p>
          </table:table-cell>
          <table:table-cell table:formula="of:=[.C31]-[.C19]" office:value-type="float" office:value="41.25" calcext:value-type="float">
            <text:p>41,25</text:p>
          </table:table-cell>
          <table:table-cell table:number-columns-repeated="1017"/>
        </table:table-row>
        <table:table-row table:style-name="ro1">
          <table:table-cell office:value-type="date" office:date-value="2006-07-01" calcext:value-type="date">
            <text:p>01.07.06</text:p>
          </table:table-cell>
          <table:table-cell office:value-type="float" office:value="81" calcext:value-type="float">
            <text:p>81</text:p>
          </table:table-cell>
          <table:table-cell table:formula="of:=SUM([.B21:.B32])/12" office:value-type="float" office:value="65.75" calcext:value-type="float">
            <text:p>65,75</text:p>
          </table:table-cell>
          <table:table-cell table:formula="of:=[.C32]-[.C20]" office:value-type="float" office:value="42.8333333333333" calcext:value-type="float">
            <text:p>42,8333333333333</text:p>
          </table:table-cell>
          <table:table-cell table:number-columns-repeated="1017"/>
        </table:table-row>
        <table:table-row table:style-name="ro1">
          <table:table-cell office:value-type="date" office:date-value="2006-08-01" calcext:value-type="date">
            <text:p>01.08.06</text:p>
          </table:table-cell>
          <table:table-cell office:value-type="float" office:value="86" calcext:value-type="float">
            <text:p>86</text:p>
          </table:table-cell>
          <table:table-cell table:formula="of:=SUM([.B22:.B33])/12" office:value-type="float" office:value="69" calcext:value-type="float">
            <text:p>69</text:p>
          </table:table-cell>
          <table:table-cell table:formula="of:=[.C33]-[.C21]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date" office:date-value="2006-09-01" calcext:value-type="date">
            <text:p>01.09.06</text:p>
          </table:table-cell>
          <table:table-cell office:value-type="float" office:value="89" calcext:value-type="float">
            <text:p>89</text:p>
          </table:table-cell>
          <table:table-cell table:formula="of:=SUM([.B23:.B34])/12" office:value-type="float" office:value="72.5" calcext:value-type="float">
            <text:p>72,5</text:p>
          </table:table-cell>
          <table:table-cell table:formula="of:=[.C34]-[.C22]" office:value-type="float" office:value="43.4166666666667" calcext:value-type="float">
            <text:p>43,4166666666667</text:p>
          </table:table-cell>
          <table:table-cell table:number-columns-repeated="1017"/>
        </table:table-row>
        <table:table-row table:style-name="ro1">
          <table:table-cell office:value-type="date" office:date-value="2006-10-01" calcext:value-type="date">
            <text:p>01.10.06</text:p>
          </table:table-cell>
          <table:table-cell office:value-type="float" office:value="97" calcext:value-type="float">
            <text:p>97</text:p>
          </table:table-cell>
          <table:table-cell table:formula="of:=SUM([.B24:.B35])/12" office:value-type="float" office:value="76.3333333333333" calcext:value-type="float">
            <text:p>76,3333333333333</text:p>
          </table:table-cell>
          <table:table-cell table:formula="of:=[.C35]-[.C23]" office:value-type="float" office:value="44.3333333333333" calcext:value-type="float">
            <text:p>44,3333333333333</text:p>
          </table:table-cell>
          <table:table-cell table:number-columns-repeated="1017"/>
        </table:table-row>
        <table:table-row table:style-name="ro1">
          <table:table-cell office:value-type="date" office:date-value="2006-11-01" calcext:value-type="date">
            <text:p>01.11.06</text:p>
          </table:table-cell>
          <table:table-cell office:value-type="float" office:value="95" calcext:value-type="float">
            <text:p>95</text:p>
          </table:table-cell>
          <table:table-cell table:formula="of:=SUM([.B25:.B36])/12" office:value-type="float" office:value="80.25" calcext:value-type="float">
            <text:p>80,25</text:p>
          </table:table-cell>
          <table:table-cell table:formula="of:=[.C36]-[.C24]" office:value-type="float" office:value="45.8333333333333" calcext:value-type="float">
            <text:p>45,8333333333333</text:p>
          </table:table-cell>
          <table:table-cell table:number-columns-repeated="1017"/>
        </table:table-row>
        <table:table-row table:style-name="ro1">
          <table:table-cell office:value-type="date" office:date-value="2006-12-01" calcext:value-type="date">
            <text:p>01.12.06</text:p>
          </table:table-cell>
          <table:table-cell office:value-type="float" office:value="102" calcext:value-type="float">
            <text:p>102</text:p>
          </table:table-cell>
          <table:table-cell table:formula="of:=SUM([.B26:.B37])/12" office:value-type="float" office:value="83.75" calcext:value-type="float">
            <text:p>83,75</text:p>
          </table:table-cell>
          <table:table-cell table:formula="of:=[.C37]-[.C25]" office:value-type="float" office:value="45.5" calcext:value-type="float">
            <text:p>45,5</text:p>
          </table:table-cell>
          <table:table-cell table:number-columns-repeated="1017"/>
        </table:table-row>
        <table:table-row table:style-name="ro1">
          <table:table-cell office:value-type="date" office:date-value="2007-01-01" calcext:value-type="date">
            <text:p>01.01.07</text:p>
          </table:table-cell>
          <table:table-cell office:value-type="float" office:value="111" calcext:value-type="float">
            <text:p>111</text:p>
          </table:table-cell>
          <table:table-cell table:formula="of:=SUM([.B27:.B38])/12" office:value-type="float" office:value="87.3333333333333" calcext:value-type="float">
            <text:p>87,3333333333333</text:p>
          </table:table-cell>
          <table:table-cell table:formula="of:=[.C38]-[.C26]" office:value-type="float" office:value="45.25" calcext:value-type="float">
            <text:p>45,25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01.02.07</text:p>
          </table:table-cell>
          <table:table-cell office:value-type="float" office:value="108" calcext:value-type="float">
            <text:p>108</text:p>
          </table:table-cell>
          <table:table-cell table:formula="of:=SUM([.B28:.B39])/12" office:value-type="float" office:value="90.6666666666667" calcext:value-type="float">
            <text:p>90,6666666666667</text:p>
          </table:table-cell>
          <table:table-cell table:formula="of:=[.C39]-[.C27]" office:value-type="float" office:value="45.0833333333333" calcext:value-type="float">
            <text:p>45,0833333333333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01.03.07</text:p>
          </table:table-cell>
          <table:table-cell office:value-type="float" office:value="113" calcext:value-type="float">
            <text:p>113</text:p>
          </table:table-cell>
          <table:table-cell table:formula="of:=SUM([.B29:.B40])/12" office:value-type="float" office:value="94.5" calcext:value-type="float">
            <text:p>94,5</text:p>
          </table:table-cell>
          <table:table-cell table:formula="of:=[.C40]-[.C28]" office:value-type="float" office:value="45.6666666666667" calcext:value-type="float">
            <text:p>45,6666666666667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01.04.07</text:p>
          </table:table-cell>
          <table:table-cell office:value-type="float" office:value="105" calcext:value-type="float">
            <text:p>105</text:p>
          </table:table-cell>
          <table:table-cell table:formula="of:=SUM([.B30:.B41])/12" office:value-type="float" office:value="97.0833333333333" calcext:value-type="float">
            <text:p>97,0833333333333</text:p>
          </table:table-cell>
          <table:table-cell table:formula="of:=[.C41]-[.C29]" office:value-type="float" office:value="44.4166666666667" calcext:value-type="float">
            <text:p>44,4166666666667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01.05.07</text:p>
          </table:table-cell>
          <table:table-cell office:value-type="float" office:value="105" calcext:value-type="float">
            <text:p>105</text:p>
          </table:table-cell>
          <table:table-cell table:formula="of:=SUM([.B31:.B42])/12" office:value-type="float" office:value="98.4166666666667" calcext:value-type="float">
            <text:p>98,4166666666667</text:p>
          </table:table-cell>
          <table:table-cell table:formula="of:=[.C42]-[.C30]" office:value-type="float" office:value="41.1666666666667" calcext:value-type="float">
            <text:p>41,1666666666667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01.06.07</text:p>
          </table:table-cell>
          <table:table-cell office:value-type="float" office:value="102" calcext:value-type="float">
            <text:p>102</text:p>
          </table:table-cell>
          <table:table-cell table:formula="of:=SUM([.B32:.B43])/12" office:value-type="float" office:value="99.5" calcext:value-type="float">
            <text:p>99,5</text:p>
          </table:table-cell>
          <table:table-cell table:formula="of:=[.C43]-[.C31]" office:value-type="float" office:value="37.4166666666667" calcext:value-type="float">
            <text:p>37,4166666666667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01.07.07</text:p>
          </table:table-cell>
          <table:table-cell office:value-type="float" office:value="106" calcext:value-type="float">
            <text:p>106</text:p>
          </table:table-cell>
          <table:table-cell table:formula="of:=SUM([.B33:.B44])/12" office:value-type="float" office:value="101.583333333333" calcext:value-type="float">
            <text:p>101,583333333333</text:p>
          </table:table-cell>
          <table:table-cell table:formula="of:=[.C44]-[.C32]" office:value-type="float" office:value="35.8333333333333" calcext:value-type="float">
            <text:p>35,8333333333333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01.08.07</text:p>
          </table:table-cell>
          <table:table-cell office:value-type="float" office:value="112" calcext:value-type="float">
            <text:p>112</text:p>
          </table:table-cell>
          <table:table-cell table:formula="of:=SUM([.B34:.B45])/12" office:value-type="float" office:value="103.75" calcext:value-type="float">
            <text:p>103,75</text:p>
          </table:table-cell>
          <table:table-cell table:formula="of:=[.C45]-[.C33]" office:value-type="float" office:value="34.75" calcext:value-type="float">
            <text:p>34,75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01.09.07</text:p>
          </table:table-cell>
          <table:table-cell office:value-type="float" office:value="102" calcext:value-type="float">
            <text:p>102</text:p>
          </table:table-cell>
          <table:table-cell table:formula="of:=SUM([.B35:.B46])/12" office:value-type="float" office:value="104.833333333333" calcext:value-type="float">
            <text:p>104,833333333333</text:p>
          </table:table-cell>
          <table:table-cell table:formula="of:=[.C46]-[.C34]" office:value-type="float" office:value="32.3333333333333" calcext:value-type="float">
            <text:p>32,3333333333333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01.10.07</text:p>
          </table:table-cell>
          <table:table-cell office:value-type="float" office:value="107" calcext:value-type="float">
            <text:p>107</text:p>
          </table:table-cell>
          <table:table-cell table:formula="of:=SUM([.B36:.B47])/12" office:value-type="float" office:value="105.666666666667" calcext:value-type="float">
            <text:p>105,666666666667</text:p>
          </table:table-cell>
          <table:table-cell table:formula="of:=[.C47]-[.C35]" office:value-type="float" office:value="29.3333333333333" calcext:value-type="float">
            <text:p>29,3333333333333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01.11.07</text:p>
          </table:table-cell>
          <table:table-cell office:value-type="float" office:value="93" calcext:value-type="float">
            <text:p>93</text:p>
          </table:table-cell>
          <table:table-cell table:formula="of:=SUM([.B37:.B48])/12" office:value-type="float" office:value="105.5" calcext:value-type="float">
            <text:p>105,5</text:p>
          </table:table-cell>
          <table:table-cell table:formula="of:=[.C48]-[.C36]" office:value-type="float" office:value="25.25" calcext:value-type="float">
            <text:p>25,25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01.12.07</text:p>
          </table:table-cell>
          <table:table-cell office:value-type="float" office:value="87" calcext:value-type="float">
            <text:p>87</text:p>
          </table:table-cell>
          <table:table-cell table:formula="of:=SUM([.B38:.B49])/12" office:value-type="float" office:value="104.25" calcext:value-type="float">
            <text:p>104,25</text:p>
          </table:table-cell>
          <table:table-cell table:formula="of:=[.C49]-[.C37]" office:value-type="float" office:value="20.5" calcext:value-type="float">
            <text:p>20,5</text:p>
          </table:table-cell>
          <table:table-cell table:number-columns-repeated="1017"/>
        </table:table-row>
        <table:table-row table:style-name="ro1">
          <table:table-cell office:value-type="date" office:date-value="2008-01-01" calcext:value-type="date">
            <text:p>01.01.08</text:p>
          </table:table-cell>
          <table:table-cell office:value-type="float" office:value="109" calcext:value-type="float">
            <text:p>109</text:p>
          </table:table-cell>
          <table:table-cell table:formula="of:=SUM([.B39:.B50])/12" office:value-type="float" office:value="104.083333333333" calcext:value-type="float">
            <text:p>104,083333333333</text:p>
          </table:table-cell>
          <table:table-cell table:formula="of:=[.C50]-[.C38]" office:value-type="float" office:value="16.75" calcext:value-type="float">
            <text:p>16,75</text:p>
          </table:table-cell>
          <table:table-cell table:number-columns-repeated="1017"/>
        </table:table-row>
        <table:table-row table:style-name="ro1">
          <table:table-cell office:value-type="date" office:date-value="2008-02-01" calcext:value-type="date">
            <text:p>01.02.08</text:p>
          </table:table-cell>
          <table:table-cell office:value-type="float" office:value="107" calcext:value-type="float">
            <text:p>107</text:p>
          </table:table-cell>
          <table:table-cell table:formula="of:=SUM([.B40:.B51])/12" office:value-type="float" office:value="104" calcext:value-type="float">
            <text:p>104</text:p>
          </table:table-cell>
          <table:table-cell table:formula="of:=[.C51]-[.C39]" office:value-type="float" office:value="13.3333333333333" calcext:value-type="float">
            <text:p>13,3333333333333</text:p>
          </table:table-cell>
          <table:table-cell table:number-columns-repeated="1017"/>
        </table:table-row>
        <table:table-row table:style-name="ro1">
          <table:table-cell office:value-type="date" office:date-value="2008-03-01" calcext:value-type="date">
            <text:p>01.03.08</text:p>
          </table:table-cell>
          <table:table-cell office:value-type="float" office:value="114" calcext:value-type="float">
            <text:p>114</text:p>
          </table:table-cell>
          <table:table-cell table:formula="of:=SUM([.B41:.B52])/12" office:value-type="float" office:value="104.083333333333" calcext:value-type="float">
            <text:p>104,083333333333</text:p>
          </table:table-cell>
          <table:table-cell table:formula="of:=[.C52]-[.C40]" office:value-type="float" office:value="9.58333333333333" calcext:value-type="float">
            <text:p>9,58333333333333</text:p>
          </table:table-cell>
          <table:table-cell table:number-columns-repeated="1017"/>
        </table:table-row>
        <table:table-row table:style-name="ro1">
          <table:table-cell office:value-type="date" office:date-value="2008-04-01" calcext:value-type="date">
            <text:p>01.04.08</text:p>
          </table:table-cell>
          <table:table-cell office:value-type="float" office:value="103" calcext:value-type="float">
            <text:p>103</text:p>
          </table:table-cell>
          <table:table-cell table:formula="of:=SUM([.B42:.B53])/12" office:value-type="float" office:value="103.916666666667" calcext:value-type="float">
            <text:p>103,916666666667</text:p>
          </table:table-cell>
          <table:table-cell table:formula="of:=[.C53]-[.C41]" office:value-type="float" office:value="6.83333333333334" calcext:value-type="float">
            <text:p>6,83333333333334</text:p>
          </table:table-cell>
          <table:table-cell table:number-columns-repeated="1017"/>
        </table:table-row>
        <table:table-row table:style-name="ro1">
          <table:table-cell office:value-type="date" office:date-value="2008-05-01" calcext:value-type="date">
            <text:p>01.05.08</text:p>
          </table:table-cell>
          <table:table-cell office:value-type="float" office:value="92" calcext:value-type="float">
            <text:p>92</text:p>
          </table:table-cell>
          <table:table-cell table:formula="of:=SUM([.B43:.B54])/12" office:value-type="float" office:value="102.833333333333" calcext:value-type="float">
            <text:p>102,833333333333</text:p>
          </table:table-cell>
          <table:table-cell table:formula="of:=[.C54]-[.C42]" office:value-type="float" office:value="4.41666666666666" calcext:value-type="float">
            <text:p>4,41666666666666</text:p>
          </table:table-cell>
          <table:table-cell table:number-columns-repeated="1017"/>
        </table:table-row>
        <table:table-row table:style-name="ro1">
          <table:table-cell office:value-type="date" office:date-value="2008-06-01" calcext:value-type="date">
            <text:p>01.06.08</text:p>
          </table:table-cell>
          <table:table-cell office:value-type="float" office:value="95" calcext:value-type="float">
            <text:p>95</text:p>
          </table:table-cell>
          <table:table-cell table:formula="of:=SUM([.B44:.B55])/12" office:value-type="float" office:value="102.25" calcext:value-type="float">
            <text:p>102,25</text:p>
          </table:table-cell>
          <table:table-cell table:formula="of:=[.C55]-[.C43]" office:value-type="float" office:value="2.75" calcext:value-type="float">
            <text:p>2,75</text:p>
          </table:table-cell>
          <table:table-cell table:number-columns-repeated="1017"/>
        </table:table-row>
        <table:table-row table:style-name="ro1">
          <table:table-cell office:value-type="date" office:date-value="2008-07-01" calcext:value-type="date">
            <text:p>01.07.08</text:p>
          </table:table-cell>
          <table:table-cell office:value-type="float" office:value="93" calcext:value-type="float">
            <text:p>93</text:p>
          </table:table-cell>
          <table:table-cell table:formula="of:=SUM([.B45:.B56])/12" office:value-type="float" office:value="101.166666666667" calcext:value-type="float">
            <text:p>101,166666666667</text:p>
          </table:table-cell>
          <table:table-cell table:formula="of:=[.C56]-[.C44]" office:value-type="float" office:value="-0.416666666666657" calcext:value-type="float">
            <text:p>-0,416666666666657</text:p>
          </table:table-cell>
          <table:table-cell table:number-columns-repeated="1017"/>
        </table:table-row>
        <table:table-row table:style-name="ro1">
          <table:table-cell office:value-type="date" office:date-value="2008-08-01" calcext:value-type="date">
            <text:p>01.08.08</text:p>
          </table:table-cell>
          <table:table-cell office:value-type="float" office:value="99" calcext:value-type="float">
            <text:p>99</text:p>
          </table:table-cell>
          <table:table-cell table:formula="of:=SUM([.B46:.B57])/12" office:value-type="float" office:value="100.083333333333" calcext:value-type="float">
            <text:p>100,083333333333</text:p>
          </table:table-cell>
          <table:table-cell table:formula="of:=[.C57]-[.C45]" office:value-type="float" office:value="-3.66666666666667" calcext:value-type="float">
            <text:p>-3,66666666666667</text:p>
          </table:table-cell>
          <table:table-cell table:number-columns-repeated="1017"/>
        </table:table-row>
        <table:table-row table:style-name="ro1">
          <table:table-cell office:value-type="date" office:date-value="2008-09-01" calcext:value-type="date">
            <text:p>01.09.08</text:p>
          </table:table-cell>
          <table:table-cell office:value-type="float" office:value="93" calcext:value-type="float">
            <text:p>93</text:p>
          </table:table-cell>
          <table:table-cell table:formula="of:=SUM([.B47:.B58])/12" office:value-type="float" office:value="99.3333333333333" calcext:value-type="float">
            <text:p>99,3333333333333</text:p>
          </table:table-cell>
          <table:table-cell table:formula="of:=[.C58]-[.C46]" office:value-type="float" office:value="-5.5" calcext:value-type="float">
            <text:p>-5,5</text:p>
          </table:table-cell>
          <table:table-cell table:number-columns-repeated="1017"/>
        </table:table-row>
        <table:table-row table:style-name="ro1">
          <table:table-cell office:value-type="date" office:date-value="2008-10-01" calcext:value-type="date">
            <text:p>01.10.08</text:p>
          </table:table-cell>
          <table:table-cell office:value-type="float" office:value="107" calcext:value-type="float">
            <text:p>107</text:p>
          </table:table-cell>
          <table:table-cell table:formula="of:=SUM([.B48:.B59])/12" office:value-type="float" office:value="99.3333333333333" calcext:value-type="float">
            <text:p>99,3333333333333</text:p>
          </table:table-cell>
          <table:table-cell table:formula="of:=[.C59]-[.C47]" office:value-type="float" office:value="-6.33333333333334" calcext:value-type="float">
            <text:p>-6,33333333333334</text:p>
          </table:table-cell>
          <table:table-cell table:number-columns-repeated="1017"/>
        </table:table-row>
        <table:table-row table:style-name="ro1">
          <table:table-cell office:value-type="date" office:date-value="2008-11-01" calcext:value-type="date">
            <text:p>01.11.08</text:p>
          </table:table-cell>
          <table:table-cell office:value-type="float" office:value="98" calcext:value-type="float">
            <text:p>98</text:p>
          </table:table-cell>
          <table:table-cell table:formula="of:=SUM([.B49:.B60])/12" office:value-type="float" office:value="99.75" calcext:value-type="float">
            <text:p>99,75</text:p>
          </table:table-cell>
          <table:table-cell table:formula="of:=[.C60]-[.C48]" office:value-type="float" office:value="-5.75" calcext:value-type="float">
            <text:p>-5,75</text:p>
          </table:table-cell>
          <table:table-cell table:number-columns-repeated="1017"/>
        </table:table-row>
        <table:table-row table:style-name="ro1">
          <table:table-cell office:value-type="date" office:date-value="2008-12-01" calcext:value-type="date">
            <text:p>01.12.08</text:p>
          </table:table-cell>
          <table:table-cell office:value-type="float" office:value="110" calcext:value-type="float">
            <text:p>110</text:p>
          </table:table-cell>
          <table:table-cell table:formula="of:=SUM([.B50:.B61])/12" office:value-type="float" office:value="101.666666666667" calcext:value-type="float">
            <text:p>101,666666666667</text:p>
          </table:table-cell>
          <table:table-cell table:formula="of:=[.C61]-[.C49]" office:value-type="float" office:value="-2.58333333333333" calcext:value-type="float">
            <text:p>-2,58333333333333</text:p>
          </table:table-cell>
          <table:table-cell table:number-columns-repeated="1017"/>
        </table:table-row>
        <table:table-row table:style-name="ro1">
          <table:table-cell office:value-type="date" office:date-value="2009-01-01" calcext:value-type="date">
            <text:p>01.01.09</text:p>
          </table:table-cell>
          <table:table-cell office:value-type="float" office:value="110" calcext:value-type="float">
            <text:p>110</text:p>
          </table:table-cell>
          <table:table-cell table:formula="of:=SUM([.B51:.B62])/12" office:value-type="float" office:value="101.75" calcext:value-type="float">
            <text:p>101,75</text:p>
          </table:table-cell>
          <table:table-cell table:formula="of:=[.C62]-[.C50]" office:value-type="float" office:value="-2.33333333333333" calcext:value-type="float">
            <text:p>-2,33333333333333</text:p>
          </table:table-cell>
          <table:table-cell table:number-columns-repeated="1017"/>
        </table:table-row>
        <table:table-row table:style-name="ro1">
          <table:table-cell office:value-type="date" office:date-value="2009-02-01" calcext:value-type="date">
            <text:p>01.02.09</text:p>
          </table:table-cell>
          <table:table-cell office:value-type="float" office:value="95" calcext:value-type="float">
            <text:p>95</text:p>
          </table:table-cell>
          <table:table-cell table:formula="of:=SUM([.B52:.B63])/12" office:value-type="float" office:value="100.75" calcext:value-type="float">
            <text:p>100,75</text:p>
          </table:table-cell>
          <table:table-cell table:formula="of:=[.C63]-[.C51]" office:value-type="float" office:value="-3.25" calcext:value-type="float">
            <text:p>-3,25</text:p>
          </table:table-cell>
          <table:table-cell table:number-columns-repeated="1017"/>
        </table:table-row>
        <table:table-row table:style-name="ro1">
          <table:table-cell office:value-type="date" office:date-value="2009-03-01" calcext:value-type="date">
            <text:p>01.03.09</text:p>
          </table:table-cell>
          <table:table-cell office:value-type="float" office:value="106" calcext:value-type="float">
            <text:p>106</text:p>
          </table:table-cell>
          <table:table-cell table:formula="of:=SUM([.B53:.B64])/12" office:value-type="float" office:value="100.083333333333" calcext:value-type="float">
            <text:p>100,083333333333</text:p>
          </table:table-cell>
          <table:table-cell table:formula="of:=[.C64]-[.C52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office:value-type="date" office:date-value="2009-04-01" calcext:value-type="date">
            <text:p>01.04.09</text:p>
          </table:table-cell>
          <table:table-cell office:value-type="float" office:value="90" calcext:value-type="float">
            <text:p>90</text:p>
          </table:table-cell>
          <table:table-cell table:formula="of:=SUM([.B54:.B65])/12" office:value-type="float" office:value="99" calcext:value-type="float">
            <text:p>99</text:p>
          </table:table-cell>
          <table:table-cell table:formula="of:=[.C65]-[.C53]" office:value-type="float" office:value="-4.91666666666667" calcext:value-type="float">
            <text:p>-4,91666666666667</text:p>
          </table:table-cell>
          <table:table-cell table:number-columns-repeated="1017"/>
        </table:table-row>
        <table:table-row table:style-name="ro1">
          <table:table-cell office:value-type="date" office:date-value="2009-05-01" calcext:value-type="date">
            <text:p>01.05.09</text:p>
          </table:table-cell>
          <table:table-cell office:value-type="float" office:value="84" calcext:value-type="float">
            <text:p>84</text:p>
          </table:table-cell>
          <table:table-cell table:formula="of:=SUM([.B55:.B66])/12" office:value-type="float" office:value="98.3333333333333" calcext:value-type="float">
            <text:p>98,3333333333333</text:p>
          </table:table-cell>
          <table:table-cell table:formula="of:=[.C66]-[.C54]" office:value-type="float" office:value="-4.5" calcext:value-type="float">
            <text:p>-4,5</text:p>
          </table:table-cell>
          <table:table-cell table:number-columns-repeated="1017"/>
        </table:table-row>
        <table:table-row table:style-name="ro1">
          <table:table-cell office:value-type="date" office:date-value="2009-06-01" calcext:value-type="date">
            <text:p>01.06.09</text:p>
          </table:table-cell>
          <table:table-cell office:value-type="float" office:value="80" calcext:value-type="float">
            <text:p>80</text:p>
          </table:table-cell>
          <table:table-cell table:formula="of:=SUM([.B56:.B67])/12" office:value-type="float" office:value="97.0833333333333" calcext:value-type="float">
            <text:p>97,0833333333333</text:p>
          </table:table-cell>
          <table:table-cell table:formula="of:=[.C67]-[.C55]" office:value-type="float" office:value="-5.16666666666667" calcext:value-type="float">
            <text:p>-5,16666666666667</text:p>
          </table:table-cell>
          <table:table-cell table:number-columns-repeated="1017"/>
        </table:table-row>
        <table:table-row table:style-name="ro1">
          <table:table-cell office:value-type="date" office:date-value="2009-07-01" calcext:value-type="date">
            <text:p>01.07.09</text:p>
          </table:table-cell>
          <table:table-cell office:value-type="float" office:value="80" calcext:value-type="float">
            <text:p>80</text:p>
          </table:table-cell>
          <table:table-cell table:formula="of:=SUM([.B57:.B68])/12" office:value-type="float" office:value="96" calcext:value-type="float">
            <text:p>96</text:p>
          </table:table-cell>
          <table:table-cell table:formula="of:=[.C68]-[.C56]" office:value-type="float" office:value="-5.16666666666667" calcext:value-type="float">
            <text:p>-5,16666666666667</text:p>
          </table:table-cell>
          <table:table-cell table:number-columns-repeated="1017"/>
        </table:table-row>
        <table:table-row table:style-name="ro1">
          <table:table-cell office:value-type="date" office:date-value="2009-08-01" calcext:value-type="date">
            <text:p>01.08.09</text:p>
          </table:table-cell>
          <table:table-cell office:value-type="float" office:value="95" calcext:value-type="float">
            <text:p>95</text:p>
          </table:table-cell>
          <table:table-cell table:formula="of:=SUM([.B58:.B69])/12" office:value-type="float" office:value="95.6666666666667" calcext:value-type="float">
            <text:p>95,6666666666667</text:p>
          </table:table-cell>
          <table:table-cell table:formula="of:=[.C69]-[.C57]" office:value-type="float" office:value="-4.41666666666666" calcext:value-type="float">
            <text:p>-4,41666666666666</text:p>
          </table:table-cell>
          <table:table-cell table:number-columns-repeated="1017"/>
        </table:table-row>
        <table:table-row table:style-name="ro1">
          <table:table-cell office:value-type="date" office:date-value="2009-09-01" calcext:value-type="date">
            <text:p>01.09.09</text:p>
          </table:table-cell>
          <table:table-cell office:value-type="float" office:value="94" calcext:value-type="float">
            <text:p>94</text:p>
          </table:table-cell>
          <table:table-cell table:formula="of:=SUM([.B59:.B70])/12" office:value-type="float" office:value="95.75" calcext:value-type="float">
            <text:p>95,75</text:p>
          </table:table-cell>
          <table:table-cell table:formula="of:=[.C70]-[.C58]" office:value-type="float" office:value="-3.58333333333333" calcext:value-type="float">
            <text:p>-3,58333333333333</text:p>
          </table:table-cell>
          <table:table-cell table:number-columns-repeated="1017"/>
        </table:table-row>
        <table:table-row table:style-name="ro1">
          <table:table-cell office:value-type="date" office:date-value="2009-10-01" calcext:value-type="date">
            <text:p>01.10.09</text:p>
          </table:table-cell>
          <table:table-cell office:value-type="float" office:value="93" calcext:value-type="float">
            <text:p>93</text:p>
          </table:table-cell>
          <table:table-cell table:formula="of:=SUM([.B60:.B71])/12" office:value-type="float" office:value="94.5833333333333" calcext:value-type="float">
            <text:p>94,5833333333333</text:p>
          </table:table-cell>
          <table:table-cell table:formula="of:=[.C71]-[.C59]" office:value-type="float" office:value="-4.75" calcext:value-type="float">
            <text:p>-4,75</text:p>
          </table:table-cell>
          <table:table-cell table:number-columns-repeated="1017"/>
        </table:table-row>
        <table:table-row table:style-name="ro1">
          <table:table-cell office:value-type="date" office:date-value="2009-11-01" calcext:value-type="date">
            <text:p>01.11.09</text:p>
          </table:table-cell>
          <table:table-cell office:value-type="float" office:value="81" calcext:value-type="float">
            <text:p>81</text:p>
          </table:table-cell>
          <table:table-cell table:formula="of:=SUM([.B61:.B72])/12" office:value-type="float" office:value="93.1666666666667" calcext:value-type="float">
            <text:p>93,1666666666667</text:p>
          </table:table-cell>
          <table:table-cell table:formula="of:=[.C72]-[.C60]" office:value-type="float" office:value="-6.58333333333333" calcext:value-type="float">
            <text:p>-6,58333333333333</text:p>
          </table:table-cell>
          <table:table-cell table:number-columns-repeated="1017"/>
        </table:table-row>
        <table:table-row table:style-name="ro1">
          <table:table-cell office:value-type="date" office:date-value="2009-12-01" calcext:value-type="date">
            <text:p>01.12.09</text:p>
          </table:table-cell>
          <table:table-cell office:value-type="float" office:value="86" calcext:value-type="float">
            <text:p>86</text:p>
          </table:table-cell>
          <table:table-cell table:formula="of:=SUM([.B62:.B73])/12" office:value-type="float" office:value="91.1666666666667" calcext:value-type="float">
            <text:p>91,1666666666667</text:p>
          </table:table-cell>
          <table:table-cell table:formula="of:=[.C73]-[.C61]" office:value-type="float" office:value="-10.5" calcext:value-type="float">
            <text:p>-10,5</text:p>
          </table:table-cell>
          <table:table-cell table:number-columns-repeated="1017"/>
        </table:table-row>
        <table:table-row table:style-name="ro1">
          <table:table-cell office:value-type="date" office:date-value="2010-01-01" calcext:value-type="date">
            <text:p>01.01.10</text:p>
          </table:table-cell>
          <table:table-cell office:value-type="float" office:value="97" calcext:value-type="float">
            <text:p>97</text:p>
          </table:table-cell>
          <table:table-cell table:formula="of:=SUM([.B63:.B74])/12" office:value-type="float" office:value="90.0833333333333" calcext:value-type="float">
            <text:p>90,0833333333333</text:p>
          </table:table-cell>
          <table:table-cell table:formula="of:=[.C74]-[.C62]" office:value-type="float" office:value="-11.6666666666667" calcext:value-type="float">
            <text:p>-11,6666666666667</text:p>
          </table:table-cell>
          <table:table-cell table:number-columns-repeated="1017"/>
        </table:table-row>
        <table:table-row table:style-name="ro1">
          <table:table-cell office:value-type="date" office:date-value="2010-02-01" calcext:value-type="date">
            <text:p>01.02.10</text:p>
          </table:table-cell>
          <table:table-cell office:value-type="float" office:value="102" calcext:value-type="float">
            <text:p>102</text:p>
          </table:table-cell>
          <table:table-cell table:formula="of:=SUM([.B64:.B75])/12" office:value-type="float" office:value="90.6666666666667" calcext:value-type="float">
            <text:p>90,6666666666667</text:p>
          </table:table-cell>
          <table:table-cell table:formula="of:=[.C75]-[.C63]" office:value-type="float" office:value="-10.0833333333333" calcext:value-type="float">
            <text:p>-10,0833333333333</text:p>
          </table:table-cell>
          <table:table-cell table:number-columns-repeated="1017"/>
        </table:table-row>
        <table:table-row table:style-name="ro1">
          <table:table-cell office:value-type="date" office:date-value="2010-03-01" calcext:value-type="date">
            <text:p>01.03.10</text:p>
          </table:table-cell>
          <table:table-cell office:value-type="float" office:value="90" calcext:value-type="float">
            <text:p>90</text:p>
          </table:table-cell>
          <table:table-cell table:formula="of:=SUM([.B65:.B76])/12" office:value-type="float" office:value="89.3333333333333" calcext:value-type="float">
            <text:p>89,3333333333333</text:p>
          </table:table-cell>
          <table:table-cell table:formula="of:=[.C76]-[.C64]" office:value-type="float" office:value="-10.75" calcext:value-type="float">
            <text:p>-10,75</text:p>
          </table:table-cell>
          <table:table-cell table:number-columns-repeated="1017"/>
        </table:table-row>
        <table:table-row table:style-name="ro1">
          <table:table-cell office:value-type="date" office:date-value="2010-04-01" calcext:value-type="date">
            <text:p>01.04.10</text:p>
          </table:table-cell>
          <table:table-cell office:value-type="float" office:value="103" calcext:value-type="float">
            <text:p>103</text:p>
          </table:table-cell>
          <table:table-cell table:formula="of:=SUM([.B66:.B77])/12" office:value-type="float" office:value="90.4166666666667" calcext:value-type="float">
            <text:p>90,4166666666667</text:p>
          </table:table-cell>
          <table:table-cell table:formula="of:=[.C77]-[.C65]" office:value-type="float" office:value="-8.58333333333333" calcext:value-type="float">
            <text:p>-8,58333333333333</text:p>
          </table:table-cell>
          <table:table-cell table:number-columns-repeated="1017"/>
        </table:table-row>
        <table:table-row table:style-name="ro1">
          <table:table-cell office:value-type="date" office:date-value="2010-05-01" calcext:value-type="date">
            <text:p>01.05.10</text:p>
          </table:table-cell>
          <table:table-cell office:value-type="float" office:value="99" calcext:value-type="float">
            <text:p>99</text:p>
          </table:table-cell>
          <table:table-cell table:formula="of:=SUM([.B67:.B78])/12" office:value-type="float" office:value="91.6666666666667" calcext:value-type="float">
            <text:p>91,6666666666667</text:p>
          </table:table-cell>
          <table:table-cell table:formula="of:=[.C78]-[.C66]" office:value-type="float" office:value="-6.66666666666666" calcext:value-type="float">
            <text:p>-6,66666666666666</text:p>
          </table:table-cell>
          <table:table-cell table:number-columns-repeated="1017"/>
        </table:table-row>
        <table:table-row table:style-name="ro1">
          <table:table-cell office:value-type="date" office:date-value="2010-06-01" calcext:value-type="date">
            <text:p>01.06.10</text:p>
          </table:table-cell>
          <table:table-cell office:value-type="float" office:value="91" calcext:value-type="float">
            <text:p>91</text:p>
          </table:table-cell>
          <table:table-cell table:formula="of:=SUM([.B68:.B79])/12" office:value-type="float" office:value="92.5833333333333" calcext:value-type="float">
            <text:p>92,5833333333333</text:p>
          </table:table-cell>
          <table:table-cell table:formula="of:=[.C79]-[.C67]" office:value-type="float" office:value="-4.5" calcext:value-type="float">
            <text:p>-4,5</text:p>
          </table:table-cell>
          <table:table-cell table:number-columns-repeated="1017"/>
        </table:table-row>
        <table:table-row table:style-name="ro1">
          <table:table-cell office:value-type="date" office:date-value="2010-07-01" calcext:value-type="date">
            <text:p>01.07.10</text:p>
          </table:table-cell>
          <table:table-cell office:value-type="float" office:value="83" calcext:value-type="float">
            <text:p>83</text:p>
          </table:table-cell>
          <table:table-cell table:formula="of:=SUM([.B69:.B80])/12" office:value-type="float" office:value="92.8333333333333" calcext:value-type="float">
            <text:p>92,8333333333333</text:p>
          </table:table-cell>
          <table:table-cell table:formula="of:=[.C80]-[.C68]" office:value-type="float" office:value="-3.16666666666667" calcext:value-type="float">
            <text:p>-3,16666666666667</text:p>
          </table:table-cell>
          <table:table-cell table:number-columns-repeated="1017"/>
        </table:table-row>
        <table:table-row table:style-name="ro1">
          <table:table-cell office:value-type="date" office:date-value="2010-08-01" calcext:value-type="date">
            <text:p>01.08.10</text:p>
          </table:table-cell>
          <table:table-cell office:value-type="float" office:value="74" calcext:value-type="float">
            <text:p>74</text:p>
          </table:table-cell>
          <table:table-cell table:formula="of:=SUM([.B70:.B81])/12" office:value-type="float" office:value="91.0833333333333" calcext:value-type="float">
            <text:p>91,0833333333333</text:p>
          </table:table-cell>
          <table:table-cell table:formula="of:=[.C81]-[.C69]" office:value-type="float" office:value="-4.58333333333334" calcext:value-type="float">
            <text:p>-4,58333333333334</text:p>
          </table:table-cell>
          <table:table-cell table:number-columns-repeated="1017"/>
        </table:table-row>
        <table:table-row table:style-name="ro1">
          <table:table-cell office:value-type="date" office:date-value="2010-09-01" calcext:value-type="date">
            <text:p>01.09.10</text:p>
          </table:table-cell>
          <table:table-cell office:value-type="float" office:value="78" calcext:value-type="float">
            <text:p>78</text:p>
          </table:table-cell>
          <table:table-cell table:formula="of:=SUM([.B71:.B82])/12" office:value-type="float" office:value="89.75" calcext:value-type="float">
            <text:p>89,75</text:p>
          </table:table-cell>
          <table:table-cell table:formula="of:=[.C82]-[.C70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date" office:date-value="2010-10-01" calcext:value-type="date">
            <text:p>01.10.10</text:p>
          </table:table-cell>
          <table:table-cell office:value-type="float" office:value="76" calcext:value-type="float">
            <text:p>76</text:p>
          </table:table-cell>
          <table:table-cell table:formula="of:=SUM([.B72:.B83])/12" office:value-type="float" office:value="88.3333333333333" calcext:value-type="float">
            <text:p>88,3333333333333</text:p>
          </table:table-cell>
          <table:table-cell table:formula="of:=[.C83]-[.C71]" office:value-type="float" office:value="-6.25" calcext:value-type="float">
            <text:p>-6,25</text:p>
          </table:table-cell>
          <table:table-cell table:number-columns-repeated="1017"/>
        </table:table-row>
        <table:table-row table:style-name="ro1">
          <table:table-cell office:value-type="date" office:date-value="2010-11-01" calcext:value-type="date">
            <text:p>01.11.10</text:p>
          </table:table-cell>
          <table:table-cell office:value-type="float" office:value="81" calcext:value-type="float">
            <text:p>81</text:p>
          </table:table-cell>
          <table:table-cell table:formula="of:=SUM([.B73:.B84])/12" office:value-type="float" office:value="88.3333333333333" calcext:value-type="float">
            <text:p>88,3333333333333</text:p>
          </table:table-cell>
          <table:table-cell table:formula="of:=[.C84]-[.C72]" office:value-type="float" office:value="-4.83333333333334" calcext:value-type="float">
            <text:p>-4,83333333333334</text:p>
          </table:table-cell>
          <table:table-cell table:number-columns-repeated="1017"/>
        </table:table-row>
        <table:table-row table:style-name="ro1">
          <table:table-cell office:value-type="date" office:date-value="2010-12-01" calcext:value-type="date">
            <text:p>01.12.10</text:p>
          </table:table-cell>
          <table:table-cell office:value-type="float" office:value="84" calcext:value-type="float">
            <text:p>84</text:p>
          </table:table-cell>
          <table:table-cell table:formula="of:=SUM([.B74:.B85])/12" office:value-type="float" office:value="88.1666666666667" calcext:value-type="float">
            <text:p>88,1666666666667</text:p>
          </table:table-cell>
          <table:table-cell table:formula="of:=[.C85]-[.C73]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date" office:date-value="2011-01-01" calcext:value-type="date">
            <text:p>01.01.11</text:p>
          </table:table-cell>
          <table:table-cell office:value-type="float" office:value="93" calcext:value-type="float">
            <text:p>93</text:p>
          </table:table-cell>
          <table:table-cell table:formula="of:=SUM([.B75:.B86])/12" office:value-type="float" office:value="87.8333333333333" calcext:value-type="float">
            <text:p>87,8333333333333</text:p>
          </table:table-cell>
          <table:table-cell table:formula="of:=[.C86]-[.C74]" office:value-type="float" office:value="-2.25" calcext:value-type="float">
            <text:p>-2,25</text:p>
          </table:table-cell>
          <table:table-cell table:number-columns-repeated="1017"/>
        </table:table-row>
        <table:table-row table:style-name="ro1">
          <table:table-cell office:value-type="date" office:date-value="2011-02-01" calcext:value-type="date">
            <text:p>01.02.11</text:p>
          </table:table-cell>
          <table:table-cell office:value-type="float" office:value="90" calcext:value-type="float">
            <text:p>90</text:p>
          </table:table-cell>
          <table:table-cell table:formula="of:=SUM([.B76:.B87])/12" office:value-type="float" office:value="86.8333333333333" calcext:value-type="float">
            <text:p>86,8333333333333</text:p>
          </table:table-cell>
          <table:table-cell table:formula="of:=[.C87]-[.C75]" office:value-type="float" office:value="-3.83333333333334" calcext:value-type="float">
            <text:p>-3,83333333333334</text:p>
          </table:table-cell>
          <table:table-cell table:number-columns-repeated="1017"/>
        </table:table-row>
        <table:table-row table:style-name="ro1">
          <table:table-cell office:value-type="date" office:date-value="2011-03-01" calcext:value-type="date">
            <text:p>01.03.11</text:p>
          </table:table-cell>
          <table:table-cell office:value-type="float" office:value="107" calcext:value-type="float">
            <text:p>107</text:p>
          </table:table-cell>
          <table:table-cell table:formula="of:=SUM([.B77:.B88])/12" office:value-type="float" office:value="88.25" calcext:value-type="float">
            <text:p>88,25</text:p>
          </table:table-cell>
          <table:table-cell table:formula="of:=[.C88]-[.C76]" office:value-type="float" office:value="-1.08333333333333" calcext:value-type="float">
            <text:p>-1,08333333333333</text:p>
          </table:table-cell>
          <table:table-cell table:number-columns-repeated="1017"/>
        </table:table-row>
        <table:table-row table:style-name="ro1">
          <table:table-cell office:value-type="date" office:date-value="2011-04-01" calcext:value-type="date">
            <text:p>01.04.11</text:p>
          </table:table-cell>
          <table:table-cell office:value-type="float" office:value="89" calcext:value-type="float">
            <text:p>89</text:p>
          </table:table-cell>
          <table:table-cell table:formula="of:=SUM([.B78:.B89])/12" office:value-type="float" office:value="87.0833333333333" calcext:value-type="float">
            <text:p>87,0833333333333</text:p>
          </table:table-cell>
          <table:table-cell table:formula="of:=[.C89]-[.C77]" office:value-type="float" office:value="-3.33333333333334" calcext:value-type="float">
            <text:p>-3,33333333333334</text:p>
          </table:table-cell>
          <table:table-cell table:number-columns-repeated="1017"/>
        </table:table-row>
        <table:table-row table:style-name="ro1">
          <table:table-cell office:value-type="date" office:date-value="2011-05-01" calcext:value-type="date">
            <text:p>01.05.11</text:p>
          </table:table-cell>
          <table:table-cell office:value-type="float" office:value="92" calcext:value-type="float">
            <text:p>92</text:p>
          </table:table-cell>
          <table:table-cell table:formula="of:=SUM([.B79:.B90])/12" office:value-type="float" office:value="86.5" calcext:value-type="float">
            <text:p>86,5</text:p>
          </table:table-cell>
          <table:table-cell table:formula="of:=[.C90]-[.C78]" office:value-type="float" office:value="-5.16666666666667" calcext:value-type="float">
            <text:p>-5,16666666666667</text:p>
          </table:table-cell>
          <table:table-cell table:number-columns-repeated="1017"/>
        </table:table-row>
        <table:table-row table:style-name="ro1">
          <table:table-cell office:value-type="date" office:date-value="2011-06-01" calcext:value-type="date">
            <text:p>01.06.11</text:p>
          </table:table-cell>
          <table:table-cell office:value-type="float" office:value="87" calcext:value-type="float">
            <text:p>87</text:p>
          </table:table-cell>
          <table:table-cell table:formula="of:=SUM([.B80:.B91])/12" office:value-type="float" office:value="86.1666666666667" calcext:value-type="float">
            <text:p>86,1666666666667</text:p>
          </table:table-cell>
          <table:table-cell table:formula="of:=[.C91]-[.C79]" office:value-type="float" office:value="-6.41666666666666" calcext:value-type="float">
            <text:p>-6,41666666666666</text:p>
          </table:table-cell>
          <table:table-cell table:number-columns-repeated="1017"/>
        </table:table-row>
        <table:table-row table:style-name="ro1">
          <table:table-cell office:value-type="date" office:date-value="2011-07-01" calcext:value-type="date">
            <text:p>01.07.11</text:p>
          </table:table-cell>
          <table:table-cell office:value-type="float" office:value="79" calcext:value-type="float">
            <text:p>79</text:p>
          </table:table-cell>
          <table:table-cell table:formula="of:=SUM([.B81:.B92])/12" office:value-type="float" office:value="85.8333333333333" calcext:value-type="float">
            <text:p>85,8333333333333</text:p>
          </table:table-cell>
          <table:table-cell table:formula="of:=[.C92]-[.C80]" office:value-type="float" office:value="-7" calcext:value-type="float">
            <text:p>-7</text:p>
          </table:table-cell>
          <table:table-cell table:number-columns-repeated="1017"/>
        </table:table-row>
        <table:table-row table:style-name="ro1">
          <table:table-cell office:value-type="date" office:date-value="2011-08-01" calcext:value-type="date">
            <text:p>01.08.11</text:p>
          </table:table-cell>
          <table:table-cell office:value-type="float" office:value="80" calcext:value-type="float">
            <text:p>80</text:p>
          </table:table-cell>
          <table:table-cell table:formula="of:=SUM([.B82:.B93])/12" office:value-type="float" office:value="86.3333333333333" calcext:value-type="float">
            <text:p>86,3333333333333</text:p>
          </table:table-cell>
          <table:table-cell table:formula="of:=[.C93]-[.C81]" office:value-type="float" office:value="-4.75" calcext:value-type="float">
            <text:p>-4,75</text:p>
          </table:table-cell>
          <table:table-cell table:number-columns-repeated="1017"/>
        </table:table-row>
        <table:table-row table:style-name="ro1">
          <table:table-cell office:value-type="date" office:date-value="2011-09-01" calcext:value-type="date">
            <text:p>01.09.11</text:p>
          </table:table-cell>
          <table:table-cell office:value-type="float" office:value="82" calcext:value-type="float">
            <text:p>82</text:p>
          </table:table-cell>
          <table:table-cell table:formula="of:=SUM([.B83:.B94])/12" office:value-type="float" office:value="86.6666666666667" calcext:value-type="float">
            <text:p>86,6666666666667</text:p>
          </table:table-cell>
          <table:table-cell table:formula="of:=[.C94]-[.C82]" office:value-type="float" office:value="-3.08333333333333" calcext:value-type="float">
            <text:p>-3,08333333333333</text:p>
          </table:table-cell>
          <table:table-cell table:number-columns-repeated="1017"/>
        </table:table-row>
        <table:table-row table:style-name="ro1">
          <table:table-cell office:value-type="date" office:date-value="2011-10-01" calcext:value-type="date">
            <text:p>01.10.11</text:p>
          </table:table-cell>
          <table:table-cell office:value-type="float" office:value="80" calcext:value-type="float">
            <text:p>80</text:p>
          </table:table-cell>
          <table:table-cell table:formula="of:=SUM([.B84:.B95])/12" office:value-type="float" office:value="87" calcext:value-type="float">
            <text:p>87</text:p>
          </table:table-cell>
          <table:table-cell table:formula="of:=[.C95]-[.C83]" office:value-type="float" office:value="-1.33333333333333" calcext:value-type="float">
            <text:p>-1,33333333333333</text:p>
          </table:table-cell>
          <table:table-cell table:number-columns-repeated="1017"/>
        </table:table-row>
        <table:table-row table:style-name="ro1">
          <table:table-cell office:value-type="date" office:date-value="2011-11-01" calcext:value-type="date">
            <text:p>01.11.11</text:p>
          </table:table-cell>
          <table:table-cell office:value-type="float" office:value="79" calcext:value-type="float">
            <text:p>79</text:p>
          </table:table-cell>
          <table:table-cell table:formula="of:=SUM([.B85:.B96])/12" office:value-type="float" office:value="86.8333333333333" calcext:value-type="float">
            <text:p>86,8333333333333</text:p>
          </table:table-cell>
          <table:table-cell table:formula="of:=[.C96]-[.C84]" office:value-type="float" office:value="-1.5" calcext:value-type="float">
            <text:p>-1,5</text:p>
          </table:table-cell>
          <table:table-cell table:number-columns-repeated="1017"/>
        </table:table-row>
        <table:table-row table:style-name="ro1">
          <table:table-cell office:value-type="date" office:date-value="2011-12-01" calcext:value-type="date">
            <text:p>01.12.11</text:p>
          </table:table-cell>
          <table:table-cell office:value-type="float" office:value="79" calcext:value-type="float">
            <text:p>79</text:p>
          </table:table-cell>
          <table:table-cell table:formula="of:=SUM([.B86:.B97])/12" office:value-type="float" office:value="86.4166666666667" calcext:value-type="float">
            <text:p>86,4166666666667</text:p>
          </table:table-cell>
          <table:table-cell table:formula="of:=[.C97]-[.C85]" office:value-type="float" office:value="-1.75" calcext:value-type="float">
            <text:p>-1,75</text:p>
          </table:table-cell>
          <table:table-cell table:number-columns-repeated="1017"/>
        </table:table-row>
        <table:table-row table:style-name="ro1">
          <table:table-cell office:value-type="date" office:date-value="2012-01-01" calcext:value-type="date">
            <text:p>01.01.12</text:p>
          </table:table-cell>
          <table:table-cell office:value-type="float" office:value="87" calcext:value-type="float">
            <text:p>87</text:p>
          </table:table-cell>
          <table:table-cell table:formula="of:=SUM([.B87:.B98])/12" office:value-type="float" office:value="85.9166666666667" calcext:value-type="float">
            <text:p>85,9166666666667</text:p>
          </table:table-cell>
          <table:table-cell table:formula="of:=[.C98]-[.C86]" office:value-type="float" office:value="-1.91666666666666" calcext:value-type="float">
            <text:p>-1,91666666666666</text:p>
          </table:table-cell>
          <table:table-cell table:number-columns-repeated="1017"/>
        </table:table-row>
        <table:table-row table:style-name="ro1">
          <table:table-cell office:value-type="date" office:date-value="2012-02-01" calcext:value-type="date">
            <text:p>01.02.12</text:p>
          </table:table-cell>
          <table:table-cell office:value-type="float" office:value="71" calcext:value-type="float">
            <text:p>71</text:p>
          </table:table-cell>
          <table:table-cell table:formula="of:=SUM([.B88:.B99])/12" office:value-type="float" office:value="84.3333333333333" calcext:value-type="float">
            <text:p>84,3333333333333</text:p>
          </table:table-cell>
          <table:table-cell table:formula="of:=[.C99]-[.C87]" office:value-type="float" office:value="-2.5" calcext:value-type="float">
            <text:p>-2,5</text:p>
          </table:table-cell>
          <table:table-cell table:number-columns-repeated="1017"/>
        </table:table-row>
        <table:table-row table:style-name="ro1">
          <table:table-cell office:value-type="date" office:date-value="2012-03-01" calcext:value-type="date">
            <text:p>01.03.12</text:p>
          </table:table-cell>
          <table:table-cell office:value-type="float" office:value="79" calcext:value-type="float">
            <text:p>79</text:p>
          </table:table-cell>
          <table:table-cell table:formula="of:=SUM([.B89:.B100])/12" office:value-type="float" office:value="82" calcext:value-type="float">
            <text:p>82</text:p>
          </table:table-cell>
          <table:table-cell table:formula="of:=[.C100]-[.C88]" office:value-type="float" office:value="-6.25" calcext:value-type="float">
            <text:p>-6,25</text:p>
          </table:table-cell>
          <table:table-cell table:number-columns-repeated="1017"/>
        </table:table-row>
        <table:table-row table:style-name="ro1">
          <table:table-cell office:value-type="date" office:date-value="2012-04-01" calcext:value-type="date">
            <text:p>01.04.12</text:p>
          </table:table-cell>
          <table:table-cell office:value-type="float" office:value="81" calcext:value-type="float">
            <text:p>81</text:p>
          </table:table-cell>
          <table:table-cell table:formula="of:=SUM([.B90:.B101])/12" office:value-type="float" office:value="81.3333333333333" calcext:value-type="float">
            <text:p>81,3333333333333</text:p>
          </table:table-cell>
          <table:table-cell table:formula="of:=[.C101]-[.C89]" office:value-type="float" office:value="-5.75" calcext:value-type="float">
            <text:p>-5,75</text:p>
          </table:table-cell>
          <table:table-cell table:number-columns-repeated="1017"/>
        </table:table-row>
        <table:table-row table:style-name="ro1">
          <table:table-cell office:value-type="date" office:date-value="2012-05-01" calcext:value-type="date">
            <text:p>01.05.12</text:p>
          </table:table-cell>
          <table:table-cell office:value-type="float" office:value="81" calcext:value-type="float">
            <text:p>81</text:p>
          </table:table-cell>
          <table:table-cell table:formula="of:=SUM([.B91:.B102])/12" office:value-type="float" office:value="80.4166666666667" calcext:value-type="float">
            <text:p>80,4166666666667</text:p>
          </table:table-cell>
          <table:table-cell table:formula="of:=[.C102]-[.C90]" office:value-type="float" office:value="-6.08333333333333" calcext:value-type="float">
            <text:p>-6,08333333333333</text:p>
          </table:table-cell>
          <table:table-cell table:number-columns-repeated="1017"/>
        </table:table-row>
        <table:table-row table:style-name="ro1">
          <table:table-cell office:value-type="date" office:date-value="2012-06-01" calcext:value-type="date">
            <text:p>01.06.12</text:p>
          </table:table-cell>
          <table:table-cell office:value-type="float" office:value="81" calcext:value-type="float">
            <text:p>81</text:p>
          </table:table-cell>
          <table:table-cell table:formula="of:=SUM([.B92:.B103])/12" office:value-type="float" office:value="79.9166666666667" calcext:value-type="float">
            <text:p>79,9166666666667</text:p>
          </table:table-cell>
          <table:table-cell table:formula="of:=[.C103]-[.C91]" office:value-type="float" office:value="-6.25" calcext:value-type="float">
            <text:p>-6,25</text:p>
          </table:table-cell>
          <table:table-cell table:number-columns-repeated="1017"/>
        </table:table-row>
        <table:table-row table:style-name="ro1">
          <table:table-cell office:value-type="date" office:date-value="2012-07-01" calcext:value-type="date">
            <text:p>01.07.12</text:p>
          </table:table-cell>
          <table:table-cell office:value-type="float" office:value="67" calcext:value-type="float">
            <text:p>67</text:p>
          </table:table-cell>
          <table:table-cell table:formula="of:=SUM([.B93:.B104])/12" office:value-type="float" office:value="78.9166666666667" calcext:value-type="float">
            <text:p>78,9166666666667</text:p>
          </table:table-cell>
          <table:table-cell table:formula="of:=[.C104]-[.C92]" office:value-type="float" office:value="-6.91666666666666" calcext:value-type="float">
            <text:p>-6,91666666666666</text:p>
          </table:table-cell>
          <table:table-cell table:number-columns-repeated="1017"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float" office:value="73" calcext:value-type="float">
            <text:p>73</text:p>
          </table:table-cell>
          <table:table-cell table:formula="of:=SUM([.B94:.B105])/12" office:value-type="float" office:value="78.3333333333333" calcext:value-type="float">
            <text:p>78,3333333333333</text:p>
          </table:table-cell>
          <table:table-cell table:formula="of:=[.C105]-[.C93]" office:value-type="float" office:value="-8" calcext:value-type="float">
            <text:p>-8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12</text:p>
          </table:table-cell>
          <table:table-cell office:value-type="float" office:value="70" calcext:value-type="float">
            <text:p>70</text:p>
          </table:table-cell>
          <table:table-cell table:formula="of:=SUM([.B95:.B106])/12" office:value-type="float" office:value="77.3333333333333" calcext:value-type="float">
            <text:p>77,3333333333333</text:p>
          </table:table-cell>
          <table:table-cell table:formula="of:=[.C106]-[.C94]" office:value-type="float" office:value="-9.33333333333334" calcext:value-type="float">
            <text:p>-9,33333333333334</text:p>
          </table:table-cell>
          <table:table-cell table:number-columns-repeated="1017"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float" office:value="70" calcext:value-type="float">
            <text:p>70</text:p>
          </table:table-cell>
          <table:table-cell table:formula="of:=SUM([.B96:.B107])/12" office:value-type="float" office:value="76.5" calcext:value-type="float">
            <text:p>76,5</text:p>
          </table:table-cell>
          <table:table-cell table:formula="of:=[.C107]-[.C95]" office:value-type="float" office:value="-10.5" calcext:value-type="float">
            <text:p>-10,5</text:p>
          </table:table-cell>
          <table:table-cell table:number-columns-repeated="1017"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float" office:value="68" calcext:value-type="float">
            <text:p>68</text:p>
          </table:table-cell>
          <table:table-cell table:formula="of:=SUM([.B97:.B108])/12" office:value-type="float" office:value="75.5833333333333" calcext:value-type="float">
            <text:p>75,5833333333333</text:p>
          </table:table-cell>
          <table:table-cell table:formula="of:=[.C108]-[.C96]" office:value-type="float" office:value="-11.25" calcext:value-type="float">
            <text:p>-11,25</text:p>
          </table:table-cell>
          <table:table-cell table:number-columns-repeated="1017"/>
        </table:table-row>
        <table:table-row table:style-name="ro1">
          <table:table-cell office:value-type="date" office:date-value="2012-12-01" calcext:value-type="date">
            <text:p>01.12.12</text:p>
          </table:table-cell>
          <table:table-cell office:value-type="float" office:value="74" calcext:value-type="float">
            <text:p>74</text:p>
          </table:table-cell>
          <table:table-cell table:formula="of:=SUM([.B98:.B109])/12" office:value-type="float" office:value="75.1666666666667" calcext:value-type="float">
            <text:p>75,1666666666667</text:p>
          </table:table-cell>
          <table:table-cell table:formula="of:=[.C109]-[.C97]" office:value-type="float" office:value="-11.25" calcext:value-type="float">
            <text:p>-11,25</text:p>
          </table:table-cell>
          <table:table-cell table:number-columns-repeated="1017"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float" office:value="79" calcext:value-type="float">
            <text:p>79</text:p>
          </table:table-cell>
          <table:table-cell table:formula="of:=SUM([.B99:.B110])/12" office:value-type="float" office:value="74.5" calcext:value-type="float">
            <text:p>74,5</text:p>
          </table:table-cell>
          <table:table-cell table:formula="of:=[.C110]-[.C98]" office:value-type="float" office:value="-11.4166666666667" calcext:value-type="float">
            <text:p>-11,4166666666667</text:p>
          </table:table-cell>
          <table:table-cell table:number-columns-repeated="1017"/>
        </table:table-row>
        <table:table-row table:style-name="ro1">
          <table:table-cell office:value-type="date" office:date-value="2013-02-01" calcext:value-type="date">
            <text:p>01.02.13</text:p>
          </table:table-cell>
          <table:table-cell office:value-type="float" office:value="62" calcext:value-type="float">
            <text:p>62</text:p>
          </table:table-cell>
          <table:table-cell table:formula="of:=SUM([.B100:.B111])/12" office:value-type="float" office:value="73.75" calcext:value-type="float">
            <text:p>73,75</text:p>
          </table:table-cell>
          <table:table-cell table:formula="of:=[.C111]-[.C99]" office:value-type="float" office:value="-10.5833333333333" calcext:value-type="float">
            <text:p>-10,5833333333333</text:p>
          </table:table-cell>
          <table:table-cell table:number-columns-repeated="1017"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float" office:value="63" calcext:value-type="float">
            <text:p>63</text:p>
          </table:table-cell>
          <table:table-cell table:formula="of:=SUM([.B101:.B112])/12" office:value-type="float" office:value="72.4166666666667" calcext:value-type="float">
            <text:p>72,4166666666667</text:p>
          </table:table-cell>
          <table:table-cell table:formula="of:=[.C112]-[.C100]" office:value-type="float" office:value="-9.58333333333333" calcext:value-type="float">
            <text:p>-9,58333333333333</text:p>
          </table:table-cell>
          <table:table-cell table:number-columns-repeated="1017"/>
        </table:table-row>
        <table:table-row table:style-name="ro1">
          <table:table-cell office:value-type="date" office:date-value="2013-04-01" calcext:value-type="date">
            <text:p>01.04.13</text:p>
          </table:table-cell>
          <table:table-cell office:value-type="float" office:value="72" calcext:value-type="float">
            <text:p>72</text:p>
          </table:table-cell>
          <table:table-cell table:formula="of:=SUM([.B102:.B113])/12" office:value-type="float" office:value="71.6666666666667" calcext:value-type="float">
            <text:p>71,6666666666667</text:p>
          </table:table-cell>
          <table:table-cell table:formula="of:=[.C113]-[.C101]" office:value-type="float" office:value="-9.66666666666666" calcext:value-type="float">
            <text:p>-9,66666666666666</text:p>
          </table:table-cell>
          <table:table-cell table:number-columns-repeated="1017"/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float" office:value="80" calcext:value-type="float">
            <text:p>80</text:p>
          </table:table-cell>
          <table:table-cell table:formula="of:=SUM([.B103:.B114])/12" office:value-type="float" office:value="71.5833333333333" calcext:value-type="float">
            <text:p>71,5833333333333</text:p>
          </table:table-cell>
          <table:table-cell table:formula="of:=[.C114]-[.C102]" office:value-type="float" office:value="-8.83333333333334" calcext:value-type="float">
            <text:p>-8,83333333333334</text:p>
          </table:table-cell>
          <table:table-cell table:number-columns-repeated="1017"/>
        </table:table-row>
        <table:table-row table:style-name="ro1">
          <table:table-cell office:value-type="date" office:date-value="2013-06-01" calcext:value-type="date">
            <text:p>01.06.13</text:p>
          </table:table-cell>
          <table:table-cell office:value-type="float" office:value="68" calcext:value-type="float">
            <text:p>68</text:p>
          </table:table-cell>
          <table:table-cell table:formula="of:=SUM([.B104:.B115])/12" office:value-type="float" office:value="70.5" calcext:value-type="float">
            <text:p>70,5</text:p>
          </table:table-cell>
          <table:table-cell table:formula="of:=[.C115]-[.C103]" office:value-type="float" office:value="-9.41666666666667" calcext:value-type="float">
            <text:p>-9,41666666666667</text:p>
          </table:table-cell>
          <table:table-cell table:number-columns-repeated="1017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float" office:value="68" calcext:value-type="float">
            <text:p>68</text:p>
          </table:table-cell>
          <table:table-cell table:formula="of:=SUM([.B105:.B116])/12" office:value-type="float" office:value="70.5833333333333" calcext:value-type="float">
            <text:p>70,5833333333333</text:p>
          </table:table-cell>
          <table:table-cell table:formula="of:=[.C116]-[.C104]" office:value-type="float" office:value="-8.33333333333334" calcext:value-type="float">
            <text:p>-8,33333333333334</text:p>
          </table:table-cell>
          <table:table-cell table:number-columns-repeated="1017"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float" office:value="63" calcext:value-type="float">
            <text:p>63</text:p>
          </table:table-cell>
          <table:table-cell table:formula="of:=SUM([.B106:.B117])/12" office:value-type="float" office:value="69.75" calcext:value-type="float">
            <text:p>69,75</text:p>
          </table:table-cell>
          <table:table-cell table:formula="of:=[.C117]-[.C105]" office:value-type="float" office:value="-8.58333333333333" calcext:value-type="float">
            <text:p>-8,58333333333333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13</text:p>
          </table:table-cell>
          <table:table-cell office:value-type="float" office:value="69" calcext:value-type="float">
            <text:p>69</text:p>
          </table:table-cell>
          <table:table-cell table:formula="of:=SUM([.B107:.B118])/12" office:value-type="float" office:value="69.6666666666667" calcext:value-type="float">
            <text:p>69,6666666666667</text:p>
          </table:table-cell>
          <table:table-cell table:formula="of:=[.C118]-[.C106]" office:value-type="float" office:value="-7.66666666666666" calcext:value-type="float">
            <text:p>-7,66666666666666</text:p>
          </table:table-cell>
          <table:table-cell table:number-columns-repeated="1017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float" office:value="69" calcext:value-type="float">
            <text:p>69</text:p>
          </table:table-cell>
          <table:table-cell table:formula="of:=SUM([.B108:.B119])/12" office:value-type="float" office:value="69.5833333333333" calcext:value-type="float">
            <text:p>69,5833333333333</text:p>
          </table:table-cell>
          <table:table-cell table:formula="of:=[.C119]-[.C107]" office:value-type="float" office:value="-6.91666666666667" calcext:value-type="float">
            <text:p>-6,91666666666667</text:p>
          </table:table-cell>
          <table:table-cell table:number-columns-repeated="1017"/>
        </table:table-row>
        <table:table-row table:style-name="ro1">
          <table:table-cell office:value-type="date" office:date-value="2013-11-01" calcext:value-type="date">
            <text:p>01.11.13</text:p>
          </table:table-cell>
          <table:table-cell office:value-type="float" office:value="72" calcext:value-type="float">
            <text:p>72</text:p>
          </table:table-cell>
          <table:table-cell table:formula="of:=SUM([.B109:.B120])/12" office:value-type="float" office:value="69.9166666666667" calcext:value-type="float">
            <text:p>69,9166666666667</text:p>
          </table:table-cell>
          <table:table-cell table:formula="of:=[.C120]-[.C108]" office:value-type="float" office:value="-5.66666666666666" calcext:value-type="float">
            <text:p>-5,66666666666666</text:p>
          </table:table-cell>
          <table:table-cell table:number-columns-repeated="1017"/>
        </table:table-row>
        <table:table-row table:style-name="ro1">
          <table:table-cell office:value-type="date" office:date-value="2013-12-01" calcext:value-type="date">
            <text:p>01.12.13</text:p>
          </table:table-cell>
          <table:table-cell office:value-type="float" office:value="59" calcext:value-type="float">
            <text:p>59</text:p>
          </table:table-cell>
          <table:table-cell table:formula="of:=SUM([.B110:.B121])/12" office:value-type="float" office:value="68.6666666666667" calcext:value-type="float">
            <text:p>68,6666666666667</text:p>
          </table:table-cell>
          <table:table-cell table:formula="of:=[.C121]-[.C109]" office:value-type="float" office:value="-6.5" calcext:value-type="float">
            <text:p>-6,5</text:p>
          </table:table-cell>
          <table:table-cell table:number-columns-repeated="1017"/>
        </table:table-row>
        <table:table-row table:style-name="ro1">
          <table:table-cell office:value-type="date" office:date-value="2014-01-01" calcext:value-type="date">
            <text:p>01.01.14</text:p>
          </table:table-cell>
          <table:table-cell office:value-type="float" office:value="80" calcext:value-type="float">
            <text:p>80</text:p>
          </table:table-cell>
          <table:table-cell table:formula="of:=SUM([.B111:.B122])/12" office:value-type="float" office:value="68.75" calcext:value-type="float">
            <text:p>68,75</text:p>
          </table:table-cell>
          <table:table-cell table:formula="of:=[.C122]-[.C110]" office:value-type="float" office:value="-5.75" calcext:value-type="float">
            <text:p>-5,75</text:p>
          </table:table-cell>
          <table:table-cell table:number-columns-repeated="1017"/>
        </table:table-row>
        <table:table-row table:style-name="ro1">
          <table:table-cell office:value-type="date" office:date-value="2014-02-01" calcext:value-type="date">
            <text:p>01.02.14</text:p>
          </table:table-cell>
          <table:table-cell office:value-type="float" office:value="73" calcext:value-type="float">
            <text:p>73</text:p>
          </table:table-cell>
          <table:table-cell table:formula="of:=SUM([.B112:.B123])/12" office:value-type="float" office:value="69.6666666666667" calcext:value-type="float">
            <text:p>69,6666666666667</text:p>
          </table:table-cell>
          <table:table-cell table:formula="of:=[.C123]-[.C111]" office:value-type="float" office:value="-4.08333333333333" calcext:value-type="float">
            <text:p>-4,08333333333333</text:p>
          </table:table-cell>
          <table:table-cell table:number-columns-repeated="1017"/>
        </table:table-row>
        <table:table-row table:style-name="ro1">
          <table:table-cell office:value-type="date" office:date-value="2014-03-01" calcext:value-type="date">
            <text:p>01.03.14</text:p>
          </table:table-cell>
          <table:table-cell office:value-type="float" office:value="71" calcext:value-type="float">
            <text:p>71</text:p>
          </table:table-cell>
          <table:table-cell table:formula="of:=SUM([.B113:.B124])/12" office:value-type="float" office:value="70.3333333333333" calcext:value-type="float">
            <text:p>70,3333333333333</text:p>
          </table:table-cell>
          <table:table-cell table:formula="of:=[.C124]-[.C112]" office:value-type="float" office:value="-2.08333333333334" calcext:value-type="float">
            <text:p>-2,08333333333334</text:p>
          </table:table-cell>
          <table:table-cell table:number-columns-repeated="1017"/>
        </table:table-row>
        <table:table-row table:style-name="ro1">
          <table:table-cell office:value-type="date" office:date-value="2014-04-01" calcext:value-type="date">
            <text:p>01.04.14</text:p>
          </table:table-cell>
          <table:table-cell office:value-type="float" office:value="74" calcext:value-type="float">
            <text:p>74</text:p>
          </table:table-cell>
          <table:table-cell table:formula="of:=SUM([.B114:.B125])/12" office:value-type="float" office:value="70.5" calcext:value-type="float">
            <text:p>70,5</text:p>
          </table:table-cell>
          <table:table-cell table:formula="of:=[.C125]-[.C113]" office:value-type="float" office:value="-1.16666666666667" calcext:value-type="float">
            <text:p>-1,16666666666667</text:p>
          </table:table-cell>
          <table:table-cell table:number-columns-repeated="1017"/>
        </table:table-row>
        <table:table-row table:style-name="ro1">
          <table:table-cell office:value-type="date" office:date-value="2014-05-01" calcext:value-type="date">
            <text:p>01.05.14</text:p>
          </table:table-cell>
          <table:table-cell office:value-type="float" office:value="66" calcext:value-type="float">
            <text:p>66</text:p>
          </table:table-cell>
          <table:table-cell table:formula="of:=SUM([.B115:.B126])/12" office:value-type="float" office:value="69.3333333333333" calcext:value-type="float">
            <text:p>69,3333333333333</text:p>
          </table:table-cell>
          <table:table-cell table:formula="of:=[.C126]-[.C114]" office:value-type="float" office:value="-2.25" calcext:value-type="float">
            <text:p>-2,25</text:p>
          </table:table-cell>
          <table:table-cell table:number-columns-repeated="1017"/>
        </table:table-row>
        <table:table-row table:style-name="ro1">
          <table:table-cell office:value-type="date" office:date-value="2014-06-01" calcext:value-type="date">
            <text:p>01.06.14</text:p>
          </table:table-cell>
          <table:table-cell office:value-type="float" office:value="60" calcext:value-type="float">
            <text:p>60</text:p>
          </table:table-cell>
          <table:table-cell table:formula="of:=SUM([.B116:.B127])/12" office:value-type="float" office:value="68.6666666666667" calcext:value-type="float">
            <text:p>68,6666666666667</text:p>
          </table:table-cell>
          <table:table-cell table:formula="of:=[.C127]-[.C115]" office:value-type="float" office:value="-1.83333333333333" calcext:value-type="float">
            <text:p>-1,83333333333333</text:p>
          </table:table-cell>
          <table:table-cell table:number-columns-repeated="1017"/>
        </table:table-row>
        <table:table-row table:style-name="ro1">
          <table:table-cell office:value-type="date" office:date-value="2014-07-01" calcext:value-type="date">
            <text:p>01.07.14</text:p>
          </table:table-cell>
          <table:table-cell office:value-type="float" office:value="59" calcext:value-type="float">
            <text:p>59</text:p>
          </table:table-cell>
          <table:table-cell table:formula="of:=SUM([.B117:.B128])/12" office:value-type="float" office:value="67.9166666666667" calcext:value-type="float">
            <text:p>67,9166666666667</text:p>
          </table:table-cell>
          <table:table-cell table:formula="of:=[.C128]-[.C116]" office:value-type="float" office:value="-2.66666666666666" calcext:value-type="float">
            <text:p>-2,66666666666666</text:p>
          </table:table-cell>
          <table:table-cell table:number-columns-repeated="1017"/>
        </table:table-row>
        <table:table-row table:style-name="ro1">
          <table:table-cell office:value-type="date" office:date-value="2014-08-01" calcext:value-type="date">
            <text:p>01.08.14</text:p>
          </table:table-cell>
          <table:table-cell office:value-type="float" office:value="76" calcext:value-type="float">
            <text:p>76</text:p>
          </table:table-cell>
          <table:table-cell table:formula="of:=SUM([.B118:.B129])/12" office:value-type="float" office:value="69" calcext:value-type="float">
            <text:p>69</text:p>
          </table:table-cell>
          <table:table-cell table:formula="of:=[.C129]-[.C117]" office:value-type="float" office:value="-0.75" calcext:value-type="float">
            <text:p>-0,75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14</text:p>
          </table:table-cell>
          <table:table-cell office:value-type="float" office:value="63" calcext:value-type="float">
            <text:p>63</text:p>
          </table:table-cell>
          <table:table-cell table:formula="of:=SUM([.B119:.B130])/12" office:value-type="float" office:value="68.5" calcext:value-type="float">
            <text:p>68,5</text:p>
          </table:table-cell>
          <table:table-cell table:formula="of:=[.C130]-[.C118]" office:value-type="float" office:value="-1.16666666666667" calcext:value-type="float">
            <text:p>-1,16666666666667</text:p>
          </table:table-cell>
          <table:table-cell table:number-columns-repeated="1017"/>
        </table:table-row>
        <table:table-row table:style-name="ro1">
          <table:table-cell office:value-type="date" office:date-value="2014-10-01" calcext:value-type="date">
            <text:p>01.10.14</text:p>
          </table:table-cell>
          <table:table-cell office:value-type="float" office:value="59" calcext:value-type="float">
            <text:p>59</text:p>
          </table:table-cell>
          <table:table-cell table:formula="of:=SUM([.B120:.B131])/12" office:value-type="float" office:value="67.6666666666667" calcext:value-type="float">
            <text:p>67,6666666666667</text:p>
          </table:table-cell>
          <table:table-cell table:formula="of:=[.C131]-[.C119]" office:value-type="float" office:value="-1.91666666666666" calcext:value-type="float">
            <text:p>-1,91666666666666</text:p>
          </table:table-cell>
          <table:table-cell table:number-columns-repeated="1017"/>
        </table:table-row>
        <table:table-row table:style-name="ro1">
          <table:table-cell office:value-type="date" office:date-value="2014-11-01" calcext:value-type="date">
            <text:p>01.11.14</text:p>
          </table:table-cell>
          <table:table-cell office:value-type="float" office:value="57" calcext:value-type="float">
            <text:p>57</text:p>
          </table:table-cell>
          <table:table-cell table:formula="of:=SUM([.B121:.B132])/12" office:value-type="float" office:value="66.4166666666667" calcext:value-type="float">
            <text:p>66,4166666666667</text:p>
          </table:table-cell>
          <table:table-cell table:formula="of:=[.C132]-[.C120]" office:value-type="float" office:value="-3.5" calcext:value-type="float">
            <text:p>-3,5</text:p>
          </table:table-cell>
          <table:table-cell table:number-columns-repeated="1017"/>
        </table:table-row>
        <table:table-row table:style-name="ro1">
          <table:table-cell office:value-type="date" office:date-value="2014-12-01" calcext:value-type="date">
            <text:p>01.12.14</text:p>
          </table:table-cell>
          <table:table-cell office:value-type="float" office:value="65" calcext:value-type="float">
            <text:p>65</text:p>
          </table:table-cell>
          <table:table-cell table:formula="of:=SUM([.B122:.B133])/12" office:value-type="float" office:value="66.9166666666667" calcext:value-type="float">
            <text:p>66,9166666666667</text:p>
          </table:table-cell>
          <table:table-cell table:formula="of:=[.C133]-[.C121]" office:value-type="float" office:value="-1.75" calcext:value-type="float">
            <text:p>-1,75</text:p>
          </table:table-cell>
          <table:table-cell table:number-columns-repeated="1017"/>
        </table:table-row>
        <table:table-row table:style-name="ro1">
          <table:table-cell office:value-type="date" office:date-value="2015-01-01" calcext:value-type="date">
            <text:p>01.01.15</text:p>
          </table:table-cell>
          <table:table-cell office:value-type="float" office:value="72" calcext:value-type="float">
            <text:p>72</text:p>
          </table:table-cell>
          <table:table-cell table:formula="of:=SUM([.B123:.B134])/12" office:value-type="float" office:value="66.25" calcext:value-type="float">
            <text:p>66,25</text:p>
          </table:table-cell>
          <table:table-cell table:formula="of:=[.C134]-[.C122]" office:value-type="float" office:value="-2.5" calcext:value-type="float">
            <text:p>-2,5</text:p>
          </table:table-cell>
          <table:table-cell table:number-columns-repeated="1017"/>
        </table:table-row>
        <table:table-row table:style-name="ro1">
          <table:table-cell office:value-type="date" office:date-value="2015-02-01" calcext:value-type="date">
            <text:p>01.02.15</text:p>
          </table:table-cell>
          <table:table-cell office:value-type="float" office:value="66" calcext:value-type="float">
            <text:p>66</text:p>
          </table:table-cell>
          <table:table-cell table:formula="of:=SUM([.B124:.B135])/12" office:value-type="float" office:value="65.6666666666667" calcext:value-type="float">
            <text:p>65,6666666666667</text:p>
          </table:table-cell>
          <table:table-cell table:formula="of:=[.C135]-[.C12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.03.15</text:p>
          </table:table-cell>
          <table:table-cell office:value-type="float" office:value="77" calcext:value-type="float">
            <text:p>77</text:p>
          </table:table-cell>
          <table:table-cell table:formula="of:=SUM([.B125:.B136])/12" office:value-type="float" office:value="66.1666666666667" calcext:value-type="float">
            <text:p>66,1666666666667</text:p>
          </table:table-cell>
          <table:table-cell table:formula="of:=[.C136]-[.C124]" office:value-type="float" office:value="-4.16666666666666" calcext:value-type="float">
            <text:p>-4,16666666666666</text:p>
          </table:table-cell>
          <table:table-cell table:number-columns-repeated="1017"/>
        </table:table-row>
        <table:table-row table:style-name="ro1">
          <table:table-cell office:value-type="date" office:date-value="2015-04-01" calcext:value-type="date">
            <text:p>01.04.15</text:p>
          </table:table-cell>
          <table:table-cell office:value-type="float" office:value="71" calcext:value-type="float">
            <text:p>71</text:p>
          </table:table-cell>
          <table:table-cell table:formula="of:=SUM([.B126:.B137])/12" office:value-type="float" office:value="65.9166666666667" calcext:value-type="float">
            <text:p>65,9166666666667</text:p>
          </table:table-cell>
          <table:table-cell table:formula="of:=[.C137]-[.C125]" office:value-type="float" office:value="-4.58333333333333" calcext:value-type="float">
            <text:p>-4,58333333333333</text:p>
          </table:table-cell>
          <table:table-cell table:number-columns-repeated="1017"/>
        </table:table-row>
        <table:table-row table:style-name="ro1">
          <table:table-cell office:value-type="date" office:date-value="2015-05-01" calcext:value-type="date">
            <text:p>01.05.15</text:p>
          </table:table-cell>
          <table:table-cell office:value-type="float" office:value="69" calcext:value-type="float">
            <text:p>69</text:p>
          </table:table-cell>
          <table:table-cell table:formula="of:=SUM([.B127:.B138])/12" office:value-type="float" office:value="66.1666666666667" calcext:value-type="float">
            <text:p>66,1666666666667</text:p>
          </table:table-cell>
          <table:table-cell table:formula="of:=[.C138]-[.C126]" office:value-type="float" office:value="-3.16666666666666" calcext:value-type="float">
            <text:p>-3,16666666666666</text:p>
          </table:table-cell>
          <table:table-cell table:number-columns-repeated="1017"/>
        </table:table-row>
        <table:table-row table:style-name="ro1">
          <table:table-cell office:value-type="date" office:date-value="2015-06-01" calcext:value-type="date">
            <text:p>01.06.15</text:p>
          </table:table-cell>
          <table:table-cell office:value-type="float" office:value="73" calcext:value-type="float">
            <text:p>73</text:p>
          </table:table-cell>
          <table:table-cell table:formula="of:=SUM([.B128:.B139])/12" office:value-type="float" office:value="67.25" calcext:value-type="float">
            <text:p>67,25</text:p>
          </table:table-cell>
          <table:table-cell table:formula="of:=[.C139]-[.C127]" office:value-type="float" office:value="-1.41666666666667" calcext:value-type="float">
            <text:p>-1,41666666666667</text:p>
          </table:table-cell>
          <table:table-cell table:number-columns-repeated="1017"/>
        </table:table-row>
        <table:table-row table:style-name="ro1">
          <table:table-cell office:value-type="date" office:date-value="2015-07-01" calcext:value-type="date">
            <text:p>01.07.15</text:p>
          </table:table-cell>
          <table:table-cell office:value-type="float" office:value="62" calcext:value-type="float">
            <text:p>62</text:p>
          </table:table-cell>
          <table:table-cell table:formula="of:=SUM([.B129:.B140])/12" office:value-type="float" office:value="67.5" calcext:value-type="float">
            <text:p>67,5</text:p>
          </table:table-cell>
          <table:table-cell table:formula="of:=[.C140]-[.C128]" office:value-type="float" office:value="-0.416666666666671" calcext:value-type="float">
            <text:p>-0,416666666666671</text:p>
          </table:table-cell>
          <table:table-cell table:number-columns-repeated="1017"/>
        </table:table-row>
        <table:table-row table:style-name="ro1">
          <table:table-cell office:value-type="date" office:date-value="2015-08-01" calcext:value-type="date">
            <text:p>01.08.15</text:p>
          </table:table-cell>
          <table:table-cell office:value-type="float" office:value="69" calcext:value-type="float">
            <text:p>69</text:p>
          </table:table-cell>
          <table:table-cell table:formula="of:=SUM([.B130:.B141])/12" office:value-type="float" office:value="66.9166666666667" calcext:value-type="float">
            <text:p>66,9166666666667</text:p>
          </table:table-cell>
          <table:table-cell table:formula="of:=[.C141]-[.C129]" office:value-type="float" office:value="-2.08333333333333" calcext:value-type="float">
            <text:p>-2,08333333333333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15</text:p>
          </table:table-cell>
          <table:table-cell office:value-type="float" office:value="72" calcext:value-type="float">
            <text:p>72</text:p>
          </table:table-cell>
          <table:table-cell table:formula="of:=SUM([.B131:.B142])/12" office:value-type="float" office:value="67.6666666666667" calcext:value-type="float">
            <text:p>67,6666666666667</text:p>
          </table:table-cell>
          <table:table-cell table:formula="of:=[.C142]-[.C130]" office:value-type="float" office:value="-0.833333333333329" calcext:value-type="float">
            <text:p>-0,833333333333329</text:p>
          </table:table-cell>
          <table:table-cell table:number-columns-repeated="1017"/>
        </table:table-row>
        <table:table-row table:style-name="ro1">
          <table:table-cell office:value-type="date" office:date-value="2015-10-01" calcext:value-type="date">
            <text:p>01.10.15</text:p>
          </table:table-cell>
          <table:table-cell office:value-type="float" office:value="78" calcext:value-type="float">
            <text:p>78</text:p>
          </table:table-cell>
          <table:table-cell table:formula="of:=SUM([.B132:.B143])/12" office:value-type="float" office:value="69.25" calcext:value-type="float">
            <text:p>69,25</text:p>
          </table:table-cell>
          <table:table-cell table:formula="of:=[.C143]-[.C131]" office:value-type="float" office:value="1.58333333333333" calcext:value-type="float">
            <text:p>1,58333333333333</text:p>
          </table:table-cell>
          <table:table-cell table:number-columns-repeated="1017"/>
        </table:table-row>
        <table:table-row table:style-name="ro1">
          <table:table-cell office:value-type="date" office:date-value="2015-11-01" calcext:value-type="date">
            <text:p>01.11.15</text:p>
          </table:table-cell>
          <table:table-cell office:value-type="float" office:value="75" calcext:value-type="float">
            <text:p>75</text:p>
          </table:table-cell>
          <table:table-cell table:formula="of:=SUM([.B133:.B144])/12" office:value-type="float" office:value="70.75" calcext:value-type="float">
            <text:p>70,75</text:p>
          </table:table-cell>
          <table:table-cell table:formula="of:=[.C144]-[.C132]" office:value-type="float" office:value="4.33333333333333" calcext:value-type="float">
            <text:p>4,33333333333333</text:p>
          </table:table-cell>
          <table:table-cell table:number-columns-repeated="1017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float" office:value="79" calcext:value-type="float">
            <text:p>79</text:p>
          </table:table-cell>
          <table:table-cell table:formula="of:=SUM([.B134:.B145])/12" office:value-type="float" office:value="71.9166666666667" calcext:value-type="float">
            <text:p>71,9166666666667</text:p>
          </table:table-cell>
          <table:table-cell table:formula="of:=[.C145]-[.C133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float" office:value="85" calcext:value-type="float">
            <text:p>85</text:p>
          </table:table-cell>
          <table:table-cell table:formula="of:=SUM([.B135:.B146])/12" office:value-type="float" office:value="73" calcext:value-type="float">
            <text:p>73</text:p>
          </table:table-cell>
          <table:table-cell table:formula="of:=[.C146]-[.C134]" office:value-type="float" office:value="6.75" calcext:value-type="float">
            <text:p>6,75</text:p>
          </table:table-cell>
          <table:table-cell table:number-columns-repeated="1017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float" office:value="74" calcext:value-type="float">
            <text:p>74</text:p>
          </table:table-cell>
          <table:table-cell table:formula="of:=SUM([.B136:.B147])/12" office:value-type="float" office:value="73.6666666666667" calcext:value-type="float">
            <text:p>73,6666666666667</text:p>
          </table:table-cell>
          <table:table-cell table:formula="of:=[.C147]-[.C13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float" office:value="78" calcext:value-type="float">
            <text:p>78</text:p>
          </table:table-cell>
          <table:table-cell table:formula="of:=SUM([.B137:.B148])/12" office:value-type="float" office:value="73.75" calcext:value-type="float">
            <text:p>73,75</text:p>
          </table:table-cell>
          <table:table-cell table:formula="of:=[.C148]-[.C136]" office:value-type="float" office:value="7.58333333333333" calcext:value-type="float">
            <text:p>7,58333333333333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.04.16</text:p>
          </table:table-cell>
          <table:table-cell office:value-type="float" office:value="77" calcext:value-type="float">
            <text:p>77</text:p>
          </table:table-cell>
          <table:table-cell table:formula="of:=SUM([.B138:.B149])/12" office:value-type="float" office:value="74.25" calcext:value-type="float">
            <text:p>74,25</text:p>
          </table:table-cell>
          <table:table-cell table:formula="of:=[.C149]-[.C137]" office:value-type="float" office:value="8.33333333333333" calcext:value-type="float">
            <text:p>8,33333333333333</text:p>
          </table:table-cell>
          <table:table-cell table:number-columns-repeated="1017"/>
        </table:table-row>
        <table:table-row table:style-name="ro1">
          <table:table-cell office:value-type="date" office:date-value="2016-05-01" calcext:value-type="date">
            <text:p>01.05.16</text:p>
          </table:table-cell>
          <table:table-cell office:value-type="float" office:value="77" calcext:value-type="float">
            <text:p>77</text:p>
          </table:table-cell>
          <table:table-cell table:formula="of:=SUM([.B139:.B150])/12" office:value-type="float" office:value="74.9166666666667" calcext:value-type="float">
            <text:p>74,9166666666667</text:p>
          </table:table-cell>
          <table:table-cell table:formula="of:=[.C150]-[.C138]" office:value-type="float" office:value="8.75" calcext:value-type="float">
            <text:p>8,75</text:p>
          </table:table-cell>
          <table:table-cell table:number-columns-repeated="1017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float" office:value="67" calcext:value-type="float">
            <text:p>67</text:p>
          </table:table-cell>
          <table:table-cell table:formula="of:=SUM([.B140:.B151])/12" office:value-type="float" office:value="74.4166666666667" calcext:value-type="float">
            <text:p>74,4166666666667</text:p>
          </table:table-cell>
          <table:table-cell table:formula="of:=[.C151]-[.C139]" office:value-type="float" office:value="7.16666666666667" calcext:value-type="float">
            <text:p>7,16666666666667</text:p>
          </table:table-cell>
          <table:table-cell table:number-columns-repeated="1017"/>
        </table:table-row>
        <table:table-row table:style-name="ro1">
          <table:table-cell office:value-type="date" office:date-value="2016-07-01" calcext:value-type="date">
            <text:p>01.07.16</text:p>
          </table:table-cell>
          <table:table-cell office:value-type="float" office:value="73" calcext:value-type="float">
            <text:p>73</text:p>
          </table:table-cell>
          <table:table-cell table:formula="of:=SUM([.B141:.B152])/12" office:value-type="float" office:value="75.3333333333333" calcext:value-type="float">
            <text:p>75,3333333333333</text:p>
          </table:table-cell>
          <table:table-cell table:formula="of:=[.C152]-[.C140]" office:value-type="float" office:value="7.83333333333333" calcext:value-type="float">
            <text:p>7,83333333333333</text:p>
          </table:table-cell>
          <table:table-cell table:number-columns-repeated="1017"/>
        </table:table-row>
        <table:table-row table:style-name="ro1">
          <table:table-cell office:value-type="date" office:date-value="2016-08-01" calcext:value-type="date">
            <text:p>01.08.16</text:p>
          </table:table-cell>
          <table:table-cell office:value-type="float" office:value="78" calcext:value-type="float">
            <text:p>78</text:p>
          </table:table-cell>
          <table:table-cell table:formula="of:=SUM([.B142:.B153])/12" office:value-type="float" office:value="76.0833333333333" calcext:value-type="float">
            <text:p>76,0833333333333</text:p>
          </table:table-cell>
          <table:table-cell table:formula="of:=[.C153]-[.C141]" office:value-type="float" office:value="9.16666666666666" calcext:value-type="float">
            <text:p>9,1666666666666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16</text:p>
          </table:table-cell>
          <table:table-cell office:value-type="float" office:value="75" calcext:value-type="float">
            <text:p>75</text:p>
          </table:table-cell>
          <table:table-cell table:formula="of:=SUM([.B143:.B154])/12" office:value-type="float" office:value="76.3333333333333" calcext:value-type="float">
            <text:p>76,3333333333333</text:p>
          </table:table-cell>
          <table:table-cell table:formula="of:=[.C154]-[.C142]" office:value-type="float" office:value="8.66666666666666" calcext:value-type="float">
            <text:p>8,66666666666666</text:p>
          </table:table-cell>
          <table:table-cell table:number-columns-repeated="1017"/>
        </table:table-row>
        <table:table-row table:style-name="ro1">
          <table:table-cell office:value-type="date" office:date-value="2016-10-01" calcext:value-type="date">
            <text:p>01.10.16</text:p>
          </table:table-cell>
          <table:table-cell office:value-type="float" office:value="81" calcext:value-type="float">
            <text:p>81</text:p>
          </table:table-cell>
          <table:table-cell table:formula="of:=SUM([.B144:.B155])/12" office:value-type="float" office:value="76.5833333333333" calcext:value-type="float">
            <text:p>76,5833333333333</text:p>
          </table:table-cell>
          <table:table-cell table:formula="of:=[.C155]-[.C143]" office:value-type="float" office:value="7.33333333333333" calcext:value-type="float">
            <text:p>7,33333333333333</text:p>
          </table:table-cell>
          <table:table-cell table:number-columns-repeated="1017"/>
        </table:table-row>
        <table:table-row table:style-name="ro1">
          <table:table-cell office:value-type="date" office:date-value="2016-11-01" calcext:value-type="date">
            <text:p>01.11.16</text:p>
          </table:table-cell>
          <table:table-cell office:value-type="float" office:value="67" calcext:value-type="float">
            <text:p>67</text:p>
          </table:table-cell>
          <table:table-cell table:formula="of:=SUM([.B145:.B156])/12" office:value-type="float" office:value="75.9166666666667" calcext:value-type="float">
            <text:p>75,9166666666667</text:p>
          </table:table-cell>
          <table:table-cell table:formula="of:=[.C156]-[.C144]" office:value-type="float" office:value="5.16666666666667" calcext:value-type="float">
            <text:p>5,16666666666667</text:p>
          </table:table-cell>
          <table:table-cell table:number-columns-repeated="1017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float" office:value="67" calcext:value-type="float">
            <text:p>67</text:p>
          </table:table-cell>
          <table:table-cell table:formula="of:=SUM([.B146:.B157])/12" office:value-type="float" office:value="74.9166666666667" calcext:value-type="float">
            <text:p>74,9166666666667</text:p>
          </table:table-cell>
          <table:table-cell table:formula="of:=[.C157]-[.C145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float" office:value="78" calcext:value-type="float">
            <text:p>78</text:p>
          </table:table-cell>
          <table:table-cell table:formula="of:=SUM([.B147:.B158])/12" office:value-type="float" office:value="74.3333333333333" calcext:value-type="float">
            <text:p>74,3333333333333</text:p>
          </table:table-cell>
          <table:table-cell table:formula="of:=[.C158]-[.C146]" office:value-type="float" office:value="1.33333333333333" calcext:value-type="float">
            <text:p>1,33333333333333</text:p>
          </table:table-cell>
          <table:table-cell table:number-columns-repeated="1017"/>
        </table:table-row>
        <table:table-row table:style-name="ro1">
          <table:table-cell office:value-type="date" office:date-value="2017-02-01" calcext:value-type="date">
            <text:p>01.02.17</text:p>
          </table:table-cell>
          <table:table-cell office:value-type="float" office:value="68" calcext:value-type="float">
            <text:p>68</text:p>
          </table:table-cell>
          <table:table-cell table:formula="of:=SUM([.B148:.B159])/12" office:value-type="float" office:value="73.8333333333333" calcext:value-type="float">
            <text:p>73,8333333333333</text:p>
          </table:table-cell>
          <table:table-cell table:formula="of:=[.C159]-[.C147]" office:value-type="float" office:value="0.166666666666657" calcext:value-type="float">
            <text:p>0,166666666666657</text:p>
          </table:table-cell>
          <table:table-cell table:number-columns-repeated="1017"/>
        </table:table-row>
        <table:table-row table:style-name="ro1">
          <table:table-cell office:value-type="date" office:date-value="2017-03-01" calcext:value-type="date">
            <text:p>01.03.17</text:p>
          </table:table-cell>
          <table:table-cell office:value-type="float" office:value="73" calcext:value-type="float">
            <text:p>73</text:p>
          </table:table-cell>
          <table:table-cell table:formula="of:=SUM([.B149:.B160])/12" office:value-type="float" office:value="73.4166666666667" calcext:value-type="float">
            <text:p>73,4166666666667</text:p>
          </table:table-cell>
          <table:table-cell table:formula="of:=[.C160]-[.C148]" office:value-type="float" office:value="-0.333333333333329" calcext:value-type="float">
            <text:p>-0,333333333333329</text:p>
          </table:table-cell>
          <table:table-cell table:number-columns-repeated="1017"/>
        </table:table-row>
        <table:table-row table:style-name="ro1">
          <table:table-cell office:value-type="date" office:date-value="2017-04-01" calcext:value-type="date">
            <text:p>01.04.17</text:p>
          </table:table-cell>
          <table:table-cell office:value-type="float" office:value="69" calcext:value-type="float">
            <text:p>69</text:p>
          </table:table-cell>
          <table:table-cell table:formula="of:=SUM([.B150:.B161])/12" office:value-type="float" office:value="72.75" calcext:value-type="float">
            <text:p>72,75</text:p>
          </table:table-cell>
          <table:table-cell table:formula="of:=[.C161]-[.C149]" office:value-type="float" office:value="-1.5" calcext:value-type="float">
            <text:p>-1,5</text:p>
          </table:table-cell>
          <table:table-cell table:number-columns-repeated="1017"/>
        </table:table-row>
        <table:table-row table:style-name="ro1">
          <table:table-cell office:value-type="date" office:date-value="2017-05-01" calcext:value-type="date">
            <text:p>01.05.17</text:p>
          </table:table-cell>
          <table:table-cell office:value-type="float" office:value="69" calcext:value-type="float">
            <text:p>69</text:p>
          </table:table-cell>
          <table:table-cell table:formula="of:=SUM([.B151:.B162])/12" office:value-type="float" office:value="72.0833333333333" calcext:value-type="float">
            <text:p>72,0833333333333</text:p>
          </table:table-cell>
          <table:table-cell table:formula="of:=[.C162]-[.C150]" office:value-type="float" office:value="-2.83333333333334" calcext:value-type="float">
            <text:p>-2,83333333333334</text:p>
          </table:table-cell>
          <table:table-cell table:number-columns-repeated="1017"/>
        </table:table-row>
        <table:table-row table:style-name="ro1">
          <table:table-cell office:value-type="date" office:date-value="2017-06-01" calcext:value-type="date">
            <text:p>01.06.17</text:p>
          </table:table-cell>
          <table:table-cell office:value-type="float" office:value="68" calcext:value-type="float">
            <text:p>68</text:p>
          </table:table-cell>
          <table:table-cell table:formula="of:=SUM([.B152:.B163])/12" office:value-type="float" office:value="72.1666666666667" calcext:value-type="float">
            <text:p>72,1666666666667</text:p>
          </table:table-cell>
          <table:table-cell table:formula="of:=[.C163]-[.C151]" office:value-type="float" office:value="-2.25" calcext:value-type="float">
            <text:p>-2,25</text:p>
          </table:table-cell>
          <table:table-cell table:number-columns-repeated="1017"/>
        </table:table-row>
        <table:table-row table:style-name="ro1">
          <table:table-cell office:value-type="date" office:date-value="2017-07-01" calcext:value-type="date">
            <text:p>01.07.17</text:p>
          </table:table-cell>
          <table:table-cell office:value-type="float" office:value="64" calcext:value-type="float">
            <text:p>64</text:p>
          </table:table-cell>
          <table:table-cell table:formula="of:=SUM([.B153:.B164])/12" office:value-type="float" office:value="71.4166666666667" calcext:value-type="float">
            <text:p>71,4166666666667</text:p>
          </table:table-cell>
          <table:table-cell table:formula="of:=[.C164]-[.C152]" office:value-type="float" office:value="-3.91666666666666" calcext:value-type="float">
            <text:p>-3,91666666666666</text:p>
          </table:table-cell>
          <table:table-cell table:number-columns-repeated="1017"/>
        </table:table-row>
        <table:table-row table:style-name="ro1">
          <table:table-cell office:value-type="date" office:date-value="2017-08-01" calcext:value-type="date">
            <text:p>01.08.17</text:p>
          </table:table-cell>
          <table:table-cell office:value-type="float" office:value="69" calcext:value-type="float">
            <text:p>69</text:p>
          </table:table-cell>
          <table:table-cell table:formula="of:=SUM([.B154:.B165])/12" office:value-type="float" office:value="70.6666666666667" calcext:value-type="float">
            <text:p>70,6666666666667</text:p>
          </table:table-cell>
          <table:table-cell table:formula="of:=[.C165]-[.C153]" office:value-type="float" office:value="-5.41666666666666" calcext:value-type="float">
            <text:p>-5,4166666666666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office:value-type="float" office:value="70" calcext:value-type="float">
            <text:p>70</text:p>
          </table:table-cell>
          <table:table-cell table:formula="of:=SUM([.B155:.B166])/12" office:value-type="float" office:value="70.25" calcext:value-type="float">
            <text:p>70,25</text:p>
          </table:table-cell>
          <table:table-cell table:formula="of:=[.C166]-[.C154]" office:value-type="float" office:value="-6.08333333333333" calcext:value-type="float">
            <text:p>-6,08333333333333</text:p>
          </table:table-cell>
          <table:table-cell table:number-columns-repeated="1017"/>
        </table:table-row>
        <table:table-row table:style-name="ro1">
          <table:table-cell office:value-type="date" office:date-value="2017-10-01" calcext:value-type="date">
            <text:p>01.10.17</text:p>
          </table:table-cell>
          <table:table-cell office:value-type="float" office:value="79" calcext:value-type="float">
            <text:p>79</text:p>
          </table:table-cell>
          <table:table-cell table:formula="of:=SUM([.B156:.B167])/12" office:value-type="float" office:value="70.0833333333333" calcext:value-type="float">
            <text:p>70,0833333333333</text:p>
          </table:table-cell>
          <table:table-cell table:formula="of:=[.C167]-[.C155]" office:value-type="float" office:value="-6.5" calcext:value-type="float">
            <text:p>-6,5</text:p>
          </table:table-cell>
          <table:table-cell table:number-columns-repeated="1017"/>
        </table:table-row>
        <table:table-row table:style-name="ro1">
          <table:table-cell office:value-type="date" office:date-value="2017-11-01" calcext:value-type="date">
            <text:p>01.11.17</text:p>
          </table:table-cell>
          <table:table-cell office:value-type="float" office:value="69" calcext:value-type="float">
            <text:p>69</text:p>
          </table:table-cell>
          <table:table-cell table:formula="of:=SUM([.B157:.B168])/12" office:value-type="float" office:value="70.25" calcext:value-type="float">
            <text:p>70,25</text:p>
          </table:table-cell>
          <table:table-cell table:formula="of:=[.C168]-[.C156]" office:value-type="float" office:value="-5.66666666666667" calcext:value-type="float">
            <text:p>-5,66666666666667</text:p>
          </table:table-cell>
          <table:table-cell table:number-columns-repeated="1017"/>
        </table:table-row>
        <table:table-row table:style-name="ro1">
          <table:table-cell office:value-type="date" office:date-value="2017-12-01" calcext:value-type="date">
            <text:p>01.12.17</text:p>
          </table:table-cell>
          <table:table-cell office:value-type="float" office:value="69" calcext:value-type="float">
            <text:p>69</text:p>
          </table:table-cell>
          <table:table-cell table:formula="of:=SUM([.B158:.B169])/12" office:value-type="float" office:value="70.4166666666667" calcext:value-type="float">
            <text:p>70,4166666666667</text:p>
          </table:table-cell>
          <table:table-cell table:formula="of:=[.C169]-[.C157]" office:value-type="float" office:value="-4.5" calcext:value-type="float">
            <text:p>-4,5</text:p>
          </table:table-cell>
          <table:table-cell table:number-columns-repeated="1017"/>
        </table:table-row>
        <table:table-row table:style-name="ro1">
          <table:table-cell office:value-type="date" office:date-value="2018-01-01" calcext:value-type="date">
            <text:p>01.01.18</text:p>
          </table:table-cell>
          <table:table-cell office:value-type="float" office:value="81" calcext:value-type="float">
            <text:p>81</text:p>
          </table:table-cell>
          <table:table-cell table:formula="of:=SUM([.B159:.B170])/12" office:value-type="float" office:value="70.6666666666667" calcext:value-type="float">
            <text:p>70,6666666666667</text:p>
          </table:table-cell>
          <table:table-cell table:formula="of:=[.C170]-[.C158]" office:value-type="float" office:value="-3.66666666666666" calcext:value-type="float">
            <text:p>-3,66666666666666</text:p>
          </table:table-cell>
          <table:table-cell table:number-columns-repeated="1017"/>
        </table:table-row>
        <table:table-row table:style-name="ro1">
          <table:table-cell office:value-type="date" office:date-value="2018-02-01" calcext:value-type="date">
            <text:p>01.02.18</text:p>
          </table:table-cell>
          <table:table-cell office:value-type="float" office:value="75" calcext:value-type="float">
            <text:p>75</text:p>
          </table:table-cell>
          <table:table-cell table:formula="of:=SUM([.B160:.B171])/12" office:value-type="float" office:value="71.25" calcext:value-type="float">
            <text:p>71,25</text:p>
          </table:table-cell>
          <table:table-cell table:formula="of:=[.C171]-[.C159]" office:value-type="float" office:value="-2.58333333333333" calcext:value-type="float">
            <text:p>-2,58333333333333</text:p>
          </table:table-cell>
          <table:table-cell table:number-columns-repeated="1017"/>
        </table:table-row>
      </table:table>
      <table:table table:name="New per day" table:style-name="ta1">
        <table:shapes>
          <draw:frame draw:z-index="0" draw:style-name="gr1" draw:text-style-name="P1" svg:width="159.99mm" svg:height="89.99mm" svg:x="91.32mm" svg:y="1mm">
            <draw:object draw:notify-on-update-of-ranges="'New per day'.A1:'New per day'.A1 'New per day'.A2:'New per day'.A171 'New per day'.B1:'New per day'.B1 'New per day'.B2:'New per day'.B171 'New per day'.C1:'New per day'.C1 'New per day'.C2:'New per day'.C171 'New per day'.D1:'New per day'.D1 'New per day'.D2:'New per day'.D1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per day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iff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1-01" calcext:value-type="date">
            <text:p>01.01.0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date" office:date-value="2004-02-01" calcext:value-type="date">
            <text:p>01.02.0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date" office:date-value="2004-03-01" calcext:value-type="date">
            <text:p>01.03.0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date" office:date-value="2004-04-01" calcext:value-type="date">
            <text:p>01.04.0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date" office:date-value="2004-05-01" calcext:value-type="date">
            <text:p>01.05.0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date" office:date-value="2004-06-01" calcext:value-type="date">
            <text:p>01.06.04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date" office:date-value="2004-07-01" calcext:value-type="date">
            <text:p>01.07.04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date" office:date-value="2004-08-01" calcext:value-type="date">
            <text:p>01.08.0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date" office:date-value="2004-09-01" calcext:value-type="date">
            <text:p>01.09.0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date" office:date-value="2004-10-01" calcext:value-type="date">
            <text:p>01.10.04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date" office:date-value="2004-11-01" calcext:value-type="date">
            <text:p>01.11.04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date" office:date-value="2004-12-01" calcext:value-type="date">
            <text:p>01.12.04</text:p>
          </table:table-cell>
          <table:table-cell office:value-type="float" office:value="69" calcext:value-type="float">
            <text:p>69</text:p>
          </table:table-cell>
          <table:table-cell table:formula="of:=SUM([.B2:.B13])/1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date" office:date-value="2005-01-01" calcext:value-type="date">
            <text:p>01.01.05</text:p>
          </table:table-cell>
          <table:table-cell office:value-type="float" office:value="70" calcext:value-type="float">
            <text:p>70</text:p>
          </table:table-cell>
          <table:table-cell table:formula="of:=SUM([.B3:.B14])/12" office:value-type="float" office:value="41.5833333333333" calcext:value-type="float">
            <text:p>41,5833333333333</text:p>
          </table:table-cell>
          <table:table-cell table:number-columns-repeated="1018"/>
        </table:table-row>
        <table:table-row table:style-name="ro1">
          <table:table-cell office:value-type="date" office:date-value="2005-02-01" calcext:value-type="date">
            <text:p>01.02.05</text:p>
          </table:table-cell>
          <table:table-cell office:value-type="float" office:value="54" calcext:value-type="float">
            <text:p>54</text:p>
          </table:table-cell>
          <table:table-cell table:formula="of:=SUM([.B4:.B15])/12" office:value-type="float" office:value="43.5" calcext:value-type="float">
            <text:p>43,5</text:p>
          </table:table-cell>
          <table:table-cell table:number-columns-repeated="1018"/>
        </table:table-row>
        <table:table-row table:style-name="ro1">
          <table:table-cell office:value-type="date" office:date-value="2005-03-01" calcext:value-type="date">
            <text:p>01.03.05</text:p>
          </table:table-cell>
          <table:table-cell office:value-type="float" office:value="82" calcext:value-type="float">
            <text:p>82</text:p>
          </table:table-cell>
          <table:table-cell table:formula="of:=SUM([.B5:.B16])/12" office:value-type="float" office:value="48.75" calcext:value-type="float">
            <text:p>48,75</text:p>
          </table:table-cell>
          <table:table-cell table:number-columns-repeated="1018"/>
        </table:table-row>
        <table:table-row table:style-name="ro1">
          <table:table-cell office:value-type="date" office:date-value="2005-04-01" calcext:value-type="date">
            <text:p>01.04.05</text:p>
          </table:table-cell>
          <table:table-cell office:value-type="float" office:value="89" calcext:value-type="float">
            <text:p>89</text:p>
          </table:table-cell>
          <table:table-cell table:formula="of:=SUM([.B6:.B17])/12" office:value-type="float" office:value="53.8333333333333" calcext:value-type="float">
            <text:p>53,8333333333333</text:p>
          </table:table-cell>
          <table:table-cell table:number-columns-repeated="1018"/>
        </table:table-row>
        <table:table-row table:style-name="ro1">
          <table:table-cell office:value-type="date" office:date-value="2005-05-01" calcext:value-type="date">
            <text:p>01.05.05</text:p>
          </table:table-cell>
          <table:table-cell office:value-type="float" office:value="91" calcext:value-type="float">
            <text:p>91</text:p>
          </table:table-cell>
          <table:table-cell table:formula="of:=SUM([.B7:.B18])/12" office:value-type="float" office:value="58.75" calcext:value-type="float">
            <text:p>58,75</text:p>
          </table:table-cell>
          <table:table-cell table:number-columns-repeated="1018"/>
        </table:table-row>
        <table:table-row table:style-name="ro1">
          <table:table-cell office:value-type="date" office:date-value="2005-06-01" calcext:value-type="date">
            <text:p>01.06.05</text:p>
          </table:table-cell>
          <table:table-cell office:value-type="float" office:value="92" calcext:value-type="float">
            <text:p>92</text:p>
          </table:table-cell>
          <table:table-cell table:formula="of:=SUM([.B8:.B19])/12" office:value-type="float" office:value="63.6666666666667" calcext:value-type="float">
            <text:p>63,6666666666667</text:p>
          </table:table-cell>
          <table:table-cell table:number-columns-repeated="1018"/>
        </table:table-row>
        <table:table-row table:style-name="ro1">
          <table:table-cell office:value-type="date" office:date-value="2005-07-01" calcext:value-type="date">
            <text:p>01.07.05</text:p>
          </table:table-cell>
          <table:table-cell office:value-type="float" office:value="70" calcext:value-type="float">
            <text:p>70</text:p>
          </table:table-cell>
          <table:table-cell table:formula="of:=SUM([.B9:.B20])/12" office:value-type="float" office:value="65.5" calcext:value-type="float">
            <text:p>65,5</text:p>
          </table:table-cell>
          <table:table-cell table:number-columns-repeated="1018"/>
        </table:table-row>
        <table:table-row table:style-name="ro1">
          <table:table-cell office:value-type="date" office:date-value="2005-08-01" calcext:value-type="date">
            <text:p>01.08.05</text:p>
          </table:table-cell>
          <table:table-cell office:value-type="float" office:value="87" calcext:value-type="float">
            <text:p>87</text:p>
          </table:table-cell>
          <table:table-cell table:formula="of:=SUM([.B10:.B21])/12" office:value-type="float" office:value="71.3333333333333" calcext:value-type="float">
            <text:p>71,3333333333333</text:p>
          </table:table-cell>
          <table:table-cell table:number-columns-repeated="1018"/>
        </table:table-row>
        <table:table-row table:style-name="ro1">
          <table:table-cell office:value-type="date" office:date-value="2005-09-01" calcext:value-type="date">
            <text:p>01.09.05</text:p>
          </table:table-cell>
          <table:table-cell office:value-type="float" office:value="98" calcext:value-type="float">
            <text:p>98</text:p>
          </table:table-cell>
          <table:table-cell table:formula="of:=SUM([.B11:.B22])/12" office:value-type="float" office:value="76.9166666666667" calcext:value-type="float">
            <text:p>76,9166666666667</text:p>
          </table:table-cell>
          <table:table-cell table:number-columns-repeated="1018"/>
        </table:table-row>
        <table:table-row table:style-name="ro1">
          <table:table-cell office:value-type="date" office:date-value="2005-10-01" calcext:value-type="date">
            <text:p>01.10.05</text:p>
          </table:table-cell>
          <table:table-cell office:value-type="float" office:value="114" calcext:value-type="float">
            <text:p>114</text:p>
          </table:table-cell>
          <table:table-cell table:formula="of:=SUM([.B12:.B23])/12" office:value-type="float" office:value="81.5" calcext:value-type="float">
            <text:p>81,5</text:p>
          </table:table-cell>
          <table:table-cell table:number-columns-repeated="1018"/>
        </table:table-row>
        <table:table-row table:style-name="ro1">
          <table:table-cell office:value-type="date" office:date-value="2005-11-01" calcext:value-type="date">
            <text:p>01.11.05</text:p>
          </table:table-cell>
          <table:table-cell office:value-type="float" office:value="78" calcext:value-type="float">
            <text:p>78</text:p>
          </table:table-cell>
          <table:table-cell table:formula="of:=SUM([.B13:.B24])/12" office:value-type="float" office:value="82.8333333333333" calcext:value-type="float">
            <text:p>82,8333333333333</text:p>
          </table:table-cell>
          <table:table-cell table:number-columns-repeated="1018"/>
        </table:table-row>
        <table:table-row table:style-name="ro1">
          <table:table-cell office:value-type="date" office:date-value="2005-12-01" calcext:value-type="date">
            <text:p>01.12.05</text:p>
          </table:table-cell>
          <table:table-cell office:value-type="float" office:value="85" calcext:value-type="float">
            <text:p>85</text:p>
          </table:table-cell>
          <table:table-cell table:formula="of:=SUM([.B14:.B25])/12" office:value-type="float" office:value="84.1666666666667" calcext:value-type="float">
            <text:p>84,1666666666667</text:p>
          </table:table-cell>
          <table:table-cell table:formula="of:=[.C25]-[.C13]" office:value-type="float" office:value="47.1666666666667" calcext:value-type="float">
            <text:p>47,1666666666667</text:p>
          </table:table-cell>
          <table:table-cell table:number-columns-repeated="1017"/>
        </table:table-row>
        <table:table-row table:style-name="ro1">
          <table:table-cell office:value-type="date" office:date-value="2006-01-01" calcext:value-type="date">
            <text:p>01.01.06</text:p>
          </table:table-cell>
          <table:table-cell office:value-type="float" office:value="118" calcext:value-type="float">
            <text:p>118</text:p>
          </table:table-cell>
          <table:table-cell table:formula="of:=SUM([.B15:.B26])/12" office:value-type="float" office:value="88.1666666666667" calcext:value-type="float">
            <text:p>88,1666666666667</text:p>
          </table:table-cell>
          <table:table-cell table:formula="of:=[.C26]-[.C14]" office:value-type="float" office:value="46.5833333333333" calcext:value-type="float">
            <text:p>46,5833333333333</text:p>
          </table:table-cell>
          <table:table-cell table:number-columns-repeated="1017"/>
        </table:table-row>
        <table:table-row table:style-name="ro1">
          <table:table-cell office:value-type="date" office:date-value="2006-02-01" calcext:value-type="date">
            <text:p>01.02.06</text:p>
          </table:table-cell>
          <table:table-cell office:value-type="float" office:value="105" calcext:value-type="float">
            <text:p>105</text:p>
          </table:table-cell>
          <table:table-cell table:formula="of:=SUM([.B16:.B27])/12" office:value-type="float" office:value="92.4166666666667" calcext:value-type="float">
            <text:p>92,4166666666667</text:p>
          </table:table-cell>
          <table:table-cell table:formula="of:=[.C27]-[.C15]" office:value-type="float" office:value="48.9166666666667" calcext:value-type="float">
            <text:p>48,9166666666667</text:p>
          </table:table-cell>
          <table:table-cell table:number-columns-repeated="1017"/>
        </table:table-row>
        <table:table-row table:style-name="ro1">
          <table:table-cell office:value-type="date" office:date-value="2006-03-01" calcext:value-type="date">
            <text:p>01.03.06</text:p>
          </table:table-cell>
          <table:table-cell office:value-type="float" office:value="118" calcext:value-type="float">
            <text:p>118</text:p>
          </table:table-cell>
          <table:table-cell table:formula="of:=SUM([.B17:.B28])/12" office:value-type="float" office:value="95.4166666666667" calcext:value-type="float">
            <text:p>95,4166666666667</text:p>
          </table:table-cell>
          <table:table-cell table:formula="of:=[.C28]-[.C16]" office:value-type="float" office:value="46.6666666666667" calcext:value-type="float">
            <text:p>46,6666666666667</text:p>
          </table:table-cell>
          <table:table-cell table:number-columns-repeated="1017"/>
        </table:table-row>
        <table:table-row table:style-name="ro1">
          <table:table-cell office:value-type="date" office:date-value="2006-04-01" calcext:value-type="date">
            <text:p>01.04.06</text:p>
          </table:table-cell>
          <table:table-cell office:value-type="float" office:value="108" calcext:value-type="float">
            <text:p>108</text:p>
          </table:table-cell>
          <table:table-cell table:formula="of:=SUM([.B18:.B29])/12" office:value-type="float" office:value="97" calcext:value-type="float">
            <text:p>97</text:p>
          </table:table-cell>
          <table:table-cell table:formula="of:=[.C29]-[.C17]" office:value-type="float" office:value="43.1666666666667" calcext:value-type="float">
            <text:p>43,1666666666667</text:p>
          </table:table-cell>
          <table:table-cell table:number-columns-repeated="1017"/>
        </table:table-row>
        <table:table-row table:style-name="ro1">
          <table:table-cell office:value-type="date" office:date-value="2006-05-01" calcext:value-type="date">
            <text:p>01.05.06</text:p>
          </table:table-cell>
          <table:table-cell office:value-type="float" office:value="115" calcext:value-type="float">
            <text:p>115</text:p>
          </table:table-cell>
          <table:table-cell table:formula="of:=SUM([.B19:.B30])/12" office:value-type="float" office:value="99" calcext:value-type="float">
            <text:p>99</text:p>
          </table:table-cell>
          <table:table-cell table:formula="of:=[.C30]-[.C18]" office:value-type="float" office:value="40.25" calcext:value-type="float">
            <text:p>40,25</text:p>
          </table:table-cell>
          <table:table-cell table:number-columns-repeated="1017"/>
        </table:table-row>
        <table:table-row table:style-name="ro1">
          <table:table-cell office:value-type="date" office:date-value="2006-06-01" calcext:value-type="date">
            <text:p>01.06.06</text:p>
          </table:table-cell>
          <table:table-cell office:value-type="float" office:value="127" calcext:value-type="float">
            <text:p>127</text:p>
          </table:table-cell>
          <table:table-cell table:formula="of:=SUM([.B20:.B31])/12" office:value-type="float" office:value="101.916666666667" calcext:value-type="float">
            <text:p>101,916666666667</text:p>
          </table:table-cell>
          <table:table-cell table:formula="of:=[.C31]-[.C19]" office:value-type="float" office:value="38.25" calcext:value-type="float">
            <text:p>38,25</text:p>
          </table:table-cell>
          <table:table-cell table:number-columns-repeated="1017"/>
        </table:table-row>
        <table:table-row table:style-name="ro1">
          <table:table-cell office:value-type="date" office:date-value="2006-07-01" calcext:value-type="date">
            <text:p>01.07.06</text:p>
          </table:table-cell>
          <table:table-cell office:value-type="float" office:value="89" calcext:value-type="float">
            <text:p>89</text:p>
          </table:table-cell>
          <table:table-cell table:formula="of:=SUM([.B21:.B32])/12" office:value-type="float" office:value="103.5" calcext:value-type="float">
            <text:p>103,5</text:p>
          </table:table-cell>
          <table:table-cell table:formula="of:=[.C32]-[.C20]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06-08-01" calcext:value-type="date">
            <text:p>01.08.06</text:p>
          </table:table-cell>
          <table:table-cell office:value-type="float" office:value="105" calcext:value-type="float">
            <text:p>105</text:p>
          </table:table-cell>
          <table:table-cell table:formula="of:=SUM([.B22:.B33])/12" office:value-type="float" office:value="105" calcext:value-type="float">
            <text:p>105</text:p>
          </table:table-cell>
          <table:table-cell table:formula="of:=[.C33]-[.C21]" office:value-type="float" office:value="33.6666666666667" calcext:value-type="float">
            <text:p>33,6666666666667</text:p>
          </table:table-cell>
          <table:table-cell table:number-columns-repeated="1017"/>
        </table:table-row>
        <table:table-row table:style-name="ro1">
          <table:table-cell office:value-type="date" office:date-value="2006-09-01" calcext:value-type="date">
            <text:p>01.09.06</text:p>
          </table:table-cell>
          <table:table-cell office:value-type="float" office:value="131" calcext:value-type="float">
            <text:p>131</text:p>
          </table:table-cell>
          <table:table-cell table:formula="of:=SUM([.B23:.B34])/12" office:value-type="float" office:value="107.75" calcext:value-type="float">
            <text:p>107,75</text:p>
          </table:table-cell>
          <table:table-cell table:formula="of:=[.C34]-[.C22]" office:value-type="float" office:value="30.8333333333333" calcext:value-type="float">
            <text:p>30,8333333333333</text:p>
          </table:table-cell>
          <table:table-cell table:number-columns-repeated="1017"/>
        </table:table-row>
        <table:table-row table:style-name="ro1">
          <table:table-cell office:value-type="date" office:date-value="2006-10-01" calcext:value-type="date">
            <text:p>01.10.06</text:p>
          </table:table-cell>
          <table:table-cell office:value-type="float" office:value="148" calcext:value-type="float">
            <text:p>148</text:p>
          </table:table-cell>
          <table:table-cell table:formula="of:=SUM([.B24:.B35])/12" office:value-type="float" office:value="110.583333333333" calcext:value-type="float">
            <text:p>110,583333333333</text:p>
          </table:table-cell>
          <table:table-cell table:formula="of:=[.C35]-[.C23]" office:value-type="float" office:value="29.0833333333333" calcext:value-type="float">
            <text:p>29,0833333333333</text:p>
          </table:table-cell>
          <table:table-cell table:number-columns-repeated="1017"/>
        </table:table-row>
        <table:table-row table:style-name="ro1">
          <table:table-cell office:value-type="date" office:date-value="2006-11-01" calcext:value-type="date">
            <text:p>01.11.06</text:p>
          </table:table-cell>
          <table:table-cell office:value-type="float" office:value="210" calcext:value-type="float">
            <text:p>210</text:p>
          </table:table-cell>
          <table:table-cell table:formula="of:=SUM([.B25:.B36])/12" office:value-type="float" office:value="121.583333333333" calcext:value-type="float">
            <text:p>121,583333333333</text:p>
          </table:table-cell>
          <table:table-cell table:formula="of:=[.C36]-[.C24]" office:value-type="float" office:value="38.75" calcext:value-type="float">
            <text:p>38,75</text:p>
          </table:table-cell>
          <table:table-cell table:number-columns-repeated="1017"/>
        </table:table-row>
        <table:table-row table:style-name="ro1">
          <table:table-cell office:value-type="date" office:date-value="2006-12-01" calcext:value-type="date">
            <text:p>01.12.06</text:p>
          </table:table-cell>
          <table:table-cell office:value-type="float" office:value="139" calcext:value-type="float">
            <text:p>139</text:p>
          </table:table-cell>
          <table:table-cell table:formula="of:=SUM([.B26:.B37])/12" office:value-type="float" office:value="126.083333333333" calcext:value-type="float">
            <text:p>126,083333333333</text:p>
          </table:table-cell>
          <table:table-cell table:formula="of:=[.C37]-[.C25]" office:value-type="float" office:value="41.9166666666667" calcext:value-type="float">
            <text:p>41,9166666666667</text:p>
          </table:table-cell>
          <table:table-cell table:number-columns-repeated="1017"/>
        </table:table-row>
        <table:table-row table:style-name="ro1">
          <table:table-cell office:value-type="date" office:date-value="2007-01-01" calcext:value-type="date">
            <text:p>01.01.07</text:p>
          </table:table-cell>
          <table:table-cell office:value-type="float" office:value="137" calcext:value-type="float">
            <text:p>137</text:p>
          </table:table-cell>
          <table:table-cell table:formula="of:=SUM([.B27:.B38])/12" office:value-type="float" office:value="127.666666666667" calcext:value-type="float">
            <text:p>127,666666666667</text:p>
          </table:table-cell>
          <table:table-cell table:formula="of:=[.C38]-[.C26]" office:value-type="float" office:value="39.5" calcext:value-type="float">
            <text:p>39,5</text:p>
          </table:table-cell>
          <table:table-cell table:number-columns-repeated="1017"/>
        </table:table-row>
        <table:table-row table:style-name="ro1">
          <table:table-cell office:value-type="date" office:date-value="2007-02-01" calcext:value-type="date">
            <text:p>01.02.07</text:p>
          </table:table-cell>
          <table:table-cell office:value-type="float" office:value="169" calcext:value-type="float">
            <text:p>169</text:p>
          </table:table-cell>
          <table:table-cell table:formula="of:=SUM([.B28:.B39])/12" office:value-type="float" office:value="133" calcext:value-type="float">
            <text:p>133</text:p>
          </table:table-cell>
          <table:table-cell table:formula="of:=[.C39]-[.C27]" office:value-type="float" office:value="40.5833333333333" calcext:value-type="float">
            <text:p>40,5833333333333</text:p>
          </table:table-cell>
          <table:table-cell table:number-columns-repeated="1017"/>
        </table:table-row>
        <table:table-row table:style-name="ro1">
          <table:table-cell office:value-type="date" office:date-value="2007-03-01" calcext:value-type="date">
            <text:p>01.03.07</text:p>
          </table:table-cell>
          <table:table-cell office:value-type="float" office:value="163" calcext:value-type="float">
            <text:p>163</text:p>
          </table:table-cell>
          <table:table-cell table:formula="of:=SUM([.B29:.B40])/12" office:value-type="float" office:value="136.75" calcext:value-type="float">
            <text:p>136,75</text:p>
          </table:table-cell>
          <table:table-cell table:formula="of:=[.C40]-[.C28]" office:value-type="float" office:value="41.3333333333333" calcext:value-type="float">
            <text:p>41,3333333333333</text:p>
          </table:table-cell>
          <table:table-cell table:number-columns-repeated="1017"/>
        </table:table-row>
        <table:table-row table:style-name="ro1">
          <table:table-cell office:value-type="date" office:date-value="2007-04-01" calcext:value-type="date">
            <text:p>01.04.07</text:p>
          </table:table-cell>
          <table:table-cell office:value-type="float" office:value="122" calcext:value-type="float">
            <text:p>122</text:p>
          </table:table-cell>
          <table:table-cell table:formula="of:=SUM([.B30:.B41])/12" office:value-type="float" office:value="137.916666666667" calcext:value-type="float">
            <text:p>137,916666666667</text:p>
          </table:table-cell>
          <table:table-cell table:formula="of:=[.C41]-[.C29]" office:value-type="float" office:value="40.9166666666667" calcext:value-type="float">
            <text:p>40,9166666666667</text:p>
          </table:table-cell>
          <table:table-cell table:number-columns-repeated="1017"/>
        </table:table-row>
        <table:table-row table:style-name="ro1">
          <table:table-cell office:value-type="date" office:date-value="2007-05-01" calcext:value-type="date">
            <text:p>01.05.07</text:p>
          </table:table-cell>
          <table:table-cell office:value-type="float" office:value="123" calcext:value-type="float">
            <text:p>123</text:p>
          </table:table-cell>
          <table:table-cell table:formula="of:=SUM([.B31:.B42])/12" office:value-type="float" office:value="138.583333333333" calcext:value-type="float">
            <text:p>138,583333333333</text:p>
          </table:table-cell>
          <table:table-cell table:formula="of:=[.C42]-[.C30]" office:value-type="float" office:value="39.5833333333333" calcext:value-type="float">
            <text:p>39,5833333333333</text:p>
          </table:table-cell>
          <table:table-cell table:number-columns-repeated="1017"/>
        </table:table-row>
        <table:table-row table:style-name="ro1">
          <table:table-cell office:value-type="date" office:date-value="2007-06-01" calcext:value-type="date">
            <text:p>01.06.07</text:p>
          </table:table-cell>
          <table:table-cell office:value-type="float" office:value="113" calcext:value-type="float">
            <text:p>113</text:p>
          </table:table-cell>
          <table:table-cell table:formula="of:=SUM([.B32:.B43])/12" office:value-type="float" office:value="137.416666666667" calcext:value-type="float">
            <text:p>137,416666666667</text:p>
          </table:table-cell>
          <table:table-cell table:formula="of:=[.C43]-[.C31]" office:value-type="float" office:value="35.5" calcext:value-type="float">
            <text:p>35,5</text:p>
          </table:table-cell>
          <table:table-cell table:number-columns-repeated="1017"/>
        </table:table-row>
        <table:table-row table:style-name="ro1">
          <table:table-cell office:value-type="date" office:date-value="2007-07-01" calcext:value-type="date">
            <text:p>01.07.07</text:p>
          </table:table-cell>
          <table:table-cell office:value-type="float" office:value="140" calcext:value-type="float">
            <text:p>140</text:p>
          </table:table-cell>
          <table:table-cell table:formula="of:=SUM([.B33:.B44])/12" office:value-type="float" office:value="141.666666666667" calcext:value-type="float">
            <text:p>141,666666666667</text:p>
          </table:table-cell>
          <table:table-cell table:formula="of:=[.C44]-[.C32]" office:value-type="float" office:value="38.1666666666667" calcext:value-type="float">
            <text:p>38,1666666666667</text:p>
          </table:table-cell>
          <table:table-cell table:number-columns-repeated="1017"/>
        </table:table-row>
        <table:table-row table:style-name="ro1">
          <table:table-cell office:value-type="date" office:date-value="2007-08-01" calcext:value-type="date">
            <text:p>01.08.07</text:p>
          </table:table-cell>
          <table:table-cell office:value-type="float" office:value="250" calcext:value-type="float">
            <text:p>250</text:p>
          </table:table-cell>
          <table:table-cell table:formula="of:=SUM([.B34:.B45])/12" office:value-type="float" office:value="153.75" calcext:value-type="float">
            <text:p>153,75</text:p>
          </table:table-cell>
          <table:table-cell table:formula="of:=[.C45]-[.C33]" office:value-type="float" office:value="48.75" calcext:value-type="float">
            <text:p>48,75</text:p>
          </table:table-cell>
          <table:table-cell table:number-columns-repeated="1017"/>
        </table:table-row>
        <table:table-row table:style-name="ro1">
          <table:table-cell office:value-type="date" office:date-value="2007-09-01" calcext:value-type="date">
            <text:p>01.09.07</text:p>
          </table:table-cell>
          <table:table-cell office:value-type="float" office:value="162" calcext:value-type="float">
            <text:p>162</text:p>
          </table:table-cell>
          <table:table-cell table:formula="of:=SUM([.B35:.B46])/12" office:value-type="float" office:value="156.333333333333" calcext:value-type="float">
            <text:p>156,333333333333</text:p>
          </table:table-cell>
          <table:table-cell table:formula="of:=[.C46]-[.C34]" office:value-type="float" office:value="48.5833333333333" calcext:value-type="float">
            <text:p>48,5833333333333</text:p>
          </table:table-cell>
          <table:table-cell table:number-columns-repeated="1017"/>
        </table:table-row>
        <table:table-row table:style-name="ro1">
          <table:table-cell office:value-type="date" office:date-value="2007-10-01" calcext:value-type="date">
            <text:p>01.10.07</text:p>
          </table:table-cell>
          <table:table-cell office:value-type="float" office:value="105" calcext:value-type="float">
            <text:p>105</text:p>
          </table:table-cell>
          <table:table-cell table:formula="of:=SUM([.B36:.B47])/12" office:value-type="float" office:value="152.75" calcext:value-type="float">
            <text:p>152,75</text:p>
          </table:table-cell>
          <table:table-cell table:formula="of:=[.C47]-[.C35]" office:value-type="float" office:value="42.1666666666667" calcext:value-type="float">
            <text:p>42,1666666666667</text:p>
          </table:table-cell>
          <table:table-cell table:number-columns-repeated="1017"/>
        </table:table-row>
        <table:table-row table:style-name="ro1">
          <table:table-cell office:value-type="date" office:date-value="2007-11-01" calcext:value-type="date">
            <text:p>01.11.07</text:p>
          </table:table-cell>
          <table:table-cell office:value-type="float" office:value="151" calcext:value-type="float">
            <text:p>151</text:p>
          </table:table-cell>
          <table:table-cell table:formula="of:=SUM([.B37:.B48])/12" office:value-type="float" office:value="147.833333333333" calcext:value-type="float">
            <text:p>147,833333333333</text:p>
          </table:table-cell>
          <table:table-cell table:formula="of:=[.C48]-[.C36]" office:value-type="float" office:value="26.25" calcext:value-type="float">
            <text:p>26,25</text:p>
          </table:table-cell>
          <table:table-cell table:number-columns-repeated="1017"/>
        </table:table-row>
        <table:table-row table:style-name="ro1">
          <table:table-cell office:value-type="date" office:date-value="2007-12-01" calcext:value-type="date">
            <text:p>01.12.07</text:p>
          </table:table-cell>
          <table:table-cell office:value-type="float" office:value="119" calcext:value-type="float">
            <text:p>119</text:p>
          </table:table-cell>
          <table:table-cell table:formula="of:=SUM([.B38:.B49])/12" office:value-type="float" office:value="146.166666666667" calcext:value-type="float">
            <text:p>146,166666666667</text:p>
          </table:table-cell>
          <table:table-cell table:formula="of:=[.C49]-[.C37]" office:value-type="float" office:value="20.0833333333333" calcext:value-type="float">
            <text:p>20,0833333333333</text:p>
          </table:table-cell>
          <table:table-cell table:number-columns-repeated="1017"/>
        </table:table-row>
        <table:table-row table:style-name="ro1">
          <table:table-cell office:value-type="date" office:date-value="2008-01-01" calcext:value-type="date">
            <text:p>01.01.08</text:p>
          </table:table-cell>
          <table:table-cell office:value-type="float" office:value="155" calcext:value-type="float">
            <text:p>155</text:p>
          </table:table-cell>
          <table:table-cell table:formula="of:=SUM([.B39:.B50])/12" office:value-type="float" office:value="147.666666666667" calcext:value-type="float">
            <text:p>147,666666666667</text:p>
          </table:table-cell>
          <table:table-cell table:formula="of:=[.C50]-[.C38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date" office:date-value="2008-02-01" calcext:value-type="date">
            <text:p>01.02.08</text:p>
          </table:table-cell>
          <table:table-cell office:value-type="float" office:value="161" calcext:value-type="float">
            <text:p>161</text:p>
          </table:table-cell>
          <table:table-cell table:formula="of:=SUM([.B40:.B51])/12" office:value-type="float" office:value="147" calcext:value-type="float">
            <text:p>147</text:p>
          </table:table-cell>
          <table:table-cell table:formula="of:=[.C51]-[.C39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08-03-01" calcext:value-type="date">
            <text:p>01.03.08</text:p>
          </table:table-cell>
          <table:table-cell office:value-type="float" office:value="142" calcext:value-type="float">
            <text:p>142</text:p>
          </table:table-cell>
          <table:table-cell table:formula="of:=SUM([.B41:.B52])/12" office:value-type="float" office:value="145.25" calcext:value-type="float">
            <text:p>145,25</text:p>
          </table:table-cell>
          <table:table-cell table:formula="of:=[.C52]-[.C40]" office:value-type="float" office:value="8.5" calcext:value-type="float">
            <text:p>8,5</text:p>
          </table:table-cell>
          <table:table-cell table:number-columns-repeated="1017"/>
        </table:table-row>
        <table:table-row table:style-name="ro1">
          <table:table-cell office:value-type="date" office:date-value="2008-04-01" calcext:value-type="date">
            <text:p>01.04.08</text:p>
          </table:table-cell>
          <table:table-cell office:value-type="float" office:value="145" calcext:value-type="float">
            <text:p>145</text:p>
          </table:table-cell>
          <table:table-cell table:formula="of:=SUM([.B42:.B53])/12" office:value-type="float" office:value="147.166666666667" calcext:value-type="float">
            <text:p>147,166666666667</text:p>
          </table:table-cell>
          <table:table-cell table:formula="of:=[.C53]-[.C41]" office:value-type="float" office:value="9.25" calcext:value-type="float">
            <text:p>9,25</text:p>
          </table:table-cell>
          <table:table-cell table:number-columns-repeated="1017"/>
        </table:table-row>
        <table:table-row table:style-name="ro1">
          <table:table-cell office:value-type="date" office:date-value="2008-05-01" calcext:value-type="date">
            <text:p>01.05.08</text:p>
          </table:table-cell>
          <table:table-cell office:value-type="float" office:value="148" calcext:value-type="float">
            <text:p>148</text:p>
          </table:table-cell>
          <table:table-cell table:formula="of:=SUM([.B43:.B54])/12" office:value-type="float" office:value="149.25" calcext:value-type="float">
            <text:p>149,25</text:p>
          </table:table-cell>
          <table:table-cell table:formula="of:=[.C54]-[.C42]" office:value-type="float" office:value="10.6666666666667" calcext:value-type="float">
            <text:p>10,6666666666667</text:p>
          </table:table-cell>
          <table:table-cell table:number-columns-repeated="1017"/>
        </table:table-row>
        <table:table-row table:style-name="ro1">
          <table:table-cell office:value-type="date" office:date-value="2008-06-01" calcext:value-type="date">
            <text:p>01.06.08</text:p>
          </table:table-cell>
          <table:table-cell office:value-type="float" office:value="137" calcext:value-type="float">
            <text:p>137</text:p>
          </table:table-cell>
          <table:table-cell table:formula="of:=SUM([.B44:.B55])/12" office:value-type="float" office:value="151.25" calcext:value-type="float">
            <text:p>151,25</text:p>
          </table:table-cell>
          <table:table-cell table:formula="of:=[.C55]-[.C43]" office:value-type="float" office:value="13.8333333333333" calcext:value-type="float">
            <text:p>13,8333333333333</text:p>
          </table:table-cell>
          <table:table-cell table:number-columns-repeated="1017"/>
        </table:table-row>
        <table:table-row table:style-name="ro1">
          <table:table-cell office:value-type="date" office:date-value="2008-07-01" calcext:value-type="date">
            <text:p>01.07.08</text:p>
          </table:table-cell>
          <table:table-cell office:value-type="float" office:value="115" calcext:value-type="float">
            <text:p>115</text:p>
          </table:table-cell>
          <table:table-cell table:formula="of:=SUM([.B45:.B56])/12" office:value-type="float" office:value="149.166666666667" calcext:value-type="float">
            <text:p>149,166666666667</text:p>
          </table:table-cell>
          <table:table-cell table:formula="of:=[.C56]-[.C44]" office:value-type="float" office:value="7.5" calcext:value-type="float">
            <text:p>7,5</text:p>
          </table:table-cell>
          <table:table-cell table:number-columns-repeated="1017"/>
        </table:table-row>
        <table:table-row table:style-name="ro1">
          <table:table-cell office:value-type="date" office:date-value="2008-08-01" calcext:value-type="date">
            <text:p>01.08.08</text:p>
          </table:table-cell>
          <table:table-cell office:value-type="float" office:value="100" calcext:value-type="float">
            <text:p>100</text:p>
          </table:table-cell>
          <table:table-cell table:formula="of:=SUM([.B46:.B57])/12" office:value-type="float" office:value="136.666666666667" calcext:value-type="float">
            <text:p>136,666666666667</text:p>
          </table:table-cell>
          <table:table-cell table:formula="of:=[.C57]-[.C45]" office:value-type="float" office:value="-17.0833333333333" calcext:value-type="float">
            <text:p>-17,0833333333333</text:p>
          </table:table-cell>
          <table:table-cell table:number-columns-repeated="1017"/>
        </table:table-row>
        <table:table-row table:style-name="ro1">
          <table:table-cell office:value-type="date" office:date-value="2008-09-01" calcext:value-type="date">
            <text:p>01.09.08</text:p>
          </table:table-cell>
          <table:table-cell office:value-type="float" office:value="136" calcext:value-type="float">
            <text:p>136</text:p>
          </table:table-cell>
          <table:table-cell table:formula="of:=SUM([.B47:.B58])/12" office:value-type="float" office:value="134.5" calcext:value-type="float">
            <text:p>134,5</text:p>
          </table:table-cell>
          <table:table-cell table:formula="of:=[.C58]-[.C46]" office:value-type="float" office:value="-21.8333333333333" calcext:value-type="float">
            <text:p>-21,8333333333333</text:p>
          </table:table-cell>
          <table:table-cell table:number-columns-repeated="1017"/>
        </table:table-row>
        <table:table-row table:style-name="ro1">
          <table:table-cell office:value-type="date" office:date-value="2008-10-01" calcext:value-type="date">
            <text:p>01.10.08</text:p>
          </table:table-cell>
          <table:table-cell office:value-type="float" office:value="222" calcext:value-type="float">
            <text:p>222</text:p>
          </table:table-cell>
          <table:table-cell table:formula="of:=SUM([.B48:.B59])/12" office:value-type="float" office:value="144.25" calcext:value-type="float">
            <text:p>144,25</text:p>
          </table:table-cell>
          <table:table-cell table:formula="of:=[.C59]-[.C47]" office:value-type="float" office:value="-8.5" calcext:value-type="float">
            <text:p>-8,5</text:p>
          </table:table-cell>
          <table:table-cell table:number-columns-repeated="1017"/>
        </table:table-row>
        <table:table-row table:style-name="ro1">
          <table:table-cell office:value-type="date" office:date-value="2008-11-01" calcext:value-type="date">
            <text:p>01.11.08</text:p>
          </table:table-cell>
          <table:table-cell office:value-type="float" office:value="259" calcext:value-type="float">
            <text:p>259</text:p>
          </table:table-cell>
          <table:table-cell table:formula="of:=SUM([.B49:.B60])/12" office:value-type="float" office:value="153.25" calcext:value-type="float">
            <text:p>153,25</text:p>
          </table:table-cell>
          <table:table-cell table:formula="of:=[.C60]-[.C48]" office:value-type="float" office:value="5.41666666666666" calcext:value-type="float">
            <text:p>5,41666666666666</text:p>
          </table:table-cell>
          <table:table-cell table:number-columns-repeated="1017"/>
        </table:table-row>
        <table:table-row table:style-name="ro1">
          <table:table-cell office:value-type="date" office:date-value="2008-12-01" calcext:value-type="date">
            <text:p>01.12.08</text:p>
          </table:table-cell>
          <table:table-cell office:value-type="float" office:value="171" calcext:value-type="float">
            <text:p>171</text:p>
          </table:table-cell>
          <table:table-cell table:formula="of:=SUM([.B50:.B61])/12" office:value-type="float" office:value="157.583333333333" calcext:value-type="float">
            <text:p>157,583333333333</text:p>
          </table:table-cell>
          <table:table-cell table:formula="of:=[.C61]-[.C49]" office:value-type="float" office:value="11.4166666666667" calcext:value-type="float">
            <text:p>11,4166666666667</text:p>
          </table:table-cell>
          <table:table-cell table:number-columns-repeated="1017"/>
        </table:table-row>
        <table:table-row table:style-name="ro1">
          <table:table-cell office:value-type="date" office:date-value="2009-01-01" calcext:value-type="date">
            <text:p>01.01.09</text:p>
          </table:table-cell>
          <table:table-cell office:value-type="float" office:value="117" calcext:value-type="float">
            <text:p>117</text:p>
          </table:table-cell>
          <table:table-cell table:formula="of:=SUM([.B51:.B62])/12" office:value-type="float" office:value="154.416666666667" calcext:value-type="float">
            <text:p>154,416666666667</text:p>
          </table:table-cell>
          <table:table-cell table:formula="of:=[.C62]-[.C50]" office:value-type="float" office:value="6.75" calcext:value-type="float">
            <text:p>6,75</text:p>
          </table:table-cell>
          <table:table-cell table:number-columns-repeated="1017"/>
        </table:table-row>
        <table:table-row table:style-name="ro1">
          <table:table-cell office:value-type="date" office:date-value="2009-02-01" calcext:value-type="date">
            <text:p>01.02.09</text:p>
          </table:table-cell>
          <table:table-cell office:value-type="float" office:value="108" calcext:value-type="float">
            <text:p>108</text:p>
          </table:table-cell>
          <table:table-cell table:formula="of:=SUM([.B52:.B63])/12" office:value-type="float" office:value="150" calcext:value-type="float">
            <text:p>150</text:p>
          </table:table-cell>
          <table:table-cell table:formula="of:=[.C63]-[.C51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9-03-01" calcext:value-type="date">
            <text:p>01.03.09</text:p>
          </table:table-cell>
          <table:table-cell office:value-type="float" office:value="98" calcext:value-type="float">
            <text:p>98</text:p>
          </table:table-cell>
          <table:table-cell table:formula="of:=SUM([.B53:.B64])/12" office:value-type="float" office:value="146.333333333333" calcext:value-type="float">
            <text:p>146,333333333333</text:p>
          </table:table-cell>
          <table:table-cell table:formula="of:=[.C64]-[.C52]" office:value-type="float" office:value="1.08333333333334" calcext:value-type="float">
            <text:p>1,08333333333334</text:p>
          </table:table-cell>
          <table:table-cell table:number-columns-repeated="1017"/>
        </table:table-row>
        <table:table-row table:style-name="ro1">
          <table:table-cell office:value-type="date" office:date-value="2009-04-01" calcext:value-type="date">
            <text:p>01.04.09</text:p>
          </table:table-cell>
          <table:table-cell office:value-type="float" office:value="107" calcext:value-type="float">
            <text:p>107</text:p>
          </table:table-cell>
          <table:table-cell table:formula="of:=SUM([.B54:.B65])/12" office:value-type="float" office:value="143.166666666667" calcext:value-type="float">
            <text:p>143,166666666667</text:p>
          </table:table-cell>
          <table:table-cell table:formula="of:=[.C65]-[.C53]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office:value-type="date" office:date-value="2009-05-01" calcext:value-type="date">
            <text:p>01.05.09</text:p>
          </table:table-cell>
          <table:table-cell office:value-type="float" office:value="87" calcext:value-type="float">
            <text:p>87</text:p>
          </table:table-cell>
          <table:table-cell table:formula="of:=SUM([.B55:.B66])/12" office:value-type="float" office:value="138.083333333333" calcext:value-type="float">
            <text:p>138,083333333333</text:p>
          </table:table-cell>
          <table:table-cell table:formula="of:=[.C66]-[.C54]" office:value-type="float" office:value="-11.1666666666667" calcext:value-type="float">
            <text:p>-11,1666666666667</text:p>
          </table:table-cell>
          <table:table-cell table:number-columns-repeated="1017"/>
        </table:table-row>
        <table:table-row table:style-name="ro1">
          <table:table-cell office:value-type="date" office:date-value="2009-06-01" calcext:value-type="date">
            <text:p>01.06.09</text:p>
          </table:table-cell>
          <table:table-cell office:value-type="float" office:value="83" calcext:value-type="float">
            <text:p>83</text:p>
          </table:table-cell>
          <table:table-cell table:formula="of:=SUM([.B56:.B67])/12" office:value-type="float" office:value="133.583333333333" calcext:value-type="float">
            <text:p>133,583333333333</text:p>
          </table:table-cell>
          <table:table-cell table:formula="of:=[.C67]-[.C55]" office:value-type="float" office:value="-17.6666666666667" calcext:value-type="float">
            <text:p>-17,6666666666667</text:p>
          </table:table-cell>
          <table:table-cell table:number-columns-repeated="1017"/>
        </table:table-row>
        <table:table-row table:style-name="ro1">
          <table:table-cell office:value-type="date" office:date-value="2009-07-01" calcext:value-type="date">
            <text:p>01.07.09</text:p>
          </table:table-cell>
          <table:table-cell office:value-type="float" office:value="75" calcext:value-type="float">
            <text:p>75</text:p>
          </table:table-cell>
          <table:table-cell table:formula="of:=SUM([.B57:.B68])/12" office:value-type="float" office:value="130.25" calcext:value-type="float">
            <text:p>130,25</text:p>
          </table:table-cell>
          <table:table-cell table:formula="of:=[.C68]-[.C56]" office:value-type="float" office:value="-18.9166666666667" calcext:value-type="float">
            <text:p>-18,9166666666667</text:p>
          </table:table-cell>
          <table:table-cell table:number-columns-repeated="1017"/>
        </table:table-row>
        <table:table-row table:style-name="ro1">
          <table:table-cell office:value-type="date" office:date-value="2009-08-01" calcext:value-type="date">
            <text:p>01.08.09</text:p>
          </table:table-cell>
          <table:table-cell office:value-type="float" office:value="105" calcext:value-type="float">
            <text:p>105</text:p>
          </table:table-cell>
          <table:table-cell table:formula="of:=SUM([.B58:.B69])/12" office:value-type="float" office:value="130.666666666667" calcext:value-type="float">
            <text:p>130,666666666667</text:p>
          </table:table-cell>
          <table:table-cell table:formula="of:=[.C69]-[.C57]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date" office:date-value="2009-09-01" calcext:value-type="date">
            <text:p>01.09.09</text:p>
          </table:table-cell>
          <table:table-cell office:value-type="float" office:value="115" calcext:value-type="float">
            <text:p>115</text:p>
          </table:table-cell>
          <table:table-cell table:formula="of:=SUM([.B59:.B70])/12" office:value-type="float" office:value="128.916666666667" calcext:value-type="float">
            <text:p>128,916666666667</text:p>
          </table:table-cell>
          <table:table-cell table:formula="of:=[.C70]-[.C58]" office:value-type="float" office:value="-5.58333333333334" calcext:value-type="float">
            <text:p>-5,58333333333334</text:p>
          </table:table-cell>
          <table:table-cell table:number-columns-repeated="1017"/>
        </table:table-row>
        <table:table-row table:style-name="ro1">
          <table:table-cell office:value-type="date" office:date-value="2009-10-01" calcext:value-type="date">
            <text:p>01.10.09</text:p>
          </table:table-cell>
          <table:table-cell office:value-type="float" office:value="125" calcext:value-type="float">
            <text:p>125</text:p>
          </table:table-cell>
          <table:table-cell table:formula="of:=SUM([.B60:.B71])/12" office:value-type="float" office:value="120.833333333333" calcext:value-type="float">
            <text:p>120,833333333333</text:p>
          </table:table-cell>
          <table:table-cell table:formula="of:=[.C71]-[.C59]" office:value-type="float" office:value="-23.4166666666667" calcext:value-type="float">
            <text:p>-23,4166666666667</text:p>
          </table:table-cell>
          <table:table-cell table:number-columns-repeated="1017"/>
        </table:table-row>
        <table:table-row table:style-name="ro1">
          <table:table-cell office:value-type="date" office:date-value="2009-11-01" calcext:value-type="date">
            <text:p>01.11.09</text:p>
          </table:table-cell>
          <table:table-cell office:value-type="float" office:value="133" calcext:value-type="float">
            <text:p>133</text:p>
          </table:table-cell>
          <table:table-cell table:formula="of:=SUM([.B61:.B72])/12" office:value-type="float" office:value="110.333333333333" calcext:value-type="float">
            <text:p>110,333333333333</text:p>
          </table:table-cell>
          <table:table-cell table:formula="of:=[.C72]-[.C60]" office:value-type="float" office:value="-42.9166666666667" calcext:value-type="float">
            <text:p>-42,9166666666667</text:p>
          </table:table-cell>
          <table:table-cell table:number-columns-repeated="1017"/>
        </table:table-row>
        <table:table-row table:style-name="ro1">
          <table:table-cell office:value-type="date" office:date-value="2009-12-01" calcext:value-type="date">
            <text:p>01.12.09</text:p>
          </table:table-cell>
          <table:table-cell office:value-type="float" office:value="133" calcext:value-type="float">
            <text:p>133</text:p>
          </table:table-cell>
          <table:table-cell table:formula="of:=SUM([.B62:.B73])/12" office:value-type="float" office:value="107.166666666667" calcext:value-type="float">
            <text:p>107,166666666667</text:p>
          </table:table-cell>
          <table:table-cell table:formula="of:=[.C73]-[.C61]" office:value-type="float" office:value="-50.4166666666667" calcext:value-type="float">
            <text:p>-50,4166666666667</text:p>
          </table:table-cell>
          <table:table-cell table:number-columns-repeated="1017"/>
        </table:table-row>
        <table:table-row table:style-name="ro1">
          <table:table-cell office:value-type="date" office:date-value="2010-01-01" calcext:value-type="date">
            <text:p>01.01.10</text:p>
          </table:table-cell>
          <table:table-cell office:value-type="float" office:value="125" calcext:value-type="float">
            <text:p>125</text:p>
          </table:table-cell>
          <table:table-cell table:formula="of:=SUM([.B63:.B74])/12" office:value-type="float" office:value="107.833333333333" calcext:value-type="float">
            <text:p>107,833333333333</text:p>
          </table:table-cell>
          <table:table-cell table:formula="of:=[.C74]-[.C62]" office:value-type="float" office:value="-46.5833333333333" calcext:value-type="float">
            <text:p>-46,5833333333333</text:p>
          </table:table-cell>
          <table:table-cell table:number-columns-repeated="1017"/>
        </table:table-row>
        <table:table-row table:style-name="ro1">
          <table:table-cell office:value-type="date" office:date-value="2010-02-01" calcext:value-type="date">
            <text:p>01.02.10</text:p>
          </table:table-cell>
          <table:table-cell office:value-type="float" office:value="135" calcext:value-type="float">
            <text:p>135</text:p>
          </table:table-cell>
          <table:table-cell table:formula="of:=SUM([.B64:.B75])/12" office:value-type="float" office:value="110.083333333333" calcext:value-type="float">
            <text:p>110,083333333333</text:p>
          </table:table-cell>
          <table:table-cell table:formula="of:=[.C75]-[.C63]" office:value-type="float" office:value="-39.9166666666667" calcext:value-type="float">
            <text:p>-39,9166666666667</text:p>
          </table:table-cell>
          <table:table-cell table:number-columns-repeated="1017"/>
        </table:table-row>
        <table:table-row table:style-name="ro1">
          <table:table-cell office:value-type="date" office:date-value="2010-03-01" calcext:value-type="date">
            <text:p>01.03.10</text:p>
          </table:table-cell>
          <table:table-cell office:value-type="float" office:value="128" calcext:value-type="float">
            <text:p>128</text:p>
          </table:table-cell>
          <table:table-cell table:formula="of:=SUM([.B65:.B76])/12" office:value-type="float" office:value="112.583333333333" calcext:value-type="float">
            <text:p>112,583333333333</text:p>
          </table:table-cell>
          <table:table-cell table:formula="of:=[.C76]-[.C64]" office:value-type="float" office:value="-33.75" calcext:value-type="float">
            <text:p>-33,75</text:p>
          </table:table-cell>
          <table:table-cell table:number-columns-repeated="1017"/>
        </table:table-row>
        <table:table-row table:style-name="ro1">
          <table:table-cell office:value-type="date" office:date-value="2010-04-01" calcext:value-type="date">
            <text:p>01.04.10</text:p>
          </table:table-cell>
          <table:table-cell office:value-type="float" office:value="108" calcext:value-type="float">
            <text:p>108</text:p>
          </table:table-cell>
          <table:table-cell table:formula="of:=SUM([.B66:.B77])/12" office:value-type="float" office:value="112.666666666667" calcext:value-type="float">
            <text:p>112,666666666667</text:p>
          </table:table-cell>
          <table:table-cell table:formula="of:=[.C77]-[.C65]" office:value-type="float" office:value="-30.5" calcext:value-type="float">
            <text:p>-30,5</text:p>
          </table:table-cell>
          <table:table-cell table:number-columns-repeated="1017"/>
        </table:table-row>
        <table:table-row table:style-name="ro1">
          <table:table-cell office:value-type="date" office:date-value="2010-05-01" calcext:value-type="date">
            <text:p>01.05.10</text:p>
          </table:table-cell>
          <table:table-cell office:value-type="float" office:value="139" calcext:value-type="float">
            <text:p>139</text:p>
          </table:table-cell>
          <table:table-cell table:formula="of:=SUM([.B67:.B78])/12" office:value-type="float" office:value="117" calcext:value-type="float">
            <text:p>117</text:p>
          </table:table-cell>
          <table:table-cell table:formula="of:=[.C78]-[.C66]" office:value-type="float" office:value="-21.0833333333333" calcext:value-type="float">
            <text:p>-21,0833333333333</text:p>
          </table:table-cell>
          <table:table-cell table:number-columns-repeated="1017"/>
        </table:table-row>
        <table:table-row table:style-name="ro1">
          <table:table-cell office:value-type="date" office:date-value="2010-06-01" calcext:value-type="date">
            <text:p>01.06.10</text:p>
          </table:table-cell>
          <table:table-cell office:value-type="float" office:value="126" calcext:value-type="float">
            <text:p>126</text:p>
          </table:table-cell>
          <table:table-cell table:formula="of:=SUM([.B68:.B79])/12" office:value-type="float" office:value="120.583333333333" calcext:value-type="float">
            <text:p>120,583333333333</text:p>
          </table:table-cell>
          <table:table-cell table:formula="of:=[.C79]-[.C67]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office:value-type="date" office:date-value="2010-07-01" calcext:value-type="date">
            <text:p>01.07.10</text:p>
          </table:table-cell>
          <table:table-cell office:value-type="float" office:value="133" calcext:value-type="float">
            <text:p>133</text:p>
          </table:table-cell>
          <table:table-cell table:formula="of:=SUM([.B69:.B80])/12" office:value-type="float" office:value="125.416666666667" calcext:value-type="float">
            <text:p>125,416666666667</text:p>
          </table:table-cell>
          <table:table-cell table:formula="of:=[.C80]-[.C68]" office:value-type="float" office:value="-4.83333333333333" calcext:value-type="float">
            <text:p>-4,83333333333333</text:p>
          </table:table-cell>
          <table:table-cell table:number-columns-repeated="1017"/>
        </table:table-row>
        <table:table-row table:style-name="ro1">
          <table:table-cell office:value-type="date" office:date-value="2010-08-01" calcext:value-type="date">
            <text:p>01.08.10</text:p>
          </table:table-cell>
          <table:table-cell office:value-type="float" office:value="115" calcext:value-type="float">
            <text:p>115</text:p>
          </table:table-cell>
          <table:table-cell table:formula="of:=SUM([.B70:.B81])/12" office:value-type="float" office:value="126.25" calcext:value-type="float">
            <text:p>126,25</text:p>
          </table:table-cell>
          <table:table-cell table:formula="of:=[.C81]-[.C69]" office:value-type="float" office:value="-4.41666666666666" calcext:value-type="float">
            <text:p>-4,41666666666666</text:p>
          </table:table-cell>
          <table:table-cell table:number-columns-repeated="1017"/>
        </table:table-row>
        <table:table-row table:style-name="ro1">
          <table:table-cell office:value-type="date" office:date-value="2010-09-01" calcext:value-type="date">
            <text:p>01.09.10</text:p>
          </table:table-cell>
          <table:table-cell office:value-type="float" office:value="106" calcext:value-type="float">
            <text:p>106</text:p>
          </table:table-cell>
          <table:table-cell table:formula="of:=SUM([.B71:.B82])/12" office:value-type="float" office:value="125.5" calcext:value-type="float">
            <text:p>125,5</text:p>
          </table:table-cell>
          <table:table-cell table:formula="of:=[.C82]-[.C70]" office:value-type="float" office:value="-3.41666666666666" calcext:value-type="float">
            <text:p>-3,41666666666666</text:p>
          </table:table-cell>
          <table:table-cell table:number-columns-repeated="1017"/>
        </table:table-row>
        <table:table-row table:style-name="ro1">
          <table:table-cell office:value-type="date" office:date-value="2010-10-01" calcext:value-type="date">
            <text:p>01.10.10</text:p>
          </table:table-cell>
          <table:table-cell office:value-type="float" office:value="113" calcext:value-type="float">
            <text:p>113</text:p>
          </table:table-cell>
          <table:table-cell table:formula="of:=SUM([.B72:.B83])/12" office:value-type="float" office:value="124.5" calcext:value-type="float">
            <text:p>124,5</text:p>
          </table:table-cell>
          <table:table-cell table:formula="of:=[.C83]-[.C71]" office:value-type="float" office:value="3.66666666666667" calcext:value-type="float">
            <text:p>3,66666666666667</text:p>
          </table:table-cell>
          <table:table-cell table:number-columns-repeated="1017"/>
        </table:table-row>
        <table:table-row table:style-name="ro1">
          <table:table-cell office:value-type="date" office:date-value="2010-11-01" calcext:value-type="date">
            <text:p>01.11.10</text:p>
          </table:table-cell>
          <table:table-cell office:value-type="float" office:value="111" calcext:value-type="float">
            <text:p>111</text:p>
          </table:table-cell>
          <table:table-cell table:formula="of:=SUM([.B73:.B84])/12" office:value-type="float" office:value="122.666666666667" calcext:value-type="float">
            <text:p>122,666666666667</text:p>
          </table:table-cell>
          <table:table-cell table:formula="of:=[.C84]-[.C72]" office:value-type="float" office:value="12.3333333333333" calcext:value-type="float">
            <text:p>12,3333333333333</text:p>
          </table:table-cell>
          <table:table-cell table:number-columns-repeated="1017"/>
        </table:table-row>
        <table:table-row table:style-name="ro1">
          <table:table-cell office:value-type="date" office:date-value="2010-12-01" calcext:value-type="date">
            <text:p>01.12.10</text:p>
          </table:table-cell>
          <table:table-cell office:value-type="float" office:value="97" calcext:value-type="float">
            <text:p>97</text:p>
          </table:table-cell>
          <table:table-cell table:formula="of:=SUM([.B74:.B85])/12" office:value-type="float" office:value="119.666666666667" calcext:value-type="float">
            <text:p>119,666666666667</text:p>
          </table:table-cell>
          <table:table-cell table:formula="of:=[.C85]-[.C73]" office:value-type="float" office:value="12.5" calcext:value-type="float">
            <text:p>12,5</text:p>
          </table:table-cell>
          <table:table-cell table:number-columns-repeated="1017"/>
        </table:table-row>
        <table:table-row table:style-name="ro1">
          <table:table-cell office:value-type="date" office:date-value="2011-01-01" calcext:value-type="date">
            <text:p>01.01.11</text:p>
          </table:table-cell>
          <table:table-cell office:value-type="float" office:value="124" calcext:value-type="float">
            <text:p>124</text:p>
          </table:table-cell>
          <table:table-cell table:formula="of:=SUM([.B75:.B86])/12" office:value-type="float" office:value="119.583333333333" calcext:value-type="float">
            <text:p>119,583333333333</text:p>
          </table:table-cell>
          <table:table-cell table:formula="of:=[.C86]-[.C74]" office:value-type="float" office:value="11.75" calcext:value-type="float">
            <text:p>11,75</text:p>
          </table:table-cell>
          <table:table-cell table:number-columns-repeated="1017"/>
        </table:table-row>
        <table:table-row table:style-name="ro1">
          <table:table-cell office:value-type="date" office:date-value="2011-02-01" calcext:value-type="date">
            <text:p>01.02.11</text:p>
          </table:table-cell>
          <table:table-cell office:value-type="float" office:value="124" calcext:value-type="float">
            <text:p>124</text:p>
          </table:table-cell>
          <table:table-cell table:formula="of:=SUM([.B76:.B87])/12" office:value-type="float" office:value="118.666666666667" calcext:value-type="float">
            <text:p>118,666666666667</text:p>
          </table:table-cell>
          <table:table-cell table:formula="of:=[.C87]-[.C75]" office:value-type="float" office:value="8.58333333333334" calcext:value-type="float">
            <text:p>8,58333333333334</text:p>
          </table:table-cell>
          <table:table-cell table:number-columns-repeated="1017"/>
        </table:table-row>
        <table:table-row table:style-name="ro1">
          <table:table-cell office:value-type="date" office:date-value="2011-03-01" calcext:value-type="date">
            <text:p>01.03.11</text:p>
          </table:table-cell>
          <table:table-cell office:value-type="float" office:value="109" calcext:value-type="float">
            <text:p>109</text:p>
          </table:table-cell>
          <table:table-cell table:formula="of:=SUM([.B77:.B88])/12" office:value-type="float" office:value="117.083333333333" calcext:value-type="float">
            <text:p>117,083333333333</text:p>
          </table:table-cell>
          <table:table-cell table:formula="of:=[.C88]-[.C76]" office:value-type="float" office:value="4.5" calcext:value-type="float">
            <text:p>4,5</text:p>
          </table:table-cell>
          <table:table-cell table:number-columns-repeated="1017"/>
        </table:table-row>
        <table:table-row table:style-name="ro1">
          <table:table-cell office:value-type="date" office:date-value="2011-04-01" calcext:value-type="date">
            <text:p>01.04.11</text:p>
          </table:table-cell>
          <table:table-cell office:value-type="float" office:value="101" calcext:value-type="float">
            <text:p>101</text:p>
          </table:table-cell>
          <table:table-cell table:formula="of:=SUM([.B78:.B89])/12" office:value-type="float" office:value="116.5" calcext:value-type="float">
            <text:p>116,5</text:p>
          </table:table-cell>
          <table:table-cell table:formula="of:=[.C89]-[.C77]" office:value-type="float" office:value="3.83333333333333" calcext:value-type="float">
            <text:p>3,83333333333333</text:p>
          </table:table-cell>
          <table:table-cell table:number-columns-repeated="1017"/>
        </table:table-row>
        <table:table-row table:style-name="ro1">
          <table:table-cell office:value-type="date" office:date-value="2011-05-01" calcext:value-type="date">
            <text:p>01.05.11</text:p>
          </table:table-cell>
          <table:table-cell office:value-type="float" office:value="123" calcext:value-type="float">
            <text:p>123</text:p>
          </table:table-cell>
          <table:table-cell table:formula="of:=SUM([.B79:.B90])/12" office:value-type="float" office:value="115.166666666667" calcext:value-type="float">
            <text:p>115,166666666667</text:p>
          </table:table-cell>
          <table:table-cell table:formula="of:=[.C90]-[.C78]" office:value-type="float" office:value="-1.83333333333333" calcext:value-type="float">
            <text:p>-1,83333333333333</text:p>
          </table:table-cell>
          <table:table-cell table:number-columns-repeated="1017"/>
        </table:table-row>
        <table:table-row table:style-name="ro1">
          <table:table-cell office:value-type="date" office:date-value="2011-06-01" calcext:value-type="date">
            <text:p>01.06.11</text:p>
          </table:table-cell>
          <table:table-cell office:value-type="float" office:value="108" calcext:value-type="float">
            <text:p>108</text:p>
          </table:table-cell>
          <table:table-cell table:formula="of:=SUM([.B80:.B91])/12" office:value-type="float" office:value="113.666666666667" calcext:value-type="float">
            <text:p>113,666666666667</text:p>
          </table:table-cell>
          <table:table-cell table:formula="of:=[.C91]-[.C79]" office:value-type="float" office:value="-6.91666666666666" calcext:value-type="float">
            <text:p>-6,91666666666666</text:p>
          </table:table-cell>
          <table:table-cell table:number-columns-repeated="1017"/>
        </table:table-row>
        <table:table-row table:style-name="ro1">
          <table:table-cell office:value-type="date" office:date-value="2011-07-01" calcext:value-type="date">
            <text:p>01.07.11</text:p>
          </table:table-cell>
          <table:table-cell office:value-type="float" office:value="88" calcext:value-type="float">
            <text:p>88</text:p>
          </table:table-cell>
          <table:table-cell table:formula="of:=SUM([.B81:.B92])/12" office:value-type="float" office:value="109.916666666667" calcext:value-type="float">
            <text:p>109,916666666667</text:p>
          </table:table-cell>
          <table:table-cell table:formula="of:=[.C92]-[.C80]" office:value-type="float" office:value="-15.5" calcext:value-type="float">
            <text:p>-15,5</text:p>
          </table:table-cell>
          <table:table-cell table:number-columns-repeated="1017"/>
        </table:table-row>
        <table:table-row table:style-name="ro1">
          <table:table-cell office:value-type="date" office:date-value="2011-08-01" calcext:value-type="date">
            <text:p>01.08.11</text:p>
          </table:table-cell>
          <table:table-cell office:value-type="float" office:value="85" calcext:value-type="float">
            <text:p>85</text:p>
          </table:table-cell>
          <table:table-cell table:formula="of:=SUM([.B82:.B93])/12" office:value-type="float" office:value="107.416666666667" calcext:value-type="float">
            <text:p>107,416666666667</text:p>
          </table:table-cell>
          <table:table-cell table:formula="of:=[.C93]-[.C81]" office:value-type="float" office:value="-18.8333333333333" calcext:value-type="float">
            <text:p>-18,8333333333333</text:p>
          </table:table-cell>
          <table:table-cell table:number-columns-repeated="1017"/>
        </table:table-row>
        <table:table-row table:style-name="ro1">
          <table:table-cell office:value-type="date" office:date-value="2011-09-01" calcext:value-type="date">
            <text:p>01.09.11</text:p>
          </table:table-cell>
          <table:table-cell office:value-type="float" office:value="75" calcext:value-type="float">
            <text:p>75</text:p>
          </table:table-cell>
          <table:table-cell table:formula="of:=SUM([.B83:.B94])/12" office:value-type="float" office:value="104.833333333333" calcext:value-type="float">
            <text:p>104,833333333333</text:p>
          </table:table-cell>
          <table:table-cell table:formula="of:=[.C94]-[.C82]" office:value-type="float" office:value="-20.6666666666667" calcext:value-type="float">
            <text:p>-20,6666666666667</text:p>
          </table:table-cell>
          <table:table-cell table:number-columns-repeated="1017"/>
        </table:table-row>
        <table:table-row table:style-name="ro1">
          <table:table-cell office:value-type="date" office:date-value="2011-10-01" calcext:value-type="date">
            <text:p>01.10.11</text:p>
          </table:table-cell>
          <table:table-cell office:value-type="float" office:value="83" calcext:value-type="float">
            <text:p>83</text:p>
          </table:table-cell>
          <table:table-cell table:formula="of:=SUM([.B84:.B95])/12" office:value-type="float" office:value="102.333333333333" calcext:value-type="float">
            <text:p>102,333333333333</text:p>
          </table:table-cell>
          <table:table-cell table:formula="of:=[.C95]-[.C83]" office:value-type="float" office:value="-22.1666666666667" calcext:value-type="float">
            <text:p>-22,1666666666667</text:p>
          </table:table-cell>
          <table:table-cell table:number-columns-repeated="1017"/>
        </table:table-row>
        <table:table-row table:style-name="ro1">
          <table:table-cell office:value-type="date" office:date-value="2011-11-01" calcext:value-type="date">
            <text:p>01.11.11</text:p>
          </table:table-cell>
          <table:table-cell office:value-type="float" office:value="85" calcext:value-type="float">
            <text:p>85</text:p>
          </table:table-cell>
          <table:table-cell table:formula="of:=SUM([.B85:.B96])/12" office:value-type="float" office:value="100.166666666667" calcext:value-type="float">
            <text:p>100,166666666667</text:p>
          </table:table-cell>
          <table:table-cell table:formula="of:=[.C96]-[.C84]" office:value-type="float" office:value="-22.5" calcext:value-type="float">
            <text:p>-22,5</text:p>
          </table:table-cell>
          <table:table-cell table:number-columns-repeated="1017"/>
        </table:table-row>
        <table:table-row table:style-name="ro1">
          <table:table-cell office:value-type="date" office:date-value="2011-12-01" calcext:value-type="date">
            <text:p>01.12.11</text:p>
          </table:table-cell>
          <table:table-cell office:value-type="float" office:value="96" calcext:value-type="float">
            <text:p>96</text:p>
          </table:table-cell>
          <table:table-cell table:formula="of:=SUM([.B86:.B97])/12" office:value-type="float" office:value="100.083333333333" calcext:value-type="float">
            <text:p>100,083333333333</text:p>
          </table:table-cell>
          <table:table-cell table:formula="of:=[.C97]-[.C85]" office:value-type="float" office:value="-19.5833333333333" calcext:value-type="float">
            <text:p>-19,5833333333333</text:p>
          </table:table-cell>
          <table:table-cell table:number-columns-repeated="1017"/>
        </table:table-row>
        <table:table-row table:style-name="ro1">
          <table:table-cell office:value-type="date" office:date-value="2012-01-01" calcext:value-type="date">
            <text:p>01.01.12</text:p>
          </table:table-cell>
          <table:table-cell office:value-type="float" office:value="106" calcext:value-type="float">
            <text:p>106</text:p>
          </table:table-cell>
          <table:table-cell table:formula="of:=SUM([.B87:.B98])/12" office:value-type="float" office:value="98.5833333333333" calcext:value-type="float">
            <text:p>98,5833333333333</text:p>
          </table:table-cell>
          <table:table-cell table:formula="of:=[.C98]-[.C86]" office:value-type="float" office:value="-21" calcext:value-type="float">
            <text:p>-21</text:p>
          </table:table-cell>
          <table:table-cell table:number-columns-repeated="1017"/>
        </table:table-row>
        <table:table-row table:style-name="ro1">
          <table:table-cell office:value-type="date" office:date-value="2012-02-01" calcext:value-type="date">
            <text:p>01.02.12</text:p>
          </table:table-cell>
          <table:table-cell office:value-type="float" office:value="84" calcext:value-type="float">
            <text:p>84</text:p>
          </table:table-cell>
          <table:table-cell table:formula="of:=SUM([.B88:.B99])/12" office:value-type="float" office:value="95.25" calcext:value-type="float">
            <text:p>95,25</text:p>
          </table:table-cell>
          <table:table-cell table:formula="of:=[.C99]-[.C87]" office:value-type="float" office:value="-23.4166666666667" calcext:value-type="float">
            <text:p>-23,4166666666667</text:p>
          </table:table-cell>
          <table:table-cell table:number-columns-repeated="1017"/>
        </table:table-row>
        <table:table-row table:style-name="ro1">
          <table:table-cell office:value-type="date" office:date-value="2012-03-01" calcext:value-type="date">
            <text:p>01.03.12</text:p>
          </table:table-cell>
          <table:table-cell office:value-type="float" office:value="75" calcext:value-type="float">
            <text:p>75</text:p>
          </table:table-cell>
          <table:table-cell table:formula="of:=SUM([.B89:.B100])/12" office:value-type="float" office:value="92.4166666666667" calcext:value-type="float">
            <text:p>92,4166666666667</text:p>
          </table:table-cell>
          <table:table-cell table:formula="of:=[.C100]-[.C88]" office:value-type="float" office:value="-24.6666666666667" calcext:value-type="float">
            <text:p>-24,6666666666667</text:p>
          </table:table-cell>
          <table:table-cell table:number-columns-repeated="1017"/>
        </table:table-row>
        <table:table-row table:style-name="ro1">
          <table:table-cell office:value-type="date" office:date-value="2012-04-01" calcext:value-type="date">
            <text:p>01.04.12</text:p>
          </table:table-cell>
          <table:table-cell office:value-type="float" office:value="84" calcext:value-type="float">
            <text:p>84</text:p>
          </table:table-cell>
          <table:table-cell table:formula="of:=SUM([.B90:.B101])/12" office:value-type="float" office:value="91" calcext:value-type="float">
            <text:p>91</text:p>
          </table:table-cell>
          <table:table-cell table:formula="of:=[.C101]-[.C89]" office:value-type="float" office:value="-25.5" calcext:value-type="float">
            <text:p>-25,5</text:p>
          </table:table-cell>
          <table:table-cell table:number-columns-repeated="1017"/>
        </table:table-row>
        <table:table-row table:style-name="ro1">
          <table:table-cell office:value-type="date" office:date-value="2012-05-01" calcext:value-type="date">
            <text:p>01.05.12</text:p>
          </table:table-cell>
          <table:table-cell office:value-type="float" office:value="75" calcext:value-type="float">
            <text:p>75</text:p>
          </table:table-cell>
          <table:table-cell table:formula="of:=SUM([.B91:.B102])/12" office:value-type="float" office:value="87" calcext:value-type="float">
            <text:p>87</text:p>
          </table:table-cell>
          <table:table-cell table:formula="of:=[.C102]-[.C90]" office:value-type="float" office:value="-28.1666666666667" calcext:value-type="float">
            <text:p>-28,1666666666667</text:p>
          </table:table-cell>
          <table:table-cell table:number-columns-repeated="1017"/>
        </table:table-row>
        <table:table-row table:style-name="ro1">
          <table:table-cell office:value-type="date" office:date-value="2012-06-01" calcext:value-type="date">
            <text:p>01.06.12</text:p>
          </table:table-cell>
          <table:table-cell office:value-type="float" office:value="100" calcext:value-type="float">
            <text:p>100</text:p>
          </table:table-cell>
          <table:table-cell table:formula="of:=SUM([.B92:.B103])/12" office:value-type="float" office:value="86.3333333333333" calcext:value-type="float">
            <text:p>86,3333333333333</text:p>
          </table:table-cell>
          <table:table-cell table:formula="of:=[.C103]-[.C91]" office:value-type="float" office:value="-27.3333333333333" calcext:value-type="float">
            <text:p>-27,3333333333333</text:p>
          </table:table-cell>
          <table:table-cell table:number-columns-repeated="1017"/>
        </table:table-row>
        <table:table-row table:style-name="ro1">
          <table:table-cell office:value-type="date" office:date-value="2012-07-01" calcext:value-type="date">
            <text:p>01.07.12</text:p>
          </table:table-cell>
          <table:table-cell office:value-type="float" office:value="70" calcext:value-type="float">
            <text:p>70</text:p>
          </table:table-cell>
          <table:table-cell table:formula="of:=SUM([.B93:.B104])/12" office:value-type="float" office:value="84.8333333333333" calcext:value-type="float">
            <text:p>84,8333333333333</text:p>
          </table:table-cell>
          <table:table-cell table:formula="of:=[.C104]-[.C92]" office:value-type="float" office:value="-25.0833333333333" calcext:value-type="float">
            <text:p>-25,0833333333333</text:p>
          </table:table-cell>
          <table:table-cell table:number-columns-repeated="1017"/>
        </table:table-row>
        <table:table-row table:style-name="ro1">
          <table:table-cell office:value-type="date" office:date-value="2012-08-01" calcext:value-type="date">
            <text:p>01.08.12</text:p>
          </table:table-cell>
          <table:table-cell office:value-type="float" office:value="66" calcext:value-type="float">
            <text:p>66</text:p>
          </table:table-cell>
          <table:table-cell table:formula="of:=SUM([.B94:.B105])/12" office:value-type="float" office:value="83.25" calcext:value-type="float">
            <text:p>83,25</text:p>
          </table:table-cell>
          <table:table-cell table:formula="of:=[.C105]-[.C93]" office:value-type="float" office:value="-24.1666666666667" calcext:value-type="float">
            <text:p>-24,1666666666667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12</text:p>
          </table:table-cell>
          <table:table-cell office:value-type="float" office:value="70" calcext:value-type="float">
            <text:p>70</text:p>
          </table:table-cell>
          <table:table-cell table:formula="of:=SUM([.B95:.B106])/12" office:value-type="float" office:value="82.8333333333333" calcext:value-type="float">
            <text:p>82,8333333333333</text:p>
          </table:table-cell>
          <table:table-cell table:formula="of:=[.C106]-[.C94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office:value-type="date" office:date-value="2012-10-01" calcext:value-type="date">
            <text:p>01.10.12</text:p>
          </table:table-cell>
          <table:table-cell office:value-type="float" office:value="74" calcext:value-type="float">
            <text:p>74</text:p>
          </table:table-cell>
          <table:table-cell table:formula="of:=SUM([.B96:.B107])/12" office:value-type="float" office:value="82.0833333333333" calcext:value-type="float">
            <text:p>82,0833333333333</text:p>
          </table:table-cell>
          <table:table-cell table:formula="of:=[.C107]-[.C95]" office:value-type="float" office:value="-20.25" calcext:value-type="float">
            <text:p>-20,25</text:p>
          </table:table-cell>
          <table:table-cell table:number-columns-repeated="1017"/>
        </table:table-row>
        <table:table-row table:style-name="ro1">
          <table:table-cell office:value-type="date" office:date-value="2012-11-01" calcext:value-type="date">
            <text:p>01.11.12</text:p>
          </table:table-cell>
          <table:table-cell office:value-type="float" office:value="63" calcext:value-type="float">
            <text:p>63</text:p>
          </table:table-cell>
          <table:table-cell table:formula="of:=SUM([.B97:.B108])/12" office:value-type="float" office:value="80.25" calcext:value-type="float">
            <text:p>80,25</text:p>
          </table:table-cell>
          <table:table-cell table:formula="of:=[.C108]-[.C96]" office:value-type="float" office:value="-19.9166666666667" calcext:value-type="float">
            <text:p>-19,9166666666667</text:p>
          </table:table-cell>
          <table:table-cell table:number-columns-repeated="1017"/>
        </table:table-row>
        <table:table-row table:style-name="ro1">
          <table:table-cell office:value-type="date" office:date-value="2012-12-01" calcext:value-type="date">
            <text:p>01.12.12</text:p>
          </table:table-cell>
          <table:table-cell office:value-type="float" office:value="77" calcext:value-type="float">
            <text:p>77</text:p>
          </table:table-cell>
          <table:table-cell table:formula="of:=SUM([.B98:.B109])/12" office:value-type="float" office:value="78.6666666666667" calcext:value-type="float">
            <text:p>78,6666666666667</text:p>
          </table:table-cell>
          <table:table-cell table:formula="of:=[.C109]-[.C97]" office:value-type="float" office:value="-21.4166666666667" calcext:value-type="float">
            <text:p>-21,4166666666667</text:p>
          </table:table-cell>
          <table:table-cell table:number-columns-repeated="1017"/>
        </table:table-row>
        <table:table-row table:style-name="ro1">
          <table:table-cell office:value-type="date" office:date-value="2013-01-01" calcext:value-type="date">
            <text:p>01.01.13</text:p>
          </table:table-cell>
          <table:table-cell office:value-type="float" office:value="74" calcext:value-type="float">
            <text:p>74</text:p>
          </table:table-cell>
          <table:table-cell table:formula="of:=SUM([.B99:.B110])/12" office:value-type="float" office:value="76" calcext:value-type="float">
            <text:p>76</text:p>
          </table:table-cell>
          <table:table-cell table:formula="of:=[.C110]-[.C98]" office:value-type="float" office:value="-22.5833333333333" calcext:value-type="float">
            <text:p>-22,5833333333333</text:p>
          </table:table-cell>
          <table:table-cell table:number-columns-repeated="1017"/>
        </table:table-row>
        <table:table-row table:style-name="ro1">
          <table:table-cell office:value-type="date" office:date-value="2013-02-01" calcext:value-type="date">
            <text:p>01.02.13</text:p>
          </table:table-cell>
          <table:table-cell office:value-type="float" office:value="51" calcext:value-type="float">
            <text:p>51</text:p>
          </table:table-cell>
          <table:table-cell table:formula="of:=SUM([.B100:.B111])/12" office:value-type="float" office:value="73.25" calcext:value-type="float">
            <text:p>73,25</text:p>
          </table:table-cell>
          <table:table-cell table:formula="of:=[.C111]-[.C99]" office:value-type="float" office:value="-22" calcext:value-type="float">
            <text:p>-22</text:p>
          </table:table-cell>
          <table:table-cell table:number-columns-repeated="1017"/>
        </table:table-row>
        <table:table-row table:style-name="ro1">
          <table:table-cell office:value-type="date" office:date-value="2013-03-01" calcext:value-type="date">
            <text:p>01.03.13</text:p>
          </table:table-cell>
          <table:table-cell office:value-type="float" office:value="84" calcext:value-type="float">
            <text:p>84</text:p>
          </table:table-cell>
          <table:table-cell table:formula="of:=SUM([.B101:.B112])/12" office:value-type="float" office:value="74" calcext:value-type="float">
            <text:p>74</text:p>
          </table:table-cell>
          <table:table-cell table:formula="of:=[.C112]-[.C100]" office:value-type="float" office:value="-18.4166666666667" calcext:value-type="float">
            <text:p>-18,4166666666667</text:p>
          </table:table-cell>
          <table:table-cell table:number-columns-repeated="1017"/>
        </table:table-row>
        <table:table-row table:style-name="ro1">
          <table:table-cell office:value-type="date" office:date-value="2013-04-01" calcext:value-type="date">
            <text:p>01.04.13</text:p>
          </table:table-cell>
          <table:table-cell office:value-type="float" office:value="53" calcext:value-type="float">
            <text:p>53</text:p>
          </table:table-cell>
          <table:table-cell table:formula="of:=SUM([.B102:.B113])/12" office:value-type="float" office:value="71.4166666666667" calcext:value-type="float">
            <text:p>71,4166666666667</text:p>
          </table:table-cell>
          <table:table-cell table:formula="of:=[.C113]-[.C101]" office:value-type="float" office:value="-19.5833333333333" calcext:value-type="float">
            <text:p>-19,5833333333333</text:p>
          </table:table-cell>
          <table:table-cell table:number-columns-repeated="1017"/>
        </table:table-row>
        <table:table-row table:style-name="ro1">
          <table:table-cell office:value-type="date" office:date-value="2013-05-01" calcext:value-type="date">
            <text:p>01.05.13</text:p>
          </table:table-cell>
          <table:table-cell office:value-type="float" office:value="66" calcext:value-type="float">
            <text:p>66</text:p>
          </table:table-cell>
          <table:table-cell table:formula="of:=SUM([.B103:.B114])/12" office:value-type="float" office:value="70.6666666666667" calcext:value-type="float">
            <text:p>70,6666666666667</text:p>
          </table:table-cell>
          <table:table-cell table:formula="of:=[.C114]-[.C102]" office:value-type="float" office:value="-16.3333333333333" calcext:value-type="float">
            <text:p>-16,3333333333333</text:p>
          </table:table-cell>
          <table:table-cell table:number-columns-repeated="1017"/>
        </table:table-row>
        <table:table-row table:style-name="ro1">
          <table:table-cell office:value-type="date" office:date-value="2013-06-01" calcext:value-type="date">
            <text:p>01.06.13</text:p>
          </table:table-cell>
          <table:table-cell office:value-type="float" office:value="85" calcext:value-type="float">
            <text:p>85</text:p>
          </table:table-cell>
          <table:table-cell table:formula="of:=SUM([.B104:.B115])/12" office:value-type="float" office:value="69.4166666666667" calcext:value-type="float">
            <text:p>69,4166666666667</text:p>
          </table:table-cell>
          <table:table-cell table:formula="of:=[.C115]-[.C103]" office:value-type="float" office:value="-16.9166666666667" calcext:value-type="float">
            <text:p>-16,9166666666667</text:p>
          </table:table-cell>
          <table:table-cell table:number-columns-repeated="1017"/>
        </table:table-row>
        <table:table-row table:style-name="ro1">
          <table:table-cell office:value-type="date" office:date-value="2013-07-01" calcext:value-type="date">
            <text:p>01.07.13</text:p>
          </table:table-cell>
          <table:table-cell office:value-type="float" office:value="69" calcext:value-type="float">
            <text:p>69</text:p>
          </table:table-cell>
          <table:table-cell table:formula="of:=SUM([.B105:.B116])/12" office:value-type="float" office:value="69.3333333333333" calcext:value-type="float">
            <text:p>69,3333333333333</text:p>
          </table:table-cell>
          <table:table-cell table:formula="of:=[.C116]-[.C104]" office:value-type="float" office:value="-15.5" calcext:value-type="float">
            <text:p>-15,5</text:p>
          </table:table-cell>
          <table:table-cell table:number-columns-repeated="1017"/>
        </table:table-row>
        <table:table-row table:style-name="ro1">
          <table:table-cell office:value-type="date" office:date-value="2013-08-01" calcext:value-type="date">
            <text:p>01.08.13</text:p>
          </table:table-cell>
          <table:table-cell office:value-type="float" office:value="86" calcext:value-type="float">
            <text:p>86</text:p>
          </table:table-cell>
          <table:table-cell table:formula="of:=SUM([.B106:.B117])/12" office:value-type="float" office:value="71" calcext:value-type="float">
            <text:p>71</text:p>
          </table:table-cell>
          <table:table-cell table:formula="of:=[.C117]-[.C105]" office:value-type="float" office:value="-12.25" calcext:value-type="float">
            <text:p>-12,2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13</text:p>
          </table:table-cell>
          <table:table-cell office:value-type="float" office:value="63" calcext:value-type="float">
            <text:p>63</text:p>
          </table:table-cell>
          <table:table-cell table:formula="of:=SUM([.B107:.B118])/12" office:value-type="float" office:value="70.4166666666667" calcext:value-type="float">
            <text:p>70,4166666666667</text:p>
          </table:table-cell>
          <table:table-cell table:formula="of:=[.C118]-[.C106]" office:value-type="float" office:value="-12.4166666666667" calcext:value-type="float">
            <text:p>-12,4166666666667</text:p>
          </table:table-cell>
          <table:table-cell table:number-columns-repeated="1017"/>
        </table:table-row>
        <table:table-row table:style-name="ro1">
          <table:table-cell office:value-type="date" office:date-value="2013-10-01" calcext:value-type="date">
            <text:p>01.10.13</text:p>
          </table:table-cell>
          <table:table-cell office:value-type="float" office:value="55" calcext:value-type="float">
            <text:p>55</text:p>
          </table:table-cell>
          <table:table-cell table:formula="of:=SUM([.B108:.B119])/12" office:value-type="float" office:value="68.8333333333333" calcext:value-type="float">
            <text:p>68,8333333333333</text:p>
          </table:table-cell>
          <table:table-cell table:formula="of:=[.C119]-[.C107]" office:value-type="float" office:value="-13.25" calcext:value-type="float">
            <text:p>-13,25</text:p>
          </table:table-cell>
          <table:table-cell table:number-columns-repeated="1017"/>
        </table:table-row>
        <table:table-row table:style-name="ro1">
          <table:table-cell office:value-type="date" office:date-value="2013-11-01" calcext:value-type="date">
            <text:p>01.11.13</text:p>
          </table:table-cell>
          <table:table-cell office:value-type="float" office:value="62" calcext:value-type="float">
            <text:p>62</text:p>
          </table:table-cell>
          <table:table-cell table:formula="of:=SUM([.B109:.B120])/12" office:value-type="float" office:value="68.75" calcext:value-type="float">
            <text:p>68,75</text:p>
          </table:table-cell>
          <table:table-cell table:formula="of:=[.C120]-[.C108]" office:value-type="float" office:value="-11.5" calcext:value-type="float">
            <text:p>-11,5</text:p>
          </table:table-cell>
          <table:table-cell table:number-columns-repeated="1017"/>
        </table:table-row>
        <table:table-row table:style-name="ro1">
          <table:table-cell office:value-type="date" office:date-value="2013-12-01" calcext:value-type="date">
            <text:p>01.12.13</text:p>
          </table:table-cell>
          <table:table-cell office:value-type="float" office:value="68" calcext:value-type="float">
            <text:p>68</text:p>
          </table:table-cell>
          <table:table-cell table:formula="of:=SUM([.B110:.B121])/12" office:value-type="float" office:value="68" calcext:value-type="float">
            <text:p>68</text:p>
          </table:table-cell>
          <table:table-cell table:formula="of:=[.C121]-[.C109]" office:value-type="float" office:value="-10.6666666666667" calcext:value-type="float">
            <text:p>-10,6666666666667</text:p>
          </table:table-cell>
          <table:table-cell table:number-columns-repeated="1017"/>
        </table:table-row>
        <table:table-row table:style-name="ro1">
          <table:table-cell office:value-type="date" office:date-value="2014-01-01" calcext:value-type="date">
            <text:p>01.01.14</text:p>
          </table:table-cell>
          <table:table-cell office:value-type="float" office:value="166" calcext:value-type="float">
            <text:p>166</text:p>
          </table:table-cell>
          <table:table-cell table:formula="of:=SUM([.B111:.B122])/12" office:value-type="float" office:value="75.6666666666667" calcext:value-type="float">
            <text:p>75,6666666666667</text:p>
          </table:table-cell>
          <table:table-cell table:formula="of:=[.C122]-[.C110]" office:value-type="float" office:value="-0.333333333333329" calcext:value-type="float">
            <text:p>-0,333333333333329</text:p>
          </table:table-cell>
          <table:table-cell table:number-columns-repeated="1017"/>
        </table:table-row>
        <table:table-row table:style-name="ro1">
          <table:table-cell office:value-type="date" office:date-value="2014-02-01" calcext:value-type="date">
            <text:p>01.02.14</text:p>
          </table:table-cell>
          <table:table-cell office:value-type="float" office:value="91" calcext:value-type="float">
            <text:p>91</text:p>
          </table:table-cell>
          <table:table-cell table:formula="of:=SUM([.B112:.B123])/12" office:value-type="float" office:value="79" calcext:value-type="float">
            <text:p>79</text:p>
          </table:table-cell>
          <table:table-cell table:formula="of:=[.C123]-[.C111]" office:value-type="float" office:value="5.75" calcext:value-type="float">
            <text:p>5,75</text:p>
          </table:table-cell>
          <table:table-cell table:number-columns-repeated="1017"/>
        </table:table-row>
        <table:table-row table:style-name="ro1">
          <table:table-cell office:value-type="date" office:date-value="2014-03-01" calcext:value-type="date">
            <text:p>01.03.14</text:p>
          </table:table-cell>
          <table:table-cell office:value-type="float" office:value="94" calcext:value-type="float">
            <text:p>94</text:p>
          </table:table-cell>
          <table:table-cell table:formula="of:=SUM([.B113:.B124])/12" office:value-type="float" office:value="79.8333333333333" calcext:value-type="float">
            <text:p>79,8333333333333</text:p>
          </table:table-cell>
          <table:table-cell table:formula="of:=[.C124]-[.C112]" office:value-type="float" office:value="5.83333333333333" calcext:value-type="float">
            <text:p>5,83333333333333</text:p>
          </table:table-cell>
          <table:table-cell table:number-columns-repeated="1017"/>
        </table:table-row>
        <table:table-row table:style-name="ro1">
          <table:table-cell office:value-type="date" office:date-value="2014-04-01" calcext:value-type="date">
            <text:p>01.04.14</text:p>
          </table:table-cell>
          <table:table-cell office:value-type="float" office:value="52" calcext:value-type="float">
            <text:p>52</text:p>
          </table:table-cell>
          <table:table-cell table:formula="of:=SUM([.B114:.B125])/12" office:value-type="float" office:value="79.75" calcext:value-type="float">
            <text:p>79,75</text:p>
          </table:table-cell>
          <table:table-cell table:formula="of:=[.C125]-[.C113]" office:value-type="float" office:value="8.33333333333333" calcext:value-type="float">
            <text:p>8,33333333333333</text:p>
          </table:table-cell>
          <table:table-cell table:number-columns-repeated="1017"/>
        </table:table-row>
        <table:table-row table:style-name="ro1">
          <table:table-cell office:value-type="date" office:date-value="2014-05-01" calcext:value-type="date">
            <text:p>01.05.14</text:p>
          </table:table-cell>
          <table:table-cell office:value-type="float" office:value="52" calcext:value-type="float">
            <text:p>52</text:p>
          </table:table-cell>
          <table:table-cell table:formula="of:=SUM([.B115:.B126])/12" office:value-type="float" office:value="78.5833333333333" calcext:value-type="float">
            <text:p>78,5833333333333</text:p>
          </table:table-cell>
          <table:table-cell table:formula="of:=[.C126]-[.C114]" office:value-type="float" office:value="7.91666666666666" calcext:value-type="float">
            <text:p>7,91666666666666</text:p>
          </table:table-cell>
          <table:table-cell table:number-columns-repeated="1017"/>
        </table:table-row>
        <table:table-row table:style-name="ro1">
          <table:table-cell office:value-type="date" office:date-value="2014-06-01" calcext:value-type="date">
            <text:p>01.06.14</text:p>
          </table:table-cell>
          <table:table-cell office:value-type="float" office:value="62" calcext:value-type="float">
            <text:p>62</text:p>
          </table:table-cell>
          <table:table-cell table:formula="of:=SUM([.B116:.B127])/12" office:value-type="float" office:value="76.6666666666667" calcext:value-type="float">
            <text:p>76,6666666666667</text:p>
          </table:table-cell>
          <table:table-cell table:formula="of:=[.C127]-[.C115]" office:value-type="float" office:value="7.25" calcext:value-type="float">
            <text:p>7,25</text:p>
          </table:table-cell>
          <table:table-cell table:number-columns-repeated="1017"/>
        </table:table-row>
        <table:table-row table:style-name="ro1">
          <table:table-cell office:value-type="date" office:date-value="2014-07-01" calcext:value-type="date">
            <text:p>01.07.14</text:p>
          </table:table-cell>
          <table:table-cell office:value-type="float" office:value="59" calcext:value-type="float">
            <text:p>59</text:p>
          </table:table-cell>
          <table:table-cell table:formula="of:=SUM([.B117:.B128])/12" office:value-type="float" office:value="75.8333333333333" calcext:value-type="float">
            <text:p>75,8333333333333</text:p>
          </table:table-cell>
          <table:table-cell table:formula="of:=[.C128]-[.C116]" office:value-type="float" office:value="6.5" calcext:value-type="float">
            <text:p>6,5</text:p>
          </table:table-cell>
          <table:table-cell table:number-columns-repeated="1017"/>
        </table:table-row>
        <table:table-row table:style-name="ro1">
          <table:table-cell office:value-type="date" office:date-value="2014-08-01" calcext:value-type="date">
            <text:p>01.08.14</text:p>
          </table:table-cell>
          <table:table-cell office:value-type="float" office:value="51" calcext:value-type="float">
            <text:p>51</text:p>
          </table:table-cell>
          <table:table-cell table:formula="of:=SUM([.B118:.B129])/12" office:value-type="float" office:value="72.9166666666667" calcext:value-type="float">
            <text:p>72,9166666666667</text:p>
          </table:table-cell>
          <table:table-cell table:formula="of:=[.C129]-[.C117]" office:value-type="float" office:value="1.91666666666667" calcext:value-type="float">
            <text:p>1,9166666666666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14</text:p>
          </table:table-cell>
          <table:table-cell office:value-type="float" office:value="86" calcext:value-type="float">
            <text:p>86</text:p>
          </table:table-cell>
          <table:table-cell table:formula="of:=SUM([.B119:.B130])/12" office:value-type="float" office:value="74.8333333333333" calcext:value-type="float">
            <text:p>74,8333333333333</text:p>
          </table:table-cell>
          <table:table-cell table:formula="of:=[.C130]-[.C118]" office:value-type="float" office:value="4.41666666666666" calcext:value-type="float">
            <text:p>4,41666666666666</text:p>
          </table:table-cell>
          <table:table-cell table:number-columns-repeated="1017"/>
        </table:table-row>
        <table:table-row table:style-name="ro1">
          <table:table-cell office:value-type="date" office:date-value="2014-10-01" calcext:value-type="date">
            <text:p>01.10.14</text:p>
          </table:table-cell>
          <table:table-cell office:value-type="float" office:value="54" calcext:value-type="float">
            <text:p>54</text:p>
          </table:table-cell>
          <table:table-cell table:formula="of:=SUM([.B120:.B131])/12" office:value-type="float" office:value="74.75" calcext:value-type="float">
            <text:p>74,75</text:p>
          </table:table-cell>
          <table:table-cell table:formula="of:=[.C131]-[.C119]" office:value-type="float" office:value="5.91666666666667" calcext:value-type="float">
            <text:p>5,91666666666667</text:p>
          </table:table-cell>
          <table:table-cell table:number-columns-repeated="1017"/>
        </table:table-row>
        <table:table-row table:style-name="ro1">
          <table:table-cell office:value-type="date" office:date-value="2014-11-01" calcext:value-type="date">
            <text:p>01.11.14</text:p>
          </table:table-cell>
          <table:table-cell office:value-type="float" office:value="52" calcext:value-type="float">
            <text:p>52</text:p>
          </table:table-cell>
          <table:table-cell table:formula="of:=SUM([.B121:.B132])/12" office:value-type="float" office:value="73.9166666666667" calcext:value-type="float">
            <text:p>73,9166666666667</text:p>
          </table:table-cell>
          <table:table-cell table:formula="of:=[.C132]-[.C120]" office:value-type="float" office:value="5.16666666666667" calcext:value-type="float">
            <text:p>5,16666666666667</text:p>
          </table:table-cell>
          <table:table-cell table:number-columns-repeated="1017"/>
        </table:table-row>
        <table:table-row table:style-name="ro1">
          <table:table-cell office:value-type="date" office:date-value="2014-12-01" calcext:value-type="date">
            <text:p>01.12.14</text:p>
          </table:table-cell>
          <table:table-cell office:value-type="float" office:value="60" calcext:value-type="float">
            <text:p>60</text:p>
          </table:table-cell>
          <table:table-cell table:formula="of:=SUM([.B122:.B133])/12" office:value-type="float" office:value="73.25" calcext:value-type="float">
            <text:p>73,25</text:p>
          </table:table-cell>
          <table:table-cell table:formula="of:=[.C133]-[.C121]" office:value-type="float" office:value="5.25" calcext:value-type="float">
            <text:p>5,25</text:p>
          </table:table-cell>
          <table:table-cell table:number-columns-repeated="1017"/>
        </table:table-row>
        <table:table-row table:style-name="ro1">
          <table:table-cell office:value-type="date" office:date-value="2015-01-01" calcext:value-type="date">
            <text:p>01.01.15</text:p>
          </table:table-cell>
          <table:table-cell office:value-type="float" office:value="60" calcext:value-type="float">
            <text:p>60</text:p>
          </table:table-cell>
          <table:table-cell table:formula="of:=SUM([.B123:.B134])/12" office:value-type="float" office:value="64.4166666666667" calcext:value-type="float">
            <text:p>64,4166666666667</text:p>
          </table:table-cell>
          <table:table-cell table:formula="of:=[.C134]-[.C122]" office:value-type="float" office:value="-11.25" calcext:value-type="float">
            <text:p>-11,25</text:p>
          </table:table-cell>
          <table:table-cell table:number-columns-repeated="1017"/>
        </table:table-row>
        <table:table-row table:style-name="ro1">
          <table:table-cell office:value-type="date" office:date-value="2015-02-01" calcext:value-type="date">
            <text:p>01.02.15</text:p>
          </table:table-cell>
          <table:table-cell office:value-type="float" office:value="62" calcext:value-type="float">
            <text:p>62</text:p>
          </table:table-cell>
          <table:table-cell table:formula="of:=SUM([.B124:.B135])/12" office:value-type="float" office:value="62" calcext:value-type="float">
            <text:p>62</text:p>
          </table:table-cell>
          <table:table-cell table:formula="of:=[.C135]-[.C123]" office:value-type="float" office:value="-17" calcext:value-type="float">
            <text:p>-17</text:p>
          </table:table-cell>
          <table:table-cell table:number-columns-repeated="1017"/>
        </table:table-row>
        <table:table-row table:style-name="ro1">
          <table:table-cell office:value-type="date" office:date-value="2015-03-01" calcext:value-type="date">
            <text:p>01.03.15</text:p>
          </table:table-cell>
          <table:table-cell office:value-type="float" office:value="78" calcext:value-type="float">
            <text:p>78</text:p>
          </table:table-cell>
          <table:table-cell table:formula="of:=SUM([.B125:.B136])/12" office:value-type="float" office:value="60.6666666666667" calcext:value-type="float">
            <text:p>60,6666666666667</text:p>
          </table:table-cell>
          <table:table-cell table:formula="of:=[.C136]-[.C124]" office:value-type="float" office:value="-19.1666666666667" calcext:value-type="float">
            <text:p>-19,1666666666667</text:p>
          </table:table-cell>
          <table:table-cell table:number-columns-repeated="1017"/>
        </table:table-row>
        <table:table-row table:style-name="ro1">
          <table:table-cell office:value-type="date" office:date-value="2015-04-01" calcext:value-type="date">
            <text:p>01.04.15</text:p>
          </table:table-cell>
          <table:table-cell office:value-type="float" office:value="51" calcext:value-type="float">
            <text:p>51</text:p>
          </table:table-cell>
          <table:table-cell table:formula="of:=SUM([.B126:.B137])/12" office:value-type="float" office:value="60.5833333333333" calcext:value-type="float">
            <text:p>60,5833333333333</text:p>
          </table:table-cell>
          <table:table-cell table:formula="of:=[.C137]-[.C125]" office:value-type="float" office:value="-19.1666666666667" calcext:value-type="float">
            <text:p>-19,1666666666667</text:p>
          </table:table-cell>
          <table:table-cell table:number-columns-repeated="1017"/>
        </table:table-row>
        <table:table-row table:style-name="ro1">
          <table:table-cell office:value-type="date" office:date-value="2015-05-01" calcext:value-type="date">
            <text:p>01.05.15</text:p>
          </table:table-cell>
          <table:table-cell office:value-type="float" office:value="63" calcext:value-type="float">
            <text:p>63</text:p>
          </table:table-cell>
          <table:table-cell table:formula="of:=SUM([.B127:.B138])/12" office:value-type="float" office:value="61.5" calcext:value-type="float">
            <text:p>61,5</text:p>
          </table:table-cell>
          <table:table-cell table:formula="of:=[.C138]-[.C126]" office:value-type="float" office:value="-17.0833333333333" calcext:value-type="float">
            <text:p>-17,0833333333333</text:p>
          </table:table-cell>
          <table:table-cell table:number-columns-repeated="1017"/>
        </table:table-row>
        <table:table-row table:style-name="ro1">
          <table:table-cell office:value-type="date" office:date-value="2015-06-01" calcext:value-type="date">
            <text:p>01.06.15</text:p>
          </table:table-cell>
          <table:table-cell office:value-type="float" office:value="53" calcext:value-type="float">
            <text:p>53</text:p>
          </table:table-cell>
          <table:table-cell table:formula="of:=SUM([.B128:.B139])/12" office:value-type="float" office:value="60.75" calcext:value-type="float">
            <text:p>60,75</text:p>
          </table:table-cell>
          <table:table-cell table:formula="of:=[.C139]-[.C127]" office:value-type="float" office:value="-15.9166666666667" calcext:value-type="float">
            <text:p>-15,9166666666667</text:p>
          </table:table-cell>
          <table:table-cell table:number-columns-repeated="1017"/>
        </table:table-row>
        <table:table-row table:style-name="ro1">
          <table:table-cell office:value-type="date" office:date-value="2015-07-01" calcext:value-type="date">
            <text:p>01.07.15</text:p>
          </table:table-cell>
          <table:table-cell office:value-type="float" office:value="56" calcext:value-type="float">
            <text:p>56</text:p>
          </table:table-cell>
          <table:table-cell table:formula="of:=SUM([.B129:.B140])/12" office:value-type="float" office:value="60.5" calcext:value-type="float">
            <text:p>60,5</text:p>
          </table:table-cell>
          <table:table-cell table:formula="of:=[.C140]-[.C128]" office:value-type="float" office:value="-15.3333333333333" calcext:value-type="float">
            <text:p>-15,3333333333333</text:p>
          </table:table-cell>
          <table:table-cell table:number-columns-repeated="1017"/>
        </table:table-row>
        <table:table-row table:style-name="ro1">
          <table:table-cell office:value-type="date" office:date-value="2015-08-01" calcext:value-type="date">
            <text:p>01.08.15</text:p>
          </table:table-cell>
          <table:table-cell office:value-type="float" office:value="67" calcext:value-type="float">
            <text:p>67</text:p>
          </table:table-cell>
          <table:table-cell table:formula="of:=SUM([.B130:.B141])/12" office:value-type="float" office:value="61.8333333333333" calcext:value-type="float">
            <text:p>61,8333333333333</text:p>
          </table:table-cell>
          <table:table-cell table:formula="of:=[.C141]-[.C129]" office:value-type="float" office:value="-11.0833333333333" calcext:value-type="float">
            <text:p>-11,0833333333333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15</text:p>
          </table:table-cell>
          <table:table-cell office:value-type="float" office:value="102" calcext:value-type="float">
            <text:p>102</text:p>
          </table:table-cell>
          <table:table-cell table:formula="of:=SUM([.B131:.B142])/12" office:value-type="float" office:value="63.1666666666667" calcext:value-type="float">
            <text:p>63,1666666666667</text:p>
          </table:table-cell>
          <table:table-cell table:formula="of:=[.C142]-[.C130]" office:value-type="float" office:value="-11.6666666666667" calcext:value-type="float">
            <text:p>-11,6666666666667</text:p>
          </table:table-cell>
          <table:table-cell table:number-columns-repeated="1017"/>
        </table:table-row>
        <table:table-row table:style-name="ro1">
          <table:table-cell office:value-type="date" office:date-value="2015-10-01" calcext:value-type="date">
            <text:p>01.10.15</text:p>
          </table:table-cell>
          <table:table-cell office:value-type="float" office:value="68" calcext:value-type="float">
            <text:p>68</text:p>
          </table:table-cell>
          <table:table-cell table:formula="of:=SUM([.B132:.B143])/12" office:value-type="float" office:value="64.3333333333333" calcext:value-type="float">
            <text:p>64,3333333333333</text:p>
          </table:table-cell>
          <table:table-cell table:formula="of:=[.C143]-[.C131]" office:value-type="float" office:value="-10.4166666666667" calcext:value-type="float">
            <text:p>-10,4166666666667</text:p>
          </table:table-cell>
          <table:table-cell table:number-columns-repeated="1017"/>
        </table:table-row>
        <table:table-row table:style-name="ro1">
          <table:table-cell office:value-type="date" office:date-value="2015-11-01" calcext:value-type="date">
            <text:p>01.11.15</text:p>
          </table:table-cell>
          <table:table-cell office:value-type="float" office:value="78" calcext:value-type="float">
            <text:p>78</text:p>
          </table:table-cell>
          <table:table-cell table:formula="of:=SUM([.B133:.B144])/12" office:value-type="float" office:value="66.5" calcext:value-type="float">
            <text:p>66,5</text:p>
          </table:table-cell>
          <table:table-cell table:formula="of:=[.C144]-[.C132]" office:value-type="float" office:value="-7.41666666666667" calcext:value-type="float">
            <text:p>-7,41666666666667</text:p>
          </table:table-cell>
          <table:table-cell table:number-columns-repeated="1017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float" office:value="117" calcext:value-type="float">
            <text:p>117</text:p>
          </table:table-cell>
          <table:table-cell table:formula="of:=SUM([.B134:.B145])/12" office:value-type="float" office:value="71.25" calcext:value-type="float">
            <text:p>71,25</text:p>
          </table:table-cell>
          <table:table-cell table:formula="of:=[.C145]-[.C133]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float" office:value="74" calcext:value-type="float">
            <text:p>74</text:p>
          </table:table-cell>
          <table:table-cell table:formula="of:=SUM([.B135:.B146])/12" office:value-type="float" office:value="72.4166666666667" calcext:value-type="float">
            <text:p>72,4166666666667</text:p>
          </table:table-cell>
          <table:table-cell table:formula="of:=[.C146]-[.C13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float" office:value="67" calcext:value-type="float">
            <text:p>67</text:p>
          </table:table-cell>
          <table:table-cell table:formula="of:=SUM([.B136:.B147])/12" office:value-type="float" office:value="72.8333333333333" calcext:value-type="float">
            <text:p>72,8333333333333</text:p>
          </table:table-cell>
          <table:table-cell table:formula="of:=[.C147]-[.C135]" office:value-type="float" office:value="10.8333333333333" calcext:value-type="float">
            <text:p>10,8333333333333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float" office:value="93" calcext:value-type="float">
            <text:p>93</text:p>
          </table:table-cell>
          <table:table-cell table:formula="of:=SUM([.B137:.B148])/12" office:value-type="float" office:value="74.0833333333333" calcext:value-type="float">
            <text:p>74,0833333333333</text:p>
          </table:table-cell>
          <table:table-cell table:formula="of:=[.C148]-[.C136]" office:value-type="float" office:value="13.4166666666667" calcext:value-type="float">
            <text:p>13,4166666666667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.04.16</text:p>
          </table:table-cell>
          <table:table-cell office:value-type="float" office:value="52" calcext:value-type="float">
            <text:p>52</text:p>
          </table:table-cell>
          <table:table-cell table:formula="of:=SUM([.B138:.B149])/12" office:value-type="float" office:value="74.1666666666667" calcext:value-type="float">
            <text:p>74,1666666666667</text:p>
          </table:table-cell>
          <table:table-cell table:formula="of:=[.C149]-[.C137]" office:value-type="float" office:value="13.5833333333333" calcext:value-type="float">
            <text:p>13,5833333333333</text:p>
          </table:table-cell>
          <table:table-cell table:number-columns-repeated="1017"/>
        </table:table-row>
        <table:table-row table:style-name="ro1">
          <table:table-cell office:value-type="date" office:date-value="2016-05-01" calcext:value-type="date">
            <text:p>01.05.16</text:p>
          </table:table-cell>
          <table:table-cell office:value-type="float" office:value="64" calcext:value-type="float">
            <text:p>64</text:p>
          </table:table-cell>
          <table:table-cell table:formula="of:=SUM([.B139:.B150])/12" office:value-type="float" office:value="74.25" calcext:value-type="float">
            <text:p>74,25</text:p>
          </table:table-cell>
          <table:table-cell table:formula="of:=[.C150]-[.C138]" office:value-type="float" office:value="12.75" calcext:value-type="float">
            <text:p>12,75</text:p>
          </table:table-cell>
          <table:table-cell table:number-columns-repeated="1017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float" office:value="68" calcext:value-type="float">
            <text:p>68</text:p>
          </table:table-cell>
          <table:table-cell table:formula="of:=SUM([.B140:.B151])/12" office:value-type="float" office:value="75.5" calcext:value-type="float">
            <text:p>75,5</text:p>
          </table:table-cell>
          <table:table-cell table:formula="of:=[.C151]-[.C139]" office:value-type="float" office:value="14.75" calcext:value-type="float">
            <text:p>14,75</text:p>
          </table:table-cell>
          <table:table-cell table:number-columns-repeated="1017"/>
        </table:table-row>
        <table:table-row table:style-name="ro1">
          <table:table-cell office:value-type="date" office:date-value="2016-07-01" calcext:value-type="date">
            <text:p>01.07.16</text:p>
          </table:table-cell>
          <table:table-cell office:value-type="float" office:value="56" calcext:value-type="float">
            <text:p>56</text:p>
          </table:table-cell>
          <table:table-cell table:formula="of:=SUM([.B141:.B152])/12" office:value-type="float" office:value="75.5" calcext:value-type="float">
            <text:p>75,5</text:p>
          </table:table-cell>
          <table:table-cell table:formula="of:=[.C152]-[.C140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16-08-01" calcext:value-type="date">
            <text:p>01.08.16</text:p>
          </table:table-cell>
          <table:table-cell office:value-type="float" office:value="75" calcext:value-type="float">
            <text:p>75</text:p>
          </table:table-cell>
          <table:table-cell table:formula="of:=SUM([.B142:.B153])/12" office:value-type="float" office:value="76.1666666666667" calcext:value-type="float">
            <text:p>76,1666666666667</text:p>
          </table:table-cell>
          <table:table-cell table:formula="of:=[.C153]-[.C141]" office:value-type="float" office:value="14.3333333333333" calcext:value-type="float">
            <text:p>14,3333333333333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16</text:p>
          </table:table-cell>
          <table:table-cell office:value-type="float" office:value="110" calcext:value-type="float">
            <text:p>110</text:p>
          </table:table-cell>
          <table:table-cell table:formula="of:=SUM([.B143:.B154])/12" office:value-type="float" office:value="76.8333333333333" calcext:value-type="float">
            <text:p>76,8333333333333</text:p>
          </table:table-cell>
          <table:table-cell table:formula="of:=[.C154]-[.C142]" office:value-type="float" office:value="13.6666666666667" calcext:value-type="float">
            <text:p>13,6666666666667</text:p>
          </table:table-cell>
          <table:table-cell table:number-columns-repeated="1017"/>
        </table:table-row>
        <table:table-row table:style-name="ro1">
          <table:table-cell office:value-type="date" office:date-value="2016-10-01" calcext:value-type="date">
            <text:p>01.10.16</text:p>
          </table:table-cell>
          <table:table-cell office:value-type="float" office:value="113" calcext:value-type="float">
            <text:p>113</text:p>
          </table:table-cell>
          <table:table-cell table:formula="of:=SUM([.B144:.B155])/12" office:value-type="float" office:value="80.5833333333333" calcext:value-type="float">
            <text:p>80,5833333333333</text:p>
          </table:table-cell>
          <table:table-cell table:formula="of:=[.C155]-[.C143]" office:value-type="float" office:value="16.25" calcext:value-type="float">
            <text:p>16,25</text:p>
          </table:table-cell>
          <table:table-cell table:number-columns-repeated="1017"/>
        </table:table-row>
        <table:table-row table:style-name="ro1">
          <table:table-cell office:value-type="date" office:date-value="2016-11-01" calcext:value-type="date">
            <text:p>01.11.16</text:p>
          </table:table-cell>
          <table:table-cell office:value-type="float" office:value="145" calcext:value-type="float">
            <text:p>145</text:p>
          </table:table-cell>
          <table:table-cell table:formula="of:=SUM([.B145:.B156])/12" office:value-type="float" office:value="86.1666666666667" calcext:value-type="float">
            <text:p>86,1666666666667</text:p>
          </table:table-cell>
          <table:table-cell table:formula="of:=[.C156]-[.C144]" office:value-type="float" office:value="19.6666666666667" calcext:value-type="float">
            <text:p>19,6666666666667</text:p>
          </table:table-cell>
          <table:table-cell table:number-columns-repeated="1017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float" office:value="81" calcext:value-type="float">
            <text:p>81</text:p>
          </table:table-cell>
          <table:table-cell table:formula="of:=SUM([.B146:.B157])/12" office:value-type="float" office:value="83.1666666666667" calcext:value-type="float">
            <text:p>83,1666666666667</text:p>
          </table:table-cell>
          <table:table-cell table:formula="of:=[.C157]-[.C145]" office:value-type="float" office:value="11.9166666666667" calcext:value-type="float">
            <text:p>11,9166666666667</text:p>
          </table:table-cell>
          <table:table-cell table:number-columns-repeated="1017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float" office:value="56" calcext:value-type="float">
            <text:p>56</text:p>
          </table:table-cell>
          <table:table-cell table:formula="of:=SUM([.B147:.B158])/12" office:value-type="float" office:value="81.6666666666667" calcext:value-type="float">
            <text:p>81,6666666666667</text:p>
          </table:table-cell>
          <table:table-cell table:formula="of:=[.C158]-[.C146]" office:value-type="float" office:value="9.25" calcext:value-type="float">
            <text:p>9,25</text:p>
          </table:table-cell>
          <table:table-cell table:number-columns-repeated="1017"/>
        </table:table-row>
        <table:table-row table:style-name="ro1">
          <table:table-cell office:value-type="date" office:date-value="2017-02-01" calcext:value-type="date">
            <text:p>01.02.17</text:p>
          </table:table-cell>
          <table:table-cell office:value-type="float" office:value="64" calcext:value-type="float">
            <text:p>64</text:p>
          </table:table-cell>
          <table:table-cell table:formula="of:=SUM([.B148:.B159])/12" office:value-type="float" office:value="81.4166666666667" calcext:value-type="float">
            <text:p>81,4166666666667</text:p>
          </table:table-cell>
          <table:table-cell table:formula="of:=[.C159]-[.C147]" office:value-type="float" office:value="8.58333333333334" calcext:value-type="float">
            <text:p>8,58333333333334</text:p>
          </table:table-cell>
          <table:table-cell table:number-columns-repeated="1017"/>
        </table:table-row>
        <table:table-row table:style-name="ro1">
          <table:table-cell office:value-type="date" office:date-value="2017-03-01" calcext:value-type="date">
            <text:p>01.03.17</text:p>
          </table:table-cell>
          <table:table-cell office:value-type="float" office:value="63" calcext:value-type="float">
            <text:p>63</text:p>
          </table:table-cell>
          <table:table-cell table:formula="of:=SUM([.B149:.B160])/12" office:value-type="float" office:value="78.9166666666667" calcext:value-type="float">
            <text:p>78,9166666666667</text:p>
          </table:table-cell>
          <table:table-cell table:formula="of:=[.C160]-[.C148]" office:value-type="float" office:value="4.83333333333334" calcext:value-type="float">
            <text:p>4,83333333333334</text:p>
          </table:table-cell>
          <table:table-cell table:number-columns-repeated="1017"/>
        </table:table-row>
        <table:table-row table:style-name="ro1">
          <table:table-cell office:value-type="date" office:date-value="2017-04-01" calcext:value-type="date">
            <text:p>01.04.17</text:p>
          </table:table-cell>
          <table:table-cell office:value-type="float" office:value="64" calcext:value-type="float">
            <text:p>64</text:p>
          </table:table-cell>
          <table:table-cell table:formula="of:=SUM([.B150:.B161])/12" office:value-type="float" office:value="79.9166666666667" calcext:value-type="float">
            <text:p>79,9166666666667</text:p>
          </table:table-cell>
          <table:table-cell table:formula="of:=[.C161]-[.C149]" office:value-type="float" office:value="5.75" calcext:value-type="float">
            <text:p>5,75</text:p>
          </table:table-cell>
          <table:table-cell table:number-columns-repeated="1017"/>
        </table:table-row>
        <table:table-row table:style-name="ro1">
          <table:table-cell office:value-type="date" office:date-value="2017-05-01" calcext:value-type="date">
            <text:p>01.05.17</text:p>
          </table:table-cell>
          <table:table-cell office:value-type="float" office:value="84" calcext:value-type="float">
            <text:p>84</text:p>
          </table:table-cell>
          <table:table-cell table:formula="of:=SUM([.B151:.B162])/12" office:value-type="float" office:value="81.5833333333333" calcext:value-type="float">
            <text:p>81,5833333333333</text:p>
          </table:table-cell>
          <table:table-cell table:formula="of:=[.C162]-[.C150]" office:value-type="float" office:value="7.33333333333333" calcext:value-type="float">
            <text:p>7,33333333333333</text:p>
          </table:table-cell>
          <table:table-cell table:number-columns-repeated="1017"/>
        </table:table-row>
        <table:table-row table:style-name="ro1">
          <table:table-cell office:value-type="date" office:date-value="2017-06-01" calcext:value-type="date">
            <text:p>01.06.17</text:p>
          </table:table-cell>
          <table:table-cell office:value-type="float" office:value="64" calcext:value-type="float">
            <text:p>64</text:p>
          </table:table-cell>
          <table:table-cell table:formula="of:=SUM([.B152:.B163])/12" office:value-type="float" office:value="81.25" calcext:value-type="float">
            <text:p>81,25</text:p>
          </table:table-cell>
          <table:table-cell table:formula="of:=[.C163]-[.C151]" office:value-type="float" office:value="5.75" calcext:value-type="float">
            <text:p>5,75</text:p>
          </table:table-cell>
          <table:table-cell table:number-columns-repeated="1017"/>
        </table:table-row>
        <table:table-row table:style-name="ro1">
          <table:table-cell office:value-type="date" office:date-value="2017-07-01" calcext:value-type="date">
            <text:p>01.07.17</text:p>
          </table:table-cell>
          <table:table-cell office:value-type="float" office:value="52" calcext:value-type="float">
            <text:p>52</text:p>
          </table:table-cell>
          <table:table-cell table:formula="of:=SUM([.B153:.B164])/12" office:value-type="float" office:value="80.9166666666667" calcext:value-type="float">
            <text:p>80,9166666666667</text:p>
          </table:table-cell>
          <table:table-cell table:formula="of:=[.C164]-[.C152]" office:value-type="float" office:value="5.41666666666667" calcext:value-type="float">
            <text:p>5,41666666666667</text:p>
          </table:table-cell>
          <table:table-cell table:number-columns-repeated="1017"/>
        </table:table-row>
        <table:table-row table:style-name="ro1">
          <table:table-cell office:value-type="date" office:date-value="2017-08-01" calcext:value-type="date">
            <text:p>01.08.17</text:p>
          </table:table-cell>
          <table:table-cell office:value-type="float" office:value="55" calcext:value-type="float">
            <text:p>55</text:p>
          </table:table-cell>
          <table:table-cell table:formula="of:=SUM([.B154:.B165])/12" office:value-type="float" office:value="79.25" calcext:value-type="float">
            <text:p>79,25</text:p>
          </table:table-cell>
          <table:table-cell table:formula="of:=[.C165]-[.C153]" office:value-type="float" office:value="3.08333333333333" calcext:value-type="float">
            <text:p>3,08333333333333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17</text:p>
          </table:table-cell>
          <table:table-cell office:value-type="float" office:value="53" calcext:value-type="float">
            <text:p>53</text:p>
          </table:table-cell>
          <table:table-cell table:formula="of:=SUM([.B155:.B166])/12" office:value-type="float" office:value="74.5" calcext:value-type="float">
            <text:p>74,5</text:p>
          </table:table-cell>
          <table:table-cell table:formula="of:=[.C166]-[.C154]" office:value-type="float" office:value="-2.33333333333333" calcext:value-type="float">
            <text:p>-2,33333333333333</text:p>
          </table:table-cell>
          <table:table-cell table:number-columns-repeated="1017"/>
        </table:table-row>
        <table:table-row table:style-name="ro1">
          <table:table-cell office:value-type="date" office:date-value="2017-10-01" calcext:value-type="date">
            <text:p>01.10.17</text:p>
          </table:table-cell>
          <table:table-cell office:value-type="float" office:value="64" calcext:value-type="float">
            <text:p>64</text:p>
          </table:table-cell>
          <table:table-cell table:formula="of:=SUM([.B156:.B167])/12" office:value-type="float" office:value="70.4166666666667" calcext:value-type="float">
            <text:p>70,4166666666667</text:p>
          </table:table-cell>
          <table:table-cell table:formula="of:=[.C167]-[.C155]" office:value-type="float" office:value="-10.1666666666667" calcext:value-type="float">
            <text:p>-10,1666666666667</text:p>
          </table:table-cell>
          <table:table-cell table:number-columns-repeated="1017"/>
        </table:table-row>
        <table:table-row table:style-name="ro1">
          <table:table-cell office:value-type="date" office:date-value="2017-11-01" calcext:value-type="date">
            <text:p>01.11.17</text:p>
          </table:table-cell>
          <table:table-cell office:value-type="float" office:value="58" calcext:value-type="float">
            <text:p>58</text:p>
          </table:table-cell>
          <table:table-cell table:formula="of:=SUM([.B157:.B168])/12" office:value-type="float" office:value="63.1666666666667" calcext:value-type="float">
            <text:p>63,1666666666667</text:p>
          </table:table-cell>
          <table:table-cell table:formula="of:=[.C168]-[.C156]" office:value-type="float" office:value="-23" calcext:value-type="float">
            <text:p>-23</text:p>
          </table:table-cell>
          <table:table-cell table:number-columns-repeated="1017"/>
        </table:table-row>
        <table:table-row table:style-name="ro1">
          <table:table-cell office:value-type="date" office:date-value="2017-12-01" calcext:value-type="date">
            <text:p>01.12.17</text:p>
          </table:table-cell>
          <table:table-cell office:value-type="float" office:value="44" calcext:value-type="float">
            <text:p>44</text:p>
          </table:table-cell>
          <table:table-cell table:formula="of:=SUM([.B158:.B169])/12" office:value-type="float" office:value="60.0833333333333" calcext:value-type="float">
            <text:p>60,0833333333333</text:p>
          </table:table-cell>
          <table:table-cell table:formula="of:=[.C169]-[.C157]" office:value-type="float" office:value="-23.0833333333333" calcext:value-type="float">
            <text:p>-23,0833333333333</text:p>
          </table:table-cell>
          <table:table-cell table:number-columns-repeated="1017"/>
        </table:table-row>
        <table:table-row table:style-name="ro1">
          <table:table-cell office:value-type="date" office:date-value="2018-01-01" calcext:value-type="date">
            <text:p>01.01.18</text:p>
          </table:table-cell>
          <table:table-cell office:value-type="float" office:value="57" calcext:value-type="float">
            <text:p>57</text:p>
          </table:table-cell>
          <table:table-cell table:formula="of:=SUM([.B159:.B170])/12" office:value-type="float" office:value="60.1666666666667" calcext:value-type="float">
            <text:p>60,1666666666667</text:p>
          </table:table-cell>
          <table:table-cell table:formula="of:=[.C170]-[.C158]" office:value-type="float" office:value="-21.5" calcext:value-type="float">
            <text:p>-21,5</text:p>
          </table:table-cell>
          <table:table-cell table:number-columns-repeated="1017"/>
        </table:table-row>
        <table:table-row table:style-name="ro1">
          <table:table-cell office:value-type="date" office:date-value="2018-02-01" calcext:value-type="date">
            <text:p>01.02.18</text:p>
          </table:table-cell>
          <table:table-cell office:value-type="float" office:value="48" calcext:value-type="float">
            <text:p>48</text:p>
          </table:table-cell>
          <table:table-cell table:formula="of:=SUM([.B160:.B171])/12" office:value-type="float" office:value="58.8333333333333" calcext:value-type="float">
            <text:p>58,8333333333333</text:p>
          </table:table-cell>
          <table:table-cell table:formula="of:=[.C171]-[.C159]" office:value-type="float" office:value="-22.5833333333333" calcext:value-type="float">
            <text:p>-22,5833333333333</text:p>
          </table:table-cell>
          <table:table-cell table:number-columns-repeated="1017"/>
        </table:table-row>
      </table:table>
      <table:named-expressions>
        <table:named-range table:name="HTML_1" table:base-cell-address="$'New editors'.$A$1" table:cell-range-address=".$A$2:.$B$171"/>
        <table:named-range table:name="HTML_all" table:base-cell-address="$'New editors'.$A$1" table:cell-range-address=".$A$2:.$B$171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02:45:25.630962107</dc:date>
    <meta:editing-duration>PT39M35S</meta:editing-duration>
    <meta:editing-cycles>1</meta:editing-cycles>
    <meta:document-statistic meta:table-count="5" meta:cell-count="2600" meta:object-count="4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Norwegian (bokmål) Wikipedia</text:p>
        </chart:title>
        <chart:subtitle svg:x="6.924cm" svg:y="1.301cm" chart:style-name="ch3">
          <text:p>New editors</text:p>
        </chart:subtitle>
        <chart:legend chart:legend-position="end" svg:x="12.772cm" svg:y="3.694cm" style:legend-expansion="high" chart:style-name="ch4"/>
        <chart:plot-area chart:style-name="ch5" table:cell-range-address="'New editors'.A1:'New editors'.D171" chart:data-source-has-labels="both" svg:x="1.321cm" svg:y="2.138cm" svg:width="11.131cm" svg:height="5.711cm">
          <chartooo:coordinate-region svg:x="2.144cm" svg:y="2.341cm" svg:width="10.308cm" svg:height="5.306cm"/>
          <chart:axis chart:dimension="x" chart:name="primary-x" chart:style-name="ch6" chartooo:axis-type="auto">
            <chartooo:date-scale/>
            <chart:title svg:x="6.416cm" svg:y="8.029cm" chart:style-name="ch7">
              <text:p>Dates</text:p>
            </chart:title>
            <chart:categories table:cell-range-address="'New editors'.A2:'New editors'.A171"/>
            <chart:grid chart:style-name="ch8" chart:class="major"/>
          </chart:axis>
          <chart:axis chart:dimension="y" chart:name="primary-y" chart:style-name="ch9">
            <chart:title svg:x="0.451cm" svg:y="5.474cm" chart:style-name="ch10">
              <text:p>Users</text:p>
            </chart:title>
            <chart:grid chart:style-name="ch8" chart:class="major"/>
          </chart:axis>
          <chart:series chart:style-name="ch11" chart:values-cell-range-address="'New editors'.B2:'New editors'.B171" chart:label-cell-address="'New editors'.B1:'New editors'.B1" chart:class="chart:line">
            <chart:data-point chart:repeated="170"/>
          </chart:series>
          <chart:series chart:style-name="ch12" chart:values-cell-range-address="'New editors'.C2:'New editors'.C171" chart:label-cell-address="'New editors'.C1:'New editors'.C1" chart:class="chart:line">
            <chart:data-point chart:repeated="170"/>
          </chart:series>
          <chart:series chart:style-name="ch13" chart:values-cell-range-address="'New editors'.D2:'New editors'.D171" chart:label-cell-address="'New editors'.D1:'New editors'.D1" chart:class="chart:line">
            <chart:data-point chart:repeated="1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'New editors'.B1:'New editors'.B1</svg:desc>
                </draw:g>
              </table:table-cell>
              <table:table-cell office:value-type="string">
                <text:p>Mean</text:p>
                <draw:g>
                  <svg:desc>'New editors'.C1:'New editors'.C1</svg:desc>
                </draw:g>
              </table:table-cell>
              <table:table-cell office:value-type="string">
                <text:p>Diff</text:p>
                <draw:g>
                  <svg:desc>'New editors'.D1:'New editors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New editors'.A2:'New editors'.A171</svg:desc>
                </draw:g>
              </table:table-cell>
              <table:table-cell office:value-type="float" office:value="7">
                <text:p>7</text:p>
                <draw:g>
                  <svg:desc>'New editors'.B2:'New editors'.B171</svg:desc>
                </draw:g>
              </table:table-cell>
              <table:table-cell office:value-type="float" office:value="NaN">
                <text:p>NaN</text:p>
                <draw:g>
                  <svg:desc>'New editors'.C2:'New editors'.C171</svg:desc>
                </draw:g>
              </table:table-cell>
              <table:table-cell office:value-type="float" office:value="NaN">
                <text:p>NaN</text:p>
                <draw:g>
                  <svg:desc>'New editors'.D2:'New editors'.D171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8">
                <text:p>2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6">
                <text:p>36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5">
                <text:p>25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51">
                <text:p>51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3">
                <text:p>43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42">
                <text:p>42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5">
                <text:p>45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9">
                <text:p>39</text:p>
              </table:table-cell>
              <table:table-cell office:value-type="float" office:value="35.25">
                <text:p>3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1">
                <text:p>71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8">
                <text:p>38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3">
                <text:p>53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92">
                <text:p>92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83">
                <text:p>83</text:p>
              </table:table-cell>
              <table:table-cell office:value-type="float" office:value="54.25">
                <text:p>54.25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9">
                <text:p>79</text:p>
              </table:table-cell>
              <table:table-cell office:value-type="float" office:value="58.75">
                <text:p>58.75</text:p>
              </table:table-cell>
              <table:table-cell office:value-type="float" office:value="35.1666666666667">
                <text:p>35.166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06">
                <text:p>106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2">
                <text:p>102</text:p>
              </table:table-cell>
              <table:table-cell office:value-type="float" office:value="68.25">
                <text:p>68.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33">
                <text:p>133</text:p>
              </table:table-cell>
              <table:table-cell office:value-type="float" office:value="75.8333333333333">
                <text:p>75.8333333333333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6">
                <text:p>126</text:p>
              </table:table-cell>
              <table:table-cell office:value-type="float" office:value="82.5833333333333">
                <text:p>82.5833333333333</text:p>
              </table:table-cell>
              <table:table-cell office:value-type="float" office:value="49.0833333333333">
                <text:p>49.0833333333333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15">
                <text:p>115</text:p>
              </table:table-cell>
              <table:table-cell office:value-type="float" office:value="88.9166666666667">
                <text:p>88.9166666666667</text:p>
              </table:table-cell>
              <table:table-cell office:value-type="float" office:value="53.6666666666667">
                <text:p>53.6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2">
                <text:p>132</text:p>
              </table:table-cell>
              <table:table-cell office:value-type="float" office:value="94">
                <text:p>94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59">
                <text:p>159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6">
                <text:p>146</text:p>
              </table:table-cell>
              <table:table-cell office:value-type="float" office:value="111.833333333333">
                <text:p>111.833333333333</text:p>
              </table:table-cell>
              <table:table-cell office:value-type="float" office:value="69.1666666666667">
                <text:p>69.16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99">
                <text:p>199</text:p>
              </table:table-cell>
              <table:table-cell office:value-type="float" office:value="122.666666666667">
                <text:p>122.666666666667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90">
                <text:p>190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227">
                <text:p>227</text:p>
              </table:table-cell>
              <table:table-cell office:value-type="float" office:value="142.833333333333">
                <text:p>142.833333333333</text:p>
              </table:table-cell>
              <table:table-cell office:value-type="float" office:value="88.5833333333333">
                <text:p>88.5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224">
                <text:p>224</text:p>
              </table:table-cell>
              <table:table-cell office:value-type="float" office:value="154.916666666667">
                <text:p>154.916666666667</text:p>
              </table:table-cell>
              <table:table-cell office:value-type="float" office:value="96.1666666666667">
                <text:p>96.1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231">
                <text:p>231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6">
                <text:p>206</text:p>
              </table:table-cell>
              <table:table-cell office:value-type="float" office:value="174">
                <text:p>174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92">
                <text:p>192</text:p>
              </table:table-cell>
              <table:table-cell office:value-type="float" office:value="178.916666666667">
                <text:p>178.916666666667</text:p>
              </table:table-cell>
              <table:table-cell office:value-type="float" office:value="103.083333333333">
                <text:p>103.08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67">
                <text:p>1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27">
                <text:p>12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94.4166666666667">
                <text:p>94.41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45">
                <text:p>145</text:p>
              </table:table-cell>
              <table:table-cell office:value-type="float" office:value="184.416666666667">
                <text:p>184.416666666667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54">
                <text:p>154</text:p>
              </table:table-cell>
              <table:table-cell office:value-type="float" office:value="184">
                <text:p>184</text:p>
              </table:table-cell>
              <table:table-cell office:value-type="float" office:value="79.9166666666667">
                <text:p>79.91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53">
                <text:p>153</text:p>
              </table:table-cell>
              <table:table-cell office:value-type="float" office:value="184.583333333333">
                <text:p>184.583333333333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79">
                <text:p>179</text:p>
              </table:table-cell>
              <table:table-cell office:value-type="float" office:value="182.916666666667">
                <text:p>182.91666666666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54">
                <text:p>154</text:p>
              </table:table-cell>
              <table:table-cell office:value-type="float" office:value="179.916666666667">
                <text:p>179.916666666667</text:p>
              </table:table-cell>
              <table:table-cell office:value-type="float" office:value="49.0833333333333">
                <text:p>49.083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9">
                <text:p>159</text:p>
              </table:table-cell>
              <table:table-cell office:value-type="float" office:value="174.25">
                <text:p>174.25</text:p>
              </table:table-cell>
              <table:table-cell office:value-type="float" office:value="31.4166666666667">
                <text:p>31.41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81">
                <text:p>181</text:p>
              </table:table-cell>
              <table:table-cell office:value-type="float" office:value="170.666666666667">
                <text:p>170.66666666666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8">
                <text:p>178</text:p>
              </table:table-cell>
              <table:table-cell office:value-type="float" office:value="166.25">
                <text:p>166.25</text:p>
              </table:table-cell>
              <table:table-cell office:value-type="float" office:value="0.916666666666657">
                <text:p>0.91666666666665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56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156.5">
                <text:p>156.5</text:p>
              </table:table-cell>
              <table:table-cell office:value-type="float" office:value="-25.8333333333333">
                <text:p>-25.83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7">
                <text:p>147</text:p>
              </table:table-cell>
              <table:table-cell office:value-type="float" office:value="158.166666666667">
                <text:p>158.166666666667</text:p>
              </table:table-cell>
              <table:table-cell office:value-type="float" office:value="-25.1666666666667">
                <text:p>-25.166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50">
                <text:p>150</text:p>
              </table:table-cell>
              <table:table-cell office:value-type="float" office:value="158.583333333333">
                <text:p>158.583333333333</text:p>
              </table:table-cell>
              <table:table-cell office:value-type="float" office:value="-25.8333333333333">
                <text:p>-25.83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85">
                <text:p>185</text:p>
              </table:table-cell>
              <table:table-cell office:value-type="float" office:value="161.166666666667">
                <text:p>161.166666666667</text:p>
              </table:table-cell>
              <table:table-cell office:value-type="float" office:value="-22.8333333333333">
                <text:p>-22.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98">
                <text:p>198</text:p>
              </table:table-cell>
              <table:table-cell office:value-type="float" office:value="164.916666666667">
                <text:p>164.916666666667</text:p>
              </table:table-cell>
              <table:table-cell office:value-type="float" office:value="-19.6666666666667">
                <text:p>-19.66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4">
                <text:p>184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-17.5833333333333">
                <text:p>-17.58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68">
                <text:p>168</text:p>
              </table:table-cell>
              <table:table-cell office:value-type="float" office:value="166.5">
                <text:p>166.5</text:p>
              </table:table-cell>
              <table:table-cell office:value-type="float" office:value="-13.4166666666667">
                <text:p>-13.4166666666667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04">
                <text:p>204</text:p>
              </table:table-cell>
              <table:table-cell office:value-type="float" office:value="170.25">
                <text:p>170.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65">
                <text:p>165</text:p>
              </table:table-cell>
              <table:table-cell office:value-type="float" office:value="168.916666666667">
                <text:p>168.91666666666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8">
                <text:p>218</text:p>
              </table:table-cell>
              <table:table-cell office:value-type="float" office:value="172.25">
                <text:p>172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5">
                <text:p>145</text:p>
              </table:table-cell>
              <table:table-cell office:value-type="float" office:value="171.416666666667">
                <text:p>171.416666666667</text:p>
              </table:table-cell>
              <table:table-cell office:value-type="float" office:value="9.41666666666666">
                <text:p>9.4166666666666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84">
                <text:p>184</text:p>
              </table:table-cell>
              <table:table-cell office:value-type="float" office:value="173.75">
                <text:p>173.7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50">
                <text:p>150</text:p>
              </table:table-cell>
              <table:table-cell office:value-type="float" office:value="174.833333333333">
                <text:p>174.833333333333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51">
                <text:p>151</text:p>
              </table:table-cell>
              <table:table-cell office:value-type="float" office:value="175.166666666667">
                <text:p>175.166666666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58">
                <text:p>158</text:p>
              </table:table-cell>
              <table:table-cell office:value-type="float" office:value="175.833333333333">
                <text:p>175.83333333333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71">
                <text:p>171</text:p>
              </table:table-cell>
              <table:table-cell office:value-type="float" office:value="170.75">
                <text:p>170.75</text:p>
              </table:table-cell>
              <table:table-cell office:value-type="float" office:value="5.83333333333334">
                <text:p>5.83333333333334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00">
                <text:p>200</text:p>
              </table:table-cell>
              <table:table-cell office:value-type="float" office:value="172.083333333333">
                <text:p>172.08333333333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9">
                <text:p>139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3.16666666666666">
                <text:p>3.16666666666666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4">
                <text:p>174</text:p>
              </table:table-cell>
              <table:table-cell office:value-type="float" office:value="167.166666666667">
                <text:p>167.166666666667</text:p>
              </table:table-cell>
              <table:table-cell office:value-type="float" office:value="-3.08333333333334">
                <text:p>-3.0833333333333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7">
                <text:p>167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-1.58333333333331">
                <text:p>-1.58333333333331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83">
                <text:p>183</text:p>
              </table:table-cell>
              <table:table-cell office:value-type="float" office:value="164.416666666667">
                <text:p>164.416666666667</text:p>
              </table:table-cell>
              <table:table-cell office:value-type="float" office:value="-7.83333333333334">
                <text:p>-7.83333333333334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92">
                <text:p>192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-3.08333333333331">
                <text:p>-3.08333333333331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74">
                <text:p>174</text:p>
              </table:table-cell>
              <table:table-cell office:value-type="float" office:value="167.5">
                <text:p>16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5">
                <text:p>125</text:p>
              </table:table-cell>
              <table:table-cell office:value-type="float" office:value="165.416666666667">
                <text:p>165.416666666667</text:p>
              </table:table-cell>
              <table:table-cell office:value-type="float" office:value="-9.41666666666669">
                <text:p>-9.4166666666666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22">
                <text:p>122</text:p>
              </table:table-cell>
              <table:table-cell office:value-type="float" office:value="163">
                <text:p>163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8">
                <text:p>128</text:p>
              </table:table-cell>
              <table:table-cell office:value-type="float" office:value="160.5">
                <text:p>160.5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16">
                <text:p>116</text:p>
              </table:table-cell>
              <table:table-cell office:value-type="float" office:value="157.583333333333">
                <text:p>157.583333333333</text:p>
              </table:table-cell>
              <table:table-cell office:value-type="float" office:value="-15.4166666666667">
                <text:p>-15.416666666666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49">
                <text:p>149</text:p>
              </table:table-cell>
              <table:table-cell office:value-type="float" office:value="155.75">
                <text:p>155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47">
                <text:p>14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17">
                <text:p>117</text:p>
              </table:table-cell>
              <table:table-cell office:value-type="float" office:value="149.5">
                <text:p>149.5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57">
                <text:p>157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-19.0833333333333">
                <text:p>-19.0833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35">
                <text:p>135</text:p>
              </table:table-cell>
              <table:table-cell office:value-type="float" office:value="145.416666666667">
                <text:p>145.416666666667</text:p>
              </table:table-cell>
              <table:table-cell office:value-type="float" office:value="-21.9166666666667">
                <text:p>-21.916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0">
                <text:p>150</text:p>
              </table:table-cell>
              <table:table-cell office:value-type="float" office:value="139.5">
                <text:p>139.5</text:p>
              </table:table-cell>
              <table:table-cell office:value-type="float" office:value="-28.8333333333333">
                <text:p>-28.8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2">
                <text:p>152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-29.8333333333333">
                <text:p>-29.833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24">
                <text:p>124</text:p>
              </table:table-cell>
              <table:table-cell office:value-type="float" office:value="137.583333333333">
                <text:p>137.583333333333</text:p>
              </table:table-cell>
              <table:table-cell office:value-type="float" office:value="-27.8333333333333">
                <text:p>-27.833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97">
                <text:p>97</text:p>
              </table:table-cell>
              <table:table-cell office:value-type="float" office:value="135.5">
                <text:p>135.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24">
                <text:p>124</text:p>
              </table:table-cell>
              <table:table-cell office:value-type="float" office:value="135.166666666667">
                <text:p>135.166666666667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7">
                <text:p>107</text:p>
              </table:table-cell>
              <table:table-cell office:value-type="float" office:value="134.416666666667">
                <text:p>134.416666666667</text:p>
              </table:table-cell>
              <table:table-cell office:value-type="float" office:value="-23.1666666666667">
                <text:p>-23.166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28">
                <text:p>128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-23.0833333333333">
                <text:p>-23.083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10">
                <text:p>110</text:p>
              </table:table-cell>
              <table:table-cell office:value-type="float" office:value="129.583333333333">
                <text:p>129.583333333333</text:p>
              </table:table-cell>
              <table:table-cell office:value-type="float" office:value="-21.75">
                <text:p>-21.7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07">
                <text:p>107</text:p>
              </table:table-cell>
              <table:table-cell office:value-type="float" office:value="128.75">
                <text:p>128.75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29">
                <text:p>129</text:p>
              </table:table-cell>
              <table:table-cell office:value-type="float" office:value="126.416666666667">
                <text:p>126.41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7">
                <text:p>117</text:p>
              </table:table-cell>
              <table:table-cell office:value-type="float" office:value="124.916666666667">
                <text:p>124.916666666667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26">
                <text:p>126</text:p>
              </table:table-cell>
              <table:table-cell office:value-type="float" office:value="122.583333333333">
                <text:p>122.583333333333</text:p>
              </table:table-cell>
              <table:table-cell office:value-type="float" office:value="-20.4166666666667">
                <text:p>-20.41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20">
                <text:p>120</text:p>
              </table:table-cell>
              <table:table-cell office:value-type="float" office:value="120.083333333333">
                <text:p>120.083333333333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6">
                <text:p>116</text:p>
              </table:table-cell>
              <table:table-cell office:value-type="float" office:value="117.083333333333">
                <text:p>117.083333333333</text:p>
              </table:table-cell>
              <table:table-cell office:value-type="float" office:value="-20.5833333333333">
                <text:p>-20.58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6">
                <text:p>96</text:p>
              </table:table-cell>
              <table:table-cell office:value-type="float" office:value="114.75">
                <text:p>114.75</text:p>
              </table:table-cell>
              <table:table-cell office:value-type="float" office:value="-22.8333333333333">
                <text:p>-22.8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03">
                <text:p>103</text:p>
              </table:table-cell>
              <table:table-cell office:value-type="float" office:value="115.25">
                <text:p>115.25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7">
                <text:p>97</text:p>
              </table:table-cell>
              <table:table-cell office:value-type="float" office:value="113">
                <text:p>113</text:p>
              </table:table-cell>
              <table:table-cell office:value-type="float" office:value="-22.1666666666667">
                <text:p>-22.16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25">
                <text:p>125</text:p>
              </table:table-cell>
              <table:table-cell office:value-type="float" office:value="114.5">
                <text:p>114.5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63">
                <text:p>163</text:p>
              </table:table-cell>
              <table:table-cell office:value-type="float" office:value="117.416666666667">
                <text:p>117.416666666667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68">
                <text:p>168</text:p>
              </table:table-cell>
              <table:table-cell office:value-type="float" office:value="122.25">
                <text:p>122.25</text:p>
              </table:table-cell>
              <table:table-cell office:value-type="float" office:value="-7.33333333333334">
                <text:p>-7.33333333333334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20">
                <text:p>120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5.41666666666667">
                <text:p>-5.416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11">
                <text:p>111</text:p>
              </table:table-cell>
              <table:table-cell office:value-type="float" office:value="121.833333333333">
                <text:p>121.833333333333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98">
                <text:p>98</text:p>
              </table:table-cell>
              <table:table-cell office:value-type="float" office:value="120.25">
                <text:p>120.25</text:p>
              </table:table-cell>
              <table:table-cell office:value-type="float" office:value="-4.66666666666667">
                <text:p>-4.666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09">
                <text:p>109</text:p>
              </table:table-cell>
              <table:table-cell office:value-type="float" office:value="118.833333333333">
                <text:p>118.83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32">
                <text:p>132</text:p>
              </table:table-cell>
              <table:table-cell office:value-type="float" office:value="119.833333333333">
                <text:p>119.8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9">
                <text:p>119</text:p>
              </table:table-cell>
              <table:table-cell office:value-type="float" office:value="120.083333333333">
                <text:p>120.08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78">
                <text:p>78</text:p>
              </table:table-cell>
              <table:table-cell office:value-type="float" office:value="118.583333333333">
                <text:p>118.583333333333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8">
                <text:p>68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0.416666666666671">
                <text:p>0.41666666666667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92">
                <text:p>92</text:p>
              </table:table-cell>
              <table:table-cell office:value-type="float" office:value="115.25">
                <text:p>115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7">
                <text:p>77</text:p>
              </table:table-cell>
              <table:table-cell office:value-type="float" office:value="111.25">
                <text:p>111.2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10">
                <text:p>110</text:p>
              </table:table-cell>
              <table:table-cell office:value-type="float" office:value="106.833333333333">
                <text:p>106.833333333333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89">
                <text:p>89</text:p>
              </table:table-cell>
              <table:table-cell office:value-type="float" office:value="100.25">
                <text:p>100.2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5">
                <text:p>75</text:p>
              </table:table-cell>
              <table:table-cell office:value-type="float" office:value="96.5">
                <text:p>96.5</text:p>
              </table:table-cell>
              <table:table-cell office:value-type="float" office:value="-26.8333333333333">
                <text:p>-26.8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9">
                <text:p>109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0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-26.25">
                <text:p>-26.2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8">
                <text:p>108</text:p>
              </table:table-cell>
              <table:table-cell office:value-type="float" office:value="93.9166666666667">
                <text:p>93.9166666666667</text:p>
              </table:table-cell>
              <table:table-cell office:value-type="float" office:value="-24.9166666666667">
                <text:p>-24.91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3">
                <text:p>83</text:p>
              </table:table-cell>
              <table:table-cell office:value-type="float" office:value="89.8333333333333">
                <text:p>89.833333333333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85.4166666666667">
                <text:p>85.4166666666667</text:p>
              </table:table-cell>
              <table:table-cell office:value-type="float" office:value="-34.6666666666667">
                <text:p>-34.66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4">
                <text:p>64</text:p>
              </table:table-cell>
              <table:table-cell office:value-type="float" office:value="84.25">
                <text:p>84.25</text:p>
              </table:table-cell>
              <table:table-cell office:value-type="float" office:value="-34.3333333333333">
                <text:p>-34.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  <table:table-cell office:value-type="float" office:value="-30.6666666666667">
                <text:p>-30.66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69">
                <text:p>69</text:p>
              </table:table-cell>
              <table:table-cell office:value-type="float" office:value="83.0833333333333">
                <text:p>83.0833333333333</text:p>
              </table:table-cell>
              <table:table-cell office:value-type="float" office:value="-32.1666666666667">
                <text:p>-32.166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4">
                <text:p>74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-28.4166666666667">
                <text:p>-28.41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89">
                <text:p>89</text:p>
              </table:table-cell>
              <table:table-cell office:value-type="float" office:value="81.0833333333333">
                <text:p>81.0833333333333</text:p>
              </table:table-cell>
              <table:table-cell office:value-type="float" office:value="-25.75">
                <text:p>-25.7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2">
                <text:p>72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-20.5833333333333">
                <text:p>-20.58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3">
                <text:p>53</text:p>
              </table:table-cell>
              <table:table-cell office:value-type="float" office:value="77.8333333333333">
                <text:p>77.8333333333333</text:p>
              </table:table-cell>
              <table:table-cell office:value-type="float" office:value="-18.6666666666667">
                <text:p>-18.666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85">
                <text:p>85</text:p>
              </table:table-cell>
              <table:table-cell office:value-type="float" office:value="75.8333333333333">
                <text:p>75.8333333333333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4">
                <text:p>64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-18.6666666666667">
                <text:p>-18.6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94">
                <text:p>94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7">
                <text:p>7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-16.1666666666667">
                <text:p>-16.1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7">
                <text:p>47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69">
                <text:p>69</text:p>
              </table:table-cell>
              <table:table-cell office:value-type="float" office:value="72.5">
                <text:p>72.5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6">
                <text:p>56</text:p>
              </table:table-cell>
              <table:table-cell office:value-type="float" office:value="70.75">
                <text:p>70.75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5">
                <text:p>65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-12.6666666666667">
                <text:p>-12.66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3">
                <text:p>53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83">
                <text:p>83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-12.9166666666667">
                <text:p>-12.9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9">
                <text:p>69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9.83333333333333">
                <text:p>-9.83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69">
                <text:p>69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-9.16666666666666">
                <text:p>-9.16666666666666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85">
                <text:p>85</text:p>
              </table:table-cell>
              <table:table-cell office:value-type="float" office:value="68.4166666666667">
                <text:p>68.4166666666667</text:p>
              </table:table-cell>
              <table:table-cell office:value-type="float" office:value="-6.91666666666666">
                <text:p>-6.9166666666666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51">
                <text:p>51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-9.33333333333334">
                <text:p>-9.3333333333333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7">
                <text:p>67</text:p>
              </table:table-cell>
              <table:table-cell office:value-type="float" office:value="64.6666666666667">
                <text:p>64.6666666666667</text:p>
              </table:table-cell>
              <table:table-cell office:value-type="float" office:value="-7.41666666666666">
                <text:p>-7.41666666666666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51">
                <text:p>51</text:p>
              </table:table-cell>
              <table:table-cell office:value-type="float" office:value="63.1666666666667">
                <text:p>63.1666666666667</text:p>
              </table:table-cell>
              <table:table-cell office:value-type="float" office:value="-9.33333333333334">
                <text:p>-9.33333333333334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39">
                <text:p>39</text:p>
              </table:table-cell>
              <table:table-cell office:value-type="float" office:value="61.75">
                <text:p>61.7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55">
                <text:p>55</text:p>
              </table:table-cell>
              <table:table-cell office:value-type="float" office:value="60.9166666666667">
                <text:p>60.9166666666667</text:p>
              </table:table-cell>
              <table:table-cell office:value-type="float" office:value="-9.50000000000001">
                <text:p>-9.5000000000000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62">
                <text:p>62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-7.00000000000001">
                <text:p>-7.0000000000000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-9.16666666666667">
                <text:p>-9.16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51">
                <text:p>51</text:p>
              </table:table-cell>
              <table:table-cell office:value-type="float" office:value="57.5">
                <text:p>57.5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2">
                <text:p>42</text:p>
              </table:table-cell>
              <table:table-cell office:value-type="float" office:value="56.5">
                <text:p>56.5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84">
                <text:p>84</text:p>
              </table:table-cell>
              <table:table-cell office:value-type="float" office:value="57.75">
                <text:p>57.75</text:p>
              </table:table-cell>
              <table:table-cell office:value-type="float" office:value="-8.91666666666667">
                <text:p>-8.91666666666667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67">
                <text:p>67</text:p>
              </table:table-cell>
              <table:table-cell office:value-type="float" office:value="56.25">
                <text:p>56.25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61">
                <text:p>61</text:p>
              </table:table-cell>
              <table:table-cell office:value-type="float" office:value="57.0833333333333">
                <text:p>57.0833333333333</text:p>
              </table:table-cell>
              <table:table-cell office:value-type="float" office:value="-7.74999999999999">
                <text:p>-7.74999999999999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9">
                <text:p>49</text:p>
              </table:table-cell>
              <table:table-cell office:value-type="float" office:value="55.5">
                <text:p>55.5</text:p>
              </table:table-cell>
              <table:table-cell office:value-type="float" office:value="-9.16666666666667">
                <text:p>-9.16666666666667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-8.16666666666666">
                <text:p>-8.16666666666666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5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52">
                <text:p>52</text:p>
              </table:table-cell>
              <table:table-cell office:value-type="float" office:value="55.25">
                <text:p>55.25</text:p>
              </table:table-cell>
              <table:table-cell office:value-type="float" office:value="-5.66666666666666">
                <text:p>-5.66666666666666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43">
                <text:p>43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62">
                <text:p>62</text:p>
              </table:table-cell>
              <table:table-cell office:value-type="float" office:value="54.5833333333333">
                <text:p>54.5833333333333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50">
                <text:p>50</text:p>
              </table:table-cell>
              <table:table-cell office:value-type="float" office:value="54.5">
                <text:p>54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42">
                <text:p>42</text:p>
              </table:table-cell>
              <table:table-cell office:value-type="float" office:value="54.5">
                <text:p>54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61">
                <text:p>61</text:p>
              </table:table-cell>
              <table:table-cell office:value-type="float" office:value="52.5833333333333">
                <text:p>52.5833333333333</text:p>
              </table:table-cell>
              <table:table-cell office:value-type="float" office:value="-5.16666666666666">
                <text:p>-5.16666666666666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62">
                <text:p>62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-4.08333333333334">
                <text:p>-4.08333333333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Norwegian (bokmål) Wikipedia</text:p>
        </chart:title>
        <chart:subtitle svg:x="6.554cm" svg:y="1.301cm" chart:style-name="ch3">
          <text:p>Editors &gt; 5 edits</text:p>
        </chart:subtitle>
        <chart:legend chart:legend-position="end" svg:x="13.28cm" svg:y="3.694cm" style:legend-expansion="high" chart:style-name="ch4"/>
        <chart:plot-area chart:style-name="ch5" table:cell-range-address="'&gt; 5 edits'.A1:'&gt; 5 edits'.D171" chart:data-source-has-labels="both" svg:x="1.321cm" svg:y="2.138cm" svg:width="11.639cm" svg:height="5.711cm">
          <chartooo:coordinate-region svg:x="2.334cm" svg:y="2.341cm" svg:width="10.626cm" svg:height="5.306cm"/>
          <chart:axis chart:dimension="x" chart:name="primary-x" chart:style-name="ch6" chartooo:axis-type="auto">
            <chartooo:date-scale/>
            <chart:title svg:x="6.67cm" svg:y="8.029cm" chart:style-name="ch7">
              <text:p>Dates</text:p>
            </chart:title>
            <chart:categories table:cell-range-address="'&gt; 5 edits'.A2:'&gt; 5 edits'.A171"/>
            <chart:grid chart:style-name="ch8" chart:class="major"/>
          </chart:axis>
          <chart:axis chart:dimension="y" chart:name="primary-y" chart:style-name="ch9">
            <chart:title svg:x="0.451cm" svg:y="5.474cm" chart:style-name="ch10">
              <text:p>Users</text:p>
            </chart:title>
            <chart:grid chart:style-name="ch8" chart:class="major"/>
          </chart:axis>
          <chart:series chart:style-name="ch11" chart:values-cell-range-address="'&gt; 5 edits'.B2:'&gt; 5 edits'.B171" chart:label-cell-address="'&gt; 5 edits'.B1:'&gt; 5 edits'.B1" chart:class="chart:line">
            <chart:data-point chart:repeated="170"/>
          </chart:series>
          <chart:series chart:style-name="ch12" chart:values-cell-range-address="'&gt; 5 edits'.C2:'&gt; 5 edits'.C171" chart:label-cell-address="'&gt; 5 edits'.C1:'&gt; 5 edits'.C1" chart:class="chart:line">
            <chart:data-point chart:repeated="170"/>
          </chart:series>
          <chart:series chart:style-name="ch13" chart:values-cell-range-address="'&gt; 5 edits'.D2:'&gt; 5 edits'.D171" chart:label-cell-address="'&gt; 5 edits'.D1:'&gt; 5 edits'.D1" chart:class="chart:line">
            <chart:data-point chart:repeated="1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gt; 5 edits</text:p>
                <draw:g>
                  <svg:desc>'&gt; 5 edits'.B1:'&gt; 5 edits'.B1</svg:desc>
                </draw:g>
              </table:table-cell>
              <table:table-cell office:value-type="string">
                <text:p>Mean</text:p>
                <draw:g>
                  <svg:desc>'&gt; 5 edits'.C1:'&gt; 5 edits'.C1</svg:desc>
                </draw:g>
              </table:table-cell>
              <table:table-cell office:value-type="string">
                <text:p>Diff</text:p>
                <draw:g>
                  <svg:desc>'&gt; 5 edits'.D1:'&gt; 5 edits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&gt; 5 edits'.A2:'&gt; 5 edits'.A171</svg:desc>
                </draw:g>
              </table:table-cell>
              <table:table-cell office:value-type="float" office:value="17">
                <text:p>17</text:p>
                <draw:g>
                  <svg:desc>'&gt; 5 edits'.B2:'&gt; 5 edits'.B171</svg:desc>
                </draw:g>
              </table:table-cell>
              <table:table-cell office:value-type="float" office:value="NaN">
                <text:p>NaN</text:p>
                <draw:g>
                  <svg:desc>'&gt; 5 edits'.C2:'&gt; 5 edits'.C171</svg:desc>
                </draw:g>
              </table:table-cell>
              <table:table-cell office:value-type="float" office:value="NaN">
                <text:p>NaN</text:p>
                <draw:g>
                  <svg:desc>'&gt; 5 edits'.D2:'&gt; 5 edits'.D171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91">
                <text:p>91</text:p>
              </table:table-cell>
              <table:table-cell office:value-type="float" office:value="53.1666666666667">
                <text:p>53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07">
                <text:p>107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01">
                <text:p>101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51">
                <text:p>151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65">
                <text:p>165</text:p>
              </table:table-cell>
              <table:table-cell office:value-type="float" office:value="86.1666666666667">
                <text:p>86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148">
                <text:p>148</text:p>
              </table:table-cell>
              <table:table-cell office:value-type="float" office:value="95.5">
                <text:p>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56">
                <text:p>156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167">
                <text:p>167</text:p>
              </table:table-cell>
              <table:table-cell office:value-type="float" office:value="114.833333333333">
                <text:p>114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219">
                <text:p>219</text:p>
              </table:table-cell>
              <table:table-cell office:value-type="float" office:value="128.833333333333">
                <text:p>128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87">
                <text:p>187</text:p>
              </table:table-cell>
              <table:table-cell office:value-type="float" office:value="140.5">
                <text:p>14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08">
                <text:p>208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24">
                <text:p>224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277">
                <text:p>277</text:p>
              </table:table-cell>
              <table:table-cell office:value-type="float" office:value="175.833333333333">
                <text:p>175.833333333333</text:p>
              </table:table-cell>
              <table:table-cell office:value-type="float" office:value="122.666666666667">
                <text:p>122.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09">
                <text:p>309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320">
                <text:p>320</text:p>
              </table:table-cell>
              <table:table-cell office:value-type="float" office:value="210.916666666667">
                <text:p>210.916666666667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78">
                <text:p>378</text:p>
              </table:table-cell>
              <table:table-cell office:value-type="float" office:value="229.833333333333">
                <text:p>229.833333333333</text:p>
              </table:table-cell>
              <table:table-cell office:value-type="float" office:value="154.916666666667">
                <text:p>154.91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387">
                <text:p>387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62.166666666667">
                <text:p>162.1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18">
                <text:p>418</text:p>
              </table:table-cell>
              <table:table-cell office:value-type="float" office:value="270.833333333333">
                <text:p>270.833333333333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32">
                <text:p>432</text:p>
              </table:table-cell>
              <table:table-cell office:value-type="float" office:value="293.833333333333">
                <text:p>293.833333333333</text:p>
              </table:table-cell>
              <table:table-cell office:value-type="float" office:value="189.166666666667">
                <text:p>189.166666666667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407">
                <text:p>407</text:p>
              </table:table-cell>
              <table:table-cell office:value-type="float" office:value="313.833333333333">
                <text:p>313.8333333333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7">
                <text:p>457</text:p>
              </table:table-cell>
              <table:table-cell office:value-type="float" office:value="333.666666666667">
                <text:p>333.666666666667</text:p>
              </table:table-cell>
              <table:table-cell office:value-type="float" office:value="204.833333333333">
                <text:p>204.8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511">
                <text:p>511</text:p>
              </table:table-cell>
              <table:table-cell office:value-type="float" office:value="360.666666666667">
                <text:p>360.666666666667</text:p>
              </table:table-cell>
              <table:table-cell office:value-type="float" office:value="220.166666666667">
                <text:p>220.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513">
                <text:p>513</text:p>
              </table:table-cell>
              <table:table-cell office:value-type="float" office:value="386.083333333333">
                <text:p>386.083333333333</text:p>
              </table:table-cell>
              <table:table-cell office:value-type="float" office:value="235.416666666667">
                <text:p>235.41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623">
                <text:p>623</text:p>
              </table:table-cell>
              <table:table-cell office:value-type="float" office:value="419.333333333333">
                <text:p>419.33333333333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656">
                <text:p>656</text:p>
              </table:table-cell>
              <table:table-cell office:value-type="float" office:value="450.916666666667">
                <text:p>450.916666666667</text:p>
              </table:table-cell>
              <table:table-cell office:value-type="float" office:value="275.083333333333">
                <text:p>275.08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691">
                <text:p>691</text:p>
              </table:table-cell>
              <table:table-cell office:value-type="float" office:value="482.75">
                <text:p>482.75</text:p>
              </table:table-cell>
              <table:table-cell office:value-type="float" office:value="290.083333333333">
                <text:p>290.08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727">
                <text:p>727</text:p>
              </table:table-cell>
              <table:table-cell office:value-type="float" office:value="516.666666666667">
                <text:p>516.666666666667</text:p>
              </table:table-cell>
              <table:table-cell office:value-type="float" office:value="305.75">
                <text:p>305.7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786">
                <text:p>786</text:p>
              </table:table-cell>
              <table:table-cell office:value-type="float" office:value="550.666666666667">
                <text:p>550.666666666667</text:p>
              </table:table-cell>
              <table:table-cell office:value-type="float" office:value="320.833333333333">
                <text:p>320.8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697">
                <text:p>697</text:p>
              </table:table-cell>
              <table:table-cell office:value-type="float" office:value="576.5">
                <text:p>576.5</text:p>
              </table:table-cell>
              <table:table-cell office:value-type="float" office:value="328.166666666667">
                <text:p>328.1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701">
                <text:p>701</text:p>
              </table:table-cell>
              <table:table-cell office:value-type="float" office:value="600.083333333333">
                <text:p>600.083333333333</text:p>
              </table:table-cell>
              <table:table-cell office:value-type="float" office:value="329.25">
                <text:p>329.2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606">
                <text:p>606</text:p>
              </table:table-cell>
              <table:table-cell office:value-type="float" office:value="614.583333333333">
                <text:p>614.583333333333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576">
                <text:p>576</text:p>
              </table:table-cell>
              <table:table-cell office:value-type="float" office:value="628.666666666667">
                <text:p>628.666666666667</text:p>
              </table:table-cell>
              <table:table-cell office:value-type="float" office:value="314.833333333333">
                <text:p>314.8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577">
                <text:p>577</text:p>
              </table:table-cell>
              <table:table-cell office:value-type="float" office:value="638.666666666667">
                <text:p>638.6666666666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607">
                <text:p>607</text:p>
              </table:table-cell>
              <table:table-cell office:value-type="float" office:value="646.666666666667">
                <text:p>646.66666666666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619">
                <text:p>619</text:p>
              </table:table-cell>
              <table:table-cell office:value-type="float" office:value="655.5">
                <text:p>655.5</text:p>
              </table:table-cell>
              <table:table-cell office:value-type="float" office:value="269.416666666667">
                <text:p>269.41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628">
                <text:p>628</text:p>
              </table:table-cell>
              <table:table-cell office:value-type="float" office:value="655.916666666667">
                <text:p>655.916666666667</text:p>
              </table:table-cell>
              <table:table-cell office:value-type="float" office:value="236.583333333333">
                <text:p>236.58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594">
                <text:p>594</text:p>
              </table:table-cell>
              <table:table-cell office:value-type="float" office:value="650.75">
                <text:p>650.75</text:p>
              </table:table-cell>
              <table:table-cell office:value-type="float" office:value="199.833333333333">
                <text:p>199.83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685">
                <text:p>685</text:p>
              </table:table-cell>
              <table:table-cell office:value-type="float" office:value="650.25">
                <text:p>650.2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704">
                <text:p>704</text:p>
              </table:table-cell>
              <table:table-cell office:value-type="float" office:value="648.333333333333">
                <text:p>648.333333333333</text:p>
              </table:table-cell>
              <table:table-cell office:value-type="float" office:value="131.666666666667">
                <text:p>131.6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684">
                <text:p>684</text:p>
              </table:table-cell>
              <table:table-cell office:value-type="float" office:value="639.833333333333">
                <text:p>639.833333333333</text:p>
              </table:table-cell>
              <table:table-cell office:value-type="float" office:value="89.1666666666668">
                <text:p>89.1666666666668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642">
                <text:p>642</text:p>
              </table:table-cell>
              <table:table-cell office:value-type="float" office:value="635.25">
                <text:p>635.2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620">
                <text:p>620</text:p>
              </table:table-cell>
              <table:table-cell office:value-type="float" office:value="628.5">
                <text:p>628.5</text:p>
              </table:table-cell>
              <table:table-cell office:value-type="float" office:value="28.4166666666666">
                <text:p>28.4166666666666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90">
                <text:p>590</text:p>
              </table:table-cell>
              <table:table-cell office:value-type="float" office:value="627.166666666667">
                <text:p>627.166666666667</text:p>
              </table:table-cell>
              <table:table-cell office:value-type="float" office:value="12.5833333333333">
                <text:p>12.58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74">
                <text:p>574</text:p>
              </table:table-cell>
              <table:table-cell office:value-type="float" office:value="627">
                <text:p>627</text:p>
              </table:table-cell>
              <table:table-cell office:value-type="float" office:value="-1.66666666666663">
                <text:p>-1.6666666666666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653">
                <text:p>653</text:p>
              </table:table-cell>
              <table:table-cell office:value-type="float" office:value="633.333333333333">
                <text:p>633.333333333333</text:p>
              </table:table-cell>
              <table:table-cell office:value-type="float" office:value="-5.33333333333326">
                <text:p>-5.33333333333326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663">
                <text:p>663</text:p>
              </table:table-cell>
              <table:table-cell office:value-type="float" office:value="638">
                <text:p>638</text:p>
              </table:table-cell>
              <table:table-cell office:value-type="float" office:value="-8.66666666666663">
                <text:p>-8.6666666666666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761">
                <text:p>761</text:p>
              </table:table-cell>
              <table:table-cell office:value-type="float" office:value="649.833333333333">
                <text:p>649.833333333333</text:p>
              </table:table-cell>
              <table:table-cell office:value-type="float" office:value="-5.66666666666663">
                <text:p>-5.6666666666666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703">
                <text:p>703</text:p>
              </table:table-cell>
              <table:table-cell office:value-type="float" office:value="656.083333333333">
                <text:p>656.083333333333</text:p>
              </table:table-cell>
              <table:table-cell office:value-type="float" office:value="0.166666666666742">
                <text:p>0.166666666666742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665">
                <text:p>665</text:p>
              </table:table-cell>
              <table:table-cell office:value-type="float" office:value="662">
                <text:p>66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749">
                <text:p>749</text:p>
              </table:table-cell>
              <table:table-cell office:value-type="float" office:value="667.333333333333">
                <text:p>667.333333333333</text:p>
              </table:table-cell>
              <table:table-cell office:value-type="float" office:value="17.0833333333334">
                <text:p>17.08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698">
                <text:p>698</text:p>
              </table:table-cell>
              <table:table-cell office:value-type="float" office:value="666.833333333333">
                <text:p>666.83333333333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811">
                <text:p>811</text:p>
              </table:table-cell>
              <table:table-cell office:value-type="float" office:value="677.416666666667">
                <text:p>677.416666666667</text:p>
              </table:table-cell>
              <table:table-cell office:value-type="float" office:value="37.5833333333333">
                <text:p>37.583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664">
                <text:p>664</text:p>
              </table:table-cell>
              <table:table-cell office:value-type="float" office:value="679.25">
                <text:p>679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47">
                <text:p>647</text:p>
              </table:table-cell>
              <table:table-cell office:value-type="float" office:value="681.5">
                <text:p>681.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637">
                <text:p>637</text:p>
              </table:table-cell>
              <table:table-cell office:value-type="float" office:value="685.416666666667">
                <text:p>685.416666666667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577">
                <text:p>577</text:p>
              </table:table-cell>
              <table:table-cell office:value-type="float" office:value="685.666666666667">
                <text:p>685.666666666667</text:p>
              </table:table-cell>
              <table:table-cell office:value-type="float" office:value="58.6666666666666">
                <text:p>58.6666666666666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640">
                <text:p>640</text:p>
              </table:table-cell>
              <table:table-cell office:value-type="float" office:value="684.583333333333">
                <text:p>684.583333333333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629">
                <text:p>629</text:p>
              </table:table-cell>
              <table:table-cell office:value-type="float" office:value="681.75">
                <text:p>681.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645">
                <text:p>645</text:p>
              </table:table-cell>
              <table:table-cell office:value-type="float" office:value="672.083333333333">
                <text:p>672.083333333333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682">
                <text:p>682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618">
                <text:p>618</text:p>
              </table:table-cell>
              <table:table-cell office:value-type="float" office:value="666.416666666667">
                <text:p>666.416666666667</text:p>
              </table:table-cell>
              <table:table-cell office:value-type="float" office:value="4.41666666666663">
                <text:p>4.4166666666666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669">
                <text:p>669</text:p>
              </table:table-cell>
              <table:table-cell office:value-type="float" office:value="659.75">
                <text:p>659.75</text:p>
              </table:table-cell>
              <table:table-cell office:value-type="float" office:value="-7.58333333333337">
                <text:p>-7.5833333333333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68">
                <text:p>668</text:p>
              </table:table-cell>
              <table:table-cell office:value-type="float" office:value="657.25">
                <text:p>657.25</text:p>
              </table:table-cell>
              <table:table-cell office:value-type="float" office:value="-9.58333333333337">
                <text:p>-9.5833333333333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713">
                <text:p>713</text:p>
              </table:table-cell>
              <table:table-cell office:value-type="float" office:value="649.083333333333">
                <text:p>649.083333333333</text:p>
              </table:table-cell>
              <table:table-cell office:value-type="float" office:value="-28.3333333333333">
                <text:p>-28.3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669">
                <text:p>669</text:p>
              </table:table-cell>
              <table:table-cell office:value-type="float" office:value="649.5">
                <text:p>649.5</text:p>
              </table:table-cell>
              <table:table-cell office:value-type="float" office:value="-29.75">
                <text:p>-29.7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689">
                <text:p>689</text:p>
              </table:table-cell>
              <table:table-cell office:value-type="float" office:value="653">
                <text:p>653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92">
                <text:p>592</text:p>
              </table:table-cell>
              <table:table-cell office:value-type="float" office:value="649.25">
                <text:p>649.25</text:p>
              </table:table-cell>
              <table:table-cell office:value-type="float" office:value="-36.1666666666666">
                <text:p>-36.1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32">
                <text:p>532</text:p>
              </table:table-cell>
              <table:table-cell office:value-type="float" office:value="645.5">
                <text:p>645.5</text:p>
              </table:table-cell>
              <table:table-cell office:value-type="float" office:value="-40.1666666666666">
                <text:p>-40.1666666666666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573">
                <text:p>573</text:p>
              </table:table-cell>
              <table:table-cell office:value-type="float" office:value="639.916666666667">
                <text:p>639.916666666667</text:p>
              </table:table-cell>
              <table:table-cell office:value-type="float" office:value="-44.6666666666667">
                <text:p>-44.6666666666667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561">
                <text:p>561</text:p>
              </table:table-cell>
              <table:table-cell office:value-type="float" office:value="634.25">
                <text:p>634.25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596">
                <text:p>596</text:p>
              </table:table-cell>
              <table:table-cell office:value-type="float" office:value="630.166666666667">
                <text:p>630.166666666667</text:p>
              </table:table-cell>
              <table:table-cell office:value-type="float" office:value="-41.9166666666667">
                <text:p>-41.91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614">
                <text:p>614</text:p>
              </table:table-cell>
              <table:table-cell office:value-type="float" office:value="624.5">
                <text:p>624.5</text:p>
              </table:table-cell>
              <table:table-cell office:value-type="float" office:value="-45.8333333333334">
                <text:p>-45.8333333333334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523">
                <text:p>523</text:p>
              </table:table-cell>
              <table:table-cell office:value-type="float" office:value="616.583333333333">
                <text:p>616.583333333333</text:p>
              </table:table-cell>
              <table:table-cell office:value-type="float" office:value="-49.8333333333333">
                <text:p>-49.83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621">
                <text:p>621</text:p>
              </table:table-cell>
              <table:table-cell office:value-type="float" office:value="612.583333333333">
                <text:p>612.583333333333</text:p>
              </table:table-cell>
              <table:table-cell office:value-type="float" office:value="-47.1666666666666">
                <text:p>-47.1666666666666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601">
                <text:p>601</text:p>
              </table:table-cell>
              <table:table-cell office:value-type="float" office:value="607">
                <text:p>607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650">
                <text:p>650</text:p>
              </table:table-cell>
              <table:table-cell office:value-type="float" office:value="601.75">
                <text:p>601.75</text:p>
              </table:table-cell>
              <table:table-cell office:value-type="float" office:value="-47.3333333333334">
                <text:p>-47.333333333333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592">
                <text:p>592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-54.1666666666666">
                <text:p>-54.1666666666666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618">
                <text:p>618</text:p>
              </table:table-cell>
              <table:table-cell office:value-type="float" office:value="589.416666666667">
                <text:p>589.416666666667</text:p>
              </table:table-cell>
              <table:table-cell office:value-type="float" office:value="-63.5833333333334">
                <text:p>-63.5833333333334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539">
                <text:p>539</text:p>
              </table:table-cell>
              <table:table-cell office:value-type="float" office:value="585">
                <text:p>585</text:p>
              </table:table-cell>
              <table:table-cell office:value-type="float" office:value="-64.25">
                <text:p>-64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505">
                <text:p>505</text:p>
              </table:table-cell>
              <table:table-cell office:value-type="float" office:value="582.75">
                <text:p>582.75</text:p>
              </table:table-cell>
              <table:table-cell office:value-type="float" office:value="-62.75">
                <text:p>-62.7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524">
                <text:p>524</text:p>
              </table:table-cell>
              <table:table-cell office:value-type="float" office:value="578.666666666667">
                <text:p>578.666666666667</text:p>
              </table:table-cell>
              <table:table-cell office:value-type="float" office:value="-61.25">
                <text:p>-61.2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508">
                <text:p>508</text:p>
              </table:table-cell>
              <table:table-cell office:value-type="float" office:value="574.25">
                <text:p>574.2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65">
                <text:p>565</text:p>
              </table:table-cell>
              <table:table-cell office:value-type="float" office:value="571.666666666667">
                <text:p>571.666666666667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556">
                <text:p>556</text:p>
              </table:table-cell>
              <table:table-cell office:value-type="float" office:value="566.833333333333">
                <text:p>566.833333333333</text:p>
              </table:table-cell>
              <table:table-cell office:value-type="float" office:value="-57.6666666666666">
                <text:p>-57.6666666666666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507">
                <text:p>507</text:p>
              </table:table-cell>
              <table:table-cell office:value-type="float" office:value="565.5">
                <text:p>565.5</text:p>
              </table:table-cell>
              <table:table-cell office:value-type="float" office:value="-51.0833333333334">
                <text:p>-51.0833333333334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589">
                <text:p>589</text:p>
              </table:table-cell>
              <table:table-cell office:value-type="float" office:value="562.833333333333">
                <text:p>562.833333333333</text:p>
              </table:table-cell>
              <table:table-cell office:value-type="float" office:value="-49.75">
                <text:p>-49.7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44">
                <text:p>544</text:p>
              </table:table-cell>
              <table:table-cell office:value-type="float" office:value="558.083333333333">
                <text:p>558.083333333333</text:p>
              </table:table-cell>
              <table:table-cell office:value-type="float" office:value="-48.9166666666666">
                <text:p>-48.9166666666666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552">
                <text:p>552</text:p>
              </table:table-cell>
              <table:table-cell office:value-type="float" office:value="549.916666666667">
                <text:p>549.916666666667</text:p>
              </table:table-cell>
              <table:table-cell office:value-type="float" office:value="-51.8333333333334">
                <text:p>-51.8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28">
                <text:p>528</text:p>
              </table:table-cell>
              <table:table-cell office:value-type="float" office:value="544.583333333333">
                <text:p>544.583333333333</text:p>
              </table:table-cell>
              <table:table-cell office:value-type="float" office:value="-50.75">
                <text:p>-50.7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6">
                <text:p>536</text:p>
              </table:table-cell>
              <table:table-cell office:value-type="float" office:value="537.75">
                <text:p>537.75</text:p>
              </table:table-cell>
              <table:table-cell office:value-type="float" office:value="-51.6666666666666">
                <text:p>-51.6666666666666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82">
                <text:p>482</text:p>
              </table:table-cell>
              <table:table-cell office:value-type="float" office:value="533">
                <text:p>53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490">
                <text:p>490</text:p>
              </table:table-cell>
              <table:table-cell office:value-type="float" office:value="531.75">
                <text:p>531.7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77">
                <text:p>477</text:p>
              </table:table-cell>
              <table:table-cell office:value-type="float" office:value="527.833333333333">
                <text:p>527.833333333333</text:p>
              </table:table-cell>
              <table:table-cell office:value-type="float" office:value="-50.8333333333333">
                <text:p>-50.833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511">
                <text:p>511</text:p>
              </table:table-cell>
              <table:table-cell office:value-type="float" office:value="528.083333333333">
                <text:p>528.083333333333</text:p>
              </table:table-cell>
              <table:table-cell office:value-type="float" office:value="-46.1666666666666">
                <text:p>-46.166666666666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579">
                <text:p>579</text:p>
              </table:table-cell>
              <table:table-cell office:value-type="float" office:value="529.25">
                <text:p>529.25</text:p>
              </table:table-cell>
              <table:table-cell office:value-type="float" office:value="-42.4166666666666">
                <text:p>-42.416666666666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40">
                <text:p>640</text:p>
              </table:table-cell>
              <table:table-cell office:value-type="float" office:value="536.25">
                <text:p>536.25</text:p>
              </table:table-cell>
              <table:table-cell office:value-type="float" office:value="-30.5833333333334">
                <text:p>-30.5833333333334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503">
                <text:p>503</text:p>
              </table:table-cell>
              <table:table-cell office:value-type="float" office:value="535.916666666667">
                <text:p>535.916666666667</text:p>
              </table:table-cell>
              <table:table-cell office:value-type="float" office:value="-29.5833333333334">
                <text:p>-29.5833333333334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540">
                <text:p>540</text:p>
              </table:table-cell>
              <table:table-cell office:value-type="float" office:value="531.833333333333">
                <text:p>531.83333333333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78">
                <text:p>478</text:p>
              </table:table-cell>
              <table:table-cell office:value-type="float" office:value="526.333333333333">
                <text:p>526.333333333333</text:p>
              </table:table-cell>
              <table:table-cell office:value-type="float" office:value="-31.75">
                <text:p>-31.7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07">
                <text:p>507</text:p>
              </table:table-cell>
              <table:table-cell office:value-type="float" office:value="522.583333333333">
                <text:p>522.583333333333</text:p>
              </table:table-cell>
              <table:table-cell office:value-type="float" office:value="-27.3333333333333">
                <text:p>-27.3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19">
                <text:p>519</text:p>
              </table:table-cell>
              <table:table-cell office:value-type="float" office:value="521.833333333333">
                <text:p>521.833333333333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51">
                <text:p>551</text:p>
              </table:table-cell>
              <table:table-cell office:value-type="float" office:value="523.083333333333">
                <text:p>523.083333333333</text:p>
              </table:table-cell>
              <table:table-cell office:value-type="float" office:value="-14.6666666666666">
                <text:p>-14.666666666666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23">
                <text:p>423</text:p>
              </table:table-cell>
              <table:table-cell office:value-type="float" office:value="518.166666666667">
                <text:p>518.166666666667</text:p>
              </table:table-cell>
              <table:table-cell office:value-type="float" office:value="-14.8333333333334">
                <text:p>-14.8333333333334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2">
                <text:p>412</text:p>
              </table:table-cell>
              <table:table-cell office:value-type="float" office:value="511.666666666667">
                <text:p>511.666666666667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42">
                <text:p>442</text:p>
              </table:table-cell>
              <table:table-cell office:value-type="float" office:value="508.75">
                <text:p>508.75</text:p>
              </table:table-cell>
              <table:table-cell office:value-type="float" office:value="-19.0833333333334">
                <text:p>-19.08333333333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0">
                <text:p>410</text:p>
              </table:table-cell>
              <table:table-cell office:value-type="float" office:value="500.333333333333">
                <text:p>500.333333333333</text:p>
              </table:table-cell>
              <table:table-cell office:value-type="float" office:value="-27.7500000000001">
                <text:p>-27.750000000000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83">
                <text:p>483</text:p>
              </table:table-cell>
              <table:table-cell office:value-type="float" office:value="492.333333333333">
                <text:p>492.333333333333</text:p>
              </table:table-cell>
              <table:table-cell office:value-type="float" office:value="-36.9166666666667">
                <text:p>-36.91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40">
                <text:p>440</text:p>
              </table:table-cell>
              <table:table-cell office:value-type="float" office:value="475.666666666667">
                <text:p>475.666666666667</text:p>
              </table:table-cell>
              <table:table-cell office:value-type="float" office:value="-60.5833333333333">
                <text:p>-60.58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5">
                <text:p>415</text:p>
              </table:table-cell>
              <table:table-cell office:value-type="float" office:value="468.333333333333">
                <text:p>468.333333333333</text:p>
              </table:table-cell>
              <table:table-cell office:value-type="float" office:value="-67.5833333333333">
                <text:p>-67.58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20">
                <text:p>520</text:p>
              </table:table-cell>
              <table:table-cell office:value-type="float" office:value="466.666666666667">
                <text:p>466.666666666667</text:p>
              </table:table-cell>
              <table:table-cell office:value-type="float" office:value="-65.1666666666667">
                <text:p>-65.1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7">
                <text:p>417</text:p>
              </table:table-cell>
              <table:table-cell office:value-type="float" office:value="461.583333333333">
                <text:p>461.583333333333</text:p>
              </table:table-cell>
              <table:table-cell office:value-type="float" office:value="-64.7500000000001">
                <text:p>-64.7500000000001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42">
                <text:p>442</text:p>
              </table:table-cell>
              <table:table-cell office:value-type="float" office:value="456.166666666667">
                <text:p>456.166666666667</text:p>
              </table:table-cell>
              <table:table-cell office:value-type="float" office:value="-66.4166666666667">
                <text:p>-66.41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07">
                <text:p>407</text:p>
              </table:table-cell>
              <table:table-cell office:value-type="float" office:value="446.833333333333">
                <text:p>446.833333333333</text:p>
              </table:table-cell>
              <table:table-cell office:value-type="float" office:value="-75.0000000000001">
                <text:p>-75.000000000000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5">
                <text:p>415</text:p>
              </table:table-cell>
              <table:table-cell office:value-type="float" office:value="435.5">
                <text:p>435.5</text:p>
              </table:table-cell>
              <table:table-cell office:value-type="float" office:value="-87.5833333333334">
                <text:p>-87.5833333333334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380">
                <text:p>380</text:p>
              </table:table-cell>
              <table:table-cell office:value-type="float" office:value="431.916666666667">
                <text:p>431.916666666667</text:p>
              </table:table-cell>
              <table:table-cell office:value-type="float" office:value="-86.25">
                <text:p>-86.2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57">
                <text:p>357</text:p>
              </table:table-cell>
              <table:table-cell office:value-type="float" office:value="427.333333333333">
                <text:p>427.333333333333</text:p>
              </table:table-cell>
              <table:table-cell office:value-type="float" office:value="-84.3333333333334">
                <text:p>-84.333333333333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68">
                <text:p>368</text:p>
              </table:table-cell>
              <table:table-cell office:value-type="float" office:value="421.166666666667">
                <text:p>421.166666666667</text:p>
              </table:table-cell>
              <table:table-cell office:value-type="float" office:value="-87.5833333333333">
                <text:p>-87.58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77">
                <text:p>377</text:p>
              </table:table-cell>
              <table:table-cell office:value-type="float" office:value="418.416666666667">
                <text:p>418.416666666667</text:p>
              </table:table-cell>
              <table:table-cell office:value-type="float" office:value="-81.9166666666666">
                <text:p>-81.9166666666666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9">
                <text:p>409</text:p>
              </table:table-cell>
              <table:table-cell office:value-type="float" office:value="412.25">
                <text:p>412.25</text:p>
              </table:table-cell>
              <table:table-cell office:value-type="float" office:value="-80.0833333333333">
                <text:p>-80.08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81">
                <text:p>381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-68.3333333333334">
                <text:p>-68.3333333333334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50">
                <text:p>350</text:p>
              </table:table-cell>
              <table:table-cell office:value-type="float" office:value="401.916666666667">
                <text:p>401.916666666667</text:p>
              </table:table-cell>
              <table:table-cell office:value-type="float" office:value="-66.4166666666666">
                <text:p>-66.416666666666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17">
                <text:p>41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-73.3333333333334">
                <text:p>-73.333333333333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73">
                <text:p>37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-71.9166666666666">
                <text:p>-71.9166666666666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6">
                <text:p>426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-67.8333333333334">
                <text:p>-67.833333333333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94">
                <text:p>394</text:p>
              </table:table-cell>
              <table:table-cell office:value-type="float" office:value="387.25">
                <text:p>387.25</text:p>
              </table:table-cell>
              <table:table-cell office:value-type="float" office:value="-59.5833333333333">
                <text:p>-59.58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73">
                <text:p>373</text:p>
              </table:table-cell>
              <table:table-cell office:value-type="float" office:value="383.75">
                <text:p>383.75</text:p>
              </table:table-cell>
              <table:table-cell office:value-type="float" office:value="-51.75">
                <text:p>-51.7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8">
                <text:p>358</text:p>
              </table:table-cell>
              <table:table-cell office:value-type="float" office:value="381.916666666667">
                <text:p>381.91666666666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34">
                <text:p>334</text:p>
              </table:table-cell>
              <table:table-cell office:value-type="float" office:value="380">
                <text:p>380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350">
                <text:p>350</text:p>
              </table:table-cell>
              <table:table-cell office:value-type="float" office:value="378.5">
                <text:p>378.5</text:p>
              </table:table-cell>
              <table:table-cell office:value-type="float" office:value="-42.6666666666667">
                <text:p>-42.66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377">
                <text:p>377</text:p>
              </table:table-cell>
              <table:table-cell office:value-type="float" office:value="378.5">
                <text:p>378.5</text:p>
              </table:table-cell>
              <table:table-cell office:value-type="float" office:value="-39.9166666666667">
                <text:p>-39.91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37">
                <text:p>437</text:p>
              </table:table-cell>
              <table:table-cell office:value-type="float" office:value="380.833333333333">
                <text:p>380.833333333333</text:p>
              </table:table-cell>
              <table:table-cell office:value-type="float" office:value="-31.4166666666667">
                <text:p>-31.4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88">
                <text:p>388</text:p>
              </table:table-cell>
              <table:table-cell office:value-type="float" office:value="381.416666666667">
                <text:p>381.416666666667</text:p>
              </table:table-cell>
              <table:table-cell office:value-type="float" office:value="-25.9166666666666">
                <text:p>-25.9166666666666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61">
                <text:p>361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-19.5833333333334">
                <text:p>-19.5833333333334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18">
                <text:p>418</text:p>
              </table:table-cell>
              <table:table-cell office:value-type="float" office:value="382.416666666667">
                <text:p>382.416666666667</text:p>
              </table:table-cell>
              <table:table-cell office:value-type="float" office:value="-10.9166666666666">
                <text:p>-10.9166666666666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00">
                <text:p>400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88">
                <text:p>388</text:p>
              </table:table-cell>
              <table:table-cell office:value-type="float" office:value="381.5">
                <text:p>381.5</text:p>
              </table:table-cell>
              <table:table-cell office:value-type="float" office:value="-6.83333333333331">
                <text:p>-6.83333333333331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375">
                <text:p>375</text:p>
              </table:table-cell>
              <table:table-cell office:value-type="float" office:value="379.916666666667">
                <text:p>379.916666666667</text:p>
              </table:table-cell>
              <table:table-cell office:value-type="float" office:value="-7.33333333333331">
                <text:p>-7.33333333333331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386">
                <text:p>386</text:p>
              </table:table-cell>
              <table:table-cell office:value-type="float" office:value="381">
                <text:p>381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323">
                <text:p>323</text:p>
              </table:table-cell>
              <table:table-cell office:value-type="float" office:value="378.083333333333">
                <text:p>378.083333333333</text:p>
              </table:table-cell>
              <table:table-cell office:value-type="float" office:value="-3.83333333333337">
                <text:p>-3.8333333333333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83">
                <text:p>283</text:p>
              </table:table-cell>
              <table:table-cell office:value-type="float" office:value="373.833333333333">
                <text:p>373.833333333333</text:p>
              </table:table-cell>
              <table:table-cell office:value-type="float" office:value="-6.16666666666669">
                <text:p>-6.1666666666666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344">
                <text:p>344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-5.16666666666669">
                <text:p>-5.16666666666669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370">
                <text:p>370</text:p>
              </table:table-cell>
              <table:table-cell office:value-type="float" office:value="372.75">
                <text:p>372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337">
                <text:p>337</text:p>
              </table:table-cell>
              <table:table-cell office:value-type="float" office:value="364.416666666667">
                <text:p>364.416666666667</text:p>
              </table:table-cell>
              <table:table-cell office:value-type="float" office:value="-16.4166666666666">
                <text:p>-16.4166666666666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58">
                <text:p>358</text:p>
              </table:table-cell>
              <table:table-cell office:value-type="float" office:value="361.916666666667">
                <text:p>361.916666666667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311">
                <text:p>311</text:p>
              </table:table-cell>
              <table:table-cell office:value-type="float" office:value="357.75">
                <text:p>357.75</text:p>
              </table:table-cell>
              <table:table-cell office:value-type="float" office:value="-24.5833333333333">
                <text:p>-24.5833333333333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17">
                <text:p>417</text:p>
              </table:table-cell>
              <table:table-cell office:value-type="float" office:value="357.666666666667">
                <text:p>357.666666666667</text:p>
              </table:table-cell>
              <table:table-cell office:value-type="float" office:value="-24.75">
                <text:p>-24.75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346">
                <text:p>346</text:p>
              </table:table-cell>
              <table:table-cell office:value-type="float" office:value="353.166666666667">
                <text:p>353.166666666667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398">
                <text:p>398</text:p>
              </table:table-cell>
              <table:table-cell office:value-type="float" office:value="354">
                <text:p>354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72">
                <text:p>372</text:p>
              </table:table-cell>
              <table:table-cell office:value-type="float" office:value="353.75">
                <text:p>353.75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44">
                <text:p>344</text:p>
              </table:table-cell>
              <table:table-cell office:value-type="float" office:value="350.25">
                <text:p>350.25</text:p>
              </table:table-cell>
              <table:table-cell office:value-type="float" office:value="-30.75">
                <text:p>-30.75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15">
                <text:p>315</text:p>
              </table:table-cell>
              <table:table-cell office:value-type="float" office:value="349.583333333333">
                <text:p>349.583333333333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8">
                <text:p>298</text:p>
              </table:table-cell>
              <table:table-cell office:value-type="float" office:value="350.833333333333">
                <text:p>350.8333333333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46">
                <text:p>346</text:p>
              </table:table-cell>
              <table:table-cell office:value-type="float" office:value="351">
                <text:p>351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28">
                <text:p>328</text:p>
              </table:table-cell>
              <table:table-cell office:value-type="float" office:value="347.5">
                <text:p>347.5</text:p>
              </table:table-cell>
              <table:table-cell office:value-type="float" office:value="-25.25">
                <text:p>-25.25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33">
                <text:p>333</text:p>
              </table:table-cell>
              <table:table-cell office:value-type="float" office:value="347.166666666667">
                <text:p>347.166666666667</text:p>
              </table:table-cell>
              <table:table-cell office:value-type="float" office:value="-17.25">
                <text:p>-17.25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45">
                <text:p>345</text:p>
              </table:table-cell>
              <table:table-cell office:value-type="float" office:value="346.083333333333">
                <text:p>346.083333333333</text:p>
              </table:table-cell>
              <table:table-cell office:value-type="float" office:value="-15.8333333333334">
                <text:p>-15.8333333333334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10">
                <text:p>310</text:p>
              </table:table-cell>
              <table:table-cell office:value-type="float" office:value="346">
                <text:p>346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77">
                <text:p>377</text:p>
              </table:table-cell>
              <table:table-cell office:value-type="float" office:value="342.666666666667">
                <text:p>342.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81">
                <text:p>381</text:p>
              </table:table-cell>
              <table:table-cell office:value-type="float" office:value="345.583333333333">
                <text:p>345.583333333333</text:p>
              </table:table-cell>
              <table:table-cell office:value-type="float" office:value="-7.58333333333337">
                <text:p>-7.58333333333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Norwegian (bokmål) Wikipedia</text:p>
        </chart:title>
        <chart:subtitle svg:x="6.342cm" svg:y="1.301cm" chart:style-name="ch3">
          <text:p>Editors &gt; 100 edits</text:p>
        </chart:subtitle>
        <chart:legend chart:legend-position="end" svg:x="12.899cm" svg:y="3.694cm" style:legend-expansion="high" chart:style-name="ch4"/>
        <chart:plot-area chart:style-name="ch5" table:cell-range-address="'&gt;100 edits'.A1:'&gt;100 edits'.D171" chart:data-source-has-labels="both" svg:x="1.321cm" svg:y="2.138cm" svg:width="11.258cm" svg:height="5.711cm">
          <chartooo:coordinate-region svg:x="2.144cm" svg:y="2.34cm" svg:width="10.435cm" svg:height="5.307cm"/>
          <chart:axis chart:dimension="x" chart:name="primary-x" chart:style-name="ch6" chartooo:axis-type="auto">
            <chartooo:date-scale/>
            <chart:title svg:x="6.48cm" svg:y="8.029cm" chart:style-name="ch7">
              <text:p>Dates</text:p>
            </chart:title>
            <chart:categories table:cell-range-address="'&gt;100 edits'.A2:'&gt;100 edits'.A171"/>
            <chart:grid chart:style-name="ch8" chart:class="major"/>
          </chart:axis>
          <chart:axis chart:dimension="y" chart:name="primary-y" chart:style-name="ch9">
            <chart:title svg:x="0.451cm" svg:y="5.474cm" chart:style-name="ch10">
              <text:p>Users</text:p>
            </chart:title>
            <chart:grid chart:style-name="ch8" chart:class="major"/>
          </chart:axis>
          <chart:series chart:style-name="ch11" chart:values-cell-range-address="'&gt;100 edits'.B2:'&gt;100 edits'.B171" chart:label-cell-address="'&gt;100 edits'.B1:'&gt;100 edits'.B1" chart:class="chart:line">
            <chart:data-point chart:repeated="170"/>
          </chart:series>
          <chart:series chart:style-name="ch12" chart:values-cell-range-address="'&gt;100 edits'.C2:'&gt;100 edits'.C171" chart:label-cell-address="'&gt;100 edits'.C1:'&gt;100 edits'.C1" chart:class="chart:line">
            <chart:data-point chart:repeated="170"/>
          </chart:series>
          <chart:series chart:style-name="ch13" chart:values-cell-range-address="'&gt;100 edits'.D2:'&gt;100 edits'.D171" chart:label-cell-address="'&gt;100 edits'.D1:'&gt;100 edits'.D1" chart:class="chart:line">
            <chart:data-point chart:repeated="1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gt; 100 edits</text:p>
                <draw:g>
                  <svg:desc>'&gt;100 edits'.B1:'&gt;100 edits'.B1</svg:desc>
                </draw:g>
              </table:table-cell>
              <table:table-cell office:value-type="string">
                <text:p>Mean</text:p>
                <draw:g>
                  <svg:desc>'&gt;100 edits'.C1:'&gt;100 edits'.C1</svg:desc>
                </draw:g>
              </table:table-cell>
              <table:table-cell office:value-type="string">
                <text:p>Diff</text:p>
                <draw:g>
                  <svg:desc>'&gt;100 edits'.D1:'&gt;100 edits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&gt;100 edits'.A2:'&gt;100 edits'.A171</svg:desc>
                </draw:g>
              </table:table-cell>
              <table:table-cell office:value-type="float" office:value="6">
                <text:p>6</text:p>
                <draw:g>
                  <svg:desc>'&gt;100 edits'.B2:'&gt;100 edits'.B171</svg:desc>
                </draw:g>
              </table:table-cell>
              <table:table-cell office:value-type="float" office:value="NaN">
                <text:p>NaN</text:p>
                <draw:g>
                  <svg:desc>'&gt;100 edits'.C2:'&gt;100 edits'.C171</svg:desc>
                </draw:g>
              </table:table-cell>
              <table:table-cell office:value-type="float" office:value="NaN">
                <text:p>NaN</text:p>
                <draw:g>
                  <svg:desc>'&gt;100 edits'.D2:'&gt;100 edits'.D171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4">
                <text:p>14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2">
                <text:p>22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6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8">
                <text:p>28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8">
                <text:p>28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31">
                <text:p>31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7">
                <text:p>37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47">
                <text:p>47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8">
                <text:p>48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60">
                <text:p>60</text:p>
              </table:table-cell>
              <table:table-cell office:value-type="float" office:value="38.25">
                <text:p>38.25</text:p>
              </table:table-cell>
              <table:table-cell office:value-type="float" office:value="28.8333333333333">
                <text:p>28.8333333333333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68">
                <text:p>68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68">
                <text:p>68</text:p>
              </table:table-cell>
              <table:table-cell office:value-type="float" office:value="45.5833333333333">
                <text:p>45.5833333333333</text:p>
              </table:table-cell>
              <table:table-cell office:value-type="float" office:value="33.0833333333333">
                <text:p>33.0833333333333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67">
                <text:p>67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34.4166666666667">
                <text:p>34.41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4">
                <text:p>74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89">
                <text:p>89</text:p>
              </table:table-cell>
              <table:table-cell office:value-type="float" office:value="57.25">
                <text:p>57.25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89">
                <text:p>89</text:p>
              </table:table-cell>
              <table:table-cell office:value-type="float" office:value="62.0833333333333">
                <text:p>62.0833333333333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81">
                <text:p>81</text:p>
              </table:table-cell>
              <table:table-cell office:value-type="float" office:value="65.75">
                <text:p>65.75</text:p>
              </table:table-cell>
              <table:table-cell office:value-type="float" office:value="42.8333333333333">
                <text:p>42.83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89">
                <text:p>89</text:p>
              </table:table-cell>
              <table:table-cell office:value-type="float" office:value="72.5">
                <text:p>72.5</text:p>
              </table:table-cell>
              <table:table-cell office:value-type="float" office:value="43.4166666666667">
                <text:p>43.4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97">
                <text:p>97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95">
                <text:p>95</text:p>
              </table:table-cell>
              <table:table-cell office:value-type="float" office:value="80.25">
                <text:p>80.25</text:p>
              </table:table-cell>
              <table:table-cell office:value-type="float" office:value="45.8333333333333">
                <text:p>45.8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02">
                <text:p>102</text:p>
              </table:table-cell>
              <table:table-cell office:value-type="float" office:value="83.75">
                <text:p>83.7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11">
                <text:p>111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8">
                <text:p>108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45.0833333333333">
                <text:p>45.08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13">
                <text:p>113</text:p>
              </table:table-cell>
              <table:table-cell office:value-type="float" office:value="94.5">
                <text:p>94.5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05">
                <text:p>105</text:p>
              </table:table-cell>
              <table:table-cell office:value-type="float" office:value="97.0833333333333">
                <text:p>97.0833333333333</text:p>
              </table:table-cell>
              <table:table-cell office:value-type="float" office:value="44.4166666666667">
                <text:p>44.41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05">
                <text:p>105</text:p>
              </table:table-cell>
              <table:table-cell office:value-type="float" office:value="98.4166666666667">
                <text:p>98.4166666666667</text:p>
              </table:table-cell>
              <table:table-cell office:value-type="float" office:value="41.1666666666667">
                <text:p>41.16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02">
                <text:p>102</text:p>
              </table:table-cell>
              <table:table-cell office:value-type="float" office:value="99.5">
                <text:p>99.5</text:p>
              </table:table-cell>
              <table:table-cell office:value-type="float" office:value="37.4166666666667">
                <text:p>37.4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06">
                <text:p>106</text:p>
              </table:table-cell>
              <table:table-cell office:value-type="float" office:value="101.583333333333">
                <text:p>101.583333333333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12">
                <text:p>112</text:p>
              </table:table-cell>
              <table:table-cell office:value-type="float" office:value="103.75">
                <text:p>103.7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02">
                <text:p>102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7">
                <text:p>107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93">
                <text:p>93</text:p>
              </table:table-cell>
              <table:table-cell office:value-type="float" office:value="105.5">
                <text:p>105.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87">
                <text:p>87</text:p>
              </table:table-cell>
              <table:table-cell office:value-type="float" office:value="104.25">
                <text:p>104.2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09">
                <text:p>109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4">
                <text:p>114</text:p>
              </table:table-cell>
              <table:table-cell office:value-type="float" office:value="104.083333333333">
                <text:p>104.083333333333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03">
                <text:p>103</text:p>
              </table:table-cell>
              <table:table-cell office:value-type="float" office:value="103.916666666667">
                <text:p>103.916666666667</text:p>
              </table:table-cell>
              <table:table-cell office:value-type="float" office:value="6.83333333333334">
                <text:p>6.83333333333334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92">
                <text:p>92</text:p>
              </table:table-cell>
              <table:table-cell office:value-type="float" office:value="102.833333333333">
                <text:p>102.833333333333</text:p>
              </table:table-cell>
              <table:table-cell office:value-type="float" office:value="4.41666666666666">
                <text:p>4.41666666666666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5">
                <text:p>95</text:p>
              </table:table-cell>
              <table:table-cell office:value-type="float" office:value="102.25">
                <text:p>102.2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3">
                <text:p>93</text:p>
              </table:table-cell>
              <table:table-cell office:value-type="float" office:value="101.166666666667">
                <text:p>101.166666666667</text:p>
              </table:table-cell>
              <table:table-cell office:value-type="float" office:value="-0.416666666666657">
                <text:p>-0.41666666666665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99">
                <text:p>99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93">
                <text:p>9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07">
                <text:p>107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-6.33333333333334">
                <text:p>-6.33333333333334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98">
                <text:p>98</text:p>
              </table:table-cell>
              <table:table-cell office:value-type="float" office:value="99.75">
                <text:p>99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10">
                <text:p>110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0">
                <text:p>110</text:p>
              </table:table-cell>
              <table:table-cell office:value-type="float" office:value="101.75">
                <text:p>101.75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5">
                <text:p>95</text:p>
              </table:table-cell>
              <table:table-cell office:value-type="float" office:value="100.75">
                <text:p>100.7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06">
                <text:p>106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-4.91666666666667">
                <text:p>-4.91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4">
                <text:p>84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80">
                <text:p>80</text:p>
              </table:table-cell>
              <table:table-cell office:value-type="float" office:value="97.0833333333333">
                <text:p>97.0833333333333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5">
                <text:p>9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94">
                <text:p>94</text:p>
              </table:table-cell>
              <table:table-cell office:value-type="float" office:value="95.75">
                <text:p>95.75</text:p>
              </table:table-cell>
              <table:table-cell office:value-type="float" office:value="-3.58333333333333">
                <text:p>-3.58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93">
                <text:p>93</text:p>
              </table:table-cell>
              <table:table-cell office:value-type="float" office:value="94.5833333333333">
                <text:p>94.5833333333333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81">
                <text:p>81</text:p>
              </table:table-cell>
              <table:table-cell office:value-type="float" office:value="93.1666666666667">
                <text:p>93.1666666666667</text:p>
              </table:table-cell>
              <table:table-cell office:value-type="float" office:value="-6.58333333333333">
                <text:p>-6.58333333333333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86">
                <text:p>86</text:p>
              </table:table-cell>
              <table:table-cell office:value-type="float" office:value="91.1666666666667">
                <text:p>91.1666666666667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7">
                <text:p>97</text:p>
              </table:table-cell>
              <table:table-cell office:value-type="float" office:value="90.0833333333333">
                <text:p>90.0833333333333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2">
                <text:p>102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-10.0833333333333">
                <text:p>-10.083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90">
                <text:p>90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3">
                <text:p>103</text:p>
              </table:table-cell>
              <table:table-cell office:value-type="float" office:value="90.4166666666667">
                <text:p>90.4166666666667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99">
                <text:p>9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-6.66666666666666">
                <text:p>-6.666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91">
                <text:p>91</text:p>
              </table:table-cell>
              <table:table-cell office:value-type="float" office:value="92.5833333333333">
                <text:p>92.583333333333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83">
                <text:p>83</text:p>
              </table:table-cell>
              <table:table-cell office:value-type="float" office:value="92.8333333333333">
                <text:p>92.8333333333333</text:p>
              </table:table-cell>
              <table:table-cell office:value-type="float" office:value="-3.16666666666667">
                <text:p>-3.16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4">
                <text:p>74</text:p>
              </table:table-cell>
              <table:table-cell office:value-type="float" office:value="91.0833333333333">
                <text:p>91.0833333333333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8">
                <text:p>78</text:p>
              </table:table-cell>
              <table:table-cell office:value-type="float" office:value="89.75">
                <text:p>89.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76">
                <text:p>76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81">
                <text:p>81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-4.83333333333334">
                <text:p>-4.83333333333334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84">
                <text:p>84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93">
                <text:p>93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90">
                <text:p>90</text:p>
              </table:table-cell>
              <table:table-cell office:value-type="float" office:value="86.8333333333333">
                <text:p>86.8333333333333</text:p>
              </table:table-cell>
              <table:table-cell office:value-type="float" office:value="-3.83333333333334">
                <text:p>-3.83333333333334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7">
                <text:p>107</text:p>
              </table:table-cell>
              <table:table-cell office:value-type="float" office:value="88.25">
                <text:p>88.25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89">
                <text:p>89</text:p>
              </table:table-cell>
              <table:table-cell office:value-type="float" office:value="87.0833333333333">
                <text:p>87.0833333333333</text:p>
              </table:table-cell>
              <table:table-cell office:value-type="float" office:value="-3.33333333333334">
                <text:p>-3.33333333333334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92">
                <text:p>92</text:p>
              </table:table-cell>
              <table:table-cell office:value-type="float" office:value="86.5">
                <text:p>86.5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87">
                <text:p>87</text:p>
              </table:table-cell>
              <table:table-cell office:value-type="float" office:value="86.1666666666667">
                <text:p>86.1666666666667</text:p>
              </table:table-cell>
              <table:table-cell office:value-type="float" office:value="-6.41666666666666">
                <text:p>-6.41666666666666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9">
                <text:p>79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80">
                <text:p>80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82">
                <text:p>82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9">
                <text:p>79</text:p>
              </table:table-cell>
              <table:table-cell office:value-type="float" office:value="86.8333333333333">
                <text:p>86.83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9">
                <text:p>79</text:p>
              </table:table-cell>
              <table:table-cell office:value-type="float" office:value="86.4166666666667">
                <text:p>86.416666666666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7">
                <text:p>87</text:p>
              </table:table-cell>
              <table:table-cell office:value-type="float" office:value="85.9166666666667">
                <text:p>85.9166666666667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1">
                <text:p>71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1">
                <text:p>81</text:p>
              </table:table-cell>
              <table:table-cell office:value-type="float" office:value="81.3333333333333">
                <text:p>81.333333333333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1">
                <text:p>81</text:p>
              </table:table-cell>
              <table:table-cell office:value-type="float" office:value="80.4166666666667">
                <text:p>80.4166666666667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81">
                <text:p>81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7">
                <text:p>67</text:p>
              </table:table-cell>
              <table:table-cell office:value-type="float" office:value="78.9166666666667">
                <text:p>78.9166666666667</text:p>
              </table:table-cell>
              <table:table-cell office:value-type="float" office:value="-6.91666666666666">
                <text:p>-6.91666666666666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73">
                <text:p>73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0">
                <text:p>70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-9.33333333333334">
                <text:p>-9.33333333333334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70">
                <text:p>70</text:p>
              </table:table-cell>
              <table:table-cell office:value-type="float" office:value="76.5">
                <text:p>76.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8">
                <text:p>68</text:p>
              </table:table-cell>
              <table:table-cell office:value-type="float" office:value="75.5833333333333">
                <text:p>75.5833333333333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4">
                <text:p>74</text:p>
              </table:table-cell>
              <table:table-cell office:value-type="float" office:value="75.1666666666667">
                <text:p>75.1666666666667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9">
                <text:p>79</text:p>
              </table:table-cell>
              <table:table-cell office:value-type="float" office:value="74.5">
                <text:p>74.5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62">
                <text:p>62</text:p>
              </table:table-cell>
              <table:table-cell office:value-type="float" office:value="73.75">
                <text:p>73.75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3">
                <text:p>63</text:p>
              </table:table-cell>
              <table:table-cell office:value-type="float" office:value="72.4166666666667">
                <text:p>72.4166666666667</text:p>
              </table:table-cell>
              <table:table-cell office:value-type="float" office:value="-9.58333333333333">
                <text:p>-9.58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72">
                <text:p>72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80">
                <text:p>80</text:p>
              </table:table-cell>
              <table:table-cell office:value-type="float" office:value="71.5833333333333">
                <text:p>71.5833333333333</text:p>
              </table:table-cell>
              <table:table-cell office:value-type="float" office:value="-8.83333333333334">
                <text:p>-8.83333333333334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8">
                <text:p>68</text:p>
              </table:table-cell>
              <table:table-cell office:value-type="float" office:value="70.5">
                <text:p>70.5</text:p>
              </table:table-cell>
              <table:table-cell office:value-type="float" office:value="-9.41666666666667">
                <text:p>-9.416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8">
                <text:p>68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-8.33333333333334">
                <text:p>-8.33333333333334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3">
                <text:p>63</text:p>
              </table:table-cell>
              <table:table-cell office:value-type="float" office:value="69.75">
                <text:p>69.75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9">
                <text:p>69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-7.66666666666666">
                <text:p>-7.66666666666666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69">
                <text:p>69</text:p>
              </table:table-cell>
              <table:table-cell office:value-type="float" office:value="69.5833333333333">
                <text:p>69.5833333333333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72">
                <text:p>72</text:p>
              </table:table-cell>
              <table:table-cell office:value-type="float" office:value="69.9166666666667">
                <text:p>69.9166666666667</text:p>
              </table:table-cell>
              <table:table-cell office:value-type="float" office:value="-5.66666666666666">
                <text:p>-5.6666666666666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59">
                <text:p>59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80">
                <text:p>80</text:p>
              </table:table-cell>
              <table:table-cell office:value-type="float" office:value="68.75">
                <text:p>68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3">
                <text:p>73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1">
                <text:p>71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-2.08333333333334">
                <text:p>-2.083333333333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4">
                <text:p>74</text:p>
              </table:table-cell>
              <table:table-cell office:value-type="float" office:value="70.5">
                <text:p>70.5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0">
                <text:p>60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9">
                <text:p>59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63">
                <text:p>63</text:p>
              </table:table-cell>
              <table:table-cell office:value-type="float" office:value="68.5">
                <text:p>68.5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9">
                <text:p>59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7">
                <text:p>57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5">
                <text:p>65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2">
                <text:p>72</text:p>
              </table:table-cell>
              <table:table-cell office:value-type="float" office:value="66.25">
                <text:p>66.2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6">
                <text:p>66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7">
                <text:p>77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-4.16666666666666">
                <text:p>-4.1666666666666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1">
                <text:p>71</text:p>
              </table:table-cell>
              <table:table-cell office:value-type="float" office:value="65.9166666666667">
                <text:p>65.9166666666667</text:p>
              </table:table-cell>
              <table:table-cell office:value-type="float" office:value="-4.58333333333333">
                <text:p>-4.583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9">
                <text:p>69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-3.16666666666666">
                <text:p>-3.16666666666666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73">
                <text:p>73</text:p>
              </table:table-cell>
              <table:table-cell office:value-type="float" office:value="67.25">
                <text:p>67.25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62">
                <text:p>62</text:p>
              </table:table-cell>
              <table:table-cell office:value-type="float" office:value="67.5">
                <text:p>67.5</text:p>
              </table:table-cell>
              <table:table-cell office:value-type="float" office:value="-0.416666666666671">
                <text:p>-0.416666666666671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9">
                <text:p>69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2">
                <text:p>72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-0.833333333333329">
                <text:p>-0.833333333333329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8">
                <text:p>78</text:p>
              </table:table-cell>
              <table:table-cell office:value-type="float" office:value="69.25">
                <text:p>69.25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5">
                <text:p>75</text:p>
              </table:table-cell>
              <table:table-cell office:value-type="float" office:value="70.75">
                <text:p>70.7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9">
                <text:p>79</text:p>
              </table:table-cell>
              <table:table-cell office:value-type="float" office:value="71.9166666666667">
                <text:p>71.91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4">
                <text:p>74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8">
                <text:p>78</text:p>
              </table:table-cell>
              <table:table-cell office:value-type="float" office:value="73.75">
                <text:p>73.75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7">
                <text:p>77</text:p>
              </table:table-cell>
              <table:table-cell office:value-type="float" office:value="74.25">
                <text:p>74.2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77">
                <text:p>77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7">
                <text:p>67</text:p>
              </table:table-cell>
              <table:table-cell office:value-type="float" office:value="74.4166666666667">
                <text:p>74.41666666666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73">
                <text:p>73</text:p>
              </table:table-cell>
              <table:table-cell office:value-type="float" office:value="75.3333333333333">
                <text:p>75.333333333333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8">
                <text:p>78</text:p>
              </table:table-cell>
              <table:table-cell office:value-type="float" office:value="76.0833333333333">
                <text:p>76.0833333333333</text:p>
              </table:table-cell>
              <table:table-cell office:value-type="float" office:value="9.16666666666666">
                <text:p>9.16666666666666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75">
                <text:p>75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8.66666666666666">
                <text:p>8.66666666666666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81">
                <text:p>81</text:p>
              </table:table-cell>
              <table:table-cell office:value-type="float" office:value="76.5833333333333">
                <text:p>76.58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67">
                <text:p>67</text:p>
              </table:table-cell>
              <table:table-cell office:value-type="float" office:value="75.9166666666667">
                <text:p>75.9166666666667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67">
                <text:p>67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78">
                <text:p>78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68">
                <text:p>68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0.166666666666657">
                <text:p>0.166666666666657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73">
                <text:p>73</text:p>
              </table:table-cell>
              <table:table-cell office:value-type="float" office:value="73.4166666666667">
                <text:p>73.4166666666667</text:p>
              </table:table-cell>
              <table:table-cell office:value-type="float" office:value="-0.333333333333329">
                <text:p>-0.333333333333329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69">
                <text:p>69</text:p>
              </table:table-cell>
              <table:table-cell office:value-type="float" office:value="72.75">
                <text:p>72.7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69">
                <text:p>69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68">
                <text:p>68</text:p>
              </table:table-cell>
              <table:table-cell office:value-type="float" office:value="72.1666666666667">
                <text:p>72.1666666666667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64">
                <text:p>64</text:p>
              </table:table-cell>
              <table:table-cell office:value-type="float" office:value="71.4166666666667">
                <text:p>71.4166666666667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69">
                <text:p>69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-5.41666666666666">
                <text:p>-5.41666666666666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70">
                <text:p>70</text:p>
              </table:table-cell>
              <table:table-cell office:value-type="float" office:value="70.25">
                <text:p>70.25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79">
                <text:p>79</text:p>
              </table:table-cell>
              <table:table-cell office:value-type="float" office:value="70.0833333333333">
                <text:p>70.083333333333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69">
                <text:p>69</text:p>
              </table:table-cell>
              <table:table-cell office:value-type="float" office:value="70.25">
                <text:p>70.25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69">
                <text:p>69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81">
                <text:p>81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-3.66666666666666">
                <text:p>-3.66666666666666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75">
                <text:p>75</text:p>
              </table:table-cell>
              <table:table-cell office:value-type="float" office:value="71.25">
                <text:p>71.25</text:p>
              </table:table-cell>
              <table:table-cell office:value-type="float" office:value="-2.58333333333333">
                <text:p>-2.58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Norwegian (bokmål) Wikipedia</text:p>
        </chart:title>
        <chart:subtitle svg:x="6.205cm" svg:y="1.301cm" chart:style-name="ch3">
          <text:p>New articles per day</text:p>
        </chart:subtitle>
        <chart:legend chart:legend-position="end" svg:x="12.666cm" svg:y="3.694cm" style:legend-expansion="high" chart:style-name="ch4"/>
        <chart:plot-area chart:style-name="ch5" table:cell-range-address="'New per day'.A1:'New per day'.D171" chart:data-source-has-labels="both" svg:x="1.321cm" svg:y="2.138cm" svg:width="11.025cm" svg:height="5.711cm">
          <chartooo:coordinate-region svg:x="2.271cm" svg:y="2.34cm" svg:width="10.075cm" svg:height="5.307cm"/>
          <chart:axis chart:dimension="x" chart:name="primary-x" chart:style-name="ch6" chartooo:axis-type="auto">
            <chartooo:date-scale/>
            <chart:title svg:x="6.363cm" svg:y="8.029cm" chart:style-name="ch7">
              <text:p>Dates</text:p>
            </chart:title>
            <chart:categories table:cell-range-address="'New per day'.A2:'New per day'.A171"/>
            <chart:grid chart:style-name="ch8" chart:class="major"/>
          </chart:axis>
          <chart:axis chart:dimension="y" chart:name="primary-y" chart:style-name="ch9">
            <chart:title svg:x="0.451cm" svg:y="5.569cm" chart:style-name="ch10">
              <text:p>Articles</text:p>
            </chart:title>
            <chart:grid chart:style-name="ch8" chart:class="major"/>
          </chart:axis>
          <chart:series chart:style-name="ch11" chart:values-cell-range-address="'New per day'.B2:'New per day'.B171" chart:label-cell-address="'New per day'.B1:'New per day'.B1" chart:class="chart:line">
            <chart:data-point chart:repeated="170"/>
          </chart:series>
          <chart:series chart:style-name="ch12" chart:values-cell-range-address="'New per day'.C2:'New per day'.C171" chart:label-cell-address="'New per day'.C1:'New per day'.C1" chart:class="chart:line">
            <chart:data-point chart:repeated="170"/>
          </chart:series>
          <chart:series chart:style-name="ch13" chart:values-cell-range-address="'New per day'.D2:'New per day'.D171" chart:label-cell-address="'New per day'.D1:'New per day'.D1" chart:class="chart:line">
            <chart:data-point chart:repeated="1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per day</text:p>
                <draw:g>
                  <svg:desc>'New per day'.B1:'New per day'.B1</svg:desc>
                </draw:g>
              </table:table-cell>
              <table:table-cell office:value-type="string">
                <text:p>Mean</text:p>
                <draw:g>
                  <svg:desc>'New per day'.C1:'New per day'.C1</svg:desc>
                </draw:g>
              </table:table-cell>
              <table:table-cell office:value-type="string">
                <text:p>Diff</text:p>
                <draw:g>
                  <svg:desc>'New per day'.D1:'New per day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87</text:p>
                <draw:g>
                  <svg:desc>'New per day'.A2:'New per day'.A171</svg:desc>
                </draw:g>
              </table:table-cell>
              <table:table-cell office:value-type="float" office:value="15">
                <text:p>15</text:p>
                <draw:g>
                  <svg:desc>'New per day'.B2:'New per day'.B171</svg:desc>
                </draw:g>
              </table:table-cell>
              <table:table-cell office:value-type="float" office:value="NaN">
                <text:p>NaN</text:p>
                <draw:g>
                  <svg:desc>'New per day'.C2:'New per day'.C171</svg:desc>
                </draw:g>
              </table:table-cell>
              <table:table-cell office:value-type="float" office:value="NaN">
                <text:p>NaN</text:p>
                <draw:g>
                  <svg:desc>'New per day'.D2:'New per day'.D171</svg:desc>
                </draw:g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70">
                <text:p>70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4">
                <text:p>54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82">
                <text:p>82</text:p>
              </table:table-cell>
              <table:table-cell office:value-type="float" office:value="48.75">
                <text:p>4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89">
                <text:p>89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91">
                <text:p>91</text:p>
              </table:table-cell>
              <table:table-cell office:value-type="float" office:value="58.75">
                <text:p>5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92">
                <text:p>92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70">
                <text:p>70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87">
                <text:p>87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98">
                <text:p>98</text:p>
              </table:table-cell>
              <table:table-cell office:value-type="float" office:value="76.9166666666667">
                <text:p>76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14">
                <text:p>114</text:p>
              </table:table-cell>
              <table:table-cell office:value-type="float" office:value="81.5">
                <text:p>8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8">
                <text:p>78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85">
                <text:p>85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47.1666666666667">
                <text:p>47.1666666666667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18">
                <text:p>118</text:p>
              </table:table-cell>
              <table:table-cell office:value-type="float" office:value="88.1666666666667">
                <text:p>88.1666666666667</text:p>
              </table:table-cell>
              <table:table-cell office:value-type="float" office:value="46.5833333333333">
                <text:p>46.5833333333333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05">
                <text:p>105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48.9166666666667">
                <text:p>48.9166666666667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118">
                <text:p>118</text:p>
              </table:table-cell>
              <table:table-cell office:value-type="float" office:value="95.4166666666667">
                <text:p>95.4166666666667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  <table:table-cell office:value-type="float" office:value="43.1666666666667">
                <text:p>43.1666666666667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15">
                <text:p>115</text:p>
              </table:table-cell>
              <table:table-cell office:value-type="float" office:value="99">
                <text:p>99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27">
                <text:p>127</text:p>
              </table:table-cell>
              <table:table-cell office:value-type="float" office:value="101.916666666667">
                <text:p>101.916666666667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89">
                <text:p>89</text:p>
              </table:table-cell>
              <table:table-cell office:value-type="float" office:value="103.5">
                <text:p>103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31">
                <text:p>131</text:p>
              </table:table-cell>
              <table:table-cell office:value-type="float" office:value="107.75">
                <text:p>107.75</text:p>
              </table:table-cell>
              <table:table-cell office:value-type="float" office:value="30.8333333333333">
                <text:p>30.83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48">
                <text:p>148</text:p>
              </table:table-cell>
              <table:table-cell office:value-type="float" office:value="110.583333333333">
                <text:p>110.583333333333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210">
                <text:p>210</text:p>
              </table:table-cell>
              <table:table-cell office:value-type="float" office:value="121.583333333333">
                <text:p>121.583333333333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39">
                <text:p>139</text:p>
              </table:table-cell>
              <table:table-cell office:value-type="float" office:value="126.083333333333">
                <text:p>126.083333333333</text:p>
              </table:table-cell>
              <table:table-cell office:value-type="float" office:value="41.9166666666667">
                <text:p>41.91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37">
                <text:p>137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69">
                <text:p>169</text:p>
              </table:table-cell>
              <table:table-cell office:value-type="float" office:value="133">
                <text:p>133</text:p>
              </table:table-cell>
              <table:table-cell office:value-type="float" office:value="40.5833333333333">
                <text:p>40.58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63">
                <text:p>163</text:p>
              </table:table-cell>
              <table:table-cell office:value-type="float" office:value="136.75">
                <text:p>136.75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22">
                <text:p>122</text:p>
              </table:table-cell>
              <table:table-cell office:value-type="float" office:value="137.916666666667">
                <text:p>137.916666666667</text:p>
              </table:table-cell>
              <table:table-cell office:value-type="float" office:value="40.9166666666667">
                <text:p>40.91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23">
                <text:p>123</text:p>
              </table:table-cell>
              <table:table-cell office:value-type="float" office:value="138.583333333333">
                <text:p>138.583333333333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13">
                <text:p>113</text:p>
              </table:table-cell>
              <table:table-cell office:value-type="float" office:value="137.416666666667">
                <text:p>137.41666666666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40">
                <text:p>140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50">
                <text:p>250</text:p>
              </table:table-cell>
              <table:table-cell office:value-type="float" office:value="153.75">
                <text:p>153.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62">
                <text:p>162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48.5833333333333">
                <text:p>48.58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5">
                <text:p>105</text:p>
              </table:table-cell>
              <table:table-cell office:value-type="float" office:value="152.75">
                <text:p>152.75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51">
                <text:p>151</text:p>
              </table:table-cell>
              <table:table-cell office:value-type="float" office:value="147.833333333333">
                <text:p>147.83333333333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19">
                <text:p>119</text:p>
              </table:table-cell>
              <table:table-cell office:value-type="float" office:value="146.166666666667">
                <text:p>146.166666666667</text:p>
              </table:table-cell>
              <table:table-cell office:value-type="float" office:value="20.0833333333333">
                <text:p>20.0833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5">
                <text:p>155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42">
                <text:p>142</text:p>
              </table:table-cell>
              <table:table-cell office:value-type="float" office:value="145.25">
                <text:p>145.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45">
                <text:p>145</text:p>
              </table:table-cell>
              <table:table-cell office:value-type="float" office:value="147.166666666667">
                <text:p>147.16666666666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48">
                <text:p>148</text:p>
              </table:table-cell>
              <table:table-cell office:value-type="float" office:value="149.25">
                <text:p>149.25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151.25">
                <text:p>151.25</text:p>
              </table:table-cell>
              <table:table-cell office:value-type="float" office:value="13.8333333333333">
                <text:p>13.83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5">
                <text:p>115</text:p>
              </table:table-cell>
              <table:table-cell office:value-type="float" office:value="149.166666666667">
                <text:p>149.1666666666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00">
                <text:p>100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-17.0833333333333">
                <text:p>-17.08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36">
                <text:p>136</text:p>
              </table:table-cell>
              <table:table-cell office:value-type="float" office:value="134.5">
                <text:p>134.5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22">
                <text:p>222</text:p>
              </table:table-cell>
              <table:table-cell office:value-type="float" office:value="144.25">
                <text:p>144.2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59">
                <text:p>259</text:p>
              </table:table-cell>
              <table:table-cell office:value-type="float" office:value="153.25">
                <text:p>153.25</text:p>
              </table:table-cell>
              <table:table-cell office:value-type="float" office:value="5.41666666666666">
                <text:p>5.41666666666666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71">
                <text:p>171</text:p>
              </table:table-cell>
              <table:table-cell office:value-type="float" office:value="157.583333333333">
                <text:p>157.583333333333</text:p>
              </table:table-cell>
              <table:table-cell office:value-type="float" office:value="11.4166666666667">
                <text:p>11.4166666666667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7">
                <text:p>117</text:p>
              </table:table-cell>
              <table:table-cell office:value-type="float" office:value="154.416666666667">
                <text:p>154.416666666667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08">
                <text:p>108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98">
                <text:p>98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1.08333333333334">
                <text:p>1.08333333333334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07">
                <text:p>107</text:p>
              </table:table-cell>
              <table:table-cell office:value-type="float" office:value="143.166666666667">
                <text:p>143.1666666666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87">
                <text:p>87</text:p>
              </table:table-cell>
              <table:table-cell office:value-type="float" office:value="138.083333333333">
                <text:p>138.083333333333</text:p>
              </table:table-cell>
              <table:table-cell office:value-type="float" office:value="-11.1666666666667">
                <text:p>-11.16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83">
                <text:p>83</text:p>
              </table:table-cell>
              <table:table-cell office:value-type="float" office:value="133.583333333333">
                <text:p>133.583333333333</text:p>
              </table:table-cell>
              <table:table-cell office:value-type="float" office:value="-17.6666666666667">
                <text:p>-17.66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75">
                <text:p>75</text:p>
              </table:table-cell>
              <table:table-cell office:value-type="float" office:value="130.25">
                <text:p>130.25</text:p>
              </table:table-cell>
              <table:table-cell office:value-type="float" office:value="-18.9166666666667">
                <text:p>-18.91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05">
                <text:p>105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15">
                <text:p>115</text:p>
              </table:table-cell>
              <table:table-cell office:value-type="float" office:value="128.916666666667">
                <text:p>128.916666666667</text:p>
              </table:table-cell>
              <table:table-cell office:value-type="float" office:value="-5.58333333333334">
                <text:p>-5.58333333333334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25">
                <text:p>125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33">
                <text:p>133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-42.9166666666667">
                <text:p>-42.91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33">
                <text:p>133</text:p>
              </table:table-cell>
              <table:table-cell office:value-type="float" office:value="107.166666666667">
                <text:p>107.166666666667</text:p>
              </table:table-cell>
              <table:table-cell office:value-type="float" office:value="-50.4166666666667">
                <text:p>-50.41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25">
                <text:p>125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-46.5833333333333">
                <text:p>-46.5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5">
                <text:p>135</text:p>
              </table:table-cell>
              <table:table-cell office:value-type="float" office:value="110.083333333333">
                <text:p>110.083333333333</text:p>
              </table:table-cell>
              <table:table-cell office:value-type="float" office:value="-39.9166666666667">
                <text:p>-39.916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28">
                <text:p>128</text:p>
              </table:table-cell>
              <table:table-cell office:value-type="float" office:value="112.583333333333">
                <text:p>112.583333333333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08">
                <text:p>108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6">
                <text:p>126</text:p>
              </table:table-cell>
              <table:table-cell office:value-type="float" office:value="120.583333333333">
                <text:p>120.58333333333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3">
                <text:p>133</text:p>
              </table:table-cell>
              <table:table-cell office:value-type="float" office:value="125.416666666667">
                <text:p>125.416666666667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15">
                <text:p>115</text:p>
              </table:table-cell>
              <table:table-cell office:value-type="float" office:value="126.25">
                <text:p>126.25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06">
                <text:p>106</text:p>
              </table:table-cell>
              <table:table-cell office:value-type="float" office:value="125.5">
                <text:p>125.5</text:p>
              </table:table-cell>
              <table:table-cell office:value-type="float" office:value="-3.41666666666666">
                <text:p>-3.41666666666666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13">
                <text:p>113</text:p>
              </table:table-cell>
              <table:table-cell office:value-type="float" office:value="124.5">
                <text:p>124.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11">
                <text:p>111</text:p>
              </table:table-cell>
              <table:table-cell office:value-type="float" office:value="122.666666666667">
                <text:p>122.666666666667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97">
                <text:p>97</text:p>
              </table:table-cell>
              <table:table-cell office:value-type="float" office:value="119.666666666667">
                <text:p>119.66666666666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24">
                <text:p>124</text:p>
              </table:table-cell>
              <table:table-cell office:value-type="float" office:value="119.583333333333">
                <text:p>119.583333333333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24">
                <text:p>124</text:p>
              </table:table-cell>
              <table:table-cell office:value-type="float" office:value="118.666666666667">
                <text:p>118.666666666667</text:p>
              </table:table-cell>
              <table:table-cell office:value-type="float" office:value="8.58333333333334">
                <text:p>8.58333333333334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09">
                <text:p>109</text:p>
              </table:table-cell>
              <table:table-cell office:value-type="float" office:value="117.083333333333">
                <text:p>117.08333333333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01">
                <text:p>101</text:p>
              </table:table-cell>
              <table:table-cell office:value-type="float" office:value="116.5">
                <text:p>116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23">
                <text:p>123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08">
                <text:p>108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-6.91666666666666">
                <text:p>-6.91666666666666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88">
                <text:p>88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85">
                <text:p>85</text:p>
              </table:table-cell>
              <table:table-cell office:value-type="float" office:value="107.416666666667">
                <text:p>107.416666666667</text:p>
              </table:table-cell>
              <table:table-cell office:value-type="float" office:value="-18.8333333333333">
                <text:p>-18.8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5">
                <text:p>75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3">
                <text:p>83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-22.1666666666667">
                <text:p>-22.16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85">
                <text:p>85</text:p>
              </table:table-cell>
              <table:table-cell office:value-type="float" office:value="100.166666666667">
                <text:p>100.166666666667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96">
                <text:p>96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06">
                <text:p>106</text:p>
              </table:table-cell>
              <table:table-cell office:value-type="float" office:value="98.5833333333333">
                <text:p>98.583333333333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4">
                <text:p>84</text:p>
              </table:table-cell>
              <table:table-cell office:value-type="float" office:value="95.25">
                <text:p>95.25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75">
                <text:p>75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-24.6666666666667">
                <text:p>-24.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-28.1666666666667">
                <text:p>-28.1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00">
                <text:p>100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-27.3333333333333">
                <text:p>-27.3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70">
                <text:p>70</text:p>
              </table:table-cell>
              <table:table-cell office:value-type="float" office:value="84.8333333333333">
                <text:p>84.8333333333333</text:p>
              </table:table-cell>
              <table:table-cell office:value-type="float" office:value="-25.0833333333333">
                <text:p>-25.08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66">
                <text:p>66</text:p>
              </table:table-cell>
              <table:table-cell office:value-type="float" office:value="83.25">
                <text:p>83.25</text:p>
              </table:table-cell>
              <table:table-cell office:value-type="float" office:value="-24.1666666666667">
                <text:p>-24.16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0">
                <text:p>70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74">
                <text:p>74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3">
                <text:p>63</text:p>
              </table:table-cell>
              <table:table-cell office:value-type="float" office:value="80.25">
                <text:p>80.25</text:p>
              </table:table-cell>
              <table:table-cell office:value-type="float" office:value="-19.9166666666667">
                <text:p>-19.91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77">
                <text:p>77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-22.5833333333333">
                <text:p>-22.58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1">
                <text:p>51</text:p>
              </table:table-cell>
              <table:table-cell office:value-type="float" office:value="73.25">
                <text:p>73.2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-18.4166666666667">
                <text:p>-18.41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3">
                <text:p>53</text:p>
              </table:table-cell>
              <table:table-cell office:value-type="float" office:value="71.4166666666667">
                <text:p>71.4166666666667</text:p>
              </table:table-cell>
              <table:table-cell office:value-type="float" office:value="-19.5833333333333">
                <text:p>-19.58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66">
                <text:p>66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-16.3333333333333">
                <text:p>-16.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85">
                <text:p>85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-16.9166666666667">
                <text:p>-16.91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9">
                <text:p>69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3">
                <text:p>63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-12.4166666666667">
                <text:p>-12.416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5">
                <text:p>55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-13.25">
                <text:p>-13.2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62">
                <text:p>62</text:p>
              </table:table-cell>
              <table:table-cell office:value-type="float" office:value="68.75">
                <text:p>68.75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66">
                <text:p>166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-0.333333333333329">
                <text:p>-0.333333333333329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94">
                <text:p>94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79.75">
                <text:p>79.7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2">
                <text:p>52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7.91666666666666">
                <text:p>7.91666666666666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2">
                <text:p>62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59">
                <text:p>59</text:p>
              </table:table-cell>
              <table:table-cell office:value-type="float" office:value="75.8333333333333">
                <text:p>75.833333333333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51">
                <text:p>51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86">
                <text:p>86</text:p>
              </table:table-cell>
              <table:table-cell office:value-type="float" office:value="74.8333333333333">
                <text:p>74.8333333333333</text:p>
              </table:table-cell>
              <table:table-cell office:value-type="float" office:value="4.41666666666666">
                <text:p>4.41666666666666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54">
                <text:p>54</text:p>
              </table:table-cell>
              <table:table-cell office:value-type="float" office:value="74.75">
                <text:p>74.75</text:p>
              </table:table-cell>
              <table:table-cell office:value-type="float" office:value="5.91666666666667">
                <text:p>5.91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52">
                <text:p>52</text:p>
              </table:table-cell>
              <table:table-cell office:value-type="float" office:value="73.9166666666667">
                <text:p>73.9166666666667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60">
                <text:p>60</text:p>
              </table:table-cell>
              <table:table-cell office:value-type="float" office:value="73.25">
                <text:p>73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60">
                <text:p>60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8">
                <text:p>78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-19.1666666666667">
                <text:p>-19.166666666666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1">
                <text:p>51</text:p>
              </table:table-cell>
              <table:table-cell office:value-type="float" office:value="60.5833333333333">
                <text:p>60.5833333333333</text:p>
              </table:table-cell>
              <table:table-cell office:value-type="float" office:value="-19.1666666666667">
                <text:p>-19.1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63">
                <text:p>63</text:p>
              </table:table-cell>
              <table:table-cell office:value-type="float" office:value="61.5">
                <text:p>61.5</text:p>
              </table:table-cell>
              <table:table-cell office:value-type="float" office:value="-17.0833333333333">
                <text:p>-17.08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53">
                <text:p>53</text:p>
              </table:table-cell>
              <table:table-cell office:value-type="float" office:value="60.75">
                <text:p>60.75</text:p>
              </table:table-cell>
              <table:table-cell office:value-type="float" office:value="-15.9166666666667">
                <text:p>-15.91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56">
                <text:p>56</text:p>
              </table:table-cell>
              <table:table-cell office:value-type="float" office:value="60.5">
                <text:p>60.5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67">
                <text:p>67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02">
                <text:p>102</text:p>
              </table:table-cell>
              <table:table-cell office:value-type="float" office:value="63.1666666666667">
                <text:p>63.1666666666667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8">
                <text:p>68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8">
                <text:p>78</text:p>
              </table:table-cell>
              <table:table-cell office:value-type="float" office:value="66.5">
                <text:p>66.5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17">
                <text:p>117</text:p>
              </table:table-cell>
              <table:table-cell office:value-type="float" office:value="71.25">
                <text:p>71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4">
                <text:p>74</text:p>
              </table:table-cell>
              <table:table-cell office:value-type="float" office:value="72.4166666666667">
                <text:p>72.4166666666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7">
                <text:p>67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93">
                <text:p>93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13.4166666666667">
                <text:p>13.416666666666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52">
                <text:p>52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64">
                <text:p>64</text:p>
              </table:table-cell>
              <table:table-cell office:value-type="float" office:value="74.25">
                <text:p>74.2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68">
                <text:p>68</text:p>
              </table:table-cell>
              <table:table-cell office:value-type="float" office:value="75.5">
                <text:p>75.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6">
                <text:p>56</text:p>
              </table:table-cell>
              <table:table-cell office:value-type="float" office:value="75.5">
                <text:p>75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5">
                <text:p>75</text:p>
              </table:table-cell>
              <table:table-cell office:value-type="float" office:value="76.1666666666667">
                <text:p>76.1666666666667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10">
                <text:p>11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13">
                <text:p>113</text:p>
              </table:table-cell>
              <table:table-cell office:value-type="float" office:value="80.5833333333333">
                <text:p>80.583333333333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45">
                <text:p>145</text:p>
              </table:table-cell>
              <table:table-cell office:value-type="float" office:value="86.1666666666667">
                <text:p>86.1666666666667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81">
                <text:p>81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11.9166666666667">
                <text:p>11.916666666666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56">
                <text:p>56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64">
                <text:p>64</text:p>
              </table:table-cell>
              <table:table-cell office:value-type="float" office:value="81.4166666666667">
                <text:p>81.4166666666667</text:p>
              </table:table-cell>
              <table:table-cell office:value-type="float" office:value="8.58333333333334">
                <text:p>8.58333333333334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63">
                <text:p>63</text:p>
              </table:table-cell>
              <table:table-cell office:value-type="float" office:value="78.9166666666667">
                <text:p>78.9166666666667</text:p>
              </table:table-cell>
              <table:table-cell office:value-type="float" office:value="4.83333333333334">
                <text:p>4.83333333333334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64">
                <text:p>64</text:p>
              </table:table-cell>
              <table:table-cell office:value-type="float" office:value="79.9166666666667">
                <text:p>79.916666666666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84">
                <text:p>84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64">
                <text:p>64</text:p>
              </table:table-cell>
              <table:table-cell office:value-type="float" office:value="81.25">
                <text:p>81.2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52">
                <text:p>52</text:p>
              </table:table-cell>
              <table:table-cell office:value-type="float" office:value="80.9166666666667">
                <text:p>80.9166666666667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55">
                <text:p>55</text:p>
              </table:table-cell>
              <table:table-cell office:value-type="float" office:value="79.25">
                <text:p>79.25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53">
                <text:p>53</text:p>
              </table:table-cell>
              <table:table-cell office:value-type="float" office:value="74.5">
                <text:p>74.5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64">
                <text:p>64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58">
                <text:p>58</text:p>
              </table:table-cell>
              <table:table-cell office:value-type="float" office:value="63.1666666666667">
                <text:p>63.166666666666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44">
                <text:p>44</text:p>
              </table:table-cell>
              <table:table-cell office:value-type="float" office:value="60.0833333333333">
                <text:p>60.0833333333333</text:p>
              </table:table-cell>
              <table:table-cell office:value-type="float" office:value="-23.0833333333333">
                <text:p>-23.083333333333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57">
                <text:p>57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8">
                <text:p>48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-22.5833333333333">
                <text:p>-22.5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